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Pictures/10000201000000220000002F0DAF0711C2F25E6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oman" style:font-family-generic="swiss" style:font-pitch="variable" style:font-charset="x-symbol"/>
    <style:font-face style:name="Tahoma2" svg:font-family="Tahoma"/>
    <style:font-face style:name="Bitstream Vera Sans6" svg:font-family="'Bitstream Vera Sans'" style:font-adornments="Oblique" style:font-family-generic="swiss"/>
    <style:font-face style:name="Bitstream Vera Sans7" svg:font-family="'Bitstream Vera Sans'"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pitch="variable"/>
    <style:font-face style:name="Lucida Sans" svg:font-family="'Lucida Sans'" style:font-pitch="variable"/>
    <style:font-face style:name="Lucida Sans Unicode1" svg:font-family="'Lucida Sans Unicode'" style:font-pitch="variable"/>
    <style:font-face style:name="MS Gothic" svg:font-family="'MS Gothic'" style:font-pitch="variable"/>
    <style:font-face style:name="OpenSymbol4"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3pt" style:font-size-asian="4pt" style:font-size-complex="4pt"/>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4"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356124"/>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2e6cc3"/>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shadow="none">
        <style:tab-stops/>
      </style:paragraph-properties>
      <style:text-properties officeooo:paragraph-rsid="00bf2d30"/>
    </style:style>
    <style:style style:name="P2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shadow="none">
        <style:tab-stops/>
      </style:paragraph-properties>
      <style:text-properties officeooo:paragraph-rsid="00c6b55a"/>
    </style:style>
    <style:style style:name="P29" style:family="paragraph" style:parent-style-name="_5f_Paragraphe_20_livret_20_"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shadow="none">
        <style:tab-stops/>
      </style:paragraph-properties>
      <style:text-properties style:font-name="Bitstream Vera Sans1" officeooo:paragraph-rsid="00bf2d30"/>
    </style:style>
    <style:style style:name="P30" style:family="paragraph" style:parent-style-name="_5f_Paragraphe_20_livret_20_"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shadow="none">
        <style:tab-stops/>
      </style:paragraph-properties>
      <style:text-properties fo:color="#000000" loext:opacity="100%" style:font-name="Bitstream Vera Sans1" fo:font-size="10pt" fo:font-style="normal" fo:font-weight="normal" officeooo:paragraph-rsid="00bf2d30"/>
    </style:style>
    <style:style style:name="P31" style:family="paragraph" style:parent-style-name="_5f_Paragraphe_20_livret_20_"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reak-before="column" fo:background-color="transparent" style:shadow="none">
        <style:tab-stops/>
      </style:paragraph-properties>
      <style:text-properties style:font-name="Bitstream Vera Sans1" officeooo:paragraph-rsid="00bf2d30"/>
    </style:style>
    <style:style style:name="P32" style:family="paragraph" style:parent-style-name="_5f_Paragraphe_20_livret_20_"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reak-before="column" fo:background-color="transparent" style:shadow="none">
        <style:tab-stops/>
      </style:paragraph-properties>
      <style:text-properties fo:color="#000000" loext:opacity="100%" style:font-name="Bitstream Vera Sans1" fo:font-size="10pt" fo:font-style="normal" fo:font-weight="normal" officeooo:paragraph-rsid="00bf2d30"/>
    </style:style>
    <style:style style:name="P33"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34" style:family="paragraph" style:parent-style-name="_5f_Paragraphe_20_livret_20_">
      <style:paragraph-properties fo:margin-top="0cm" fo:margin-bottom="0cm" style:contextual-spacing="false"/>
      <style:text-properties officeooo:paragraph-rsid="00bf2d30"/>
    </style:style>
    <style:style style:name="P35" style:family="paragraph" style:parent-style-name="_5f_Paragraphe_20_livret_20_réponse_20_élève">
      <style:paragraph-properties fo:margin-top="0cm" fo:margin-bottom="0cm" style:contextual-spacing="false" fo:line-height="115%" fo:text-align="start" style:justify-single-word="false">
        <style:tab-stops>
          <style:tab-stop style:position="2.3cm"/>
          <style:tab-stop style:position="4.701cm"/>
          <style:tab-stop style:position="6.699cm"/>
        </style:tab-stops>
      </style:paragraph-properties>
      <style:text-properties fo:color="#b3b3b3" loext:opacity="100%" style:font-name="Bitstream Vera Sans2" fo:font-size="10pt" officeooo:paragraph-rsid="00c9f3ea"/>
    </style:style>
    <style:style style:name="P36" style:family="paragraph" style:parent-style-name="_5f_Paragraphe_20_livret_20_réponse_20_élève">
      <style:paragraph-properties fo:margin-top="0cm" fo:margin-bottom="0cm" style:contextual-spacing="false" fo:line-height="115%" fo:text-align="start" style:justify-single-word="false">
        <style:tab-stops>
          <style:tab-stop style:position="2.3cm"/>
          <style:tab-stop style:position="4.701cm"/>
          <style:tab-stop style:position="6.699cm"/>
        </style:tab-stops>
      </style:paragraph-properties>
      <style:text-properties fo:color="#b3b3b3" loext:opacity="100%" style:font-name="Bitstream Vera Sans2" fo:font-size="10pt" officeooo:paragraph-rsid="00caa2f6"/>
    </style:style>
    <style:style style:name="P37" style:family="paragraph" style:parent-style-name="_5f_Paragraphe_20_livret_20_réponse_20_élève">
      <style:paragraph-properties fo:margin-top="0cm" fo:margin-bottom="0cm" style:contextual-spacing="false" fo:line-height="115%">
        <style:tab-stops>
          <style:tab-stop style:position="2.48cm"/>
          <style:tab-stop style:position="4.994cm"/>
          <style:tab-stop style:position="7.045cm"/>
          <style:tab-stop style:position="9.2cm" style:type="right" style:leader-style="dotted" style:leader-text="."/>
        </style:tab-stops>
      </style:paragraph-properties>
      <style:text-properties fo:color="#b3b3b3" loext:opacity="100%" style:font-name="Bitstream Vera Sans2" fo:font-size="10pt" officeooo:paragraph-rsid="00c7bdc6"/>
    </style:style>
    <style:style style:name="P38" style:family="paragraph" style:parent-style-name="_5f_Paragraphe_20_livret_20_réponse_20_élève">
      <style:paragraph-properties fo:margin-top="0cm" fo:margin-bottom="0cm" style:contextual-spacing="false" fo:line-height="115%">
        <style:tab-stops>
          <style:tab-stop style:position="2.48cm"/>
          <style:tab-stop style:position="4.994cm"/>
          <style:tab-stop style:position="7.045cm"/>
          <style:tab-stop style:position="9.2cm" style:type="right" style:leader-style="dotted" style:leader-text="."/>
        </style:tab-stops>
      </style:paragraph-properties>
      <style:text-properties fo:color="#b3b3b3" loext:opacity="100%" style:font-name="Bitstream Vera Sans2" fo:font-size="10pt" officeooo:paragraph-rsid="00caa2f6"/>
    </style:style>
    <style:style style:name="P39" style:family="paragraph" style:parent-style-name="_5f_Paragraphe_20_livret_20_réponse_20_élève">
      <style:paragraph-properties fo:margin-top="0cm" fo:margin-bottom="0cm" style:contextual-spacing="false" fo:line-height="115%">
        <style:tab-stops/>
      </style:paragraph-properties>
      <style:text-properties officeooo:paragraph-rsid="00bf2d30"/>
    </style:style>
    <style:style style:name="P40" style:family="paragraph" style:parent-style-name="_5f_Paragraphe_20_livret_20_">
      <style:paragraph-properties fo:margin-top="0cm" fo:margin-bottom="0.101cm" style:contextual-spacing="false"/>
      <style:text-properties officeooo:paragraph-rsid="00bf2d30"/>
    </style:style>
    <style:style style:name="P41" style:family="paragraph" style:parent-style-name="Standard">
      <style:paragraph-properties fo:margin-top="0cm" fo:margin-bottom="0.101cm" style:contextual-spacing="false"/>
      <style:text-properties officeooo:paragraph-rsid="00c67d48"/>
    </style:style>
    <style:style style:name="P42" style:family="paragraph" style:parent-style-name="_5f_Paragraphe_20_livret_20_">
      <style:text-properties officeooo:paragraph-rsid="00bf2d30"/>
    </style:style>
    <style:style style:name="P43" style:family="paragraph" style:parent-style-name="_5f_Paragraphe_20_livret_20_réponse_20_élève">
      <style:paragraph-properties fo:line-height="100%" fo:text-align="start" style:justify-single-word="false" fo:break-before="column"/>
      <style:text-properties officeooo:paragraph-rsid="00bf2d30"/>
    </style:style>
    <style:style style:name="P44" style:family="paragraph" style:parent-style-name="_5f_Paragraphe_20_livret_20_réponse_20_élève">
      <style:paragraph-properties style:line-height-at-least="0.6cm" fo:text-align="center" style:justify-single-word="false" fo:break-before="column"/>
      <style:text-properties officeooo:paragraph-rsid="00c57d09"/>
    </style:style>
    <style:style style:name="P45" style:family="paragraph" style:parent-style-name="_5f_Paragraphe_20_livret_20_réponse_20_élève">
      <style:paragraph-properties style:line-height-at-least="0.6cm" fo:text-align="center" style:justify-single-word="false" fo:break-before="column"/>
      <style:text-properties officeooo:paragraph-rsid="00c67d48"/>
    </style:style>
    <style:style style:name="P46" style:family="paragraph" style:parent-style-name="_5f_Paragraphe_20_livret_20_">
      <style:paragraph-properties fo:margin-top="0.199cm" fo:margin-bottom="0cm" style:contextual-spacing="false"/>
      <style:text-properties officeooo:paragraph-rsid="00bf2d30"/>
    </style:style>
    <style:style style:name="P47" style:family="paragraph" style:parent-style-name="_5f_Paragraphe_20_livret_20_">
      <style:paragraph-properties fo:margin-top="0cm" fo:margin-bottom="0.199cm" style:contextual-spacing="false" fo:text-align="center" style:justify-single-word="false"/>
      <style:text-properties fo:color="#000000" loext:opacity="100%" officeooo:paragraph-rsid="00bf2d30"/>
    </style:style>
    <style:style style:name="P48" style:family="paragraph" style:parent-style-name="_5f_Paragraphe_20_livret_20_">
      <style:paragraph-properties fo:margin-top="0cm" fo:margin-bottom="0.199cm" style:contextual-spacing="false" fo:text-align="center" style:justify-single-word="false"/>
      <style:text-properties officeooo:paragraph-rsid="00bf2d30"/>
    </style:style>
    <style:style style:name="P49" style:family="paragraph" style:parent-style-name="_5f_Paragraphe_20_livret_20_réponse_20_élève">
      <style:paragraph-properties fo:margin-top="0cm" fo:margin-bottom="0.199cm" style:contextual-spacing="false" fo:line-height="115%">
        <style:tab-stops/>
      </style:paragraph-properties>
      <style:text-properties officeooo:paragraph-rsid="00bf2d30"/>
    </style:style>
    <style:style style:name="P50" style:family="paragraph" style:parent-style-name="_5f_Paragraphe_20_livret_20_réponse_20_élève">
      <style:paragraph-properties fo:line-height="100%" fo:text-align="start" style:justify-single-word="false"/>
      <style:text-properties officeooo:paragraph-rsid="00bf2d30"/>
    </style:style>
    <style:style style:name="P51" style:family="paragraph" style:parent-style-name="_5f_Paragraphe_20_livret_20_réponse_20_élève">
      <style:paragraph-properties style:line-height-at-least="0.801cm" fo:text-align="center" style:justify-single-word="false"/>
      <style:text-properties officeooo:paragraph-rsid="00c57d09"/>
    </style:style>
    <style:style style:name="P52" style:family="paragraph" style:parent-style-name="_5f_Paragraphe_20_livret_20_réponse_20_élève">
      <style:paragraph-properties style:line-height-at-least="0.6cm" fo:text-align="center" style:justify-single-word="false"/>
      <style:text-properties officeooo:paragraph-rsid="00c57d09"/>
    </style:style>
    <style:style style:name="P53" style:family="paragraph" style:parent-style-name="_5f_Paragraphe_20_livret_20_réponse_20_élève">
      <style:paragraph-properties fo:line-height="115%">
        <style:tab-stops/>
      </style:paragraph-properties>
      <style:text-properties officeooo:paragraph-rsid="00bf2d30"/>
    </style:style>
    <style:style style:name="P54" style:family="paragraph" style:parent-style-name="_5f_Paragraphe_20_livret_20_réponse_20_élève" style:master-page-name="">
      <style:paragraph-properties fo:line-height="100%" fo:text-align="start" style:justify-single-word="false" style:page-number="auto"/>
      <style:text-properties officeooo:paragraph-rsid="00bf2d30"/>
    </style:style>
    <style:style style:name="P55" style:family="paragraph" style:parent-style-name="FILET_5f_POINTILLES" style:master-page-name="">
      <style:paragraph-properties style:page-number="auto">
        <style:tab-stops>
          <style:tab-stop style:position="2.302cm"/>
          <style:tab-stop style:position="4.701cm"/>
          <style:tab-stop style:position="6.699cm"/>
        </style:tab-stops>
      </style:paragraph-properties>
      <style:text-properties officeooo:paragraph-rsid="00c7bdc6"/>
    </style:style>
    <style:style style:name="P56" style:family="paragraph" style:parent-style-name="FILET_5f_POINTILLES">
      <style:paragraph-properties fo:line-height="115%"/>
      <style:text-properties officeooo:paragraph-rsid="00c7bdc6"/>
    </style:style>
    <style:style style:name="P57" style:family="paragraph" style:parent-style-name="FILET_5f_POINTILLES">
      <style:paragraph-properties>
        <style:tab-stops>
          <style:tab-stop style:position="2.302cm"/>
          <style:tab-stop style:position="4.697cm"/>
          <style:tab-stop style:position="6.699cm"/>
          <style:tab-stop style:position="9.2cm" style:type="right" style:leader-style="dotted" style:leader-text="."/>
        </style:tab-stops>
      </style:paragraph-properties>
      <style:text-properties officeooo:paragraph-rsid="00c7bdc6"/>
    </style:style>
    <style:style style:name="P58" style:family="paragraph" style:parent-style-name="_5f_Paragraphe_20_livret_20_réponse_20_élève" style:master-page-name="">
      <style:paragraph-properties fo:margin-top="0.3cm" fo:margin-bottom="0.101cm" style:contextual-spacing="false" fo:line-height="100%" style:page-number="auto">
        <style:tab-stops>
          <style:tab-stop style:position="9.5cm" style:type="right" style:leader-style="dotted" style:leader-text="."/>
        </style:tab-stops>
      </style:paragraph-properties>
      <style:text-properties officeooo:paragraph-rsid="00c57d09"/>
    </style:style>
    <style:style style:name="P59" style:family="paragraph" style:parent-style-name="_5f_Paragraphe_20_livret_20_réponse_20_élève">
      <style:paragraph-properties fo:margin-top="0.3cm" fo:margin-bottom="0.101cm" style:contextual-spacing="false" fo:line-height="100%">
        <style:tab-stops>
          <style:tab-stop style:position="9.5cm" style:type="right" style:leader-style="dotted" style:leader-text="."/>
        </style:tab-stops>
      </style:paragraph-properties>
      <style:text-properties officeooo:paragraph-rsid="00c57d09"/>
    </style:style>
    <style:style style:name="P60" style:family="paragraph" style:parent-style-name="_5f_Paragraphe_20_livret_20_">
      <style:paragraph-properties fo:margin-top="0.101cm" fo:margin-bottom="0.3cm" style:contextual-spacing="false"/>
    </style:style>
    <style:style style:name="P61" style:family="paragraph" style:parent-style-name="Exo_5f_Num">
      <style:text-properties officeooo:paragraph-rsid="00bf2d30"/>
    </style:style>
    <style:style style:name="P62" style:family="paragraph" style:parent-style-name="Exo_5f_Num">
      <style:paragraph-properties fo:margin-top="0.9cm" fo:margin-bottom="0.101cm" style:contextual-spacing="false"/>
    </style:style>
    <style:style style:name="P63" style:family="paragraph" style:parent-style-name="Exo_5f_Num">
      <style:paragraph-properties fo:margin-top="0.9cm" fo:margin-bottom="0.101cm" style:contextual-spacing="false"/>
      <style:text-properties officeooo:paragraph-rsid="00bf2d30"/>
    </style:style>
    <style:style style:name="P64" style:family="paragraph" style:parent-style-name="Exo_5f_Num" style:master-page-name="">
      <style:paragraph-properties fo:margin-top="0cm" fo:margin-bottom="0.101cm" style:contextual-spacing="false" style:page-number="auto" fo:break-before="auto" fo:break-after="auto"/>
      <style:text-properties officeooo:paragraph-rsid="00bf2d30"/>
    </style:style>
    <style:style style:name="P65" style:family="paragraph" style:parent-style-name="Exo_5f_Num" style:list-style-name="" style:master-page-name="">
      <style:paragraph-properties fo:margin-top="0cm" fo:margin-bottom="0.101cm" style:contextual-spacing="false" style:page-number="auto" fo:break-before="auto" fo:break-after="auto" fo:keep-with-next="always"/>
      <style:text-properties officeooo:paragraph-rsid="00bf2d30"/>
    </style:style>
    <style:style style:name="P66" style:family="paragraph" style:parent-style-name="Exo_5f_Num" style:list-style-name="">
      <style:paragraph-properties fo:margin-top="0cm" fo:margin-bottom="0.101cm" style:contextual-spacing="false"/>
      <style:text-properties officeooo:paragraph-rsid="00bf2d30"/>
    </style:style>
    <style:style style:name="P67" style:family="paragraph" style:parent-style-name="Exo_5f_Num">
      <style:paragraph-properties fo:margin-top="0cm" fo:margin-bottom="0.101cm" style:contextual-spacing="false"/>
      <style:text-properties officeooo:paragraph-rsid="00bf2d30"/>
    </style:style>
    <style:style style:name="P68" style:family="paragraph" style:parent-style-name="Exo_5f_Num">
      <style:paragraph-properties fo:margin-top="0.499cm" fo:margin-bottom="0.101cm" style:contextual-spacing="false"/>
      <style:text-properties officeooo:paragraph-rsid="00bf2d30"/>
    </style:style>
    <style:style style:name="P69" style:family="paragraph" style:parent-style-name="Exo_5f_Num">
      <style:paragraph-properties fo:margin-top="0.73cm" fo:margin-bottom="0.101cm" style:contextual-spacing="false"/>
      <style:text-properties officeooo:paragraph-rsid="00bf2d30"/>
    </style:style>
    <style:style style:name="P70" style:family="paragraph" style:parent-style-name="FILET_5f_POINTILLES" style:list-style-name="_5f_Numérotation_20_des_20_exercices_20_livrets">
      <style:paragraph-properties fo:line-height="150%"/>
      <style:text-properties officeooo:paragraph-rsid="00c6b55a"/>
    </style:style>
    <style:style style:name="P71" style:family="paragraph" style:parent-style-name="FILET_5f_POINTILLES" style:list-style-name="liste_5f_abc">
      <style:paragraph-properties fo:margin-top="0.049cm" fo:margin-bottom="0cm" style:contextual-spacing="false" style:line-height-at-least="0.801cm">
        <style:tab-stops>
          <style:tab-stop style:position="9.2cm" style:type="right" style:leader-style="dotted" style:leader-text="."/>
        </style:tab-stops>
      </style:paragraph-properties>
      <style:text-properties fo:color="#b3b3b3" loext:opacity="100%" officeooo:paragraph-rsid="00bf2d30"/>
    </style:style>
    <style:style style:name="P72" style:family="paragraph" style:parent-style-name="Standard" style:list-style-name="_5f_Numérotation_20_des_20_exercices_20_livrets">
      <style:paragraph-properties fo:margin-left="0cm" fo:margin-right="0cm" fo:margin-top="0.199cm" fo:margin-bottom="0.199cm" style:contextual-spacing="false" fo:text-indent="0cm" style:auto-text-indent="false"/>
      <style:text-properties officeooo:paragraph-rsid="00c57d09"/>
    </style:style>
    <style:style style:name="P73" style:family="paragraph" style:parent-style-name="Standard" style:list-style-name="_5f_Numérotation_20_des_20_exercices_20_livrets">
      <style:paragraph-properties fo:margin-left="0cm" fo:margin-right="0cm" fo:text-align="center" style:justify-single-word="false" fo:text-indent="0cm" style:auto-text-indent="false"/>
      <style:text-properties officeooo:paragraph-rsid="00c6b55a"/>
    </style:style>
    <style:style style:name="P74" style:family="paragraph" style:parent-style-name="_5f_Paragraphe_20_livret_20_" style:list-style-name="liste_5f_abc">
      <style:text-properties officeooo:paragraph-rsid="00bf2d30"/>
    </style:style>
    <style:style style:name="P75" style:family="paragraph" style:parent-style-name="_5f_Paragraphe_20_livret_20_" style:list-style-name="liste_5f_abc">
      <style:paragraph-properties fo:line-height="100%"/>
      <style:text-properties officeooo:paragraph-rsid="00c6b55a"/>
    </style:style>
    <style:style style:name="P76" style:family="paragraph" style:parent-style-name="_5f_Paragraphe_20_livret_20_" style:list-style-name="_5f_Numérotation_20_des_20_exercices_20_livrets">
      <style:paragraph-properties fo:text-align="start" style:justify-single-word="false"/>
      <style:text-properties officeooo:paragraph-rsid="00bf2d30"/>
    </style:style>
    <style:style style:name="P77" style:family="paragraph" style:parent-style-name="_5f_Paragraphe_20_livret_20_" style:list-style-name="_5f_Numérotation_20_des_20_exercices_20_livrets">
      <style:paragraph-properties fo:margin-left="0cm" fo:margin-right="0cm" fo:margin-top="0.199cm" fo:margin-bottom="0.4cm" style:contextual-spacing="false" fo:text-indent="0cm" style:auto-text-indent="false"/>
      <style:text-properties officeooo:paragraph-rsid="00bf2d30"/>
    </style:style>
    <style:style style:name="P78" style:family="paragraph" style:parent-style-name="_5f_Paragraphe_20_livret_20_" style:list-style-name="_5f_Numérotation_20_des_20_exercices_20_livrets">
      <style:paragraph-properties fo:margin-left="0cm" fo:margin-right="0cm" fo:margin-top="0cm" fo:margin-bottom="0.199cm" style:contextual-spacing="false" fo:text-indent="0cm" style:auto-text-indent="false"/>
      <style:text-properties officeooo:paragraph-rsid="00bf2d30"/>
    </style:style>
    <style:style style:name="P79" style:family="paragraph" style:parent-style-name="_5f_Paragraphe_20_livret_20_" style:list-style-name="_5f_Numérotation_20_des_20_exercices_20_livrets" style:master-page-name="">
      <loext:graphic-properties draw:fill="none"/>
      <style:paragraph-properties fo:margin-left="0cm" fo:margin-right="0cm" fo:margin-top="0.101cm" fo:margin-bottom="0.101cm" style:contextual-spacing="false" fo:text-align="justify" style:justify-single-word="false" fo:text-indent="0cm" style:auto-text-indent="false" style:page-number="auto" fo:background-color="transparent" style:shadow="none">
        <style:tab-stops/>
      </style:paragraph-properties>
      <style:text-properties officeooo:paragraph-rsid="00bf2d30"/>
    </style:style>
    <style:style style:name="P80" style:family="paragraph" style:parent-style-name="_5f_Paragraphe_20_livret_20_" style:list-style-name="_5f_Numérotation_20_des_20_exercices_20_livrets">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shadow="none">
        <style:tab-stops/>
      </style:paragraph-properties>
      <style:text-properties officeooo:paragraph-rsid="00bf2d30"/>
    </style:style>
    <style:style style:name="P81" style:family="paragraph" style:parent-style-name="_5f_Paragraphe_20_livret_20_" style:list-style-name="_5f_Numérotation_20_des_20_exercices_20_livrets" style:master-page-name="">
      <loext:graphic-properties draw:fill="none"/>
      <style:paragraph-properties fo:margin-left="0cm" fo:margin-right="0cm" fo:margin-top="0cm" fo:margin-bottom="0.101cm" style:contextual-spacing="false" fo:text-align="justify" style:justify-single-word="false" fo:text-indent="0cm" style:auto-text-indent="false" style:page-number="auto" fo:background-color="transparent" style:shadow="none">
        <style:tab-stops/>
      </style:paragraph-properties>
      <style:text-properties officeooo:paragraph-rsid="00bf2d30"/>
    </style:style>
    <style:style style:name="P82" style:family="paragraph" style:parent-style-name="_5f_Paragraphe_20_livret_20_" style:list-style-name="_5f_Numérotation_20_des_20_exercices_20_livrets">
      <style:paragraph-properties fo:margin-top="0.199cm" fo:margin-bottom="0.4cm" style:contextual-spacing="false" fo:text-align="center" style:justify-single-word="false"/>
      <style:text-properties officeooo:paragraph-rsid="00bf2d30"/>
    </style:style>
    <style:style style:name="P83" style:family="paragraph" style:parent-style-name="_5f_Paragraphe_20_livret_20_" style:list-style-name="liste_5f_abc">
      <style:paragraph-properties fo:margin-top="0.199cm" fo:margin-bottom="0.101cm" style:contextual-spacing="false"/>
      <style:text-properties officeooo:paragraph-rsid="00bf2d30"/>
    </style:style>
    <style:style style:name="P84" style:family="paragraph" style:parent-style-name="_5f_Paragraphe_20_livret_20_" style:list-style-name="liste_5f_abc">
      <style:paragraph-properties fo:margin-top="0.3cm" fo:margin-bottom="0cm" style:contextual-spacing="false"/>
      <style:text-properties officeooo:paragraph-rsid="00bf2d30"/>
    </style:style>
    <style:style style:name="P85" style:family="paragraph" style:parent-style-name="_5f_Paragraphe_20_livret_20_" style:list-style-name="liste_5f_abc">
      <style:paragraph-properties fo:margin-top="0.3cm" fo:margin-bottom="0cm" style:contextual-spacing="false"/>
      <style:text-properties officeooo:paragraph-rsid="00cde464"/>
    </style:style>
    <style:style style:name="P86" style:family="paragraph" style:parent-style-name="_5f_Paragraphe_20_livret_20_" style:list-style-name="liste_5f_abc">
      <style:paragraph-properties fo:margin-top="0.3cm" fo:margin-bottom="0cm" style:contextual-spacing="false"/>
      <style:text-properties fo:letter-spacing="-0.007cm" officeooo:paragraph-rsid="00bf2d30"/>
    </style:style>
    <style:style style:name="P87" style:family="paragraph" style:parent-style-name="_5f_Paragraphe_20_livret_20_" style:list-style-name="liste_5f_abc">
      <style:paragraph-properties fo:margin-top="0.3cm" fo:margin-bottom="0.101cm" style:contextual-spacing="false"/>
      <style:text-properties officeooo:paragraph-rsid="00bf2d30"/>
    </style:style>
    <style:style style:name="P88" style:family="paragraph" style:parent-style-name="_5f_Paragraphe_20_livret_20_" style:list-style-name="L1" style:master-page-name="">
      <loext:graphic-properties draw:fill="none"/>
      <style:paragraph-properties fo:margin-left="0.3cm" fo:margin-right="0cm" fo:margin-top="0cm" fo:margin-bottom="0cm" style:contextual-spacing="false" fo:text-align="justify" style:justify-single-word="false" fo:text-indent="-0.3cm" style:auto-text-indent="false" style:page-number="auto" fo:background-color="transparent" style:shadow="none">
        <style:tab-stops>
          <style:tab-stop style:position="0.093cm"/>
        </style:tab-stops>
      </style:paragraph-properties>
      <style:text-properties officeooo:paragraph-rsid="00bf2d30"/>
    </style:style>
    <style:style style:name="P89" style:family="paragraph" style:parent-style-name="_5f_Paragraphe_20_livret_20_" style:list-style-name="L1">
      <loext:graphic-properties draw:fill="none"/>
      <style:paragraph-properties fo:margin-left="0.3cm" fo:margin-right="0cm" fo:margin-top="0cm" fo:margin-bottom="0cm" style:contextual-spacing="false" fo:text-align="justify" style:justify-single-word="false" fo:text-indent="-0.3cm" style:auto-text-indent="false" fo:background-color="transparent" style:shadow="none">
        <style:tab-stops>
          <style:tab-stop style:position="0.093cm"/>
        </style:tab-stops>
      </style:paragraph-properties>
      <style:text-properties officeooo:paragraph-rsid="00bf2d30"/>
    </style:style>
    <style:style style:name="P90" style:family="paragraph" style:parent-style-name="_5f_Paragraphe_20_livret_20_" style:list-style-name="L1">
      <loext:graphic-properties draw:fill="none"/>
      <style:paragraph-properties fo:margin-left="0.3cm" fo:margin-right="0cm" fo:margin-top="0cm" fo:margin-bottom="0cm" style:contextual-spacing="false" fo:text-align="start" style:justify-single-word="false" fo:text-indent="-0.3cm" style:auto-text-indent="false" fo:background-color="transparent" style:shadow="none">
        <style:tab-stops>
          <style:tab-stop style:position="0.093cm"/>
        </style:tab-stops>
      </style:paragraph-properties>
      <style:text-properties officeooo:paragraph-rsid="00bf2d30"/>
    </style:style>
    <style:style style:name="P91" style:family="paragraph" style:parent-style-name="_5f_Paragraphe_20_livret_20_" style:list-style-name="liste_5f_abc">
      <loext:graphic-properties draw:fill="none"/>
      <style:paragraph-properties fo:margin-top="0.199cm" fo:margin-bottom="0cm" style:contextual-spacing="false" fo:text-align="justify" style:justify-single-word="false" fo:background-color="transparent" style:shadow="none">
        <style:tab-stops/>
      </style:paragraph-properties>
      <style:text-properties fo:letter-spacing="-0.018cm" officeooo:paragraph-rsid="00bf2d30"/>
    </style:style>
    <style:style style:name="P92"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bf2d30"/>
    </style:style>
    <style:style style:name="P93" style:family="paragraph" style:parent-style-name="_5f_Paragraphe_20_livret_20_" style:list-style-name="liste_5f_abc">
      <style:paragraph-properties fo:margin-top="0cm" fo:margin-bottom="0cm" style:contextual-spacing="false" fo:line-height="100%" style:writing-mode="lr-tb">
        <style:tab-stops>
          <style:tab-stop style:position="9.2cm" style:type="right" style:leader-style="dotted" style:leader-text="."/>
        </style:tab-stops>
      </style:paragraph-properties>
      <style:text-properties fo:color="#b3b3b3" loext:opacity="100%" officeooo:paragraph-rsid="00c6b55a"/>
    </style:style>
    <style:style style:name="P94" style:family="paragraph" style:parent-style-name="_5f_Paragraphe_20_livret_20_" style:list-style-name="_5f_Numérotation_20_des_20_exercices_20_livrets">
      <style:paragraph-properties fo:margin-top="0cm" fo:margin-bottom="0cm" style:contextual-spacing="false" fo:line-height="150%">
        <style:tab-stops>
          <style:tab-stop style:position="9.2cm" style:type="right" style:leader-style="dotted" style:leader-text="."/>
        </style:tab-stops>
      </style:paragraph-properties>
      <style:text-properties fo:color="#b3b3b3" loext:opacity="100%" officeooo:rsid="004d4781" officeooo:paragraph-rsid="00c6b55a"/>
    </style:style>
    <style:style style:name="P95" style:family="paragraph" style:parent-style-name="_5f_Paragraphe_20_livret_20_" style:list-style-name="_5f_Numérotation_20_des_20_exercices_20_livrets">
      <style:paragraph-properties fo:margin-top="0cm" fo:margin-bottom="0cm" style:contextual-spacing="false" fo:line-height="150%"/>
      <style:text-properties officeooo:rsid="004d4781" officeooo:paragraph-rsid="00c6b55a"/>
    </style:style>
    <style:style style:name="P96" style:family="paragraph" style:parent-style-name="_5f_Paragraphe_20_livret_20_" style:list-style-name="liste_5f_abc">
      <style:paragraph-properties fo:margin-top="0cm" fo:margin-bottom="0.101cm" style:contextual-spacing="false"/>
      <style:text-properties officeooo:paragraph-rsid="00bf2d30"/>
    </style:style>
    <style:style style:name="P97" style:family="paragraph" style:parent-style-name="_5f_Paragraphe_20_livret_20_" style:list-style-name="liste_5f_abc">
      <style:paragraph-properties fo:margin-top="0.131cm" fo:margin-bottom="0cm" style:contextual-spacing="false"/>
      <style:text-properties officeooo:paragraph-rsid="00bf2d30"/>
    </style:style>
    <style:style style:name="P98" style:family="paragraph" style:parent-style-name="_5f_Paragraphe_20_livret_20_" style:list-style-name="Num_5f_Exo">
      <style:paragraph-properties fo:margin-top="0.3cm" fo:margin-bottom="0.199cm" style:contextual-spacing="false" fo:keep-together="always" fo:break-before="column" fo:keep-with-next="always"/>
      <style:text-properties officeooo:paragraph-rsid="00bf2d30"/>
    </style:style>
    <style:style style:name="P99" style:family="paragraph" style:parent-style-name="_5f_Paragraphe_20_livret_20_" style:list-style-name="liste_5f_abc">
      <style:paragraph-properties fo:margin-top="0.22cm" fo:margin-bottom="0.101cm" style:contextual-spacing="false"/>
      <style:text-properties officeooo:paragraph-rsid="00bf2d30"/>
    </style:style>
    <style:style style:name="P100" style:family="paragraph" style:parent-style-name="_5f_Paragraphe_20_livret_20_" style:list-style-name="liste_5f_abc">
      <style:paragraph-properties fo:margin-top="0.101cm" fo:margin-bottom="0cm" style:contextual-spacing="false"/>
      <style:text-properties officeooo:paragraph-rsid="00bf2d30"/>
    </style:style>
    <style:style style:name="P101" style:family="paragraph" style:parent-style-name="_5f_Paragraphe_20_livret_20_réponse_20_élève" style:list-style-name="_5f_Numérotation_20_des_20_exercices_20_livrets">
      <style:paragraph-properties style:line-height-at-least="0.499cm">
        <style:tab-stops>
          <style:tab-stop style:position="8.999cm" style:type="right"/>
        </style:tab-stops>
      </style:paragraph-properties>
      <style:text-properties officeooo:paragraph-rsid="00cb0ead"/>
    </style:style>
    <style:style style:name="P102" style:family="paragraph" style:parent-style-name="_5f_Paragraphe_20_livret_20_réponse_20_élève" style:list-style-name="_5f_Numérotation_20_des_20_exercices_20_livrets">
      <style:paragraph-properties style:line-height-at-least="0.499cm">
        <style:tab-stops>
          <style:tab-stop style:position="8.999cm" style:type="right"/>
        </style:tab-stops>
      </style:paragraph-properties>
      <style:text-properties officeooo:paragraph-rsid="00c67d48"/>
    </style:style>
    <style:style style:name="P103" style:family="paragraph" style:parent-style-name="_5f_Paragraphe_20_livret_20_réponse_20_élève" style:list-style-name="liste_5f_abc">
      <style:paragraph-properties>
        <style:tab-stops>
          <style:tab-stop style:position="9.5cm" style:type="right" style:leader-style="dotted" style:leader-text="."/>
        </style:tab-stops>
      </style:paragraph-properties>
      <style:text-properties officeooo:paragraph-rsid="00c67d48"/>
    </style:style>
    <style:style style:name="P104" style:family="paragraph" style:parent-style-name="_5f_Paragraphe_20_livret_20_réponse_20_élève" style:list-style-name="liste_5f_abc">
      <style:paragraph-properties>
        <style:tab-stops>
          <style:tab-stop style:position="9.5cm" style:type="right" style:leader-style="dotted" style:leader-text="."/>
        </style:tab-stops>
      </style:paragraph-properties>
      <style:text-properties officeooo:paragraph-rsid="00c6b55a"/>
    </style:style>
    <style:style style:name="P105" style:family="paragraph" style:parent-style-name="_5f_Paragraphe_20_livret_20_réponse_20_élève" style:list-style-name="_5f_Numérotation_20_des_20_exercices_20_livrets">
      <style:paragraph-properties>
        <style:tab-stops>
          <style:tab-stop style:position="9.5cm" style:type="right" style:leader-style="dotted" style:leader-text="."/>
        </style:tab-stops>
      </style:paragraph-properties>
      <style:text-properties officeooo:paragraph-rsid="00c6b55a"/>
    </style:style>
    <style:style style:name="P106" style:family="paragraph" style:parent-style-name="_5f_Paragraphe_20_livret_20_réponse_20_élève" style:list-style-name="liste_5f_abc">
      <style:paragraph-properties fo:line-height="115%" fo:text-align="start" style:justify-single-word="false"/>
      <style:text-properties officeooo:paragraph-rsid="00c6b55a"/>
    </style:style>
    <style:style style:name="P107" style:family="paragraph" style:parent-style-name="_5f_Paragraphe_20_livret_20_réponse_20_élève" style:list-style-name="_5f_Numérotation_20_des_20_exercices_20_livrets">
      <style:paragraph-properties fo:margin-top="0cm" fo:margin-bottom="0cm" style:contextual-spacing="false" style:line-height-at-least="0.801cm" fo:text-align="justify" style:justify-single-word="false">
        <style:tab-stops>
          <style:tab-stop style:position="9.2cm" style:type="right" style:leader-style="dotted" style:leader-text="."/>
        </style:tab-stops>
      </style:paragraph-properties>
      <style:text-properties fo:color="#b3b3b3" loext:opacity="100%" officeooo:paragraph-rsid="00c67d48"/>
    </style:style>
    <style:style style:name="P108" style:family="paragraph" style:parent-style-name="_5f_Paragraphe_20_livret_20_réponse_20_élève" style:list-style-name="_5f_Numérotation_20_des_20_exercices_20_livrets">
      <style:paragraph-properties fo:margin-top="0cm" fo:margin-bottom="0cm" style:contextual-spacing="false" fo:line-height="150%">
        <style:tab-stops>
          <style:tab-stop style:position="9.2cm" style:type="right" style:leader-style="dotted" style:leader-text="."/>
        </style:tab-stops>
      </style:paragraph-properties>
      <style:text-properties fo:color="#b3b3b3" loext:opacity="100%" officeooo:paragraph-rsid="00c6b55a"/>
    </style:style>
    <style:style style:name="P109" style:family="paragraph" style:parent-style-name="_5f_Paragraphe_20_livret_20_réponse_20_élève" style:list-style-name="_5f_Numérotation_20_des_20_exercices_20_livrets">
      <style:paragraph-properties fo:margin-top="0cm" fo:margin-bottom="0cm" style:contextual-spacing="false" fo:line-height="150%" fo:text-align="start" style:justify-single-word="false">
        <style:tab-stops>
          <style:tab-stop style:position="2.3cm"/>
          <style:tab-stop style:position="4.701cm"/>
          <style:tab-stop style:position="6.906cm"/>
        </style:tab-stops>
      </style:paragraph-properties>
      <style:text-properties fo:color="#b3b3b3" loext:opacity="100%" officeooo:paragraph-rsid="00c6b55a"/>
    </style:style>
    <style:style style:name="P110" style:family="paragraph" style:parent-style-name="_5f_Paragraphe_20_livret_20_réponse_20_élève" style:list-style-name="_5f_Numérotation_20_des_20_exercices_20_livrets">
      <style:paragraph-properties fo:margin-top="0cm" fo:margin-bottom="0cm" style:contextual-spacing="false" fo:line-height="115%">
        <style:tab-stops>
          <style:tab-stop style:position="9.2cm" style:type="right" style:leader-style="dotted" style:leader-text="."/>
        </style:tab-stops>
      </style:paragraph-properties>
      <style:text-properties fo:color="#b3b3b3" loext:opacity="100%" style:font-name="Bitstream Vera Sans2" fo:font-size="10pt" officeooo:paragraph-rsid="00c7bdc6"/>
    </style:style>
    <style:style style:name="P111" style:family="paragraph" style:parent-style-name="_5f_Paragraphe_20_livret_20_réponse_20_élève" style:list-style-name="_5f_Numérotation_20_des_20_exercices_20_livrets">
      <style:paragraph-properties fo:margin-top="0cm" fo:margin-bottom="0cm" style:contextual-spacing="false" fo:line-height="115%" fo:text-align="start" style:justify-single-word="false">
        <style:tab-stops>
          <style:tab-stop style:position="2.3cm"/>
          <style:tab-stop style:position="4.701cm"/>
          <style:tab-stop style:position="6.699cm"/>
        </style:tab-stops>
      </style:paragraph-properties>
      <style:text-properties fo:color="#b3b3b3" loext:opacity="100%" style:font-name="Bitstream Vera Sans2" fo:font-size="10pt" officeooo:paragraph-rsid="00d0becf"/>
    </style:style>
    <style:style style:name="P112" style:family="paragraph" style:parent-style-name="_5f_Paragraphe_20_livret_20_réponse_20_élève" style:list-style-name="_5f_Numérotation_20_des_20_exercices_20_livrets">
      <style:paragraph-properties fo:margin-top="0cm" fo:margin-bottom="0cm" style:contextual-spacing="false" fo:line-height="115%" fo:text-align="start" style:justify-single-word="false">
        <style:tab-stops>
          <style:tab-stop style:position="2.3cm"/>
          <style:tab-stop style:position="4.701cm"/>
          <style:tab-stop style:position="6.699cm"/>
        </style:tab-stops>
      </style:paragraph-properties>
      <style:text-properties fo:color="#b3b3b3" loext:opacity="100%" style:font-name="Bitstream Vera Sans2" fo:font-size="10pt" officeooo:paragraph-rsid="00c9f3ea"/>
    </style:style>
    <style:style style:name="P113" style:family="paragraph" style:parent-style-name="_5f_Paragraphe_20_livret_20_réponse_20_élève" style:list-style-name="liste_5f_abc">
      <style:paragraph-properties fo:margin-top="0cm" fo:margin-bottom="0cm" style:contextual-spacing="false">
        <style:tab-stops>
          <style:tab-stop style:position="9.5cm" style:type="right" style:leader-style="dotted" style:leader-text="."/>
        </style:tab-stops>
      </style:paragraph-properties>
      <style:text-properties officeooo:rsid="003dc139" officeooo:paragraph-rsid="00c67d48"/>
    </style:style>
    <style:style style:name="P114" style:family="paragraph" style:parent-style-name="_5f_Paragraphe_20_livret_20_réponse_20_élève" style:list-style-name="liste_5f_abc" style:master-page-name="">
      <style:paragraph-properties fo:line-height="115%" fo:text-align="start" style:justify-single-word="false" style:page-number="auto"/>
      <style:text-properties officeooo:paragraph-rsid="00c6b55a"/>
    </style:style>
    <style:style style:name="P115" style:family="paragraph" style:parent-style-name="_5f_Pied_20_de_20_page" style:list-style-name="">
      <style:paragraph-properties fo:text-align="end" style:justify-single-word="false"/>
    </style:style>
    <style:style style:name="P116" style:family="paragraph" style:parent-style-name="_5f_Pied_20_de_20_page">
      <style:paragraph-properties fo:text-align="end" style:justify-single-word="false"/>
    </style:style>
    <style:style style:name="P117" style:family="paragraph" style:parent-style-name="_5f_Pied_20_de_20_page" style:list-style-name=""/>
    <style:style style:name="P1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9" style:family="paragraph" style:parent-style-name="_5f_Titre_20_d_27_exercices_20_livret" style:list-style-name="Num_5f_Exo" style:master-page-name="">
      <style:paragraph-properties fo:keep-together="always" style:page-number="auto" fo:keep-with-next="always"/>
      <style:text-properties officeooo:paragraph-rsid="00bf2d30"/>
    </style:style>
    <style:style style:name="P120" style:family="paragraph" style:parent-style-name="_5f_Titre_20_d_27_exercices_20_livret" style:list-style-name="">
      <style:paragraph-properties fo:margin-top="0cm" fo:margin-bottom="0cm" style:contextual-spacing="false"/>
      <style:text-properties fo:font-style="normal" officeooo:paragraph-rsid="00bf2d30" style:font-style-asian="normal" style:font-style-complex="normal"/>
    </style:style>
    <style:style style:name="P121" style:family="paragraph" style:parent-style-name="_5f_Titre_20_d_27_exercices_20_livret" style:list-style-name="">
      <style:paragraph-properties fo:margin-top="0cm" fo:margin-bottom="0.379cm" style:contextual-spacing="false"/>
      <style:text-properties fo:font-style="normal" officeooo:paragraph-rsid="00bf2d30" style:font-style-asian="normal" style:font-style-complex="normal"/>
    </style:style>
    <style:style style:name="P122" style:family="paragraph" style:parent-style-name="_5f_Titre_20_d_27_exercices_20_livret_20_sans_20_titre" style:list-style-name="">
      <style:paragraph-properties fo:margin-top="0cm" fo:margin-bottom="0.199cm" style:contextual-spacing="false" style:shadow="none"/>
      <style:text-properties officeooo:paragraph-rsid="00bf2d30"/>
    </style:style>
    <style:style style:name="P123"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118" fo:break-before="auto" fo:break-after="auto" style:shadow="none"/>
      <style:text-properties style:font-name="Bitstream Vera Sans1" fo:font-size="10pt" fo:font-style="normal" fo:font-weight="bold" officeooo:paragraph-rsid="001fa8ee" style:font-size-asian="10pt" style:font-style-asian="normal" style:font-weight-asian="bold" style:font-size-complex="10pt" style:font-style-complex="normal" style:font-weight-complex="bold"/>
    </style:style>
    <style:style style:name="P124" style:family="paragraph" style:parent-style-name="_5f_Titre_20_d_27_exercices_20_livret_20_sans_20_titre" style:list-style-name="Num_5f_Exo">
      <style:paragraph-properties fo:margin-top="0.9cm" fo:margin-bottom="0.199cm" style:contextual-spacing="false"/>
      <style:text-properties officeooo:paragraph-rsid="00bf2d30"/>
    </style:style>
    <style:style style:name="P125"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99cc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writing-mode="lr-tb">
        <style:tab-stops/>
      </style:paragraph-properties>
    </style:style>
    <style:style style:name="P128" style:family="paragraph">
      <loext:graphic-properties draw:fill="solid" draw:fill-color="#ffff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style>
    <style:style style:name="P132" style:family="paragraph">
      <loext:graphic-properties draw:fill="solid" draw:fill-color="#ffff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indent="0cm" style:writing-mode="lr-tb"/>
    </style:style>
    <style:style style:name="P1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3" style:family="paragraph">
      <loext:graphic-properties draw:fill="solid" draw:fill-color="#00cc33" draw:opacity="3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4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47"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4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imes New Roman" fo:font-size="24pt" fo:font-style="normal" fo:text-shadow="none" style:text-underline-style="none" fo:font-weight="normal" style:letter-kerning="true" style:font-name-asian="Lucida Sans Unicode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imes New Roman" fo:font-size="24pt" fo:font-style="normal" fo:text-shadow="none" style:text-underline-style="none" fo:font-weight="normal" style:letter-kerning="true" style:font-name-asian="Arial Unicode MS1"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4" style:family="paragraph">
      <loext:graphic-properties draw:fill="solid" draw:fill-color="#ffff00"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56"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57" style:family="paragraph">
      <loext:graphic-properties draw:fill-color="#d3802b"/>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5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5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text-emphasize="none" style:font-relief="none"/>
    </style:style>
    <style:style style:name="P16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text-emphasize="none" style:font-relief="none"/>
    </style:style>
    <style:style style:name="P161"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text-emphasize="none" style:font-relief="none"/>
    </style:style>
    <style:style style:name="P162" style:family="paragraph">
      <loext:graphic-properties draw:fill="solid" draw:fill-color="#ead6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a9ce7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f5bb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add9e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6" style:family="paragraph">
      <loext:graphic-properties draw:fill="hatch" draw:fill-color="#729fcf" draw:fill-hatch-name="quadrillag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69"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7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0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text-emphasize="none" style:font-relief="none"/>
    </style:style>
    <style:style style:name="P171" style:family="paragraph">
      <style:paragraph-properties fo:text-align="center"/>
    </style:style>
    <style:style style:name="P17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74"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1ca2b8" loext:opacity="100%" style:font-name="Bitstream Vera Sans1" fo:font-size="16pt" fo:language="zxx" fo:country="none" fo:font-style="normal" fo:text-shadow="none" fo:font-weight="bold" officeooo:rsid="002e6cc3" style:font-size-asian="16pt" style:language-asian="zxx" style:country-asian="none" style:font-style-asian="normal" style:font-size-complex="16pt" style:font-style-complex="normal"/>
    </style:style>
    <style:style style:name="T6" style:family="text">
      <style:text-properties fo:font-variant="normal" fo:text-transform="none" fo:color="#1ca2b8" loext:opacity="100%" style:font-name="Bitstream Vera Sans1" fo:font-size="16pt" fo:language="zxx" fo:country="none" fo:font-style="normal" fo:text-shadow="none" fo:font-weight="bold" officeooo:rsid="00bb26f2" style:font-size-asian="16pt" style:language-asian="zxx" style:country-asian="none" style:font-style-asian="normal" style:font-size-complex="16pt" style:font-style-complex="normal"/>
    </style:style>
    <style:style style:name="T7" style:family="text">
      <style:text-properties fo:font-variant="normal" fo:text-transform="none" fo:color="#1ca2b8" loext:opacity="100%" style:font-name="Bitstream Vera Sans1" fo:font-size="16pt" fo:language="fr" fo:country="FR" fo:font-style="normal" fo:text-shadow="none" fo:font-weight="bold" officeooo:rsid="003cdcaa" style:font-size-asian="16pt" style:language-asian="zxx" style:country-asian="none" style:font-style-asian="normal" style:font-size-complex="16pt" style:font-style-complex="normal"/>
    </style:style>
    <style:style style:name="T8" style:family="text">
      <style:text-properties fo:font-variant="normal" fo:text-transform="none" fo:color="#1ca2b8" loext:opacity="100%" style:font-name="Bitstream Vera Sans1" fo:font-size="16pt" fo:language="fr" fo:country="FR" fo:font-style="normal" fo:text-shadow="none" fo:font-weight="bold" officeooo:rsid="00c0ef07" style:font-size-asian="16pt" style:language-asian="zxx" style:country-asian="none" style:font-style-asian="normal" style:font-size-complex="16pt" style:font-style-complex="normal"/>
    </style:style>
    <style:style style:name="T9" style:family="text">
      <style:text-properties fo:font-variant="normal" fo:text-transform="none" style:text-position="0% 100%" fo:letter-spacing="-0.004cm" style:text-underline-style="none" fo:font-weight="normal" officeooo:rsid="002414b2" style:font-name-asian="OpenSymbol1" style:font-weight-asian="normal" style:font-name-complex="OpenSymbol1" style:font-weight-complex="normal"/>
    </style:style>
    <style:style style:name="T10" style:family="text">
      <style:text-properties fo:font-variant="normal" fo:text-transform="none" style:text-position="0% 100%" fo:letter-spacing="-0.004cm" style:text-underline-style="none" fo:font-weight="normal" officeooo:rsid="002b5768" style:font-name-asian="OpenSymbol1" style:font-weight-asian="normal" style:font-name-complex="OpenSymbol1" style:font-weight-complex="normal"/>
    </style:style>
    <style:style style:name="T11" style:family="text">
      <style:text-properties fo:font-variant="normal" fo:text-transform="none" style:text-position="0% 100%" fo:letter-spacing="-0.004cm" style:text-underline-style="none" fo:font-weight="normal" officeooo:rsid="002b5768" style:font-name-asian="Bitstream Vera Sans2" style:font-weight-asian="normal" style:font-name-complex="Bitstream Vera Sans2" style:font-weight-complex="normal"/>
    </style:style>
    <style:style style:name="T12" style:family="text">
      <style:text-properties fo:language="zxx" fo:country="none" officeooo:rsid="002e6cc3" style:language-asian="zxx" style:country-asian="none"/>
    </style:style>
    <style:style style:name="T13" style:family="text">
      <style:text-properties officeooo:rsid="003db5af"/>
    </style:style>
    <style:style style:name="T14" style:family="text">
      <style:text-properties officeooo:rsid="002da2af"/>
    </style:style>
    <style:style style:name="T15" style:family="text">
      <style:text-properties fo:letter-spacing="normal"/>
    </style:style>
    <style:style style:name="T16" style:family="text">
      <style:text-properties fo:letter-spacing="normal" officeooo:rsid="00366700"/>
    </style:style>
    <style:style style:name="T17" style:family="text">
      <style:text-properties style:font-size-complex="10pt"/>
    </style:style>
    <style:style style:name="T18" style:family="text">
      <style:text-properties style:text-position="0% 100%" style:font-name-asian="OpenSymbol1" style:font-style-asian="normal" style:font-name-complex="OpenSymbol1" style:font-style-complex="normal"/>
    </style:style>
    <style:style style:name="T19" style:family="text">
      <style:text-properties style:text-position="0% 100%" officeooo:rsid="004b0038" style:font-name-asian="OpenSymbol1" style:font-style-asian="normal" style:font-name-complex="OpenSymbol1" style:font-style-complex="normal"/>
    </style:style>
    <style:style style:name="T20" style:family="text">
      <style:text-properties style:text-position="0% 100%" officeooo:rsid="00458166" style:font-style-asian="normal" style:font-style-complex="normal"/>
    </style:style>
    <style:style style:name="T21" style:family="text">
      <style:text-properties style:text-position="0% 100%" fo:font-size="9pt" officeooo:rsid="00458166" style:font-size-asian="9pt" style:font-style-asian="normal" style:font-size-complex="9pt" style:font-style-complex="normal"/>
    </style:style>
    <style:style style:name="T22" style:family="text">
      <style:text-properties style:text-position="0% 100%" fo:font-size="9pt" fo:font-weight="normal" style:font-size-asian="9pt" style:font-style-asian="normal" style:font-weight-asian="normal" style:font-size-complex="9pt" style:font-style-complex="normal" style:font-weight-complex="normal"/>
    </style:style>
    <style:style style:name="T23" style:family="text">
      <style:text-properties style:text-position="0% 100%" fo:font-size="9pt" fo:font-weight="normal" officeooo:rsid="004db719" style:font-size-asian="9pt" style:font-style-asian="normal" style:font-weight-asian="normal" style:font-size-complex="9pt" style:font-style-complex="normal" style:font-weight-complex="normal"/>
    </style:style>
    <style:style style:name="T24" style:family="text">
      <style:text-properties style:text-position="0% 100%" fo:font-size="9pt" fo:font-weight="normal" officeooo:rsid="004dbe03" style:font-size-asian="9pt" style:font-style-asian="normal" style:font-weight-asian="normal" style:font-size-complex="9pt" style:font-style-complex="normal" style:font-weight-complex="normal"/>
    </style:style>
    <style:style style:name="T25" style:family="text">
      <style:text-properties style:text-position="0% 100%" fo:font-size="9pt" fo:font-weight="normal" officeooo:rsid="00caa2f6" style:font-size-asian="9pt" style:font-style-asian="normal" style:font-weight-asian="normal" style:font-size-complex="9pt" style:font-style-complex="normal" style:font-weight-complex="normal"/>
    </style:style>
    <style:style style:name="T26" style:family="text">
      <style:text-properties style:text-position="0% 100%" officeooo:rsid="00496be1" style:font-name-asian="Bitstream Vera Sans2" style:font-style-asian="normal" style:font-name-complex="Bitstream Vera Sans2" style:font-style-complex="normal"/>
    </style:style>
    <style:style style:name="T27" style:family="text">
      <style:text-properties style:text-position="0% 100%" fo:font-weight="normal" style:font-size-asian="9pt" style:font-style-asian="normal" style:font-weight-asian="normal" style:font-size-complex="9pt" style:font-style-complex="normal" style:font-weight-complex="normal"/>
    </style:style>
    <style:style style:name="T28" style:family="text">
      <style:text-properties style:text-position="0% 100%" fo:font-weight="normal" officeooo:rsid="004db719" style:font-size-asian="9pt" style:font-style-asian="normal" style:font-weight-asian="normal" style:font-size-complex="9pt" style:font-style-complex="normal" style:font-weight-complex="normal"/>
    </style:style>
    <style:style style:name="T29" style:family="text">
      <style:text-properties style:text-position="0% 100%" fo:font-weight="normal" officeooo:rsid="004dbe03" style:font-size-asian="9pt" style:font-style-asian="normal" style:font-weight-asian="normal" style:font-size-complex="9pt" style:font-style-complex="normal" style:font-weight-complex="normal"/>
    </style:style>
    <style:style style:name="T30" style:family="text">
      <style:text-properties style:text-position="0% 100%" fo:font-weight="normal" officeooo:rsid="00caa2f6" style:font-size-asian="9pt" style:font-style-asian="normal" style:font-weight-asian="normal" style:font-size-complex="9pt" style:font-style-complex="normal" style:font-weight-complex="normal"/>
    </style:style>
    <style:style style:name="T31" style:family="text">
      <style:text-properties style:text-position="0% 100%" officeooo:rsid="004dbe03" style:font-size-asian="10pt" style:font-style-asian="normal" style:font-size-complex="10pt" style:font-style-complex="normal"/>
    </style:style>
    <style:style style:name="T32" style:family="text">
      <style:text-properties fo:color="#000000" loext:opacity="100%"/>
    </style:style>
    <style:style style:name="T33" style:family="text">
      <style:text-properties fo:color="#000000" loext:opacity="100%" style:font-name="OpenSymbol3" style:font-name-asian="OpenSymbol3" style:font-name-complex="OpenSymbol3"/>
    </style:style>
    <style:style style:name="T34" style:family="text">
      <style:text-properties fo:color="#000000" loext:opacity="100%" style:font-name="OpenSymbol3" officeooo:rsid="00348e64" style:font-name-asian="OpenSymbol3" style:font-name-complex="OpenSymbol3"/>
    </style:style>
    <style:style style:name="T35" style:family="text">
      <style:text-properties fo:color="#000000" loext:opacity="100%" style:font-name="OpenSymbol3" fo:font-size="9pt" style:font-name-asian="OpenSymbol3" style:font-size-asian="9pt" style:font-name-complex="OpenSymbol3" style:font-size-complex="9pt"/>
    </style:style>
    <style:style style:name="T36" style:family="text">
      <style:text-properties fo:color="#000000" loext:opacity="100%" style:font-name="Bitstream Vera Sans2" fo:font-size="10pt" fo:font-style="normal" fo:font-weight="normal" officeooo:rsid="003ee8f7"/>
    </style:style>
    <style:style style:name="T37" style:family="text">
      <style:text-properties fo:color="#000000" loext:opacity="100%" style:font-name="Bitstream Vera Sans2" fo:font-size="10pt" fo:font-style="normal" fo:font-weight="normal" officeooo:rsid="002b5768"/>
    </style:style>
    <style:style style:name="T38" style:family="text">
      <style:text-properties fo:color="#000000" loext:opacity="100%" style:font-name="Bitstream Vera Sans2" fo:font-size="10pt" fo:font-style="normal" fo:font-weight="normal" officeooo:rsid="00c265aa"/>
    </style:style>
    <style:style style:name="T39" style:family="text">
      <style:text-properties fo:color="#000000" loext:opacity="100%" style:font-name="Bitstream Vera Sans2" style:font-name-asian="Bitstream Vera Sans2" style:font-name-complex="Bitstream Vera Sans2"/>
    </style:style>
    <style:style style:name="T40" style:family="text">
      <style:text-properties fo:color="#000000" loext:opacity="100%" officeooo:rsid="00348e64"/>
    </style:style>
    <style:style style:name="T41" style:family="text">
      <style:text-properties fo:color="#000000" loext:opacity="100%" style:font-name="Times New Roman" fo:font-size="12pt" fo:font-style="italic" style:font-size-asian="12pt" style:font-style-asian="italic" style:font-size-complex="12pt" style:font-style-complex="italic"/>
    </style:style>
    <style:style style:name="T42" style:family="text">
      <style:text-properties fo:color="#000000" loext:opacity="100%" style:font-name="OpenSymbol4" fo:font-size="11pt" style:font-size-asian="11pt" style:font-size-complex="11pt"/>
    </style:style>
    <style:style style:name="T43" style:family="text">
      <style:text-properties fo:color="#000000" loext:opacity="100%" style:font-name="Bitstream Vera Sans1" fo:font-size="10pt" fo:font-style="normal" fo:font-weight="normal" officeooo:rsid="003a30dc" fo:background-color="transparent" loext:char-shading-value="0" style:font-size-asian="12pt" style:font-style-asian="italic" style:font-size-complex="12pt" style:font-style-complex="italic"/>
    </style:style>
    <style:style style:name="T44" style:family="text">
      <style:text-properties fo:color="#000000" loext:opacity="100%" style:font-name="Bitstream Vera Sans1" fo:font-size="10pt" fo:font-style="normal" fo:font-weight="normal" officeooo:rsid="00c312b7" fo:background-color="transparent" loext:char-shading-value="0" style:font-size-asian="12pt" style:font-style-asian="italic" style:font-size-complex="12pt" style:font-style-complex="italic"/>
    </style:style>
    <style:style style:name="T45" style:family="text">
      <style:text-properties fo:color="#000000" loext:opacity="100%" style:text-position="0% 100%" style:font-name="Bitstream Vera Sans2" fo:font-size="10pt" fo:font-style="normal" officeooo:rsid="00c57d09" fo:background-color="#ffff00" loext:char-shading-value="0" style:font-name-asian="Bitstream Vera Sans2" style:font-style-asian="normal" style:font-name-complex="Bitstream Vera Sans2" style:font-style-complex="normal"/>
    </style:style>
    <style:style style:name="T46" style:family="text">
      <style:text-properties fo:color="#000000" loext:opacity="100%" style:text-position="0% 100%" style:font-name="Bitstream Vera Sans2" fo:font-size="10pt" fo:font-style="normal" officeooo:rsid="00c9f3ea" fo:background-color="#ffff00" loext:char-shading-value="0" style:font-name-asian="Bitstream Vera Sans2" style:font-size-asian="10pt" style:font-style-asian="normal" style:font-name-complex="Bitstream Vera Sans2" style:font-size-complex="10pt" style:font-style-complex="normal"/>
    </style:style>
    <style:style style:name="T47" style:family="text">
      <style:text-properties fo:color="#000000" loext:opacity="100%" style:text-position="0% 100%" style:font-name="Bitstream Vera Sans2" fo:font-size="9pt" fo:font-style="normal" fo:font-weight="normal" officeooo:rsid="00caa2f6" fo:background-color="#ffff00" loext:char-shading-value="0" style:font-name-asian="Bitstream Vera Sans2" style:font-size-asian="9pt" style:font-style-asian="normal" style:font-weight-asian="normal" style:font-name-complex="Bitstream Vera Sans2" style:font-size-complex="9pt" style:font-style-complex="normal" style:font-weight-complex="normal"/>
    </style:style>
    <style:style style:name="T48"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49" style:family="text">
      <style:text-properties fo:color="#000000" loext:opacity="100%" style:text-position="0% 100%" officeooo:rsid="004b0038" fo:background-color="#ffff00" loext:char-shading-value="0" style:font-name-asian="OpenSymbol1" style:font-style-asian="normal" style:font-name-complex="OpenSymbol1" style:font-style-complex="normal"/>
    </style:style>
    <style:style style:name="T50" style:family="text">
      <style:text-properties fo:color="#000000" loext:opacity="100%" style:text-position="0% 100%" officeooo:rsid="00d260db" fo:background-color="#ffff00" loext:char-shading-value="0" style:font-name-asian="OpenSymbol1" style:font-style-asian="normal" style:font-name-complex="OpenSymbol1" style:font-style-complex="normal"/>
    </style:style>
    <style:style style:name="T51" style:family="text">
      <style:text-properties fo:color="#000000" loext:opacity="100%" style:text-position="0% 100%" fo:font-weight="normal" officeooo:rsid="004dbe03" style:font-size-asian="10pt" style:font-style-asian="normal" style:font-weight-asian="normal" style:font-size-complex="10pt" style:font-style-complex="normal" style:font-weight-complex="normal"/>
    </style:style>
    <style:style style:name="T52" style:family="text">
      <style:text-properties fo:color="#000000" loext:opacity="100%" style:text-position="0% 100%" style:font-name="Bitstream Vera Sans6" fo:font-size="9pt" fo:font-weight="normal" officeooo:rsid="00c7bdc6" style:font-name-asian="Bitstream Vera Sans6" style:font-size-asian="9pt" style:font-style-asian="normal" style:font-weight-asian="normal" style:font-name-complex="Bitstream Vera Sans6" style:font-size-complex="9pt" style:font-style-complex="normal" style:font-weight-complex="normal"/>
    </style:style>
    <style:style style:name="T53" style:family="text">
      <style:text-properties fo:color="#000000" loext:opacity="100%" style:text-position="0% 100%" fo:font-size="9pt" fo:font-weight="normal" style:font-size-asian="9pt" style:font-style-asian="normal" style:font-weight-asian="normal" style:font-size-complex="9pt" style:font-style-complex="normal" style:font-weight-complex="normal"/>
    </style:style>
    <style:style style:name="T54" style:family="text">
      <style:text-properties fo:color="#000000" loext:opacity="100%" style:text-position="0% 100%" fo:font-size="9pt" fo:font-weight="normal" officeooo:rsid="004db719" style:font-size-asian="9pt" style:font-style-asian="normal" style:font-weight-asian="normal" style:font-size-complex="9pt" style:font-style-complex="normal" style:font-weight-complex="normal"/>
    </style:style>
    <style:style style:name="T55" style:family="text">
      <style:text-properties fo:color="#000000" loext:opacity="100%" style:text-position="0% 100%" fo:font-size="9pt" fo:font-weight="normal" officeooo:rsid="004dbe03" style:font-size-asian="9pt" style:font-style-asian="normal" style:font-weight-asian="normal" style:font-size-complex="9pt" style:font-style-complex="normal" style:font-weight-complex="normal"/>
    </style:style>
    <style:style style:name="T56" style:family="text">
      <style:text-properties fo:color="#000000" loext:opacity="100%" style:font-name-asian="OpenSymbol3" style:font-name-complex="OpenSymbol3"/>
    </style:style>
    <style:style style:name="T57" style:family="text">
      <style:text-properties fo:color="#000000" loext:opacity="100%" style:font-name="Bitstream Vera Sans3" fo:font-size="8pt" style:font-size-asian="8pt" style:font-size-complex="8pt"/>
    </style:style>
    <style:style style:name="T58" style:family="text">
      <style:text-properties fo:color="#000000" loext:opacity="100%" style:font-name="Bitstream Vera Sans3" fo:font-size="8pt" style:font-name-asian="Bitstream Vera Sans2" style:font-size-asian="8pt" style:font-name-complex="Bitstream Vera Sans2" style:font-size-complex="8pt"/>
    </style:style>
    <style:style style:name="T59" style:family="text">
      <style:text-properties fo:color="#000000" loext:opacity="100%" style:font-name="Bitstream Vera Sans3" fo:font-size="8pt" fo:background-color="transparent" loext:char-shading-value="0" style:font-name-asian="Bitstream Vera Sans2" style:font-size-asian="8pt" style:font-name-complex="Bitstream Vera Sans2" style:font-size-complex="8pt"/>
    </style:style>
    <style:style style:name="T60" style:family="text">
      <style:text-properties fo:color="#000000" loext:opacity="100%" fo:font-size="8pt" style:font-name-asian="Bitstream Vera Sans2" style:font-size-asian="8pt" style:font-name-complex="Bitstream Vera Sans2" style:font-size-complex="8pt"/>
    </style:style>
    <style:style style:name="T61" style:family="text">
      <style:text-properties fo:color="#000000" loext:opacity="100%" style:font-name="Bitstream Vera Sans7" fo:font-size="8pt" officeooo:rsid="00c67d48" fo:background-color="#ffff00" loext:char-shading-value="0" style:font-name-asian="Bitstream Vera Sans7" style:font-size-asian="8pt" style:font-name-complex="Bitstream Vera Sans7" style:font-size-complex="8pt"/>
    </style:style>
    <style:style style:name="T62" style:family="text">
      <style:text-properties fo:color="#000000" loext:opacity="100%" style:font-name="Bitstream Vera Sans7" officeooo:rsid="00cb0ead" fo:background-color="#ffff00" loext:char-shading-value="0" style:font-name-asian="Bitstream Vera Sans7" style:font-name-complex="Bitstream Vera Sans7"/>
    </style:style>
    <style:style style:name="T63" style:family="text">
      <style:text-properties fo:color="#000000" loext:opacity="100%" fo:font-weight="normal" style:font-size-asian="10pt" style:font-style-asian="normal" style:font-weight-asian="normal" style:font-size-complex="10pt" style:font-style-complex="normal" style:font-weight-complex="normal"/>
    </style:style>
    <style:style style:name="T64" style:family="text">
      <style:text-properties fo:color="#000000" loext:opacity="100%" fo:letter-spacing="normal" fo:font-weight="normal" officeooo:rsid="004fc7fa" style:font-name-asian="Courier New" style:font-size-asian="10pt" style:font-style-asian="normal" style:font-weight-asian="normal" style:font-name-complex="Courier New" style:font-size-complex="10pt" style:font-style-complex="normal" style:font-weight-complex="normal"/>
    </style:style>
    <style:style style:name="T65" style:family="text">
      <style:text-properties officeooo:rsid="002b5768"/>
    </style:style>
    <style:style style:name="T66" style:family="text">
      <style:text-properties style:font-name-asian="Bitstream Vera Sans2" style:font-name-complex="Bitstream Vera Sans2"/>
    </style:style>
    <style:style style:name="T67" style:family="text">
      <style:text-properties officeooo:rsid="002b5768" style:font-name-asian="Bitstream Vera Sans2" style:font-name-complex="Bitstream Vera Sans2"/>
    </style:style>
    <style:style style:name="T68" style:family="text">
      <style:text-properties officeooo:rsid="00bf2d30"/>
    </style:style>
    <style:style style:name="T69" style:family="text">
      <style:text-properties officeooo:rsid="00348e64"/>
    </style:style>
    <style:style style:name="T70" style:family="text">
      <style:text-properties officeooo:rsid="0034ac09"/>
    </style:style>
    <style:style style:name="T71" style:family="text">
      <style:text-properties style:font-name-asian="OpenSymbol3" style:font-name-complex="OpenSymbol3"/>
    </style:style>
    <style:style style:name="T72" style:family="text">
      <style:text-properties officeooo:rsid="0034ac09" style:font-name-asian="OpenSymbol3" style:font-name-complex="OpenSymbol3"/>
    </style:style>
    <style:style style:name="T73" style:family="text">
      <style:text-properties officeooo:rsid="003dc139" style:font-name-asian="OpenSymbol3" style:font-name-complex="OpenSymbol3"/>
    </style:style>
    <style:style style:name="T74" style:family="text">
      <style:text-properties officeooo:rsid="00348e64" style:font-name-asian="OpenSymbol3" style:font-name-complex="OpenSymbol3"/>
    </style:style>
    <style:style style:name="T75" style:family="text">
      <style:text-properties fo:font-weight="normal" style:font-weight-asian="normal" style:font-weight-complex="normal"/>
    </style:style>
    <style:style style:name="T76" style:family="text">
      <style:text-properties fo:font-weight="normal" officeooo:rsid="00366700" style:font-name-asian="Courier New" style:font-weight-asian="normal" style:font-name-complex="Courier New" style:font-weight-complex="normal"/>
    </style:style>
    <style:style style:name="T77" style:family="text">
      <style:text-properties fo:font-weight="normal" style:font-size-asian="10pt" style:font-style-asian="normal" style:font-weight-asian="normal" style:font-size-complex="10pt" style:font-style-complex="normal" style:font-weight-complex="normal"/>
    </style:style>
    <style:style style:name="T78" style:family="text">
      <style:text-properties fo:color="#b3b3b3" loext:opacity="100%" style:font-style-asian="normal" style:font-style-complex="normal"/>
    </style:style>
    <style:style style:name="T79" style:family="text">
      <style:text-properties fo:font-style="normal" style:font-style-asian="normal" style:font-style-complex="normal"/>
    </style:style>
    <style:style style:name="T80" style:family="text">
      <style:text-properties fo:font-style="normal" officeooo:rsid="0034ac09" style:font-style-asian="normal" style:font-style-complex="normal"/>
    </style:style>
    <style:style style:name="T81" style:family="text">
      <style:text-properties fo:font-style="normal" officeooo:rsid="00403e86" style:font-style-asian="normal" style:font-style-complex="normal"/>
    </style:style>
    <style:style style:name="T82" style:family="text">
      <style:text-properties officeooo:rsid="00358bd6"/>
    </style:style>
    <style:style style:name="T83" style:family="text">
      <style:text-properties style:font-name="OpenSymbol3" style:font-name-asian="OpenSymbol3" style:font-name-complex="OpenSymbol3"/>
    </style:style>
    <style:style style:name="T84" style:family="text">
      <style:text-properties style:font-name="Bitstream Vera Sans1"/>
    </style:style>
    <style:style style:name="T85" style:family="text">
      <style:text-properties style:font-name="Bitstream Vera Sans1" style:font-name-asian="OpenSymbol3" style:font-name-complex="OpenSymbol3"/>
    </style:style>
    <style:style style:name="T86" style:family="text">
      <style:text-properties officeooo:rsid="00403e86"/>
    </style:style>
    <style:style style:name="T87" style:family="text">
      <style:text-properties style:font-name="Times New Roman" fo:font-size="12pt" fo:font-style="italic" style:font-size-asian="12pt" style:font-style-asian="italic" style:font-size-complex="12pt" style:font-style-complex="italic"/>
    </style:style>
    <style:style style:name="T88" style:family="text">
      <style:text-properties style:font-name="OpenSymbol4" fo:font-size="11pt" style:font-size-asian="11pt" style:font-size-complex="11pt"/>
    </style:style>
    <style:style style:name="T89" style:family="text">
      <style:text-properties officeooo:rsid="00385830"/>
    </style:style>
    <style:style style:name="T90" style:family="text">
      <style:text-properties officeooo:rsid="003a30dc"/>
    </style:style>
    <style:style style:name="T91" style:family="text">
      <style:text-properties fo:color="#d3802b" loext:opacity="100%" style:font-name="Bitstream Vera Sans3" fo:font-size="10pt" fo:font-weight="bold" officeooo:rsid="00348e64" style:font-size-asian="10.5pt" style:font-weight-asian="bold" style:font-weight-complex="normal" loext:shadow="none"/>
    </style:style>
    <style:style style:name="T92" style:family="text">
      <style:text-properties fo:color="#d3802b" loext:opacity="100%" style:font-name="Bitstream Vera Sans3" fo:font-size="10pt" fo:font-weight="bold" officeooo:rsid="00bf2d30" style:font-size-asian="10.5pt" style:font-weight-asian="bold" style:font-weight-complex="normal" loext:shadow="none"/>
    </style:style>
    <style:style style:name="T93" style:family="text">
      <style:text-properties fo:letter-spacing="-0.004cm" officeooo:rsid="003a30dc"/>
    </style:style>
    <style:style style:name="T94" style:family="text">
      <style:text-properties fo:letter-spacing="-0.004cm" officeooo:rsid="00c312b7"/>
    </style:style>
    <style:style style:name="T95" style:family="text">
      <style:text-properties fo:letter-spacing="-0.007cm"/>
    </style:style>
    <style:style style:name="T96" style:family="text">
      <style:text-properties fo:letter-spacing="-0.007cm" officeooo:rsid="00385830"/>
    </style:style>
    <style:style style:name="T97" style:family="text">
      <style:text-properties fo:font-size="9pt" style:font-size-asian="9pt" style:font-size-complex="9pt"/>
    </style:style>
    <style:style style:name="T98" style:family="text">
      <style:text-properties fo:font-size="9pt" officeooo:rsid="002b5768" style:font-size-asian="9pt" style:font-size-complex="9pt"/>
    </style:style>
    <style:style style:name="T99" style:family="text">
      <style:text-properties fo:font-size="9pt" fo:font-weight="normal" style:font-size-asian="9pt" style:font-style-asian="normal" style:font-weight-asian="normal" style:font-size-complex="9pt" style:font-style-complex="normal" style:font-weight-complex="normal"/>
    </style:style>
    <style:style style:name="T100" style:family="text">
      <style:text-properties fo:font-size="9pt" fo:font-weight="normal" officeooo:rsid="004d4781" style:font-size-asian="9pt" style:font-style-asian="normal" style:font-weight-asian="normal" style:font-size-complex="9pt" style:font-style-complex="normal" style:font-weight-complex="normal"/>
    </style:style>
    <style:style style:name="T101" style:family="text">
      <style:text-properties fo:font-size="8pt" style:font-name-asian="Bitstream Vera Sans2" style:font-size-asian="8pt" style:font-name-complex="Bitstream Vera Sans2" style:font-size-complex="8pt"/>
    </style:style>
    <style:style style:name="T102" style:family="text">
      <style:text-properties fo:font-size="8pt" style:font-size-asian="8pt" style:font-size-complex="8pt"/>
    </style:style>
    <style:style style:name="T103" style:family="text">
      <style:text-properties style:font-name="Bitstream Vera Sans7" officeooo:rsid="00cb0ead" fo:background-color="#ffff00" loext:char-shading-value="0" style:font-name-asian="Bitstream Vera Sans7" style:font-name-complex="Bitstream Vera Sans7"/>
    </style:style>
    <style:style style:name="T104" style:family="text">
      <style:text-properties style:font-style-asian="normal" style:font-style-complex="normal"/>
    </style:style>
    <style:style style:name="T105" style:family="text">
      <style:text-properties fo:color="#008000" loext:opacity="100%" style:font-name="Bitstream Vera Sans2" style:font-name-asian="Bitstream Vera Sans2" style:font-name-complex="Bitstream Vera Sans2"/>
    </style:style>
    <style:style style:name="T106" style:family="text">
      <style:text-properties officeooo:rsid="00496be1"/>
    </style:style>
    <style:style style:name="T107" style:family="text">
      <style:text-properties fo:color="#c9211e" loext:opacity="100%" style:font-name="Bitstream Vera Sans1" fo:font-size="10pt" fo:letter-spacing="-0.004cm" fo:font-style="normal" fo:font-weight="bold" officeooo:rsid="003a30dc" fo:background-color="transparent" loext:char-shading-value="0" style:font-size-asian="12pt" style:font-style-asian="italic" style:font-weight-asian="bold" style:font-size-complex="12pt" style:font-style-complex="italic" style:font-weight-complex="bold"/>
    </style:style>
    <style:style style:name="T108" style:family="text">
      <style:text-properties fo:color="#c9211e" loext:opacity="100%" style:font-name="Bitstream Vera Sans1" fo:font-size="10pt" fo:letter-spacing="-0.004cm" fo:font-style="normal" fo:font-weight="bold" officeooo:rsid="00c312b7" fo:background-color="transparent" loext:char-shading-value="0" style:font-size-asian="12pt" style:font-style-asian="italic" style:font-weight-asian="bold" style:font-size-complex="12pt" style:font-style-complex="italic" style:font-weight-complex="bold"/>
    </style:style>
    <style:style style:name="T109" style:family="text">
      <style:text-properties fo:color="#c9211e" loext:opacity="100%" style:font-name="Bitstream Vera Sans1" fo:font-size="10pt" fo:letter-spacing="-0.004cm" fo:font-style="normal" fo:font-weight="bold" officeooo:rsid="00c5e26a" fo:background-color="transparent" loext:char-shading-value="0" style:font-size-asian="12pt" style:font-style-asian="italic" style:font-weight-asian="bold" style:font-size-complex="12pt" style:font-style-complex="italic" style:font-weight-complex="bold"/>
    </style:style>
    <style:style style:name="T110" style:family="text">
      <style:text-properties fo:color="#c9211e" loext:opacity="100%" style:font-name="Bitstream Vera Sans1" fo:font-size="10pt" fo:letter-spacing="-0.004cm" fo:font-style="normal" fo:font-weight="bold" officeooo:rsid="00c566db" fo:background-color="transparent" loext:char-shading-value="0" style:font-size-asian="12pt" style:font-style-asian="italic" style:font-weight-asian="bold" style:font-size-complex="12pt" style:font-style-complex="italic" style:font-weight-complex="bold"/>
    </style:style>
    <style:style style:name="T111"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17" style:family="text">
      <style:text-properties fo:color="#ffffff" loext:opacity="100%" style:font-name="Bitstream Vera Sans1" fo:font-size="11pt" fo:font-weight="bold" style:font-size-asian="11pt" style:font-weight-asian="bold" style:font-size-complex="11pt" style:font-weight-complex="bold"/>
    </style:style>
    <style:style style:name="T11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19" style:family="text">
      <style:text-properties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4" fo:column-gap="0.3cm">
          <style:column-sep style:width="0.021cm" style:color="#b2b2b2" style:height="100%" style:style="solid"/>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3" fo:column-gap="0.3cm">
          <style:column-sep style:width="0.021cm" style:color="#b2b2b2"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5" style:family="section">
      <style:section-properties text:dont-balance-text-columns="false" style:editable="false">
        <style:columns fo:column-count="3">
          <style:column-sep style:width="0.021cm" style:color="#b2b2b2" style:height="100%" style:style="solid"/>
          <style:column style:rel-width="1699*" fo:start-indent="0cm" fo:end-indent="0.15cm"/>
          <style:column style:rel-width="1787*" fo:start-indent="0.15cm" fo:end-indent="0.15cm"/>
          <style:column style:rel-width="1702*" fo:start-indent="0.15cm" fo:end-indent="0cm"/>
        </style:columns>
      </style:section-properties>
    </style:style>
    <style:style style:name="Sect6"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1ca2b8"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draw:auto-grow-height="false" fo:min-height="1.221cm" fo:min-width="0cm"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28cm" svg:stroke-color="#000000"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draw:auto-grow-height="false" fo:min-height="1.221cm" fo:min-width="0cm"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28cm" svg:stroke-color="#7fb241"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draw:auto-grow-height="false" fo:min-height="1.221cm" fo:min-width="0cm"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28cm" svg:stroke-color="#9d0f89"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draw:auto-grow-height="false" fo:min-height="1.221cm" fo:min-width="0cm"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28cm" svg:stroke-color="#000000"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draw:auto-grow-height="false" fo:min-height="1.224cm" fo:min-width="0cm"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solid" svg:stroke-width="0.03cm" svg:stroke-color="#000000" draw:marker-start="" draw:marker-start-width="0.31cm" draw:marker-start-center="false" draw:marker-end="Arrow_20_concave" draw:marker-end-width="0.25cm" draw:marker-end-center="false" draw:fill="solid" draw:fill-color="#99ccff" draw:fill-image-width="0cm" draw:fill-image-height="0cm"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8" style:family="graphic">
      <style:graphic-properties draw:stroke="solid" svg:stroke-width="0.03cm" svg:stroke-color="#000000" draw:marker-start="Arrow_20_concave" draw:marker-start-width="0.25cm" draw:marker-start-center="false" draw:marker-end="" draw:marker-end-width="0.215cm" draw:marker-end-center="false" draw:fill="solid" draw:fill-color="#99ccff" draw:fill-image-width="0cm" draw:fill-image-height="0cm"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 style:family="graphic">
      <style:graphic-properties draw:stroke="none" draw:stroke-dash="Dashed_20__28_var_29__20_6990"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27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 style:family="graphic">
      <style:graphic-properties style:run-through="foreground"/>
    </style:style>
    <style:style style:name="gr11" style:family="graphic">
      <style:graphic-properties draw:stroke="solid" svg:stroke-width="0.019cm" svg:stroke-color="#000000" draw:marker-start="" draw:marker-start-width="0.199cm" draw:marker-start-center="false" draw:marker-end="" draw:marker-end-width="0.199cm" draw:marker-end-center="false" draw:fill="solid" draw:fill-color="#729fcf" draw:fill-image-width="0cm" draw:fill-image-height="0cm"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draw:stroke-dash="Dashed_20__28_var_29__20_699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27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 style:family="graphic">
      <style:graphic-properties draw:stroke="none" draw:stroke-dash="Dashed_20__28_var_29__20_699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 style:family="graphic">
      <style:graphic-properties draw:stroke="none" draw:stroke-dash="Dashed_20__28_var_29__20_6993"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27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none" draw:stroke-dash="Dashed_20__28_var_29__20_6994"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5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 style:family="graphic">
      <style:graphic-properties draw:stroke="none" draw:stroke-dash="Dashed_20__28_var_29__20_6995"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5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 style:family="graphic">
      <style:graphic-properties draw:stroke="none" draw:stroke-dash="Dashed_20__28_var_29__20_6996"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6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 style:family="graphic">
      <style:graphic-properties draw:stroke="none" draw:stroke-dash="Dashed_20__28_var_29__20_6997"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 style:family="graphic">
      <style:graphic-properties draw:stroke="none" draw:stroke-dash="Dashed_20__28_var_29__20_6998"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 style:family="graphic">
      <style:graphic-properties draw:stroke="none" draw:stroke-dash="Dashed_20__28_var_29__20_6999"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 style:family="graphic">
      <style:graphic-properties draw:stroke="none" draw:stroke-dash="Dashed_20__28_var_29__20_7000"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draw:stroke="none" draw:stroke-dash="Dashed_20__28_var_29__20_700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 style:family="graphic">
      <style:graphic-properties draw:stroke="none" draw:stroke-dash="Dashed_20__28_var_29__20_700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9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5" style:family="graphic">
      <style:graphic-properties draw:stroke="solid"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solid" svg:stroke-width="0.03cm" svg:stroke-color="#000000" draw:marker-start="" draw:marker-start-width="0.31cm" draw:marker-start-center="false" draw:marker-end="Arrow_20_concave" draw:marker-end-width="0.25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7" style:family="graphic">
      <style:graphic-properties draw:stroke="solid" svg:stroke-width="0.019cm" svg:stroke-color="#808080" draw:marker-start="" draw:marker-start-width="0.21cm" draw:marker-start-center="false" draw:marker-end="" draw:marker-end-width="0.24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28" style:family="graphic">
      <style:graphic-properties draw:stroke="solid" svg:stroke-width="0.03cm" svg:stroke-color="#000000" draw:marker-start="Arrow_20_concave" draw:marker-start-width="0.2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none" draw:stroke-dash="Dashed_20__28_var_29__20_6975"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 style:family="graphic">
      <style:graphic-properties draw:stroke="none" draw:stroke-dash="Dashed_20__28_var_29__20_6976"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 style:family="graphic">
      <style:graphic-properties draw:stroke="solid" draw:stroke-dash="Dashed_20__28_var_29__20_3698"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3699"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3717"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3718"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none" draw:stroke-dash="Dashed_20__28_var_29__20_6977"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1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 style:family="graphic">
      <style:graphic-properties draw:stroke="none" draw:stroke-dash="Dashed_20__28_var_29__20_6978"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 style:family="graphic">
      <style:graphic-properties draw:stroke="solid" svg:stroke-width="0.019cm" svg:stroke-color="#ff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none" draw:stroke-dash="Dashed_20__28_var_29__20_6979"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 style:family="graphic">
      <style:graphic-properties draw:stroke="none" draw:stroke-dash="Dashed_20__28_var_29__20_6980"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55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 style:family="graphic">
      <style:graphic-properties draw:stroke="none" draw:stroke-dash="Dashed_20__28_var_29__20_698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none" draw:stroke-dash="Dashed_20__28_var_29__20_698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draw:stroke="none" draw:stroke-dash="Dashed_20__28_var_29__20_6983"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ed_20__28_var_29__20_6954" svg:stroke-width="0.019cm" svg:stroke-color="#808080" draw:marker-start="" draw:marker-start-width="0.303cm" draw:marker-start-center="false" draw:marker-end="" draw:marker-end-width="0.303cm" draw:marker-end-center="false" draw:fill="none" draw:fill-color="#ffffff" draw:textarea-horizontal-align="justify" draw:auto-grow-width="true" fo:min-height="0.427cm" fo:min-width="0.252cm"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solid" svg:stroke-width="0.019cm" svg:stroke-color="#80808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6" style:family="graphic">
      <style:graphic-properties draw:stroke="solid" draw:stroke-dash="Dashed_20__28_var_29__20_6955"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 style:family="graphic">
      <style:graphic-properties draw:stroke="solid" draw:stroke-dash="Dashed_20__28_var_29__20_6956"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 style:family="graphic">
      <style:graphic-properties draw:stroke="solid" draw:stroke-dash="Dashed_20__28_var_29__20_6957"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draw:stroke-dash="Dashed_20__28_var_29__20_6958"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solid" draw:stroke-dash="Dashed_20__28_var_29__20_6959"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 style:family="graphic">
      <style:graphic-properties draw:stroke="solid" draw:stroke-dash="Dashed_20__28_var_29__20_6960"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 style:family="graphic">
      <style:graphic-properties draw:stroke="solid" draw:stroke-dash="Dashed_20__28_var_29__20_6961"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 style:family="graphic">
      <style:graphic-properties draw:stroke="solid" draw:stroke-dash="Dashed_20__28_var_29__20_6962"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none" draw:stroke-dash="Dashed_20__28_var_29__20_6963" svg:stroke-width="0.019cm" svg:stroke-color="#80808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55" style:family="graphic">
      <style:graphic-properties draw:stroke="none" draw:stroke-dash="Dashed_20__28_var_29__20_6964" svg:stroke-width="0.019cm" svg:stroke-color="#80808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none" draw:stroke-dash="Dashed_20__28_var_29__20_6965" svg:stroke-width="0.019cm" svg:stroke-color="#80808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57" style:family="graphic">
      <style:graphic-properties draw:stroke="solid" svg:stroke-width="0.03cm" svg:stroke-color="#000000" draw:marker-start="" draw:marker-start-width="0.259cm" draw:marker-start-center="false" draw:marker-end="" draw:marker-end-width="0.259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8" style:family="graphic">
      <style:graphic-properties draw:stroke="solid" svg:stroke-width="0.041cm" svg:stroke-color="#000000" draw:marker-start="" draw:marker-start-width="0.259cm" draw:marker-start-center="false" draw:marker-end="" draw:marker-end-width="0.259cm" draw:marker-end-center="false" draw:fill="solid" draw:fill-color="#000000"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9" style:family="graphic">
      <style:graphic-properties draw:stroke="solid" svg:stroke-width="0.03cm" svg:stroke-color="#ff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0" style:family="graphic">
      <style:graphic-properties draw:stroke="solid" svg:stroke-width="0.041cm" svg:stroke-color="#000000" draw:marker-start="" draw:marker-start-width="0.259cm" draw:marker-start-center="false" draw:marker-end="" draw:marker-end-width="0.259cm" draw:marker-end-center="false" draw:fill="solid" draw:fill-color="#ff0000"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6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2" style:family="graphic">
      <style:graphic-properties draw:stroke="none" draw:stroke-dash="Dashed_20__28_var_29__20_6900"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 style:family="graphic">
      <style:graphic-properties draw:stroke="none" draw:stroke-dash="Dashed_20__28_var_29__20_690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 style:family="graphic">
      <style:graphic-properties draw:stroke="none" draw:stroke-dash="Dashed_20__28_var_29__20_690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1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solid" draw:stroke-dash="Dashed_20__28_var_29__20_6903" svg:stroke-width="0cm" svg:stroke-color="#000000" draw:marker-start="" draw:marker-start-width="0.3cm" draw:marker-start-center="false" draw:marker-end="" draw:marker-end-width="0.3cm" draw:marker-end-center="false" draw:fill="solid" draw:fill-color="#cccccc" draw:textarea-horizontal-align="center" draw:textarea-vertical-align="middle" draw:auto-grow-width="tru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6904" svg:stroke-width="0cm" svg:stroke-color="#000000" draw:marker-start="" draw:marker-start-width="0.3cm" draw:marker-start-center="false" draw:marker-end="" draw:marker-end-width="0.3cm" draw:marker-end-center="false" draw:fill="solid" draw:fill-color="#00cc33" draw:opacity="37%" draw:textarea-horizontal-align="center" draw:textarea-vertical-align="middle" draw:auto-grow-width="tru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ed_20__28_var_29__20_690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90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90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90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90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91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6911" svg:stroke-width="0.041cm" svg:stroke-color="#000000" draw:marker-start="Arrow_20_concave"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91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91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91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91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91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691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691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691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692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6921"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692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692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692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692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3700"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3701"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none" draw:stroke-dash="Dashed_20__28_var_29__20_3702" svg:stroke-width="0.019cm" svg:stroke-color="#000000" draw:marker-start="" draw:marker-start-width="0.231cm" draw:marker-start-center="false" draw:marker-end=""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none" draw:stroke-dash="Dashed_20__28_var_29__20_3703"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27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2" style:family="graphic">
      <style:graphic-properties draw:stroke="none" draw:stroke-dash="Dashed_20__28_var_29__20_3704"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5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none" draw:stroke-dash="Dashed_20__28_var_29__20_3705"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564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4" style:family="graphic">
      <style:graphic-properties draw:stroke="solid" draw:stroke-dash="Dashed_20__28_var_29__20_3706"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3707"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3708"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3709"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3710"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3711"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3712"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3713"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3714"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3715"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draw:stroke-dash="Dashed_20__28_var_29__20_3716" svg:stroke-width="0.019cm" svg:stroke-color="#808080" draw:marker-start="" draw:marker-start-width="0.231cm" draw:marker-start-center="false" draw:marker-end=""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draw:stroke-dash="Dashed_20__28_var_29__20_6926"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6927"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solid" draw:stroke-dash="Dashed_20__28_var_29__20_6928" svg:stroke-width="0.041cm" svg:stroke-color="#000000" draw:marker-start="" draw:marker-start-width="0.263cm" draw:marker-start-center="false" draw:marker-end="Arrow_20_concave" draw:marker-end-width="0.26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8" style:family="graphic">
      <style:graphic-properties draw:stroke="none" draw:stroke-dash="Dashed_20__28_var_29__20_6929"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7cm" fo:min-width="0.2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2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2" style:family="graphic">
      <style:graphic-properties draw:stroke="solid" draw:stroke-dash="Dashed_20__28_var_29__20_372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draw:stroke-dash="Dashed_20__28_var_29__20_372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15" style:family="graphic">
      <style:graphic-properties draw:stroke="solid" svg:stroke-width="0.018cm" svg:stroke-color="#80808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16" style:family="graphic">
      <style:graphic-properties draw:stroke="solid" svg:stroke-width="0.019cm" svg:stroke-color="#666666" draw:marker-start="" draw:marker-start-width="0.191cm" draw:marker-start-center="false" draw:marker-end="" draw:marker-end-width="0.19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svg:stroke-width="0.019cm" svg:stroke-color="#666666" draw:marker-start="" draw:marker-start-width="0.24cm" draw:marker-start-center="false" draw:marker-end=""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svg:stroke-width="0.03cm" svg:stroke-color="#000000" draw:marker-start="" draw:marker-start-width="0.191cm" draw:marker-start-center="false" draw:marker-end="Arrow_20_concave" draw:marker-end-width="0.25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19" style:family="graphic">
      <style:graphic-properties draw:stroke="solid" svg:stroke-width="0.019cm" svg:stroke-color="#666666" draw:marker-start="" draw:marker-start-width="0.199cm" draw:marker-start-center="false" draw:marker-end="" draw:marker-end-width="0.2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svg:stroke-width="0.03cm" svg:stroke-color="#000000" draw:marker-start="Arrow_20_concave" draw:marker-start-width="0.25cm" draw:marker-start-center="false" draw:marker-end="" draw:marker-end-width="0.191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21" style:family="graphic">
      <style:graphic-properties draw:stroke="solid" svg:stroke-width="0.019cm" svg:stroke-color="#000000" draw:marker-start="" draw:marker-start-width="0.229cm" draw:marker-start-center="false" draw:marker-end="" draw:marker-end-width="0.229cm" draw:marker-end-center="false" draw:fill="solid" draw:fill-color="#808080" draw:textarea-horizontal-align="justify" draw:textarea-vertical-align="middle" draw:auto-grow-height="false" fo:min-height="0.03cm" fo:min-width="0cm"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4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4" style:family="graphic">
      <style:graphic-properties draw:stroke="solid" svg:stroke-width="0.03cm" svg:stroke-color="#000000" draw:marker-start="" draw:marker-start-width="0.245cm" draw:marker-start-center="false" draw:marker-end="" draw:marker-end-width="0.245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6cm" fo:padding-bottom="0.016cm" fo:padding-left="0.016cm" fo:padding-right="0.016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solid" draw:stroke-dash="Dashed_20__28_var_29__20_371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6" style:family="graphic">
      <style:graphic-properties draw:stroke="solid" draw:stroke-dash="Dashed_20__28_var_29__20_372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2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8" style:family="graphic">
      <style:graphic-properties draw:stroke="solid" draw:stroke-dash="Dashed_20__28_var_29__20_372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9" style:family="graphic">
      <style:graphic-properties draw:stroke="solid" draw:stroke-dash="Dashed_20__28_var_29__20_372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1" style:family="graphic">
      <style:graphic-properties draw:stroke="solid" draw:stroke-dash="Dashed_20__28_var_29__20_3727"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3728"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4"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1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5" style:family="graphic">
      <style:graphic-properties draw:stroke="solid" draw:stroke-dash="Dashed_20__28_var_29__20_373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373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18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8" style:family="graphic">
      <style:graphic-properties draw:stroke="solid" draw:stroke-dash="Dashed_20__28_var_29__20_373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373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12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12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2"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42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1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4"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18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5" style:family="graphic">
      <style:graphic-properties draw:stroke="solid" draw:stroke-dash="Dashed_20__28_var_29__20_372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6" style:family="graphic">
      <style:graphic-properties draw:stroke="solid" draw:stroke-dash="Dashed_20__28_var_29__20_373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7"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7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8"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9" style:family="graphic">
      <style:graphic-properties draw:stroke="solid" svg:stroke-width="0.053cm" svg:stroke-color="#ff0000" draw:marker-start="" draw:marker-start-width="0.28cm" draw:marker-start-center="false" draw:marker-end="" draw:marker-end-width="0.28cm" draw:marker-end-center="false" draw:fill="solid"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150" style:family="graphic">
      <style:graphic-properties draw:stroke="solid" draw:stroke-dash="Dashed_20__28_var_29__20_3725"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solid" draw:stroke-dash="Dashed_20__28_var_29__20_3726"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2" style:family="graphic">
      <style:graphic-properties draw:stroke="solid" draw:stroke-dash="Dashed_20__28_var_29__20_681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3" style:family="graphic">
      <style:graphic-properties draw:stroke="solid" draw:stroke-dash="Dashed_20__28_var_29__20_681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4" style:family="graphic">
      <style:graphic-properties draw:stroke="solid" draw:stroke-dash="Dashed_20__28_var_29__20_681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5" style:family="graphic">
      <style:graphic-properties draw:stroke="solid" draw:stroke-dash="Dashed_20__28_var_29__20_682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6" style:family="graphic">
      <style:graphic-properties draw:stroke="solid" draw:stroke-dash="Dashed_20__28_var_29__20_682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7" style:family="graphic">
      <style:graphic-properties draw:stroke="solid" draw:stroke-dash="Dashed_20__28_var_29__20_682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8" style:family="graphic">
      <style:graphic-properties draw:stroke="solid" draw:stroke-dash="Dashed_20__28_var_29__20_682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9" style:family="graphic">
      <style:graphic-properties draw:stroke="solid" draw:stroke-dash="Dashed_20__28_var_29__20_682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0" style:family="graphic">
      <style:graphic-properties draw:stroke="solid" draw:stroke-dash="Dashed_20__28_var_29__20_682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1" style:family="graphic">
      <style:graphic-properties draw:stroke="solid" draw:stroke-dash="Dashed_20__28_var_29__20_682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2" style:family="graphic">
      <style:graphic-properties draw:stroke="solid" draw:stroke-dash="Dashed_20__28_var_29__20_682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3" style:family="graphic">
      <style:graphic-properties draw:stroke="solid" draw:stroke-dash="Dashed_20__28_var_29__20_682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4" style:family="graphic">
      <style:graphic-properties draw:stroke="solid" draw:stroke-dash="Dashed_20__28_var_29__20_682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5" style:family="graphic">
      <style:graphic-properties draw:stroke="solid" draw:stroke-dash="Dashed_20__28_var_29__20_683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6" style:family="graphic">
      <style:graphic-properties draw:stroke="solid" draw:stroke-dash="Dashed_20__28_var_29__20_683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7" style:family="graphic">
      <style:graphic-properties draw:stroke="solid" draw:stroke-dash="Dashed_20__28_var_29__20_683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8" style:family="graphic">
      <style:graphic-properties draw:stroke="solid" draw:stroke-dash="Dashed_20__28_var_29__20_683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9" style:family="graphic">
      <style:graphic-properties draw:stroke="solid" draw:stroke-dash="Dashed_20__28_var_29__20_683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0" style:family="graphic">
      <style:graphic-properties draw:stroke="solid" draw:stroke-dash="Dashed_20__28_var_29__20_683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1" style:family="graphic">
      <style:graphic-properties draw:stroke="solid" draw:stroke-dash="Dashed_20__28_var_29__20_683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2" style:family="graphic">
      <style:graphic-properties draw:stroke="solid" draw:stroke-dash="Dashed_20__28_var_29__20_683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3" style:family="graphic">
      <style:graphic-properties draw:stroke="solid" draw:stroke-dash="Dashed_20__28_var_29__20_683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4" style:family="graphic">
      <style:graphic-properties draw:stroke="none" draw:stroke-dash="Dashed_20__28_var_29__20_6839"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27cm" fo:min-width="0.288cm" fo:padding-top="0.125cm" fo:padding-bottom="0.125cm" fo:padding-left="0.25cm" fo:padding-right="0.25cm" draw:shadow="hidden" draw:shadow-offset-x="0.3cm" draw:shadow-offset-y="0.3cm" draw:shadow-color="#808080" style:run-through="foreground"/>
      <style:paragraph-properties style:writing-mode="lr-tb"/>
    </style:style>
    <style:style style:name="gr175" style:family="graphic">
      <style:graphic-properties draw:stroke="none" draw:stroke-dash="Dashed_20__28_var_29__20_6840"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27cm" fo:min-width="0.534cm" fo:padding-top="0.125cm" fo:padding-bottom="0.125cm" fo:padding-left="0.25cm" fo:padding-right="0.25cm" draw:shadow="hidden" draw:shadow-offset-x="0.3cm" draw:shadow-offset-y="0.3cm" draw:shadow-color="#808080" style:run-through="foreground"/>
      <style:paragraph-properties style:writing-mode="lr-tb"/>
    </style:style>
    <style:style style:name="gr176" style:family="graphic">
      <style:graphic-properties draw:stroke="none" draw:stroke-dash="Dashed_20__28_var_29__20_6841" svg:stroke-width="0.019cm" svg:stroke-color="#000000" draw:marker-start="" draw:marker-start-width="0.288cm" draw:marker-start-center="false" draw:marker-end="" draw:marker-end-width="0.288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77" style:family="graphic">
      <style:graphic-properties draw:stroke="solid" draw:stroke-dash="Dashed_20__28_var_29__20_6842"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8" style:family="graphic">
      <style:graphic-properties draw:stroke="solid" draw:stroke-dash="Dashed_20__28_var_29__20_6843"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9" style:family="graphic">
      <style:graphic-properties draw:stroke="solid" draw:stroke-dash="Dashed_20__28_var_29__20_6844"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0" style:family="graphic">
      <style:graphic-properties draw:stroke="solid" draw:stroke-dash="Dashed_20__28_var_29__20_6845"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1" style:family="graphic">
      <style:graphic-properties draw:stroke="solid" draw:stroke-dash="Dashed_20__28_var_29__20_6846"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2" style:family="graphic">
      <style:graphic-properties draw:stroke="solid" draw:stroke-dash="Dashed_20__28_var_29__20_6847"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3" style:family="graphic">
      <style:graphic-properties draw:stroke="solid" draw:stroke-dash="Dashed_20__28_var_29__20_6848"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4" style:family="graphic">
      <style:graphic-properties draw:stroke="solid" draw:stroke-dash="Dashed_20__28_var_29__20_6849"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5" style:family="graphic">
      <style:graphic-properties draw:stroke="none" draw:stroke-dash="Dashed_20__28_var_29__20_6850"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27cm" fo:min-width="0.277cm" fo:padding-top="0.125cm" fo:padding-bottom="0.125cm" fo:padding-left="0.25cm" fo:padding-right="0.25cm" draw:shadow="hidden" draw:shadow-offset-x="0.3cm" draw:shadow-offset-y="0.3cm" draw:shadow-color="#808080" style:run-through="foreground"/>
      <style:paragraph-properties style:writing-mode="lr-tb"/>
    </style:style>
    <style:style style:name="gr186" style:family="graphic">
      <style:graphic-properties draw:stroke="none" draw:stroke-dash="Dashed_20__28_var_29__20_6851" svg:stroke-width="0.019cm" svg:stroke-color="#00000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87" style:family="graphic">
      <style:graphic-properties draw:stroke="none" draw:stroke-dash="Dashed_20__28_var_29__20_6852" svg:stroke-width="0.019cm" svg:stroke-color="#00000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88" style:family="graphic">
      <style:graphic-properties draw:stroke="none" draw:stroke-dash="Dashed_20__28_var_29__20_6853" svg:stroke-width="0.019cm" svg:stroke-color="#80808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89" style:family="graphic">
      <style:graphic-properties draw:stroke="solid" draw:stroke-dash="Dashed_20__28_var_29__20_6854"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0" style:family="graphic">
      <style:graphic-properties draw:stroke="solid" draw:stroke-dash="Dashed_20__28_var_29__20_6855"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1" style:family="graphic">
      <style:graphic-properties draw:stroke="none" draw:stroke-dash="Dashed_20__28_var_29__20_6856"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27cm" fo:min-width="0.252cm" fo:padding-top="0.125cm" fo:padding-bottom="0.125cm" fo:padding-left="0.25cm" fo:padding-right="0.25cm" draw:shadow="hidden" draw:shadow-offset-x="0.3cm" draw:shadow-offset-y="0.3cm" draw:shadow-color="#808080" style:run-through="foreground"/>
      <style:paragraph-properties style:writing-mode="lr-tb"/>
    </style:style>
    <style:style style:name="gr192" style:family="graphic">
      <style:graphic-properties draw:stroke="solid" draw:stroke-dash="Dashed_20__28_var_29__20_6857"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3" style:family="graphic">
      <style:graphic-properties draw:stroke="solid" draw:stroke-dash="Dashed_20__28_var_29__20_6858"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4" style:family="graphic">
      <style:graphic-properties draw:stroke="none" draw:stroke-dash="Dashed_20__28_var_29__20_6859"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27cm" fo:min-width="0.217cm" fo:padding-top="0.125cm" fo:padding-bottom="0.125cm" fo:padding-left="0.25cm" fo:padding-right="0.25cm" draw:shadow="hidden" draw:shadow-offset-x="0.3cm" draw:shadow-offset-y="0.3cm" draw:shadow-color="#808080" style:run-through="foreground"/>
      <style:paragraph-properties style:writing-mode="lr-tb"/>
    </style:style>
    <style:style style:name="gr195" style:family="graphic">
      <style:graphic-properties draw:stroke="solid" draw:stroke-dash="Dashed_20__28_var_29__20_6860"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6" style:family="graphic">
      <style:graphic-properties draw:stroke="solid" draw:stroke-dash="Dashed_20__28_var_29__20_6861"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7" style:family="graphic">
      <style:graphic-properties draw:stroke="none" draw:stroke-dash="Dashed_20__28_var_29__20_6862" svg:stroke-width="0.019cm" svg:stroke-color="#000000" draw:marker-start="" draw:marker-start-width="0.303cm" draw:marker-start-center="false" draw:marker-end="" draw:marker-end-width="0.3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98" style:family="graphic">
      <style:graphic-properties draw:stroke="solid" draw:stroke-dash="Dashed_20__28_var_29__20_6863"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9" style:family="graphic">
      <style:graphic-properties draw:stroke="solid" draw:stroke-dash="Dashed_20__28_var_29__20_6864" svg:stroke-width="0.019cm" svg:stroke-color="#000000"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0" style:family="graphic">
      <style:graphic-properties draw:stroke="none" draw:stroke-dash="Dashed_20__28_var_29__20_6865"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27cm" fo:min-width="0.27cm" fo:padding-top="0.125cm" fo:padding-bottom="0.125cm" fo:padding-left="0.25cm" fo:padding-right="0.25cm" draw:shadow="hidden" draw:shadow-offset-x="0.3cm" draw:shadow-offset-y="0.3cm" draw:shadow-color="#808080" style:run-through="foreground"/>
      <style:paragraph-properties style:writing-mode="lr-tb"/>
    </style:style>
    <style:style style:name="gr201" style:family="graphic">
      <style:graphic-properties draw:stroke="solid" draw:stroke-dash="Dashed_20__28_var_29__20_6866" svg:stroke-width="0.03cm" svg:stroke-color="#000000" draw:marker-start="" draw:marker-start-width="0.198cm" draw:marker-start-center="false" draw:marker-end=""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02" style:family="graphic">
      <style:graphic-properties draw:stroke="solid" draw:stroke-dash="Dashed_20__28_var_29__20_6867" svg:stroke-width="0.03cm" svg:stroke-color="#000000" draw:marker-start="" draw:marker-start-width="0.198cm" draw:marker-start-center="false" draw:marker-end=""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03" style:family="graphic">
      <style:graphic-properties draw:stroke="solid" draw:stroke-dash="Dashed_20__28_var_29__20_686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4" style:family="graphic">
      <style:graphic-properties draw:stroke="solid" draw:stroke-dash="Dashed_20__28_var_29__20_6869" svg:stroke-width="0.03cm" svg:stroke-color="#000000" draw:marker-start="Arrow_20_concave" draw:marker-start-width="0.25cm" draw:marker-start-center="false" draw:marker-end="" draw:marker-end-width="0.25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05" style:family="graphic">
      <style:graphic-properties draw:stroke="solid" draw:stroke-dash="Dashed_20__28_var_29__20_6870" svg:stroke-width="0.03cm" svg:stroke-color="#000000" draw:marker-start="" draw:marker-start-width="0.258cm" draw:marker-start-center="false" draw:marker-end="Arrow_20_concave" draw:marker-end-width="0.2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06" style:family="graphic">
      <style:graphic-properties draw:stroke="solid" svg:stroke-width="0.035cm" svg:stroke-color="#00cc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07"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08" style:family="graphic">
      <style:graphic-properties draw:stroke="none" draw:stroke-dash="Dashed_20__28_var_29__20_450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6cm" fo:min-width="0.24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9" style:family="graphic">
      <style:graphic-properties draw:stroke="none" draw:stroke-dash="Dashed_20__28_var_29__20_450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6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none" draw:stroke-dash="Dashed_20__28_var_29__20_4503"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1" style:family="graphic">
      <style:graphic-properties draw:stroke="none" draw:stroke-dash="Dashed_20__28_var_29__20_4504"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8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2" style:family="graphic">
      <style:graphic-properties draw:stroke="solid" draw:stroke-dash="Dashed_20__28_var_29__20_450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3" style:family="graphic">
      <style:graphic-properties draw:stroke="solid" draw:stroke-dash="Dashed_20__28_var_29__20_450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450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draw:stroke-dash="Dashed_20__28_var_29__20_450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6" style:family="graphic">
      <style:graphic-properties draw:stroke="solid" draw:stroke-dash="Dashed_20__28_var_29__20_450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7" style:family="graphic">
      <style:graphic-properties draw:stroke="solid" draw:stroke-dash="Dashed_20__28_var_29__20_451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8" style:family="graphic">
      <style:graphic-properties draw:stroke="solid" draw:stroke-dash="Dashed_20__28_var_29__20_4511" svg:stroke-width="0.041cm" svg:stroke-color="#000000" draw:marker-start="Arrow_20_concave"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451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solid" draw:stroke-dash="Dashed_20__28_var_29__20_451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1" style:family="graphic">
      <style:graphic-properties draw:stroke="solid" draw:stroke-dash="Dashed_20__28_var_29__20_451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451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solid" draw:stroke-dash="Dashed_20__28_var_29__20_451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solid" draw:stroke-dash="Dashed_20__28_var_29__20_451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451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solid" draw:stroke-dash="Dashed_20__28_var_29__20_451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7" style:family="graphic">
      <style:graphic-properties draw:stroke="solid" draw:stroke-dash="Dashed_20__28_var_29__20_452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4521"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solid" draw:stroke-dash="Dashed_20__28_var_29__20_4522" svg:stroke-width="0.041cm" svg:stroke-color="#000000" draw:marker-start="" draw:marker-start-width="0.258cm" draw:marker-start-center="false" draw:marker-end="Arrow_20_concave"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0" style:family="graphic">
      <style:graphic-properties draw:stroke="solid" draw:stroke-dash="Dashed_20__28_var_29__20_452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452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solid" draw:stroke-dash="Dashed_20__28_var_29__20_452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3" style:family="graphic">
      <style:graphic-properties draw:stroke="solid" draw:stroke-dash="Dashed_20__28_var_29__20_452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none" draw:stroke-dash="Dashed_20__28_var_29__20_369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1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5" style:family="graphic">
      <style:graphic-properties draw:stroke="none" draw:stroke-dash="Dashed_20__28_var_29__20_3693"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6cm" fo:min-width="0.5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6" style:family="graphic">
      <style:graphic-properties draw:stroke="none" draw:stroke-dash="Dashed_20__28_var_29__20_3694"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6cm" fo:min-width="0.5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7" style:family="graphic">
      <style:graphic-properties draw:stroke="solid" draw:stroke-dash="Dashed_20__28_var_29__20_3695" svg:stroke-width="0.019cm" svg:stroke-color="#008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solid" draw:stroke-dash="Dashed_20__28_var_29__20_3696" svg:stroke-width="0.019cm" svg:stroke-color="#008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9" style:family="graphic">
      <style:graphic-properties draw:stroke="solid" draw:stroke-dash="Dashed_20__28_var_29__20_4527"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0" style:family="graphic">
      <style:graphic-properties draw:stroke="solid" draw:stroke-dash="Dashed_20__28_var_29__20_4528"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1" style:family="graphic">
      <style:graphic-properties draw:stroke="solid" draw:stroke-dash="Dashed_20__28_var_29__20_681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2" style:family="graphic">
      <style:graphic-properties draw:stroke="solid" draw:stroke-dash="Dashed_20__28_var_29__20_681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3" style:family="graphic">
      <style:graphic-properties draw:stroke="none" draw:stroke-dash="Dashed_20__28_var_29__20_6814"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16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4" style:family="graphic">
      <style:graphic-properties draw:stroke="solid" draw:stroke-dash="Dashed_20__28_var_29__20_6815" svg:stroke-width="0.049cm" svg:stroke-color="#ff0000" draw:marker-start="" draw:marker-start-width="0.275cm" draw:marker-start-center="false" draw:marker-end="" draw:marker-end-width="0.275cm" draw:marker-end-center="false" draw:fill="solid" draw:fill-color="#00b8ff" draw:textarea-horizontal-align="center" draw:textarea-vertical-align="middle" draw:auto-grow-width="true" fo:padding-top="0.025cm" fo:padding-bottom="0.025cm" fo:padding-left="0.025cm" fo:padding-right="0.025cm" draw:shadow="hidden" draw:shadow-offset-x="0.3cm" draw:shadow-offset-y="0.3cm" draw:shadow-color="#808080" style:run-through="foreground"/>
    </style:style>
    <style:style style:name="gr245" style:family="graphic">
      <style:graphic-properties draw:stroke="solid" draw:stroke-dash="Dashed_20__28_var_29__20_6816" svg:stroke-width="0.049cm" svg:stroke-color="#ff0000" draw:marker-start="" draw:marker-start-width="0.275cm" draw:marker-start-center="false" draw:marker-end="" draw:marker-end-width="0.275cm" draw:marker-end-center="false" draw:fill="solid" draw:fill-color="#00b8ff" draw:textarea-horizontal-align="center" draw:textarea-vertical-align="middle" draw:auto-grow-width="true" fo:padding-top="0.025cm" fo:padding-bottom="0.025cm" fo:padding-left="0.025cm" fo:padding-right="0.025cm" draw:shadow="hidden" draw:shadow-offset-x="0.3cm" draw:shadow-offset-y="0.3cm" draw:shadow-color="#808080" style:run-through="foreground"/>
    </style:style>
    <style:style style:name="gr246" style:family="graphic">
      <style:graphic-properties draw:stroke="none" draw:stroke-dash="Dashed_20__28_var_29__20_3882" svg:stroke-width="0cm" svg:stroke-color="#000000" draw:marker-start="" draw:marker-start-width="0.3cm" draw:marker-start-center="false" draw:marker-end="" draw:marker-end-width="0.3cm" draw:marker-end-center="false" draw:fill="solid" draw:fill-color="#ffff00" draw:fill-image-width="0cm" draw:fill-image-height="0cm" draw:textarea-horizontal-align="justify" draw:textarea-vertical-align="middle" draw:auto-grow-width="true" fo:min-height="0.425cm" fo:min-width="0.277cm" fo:padding-top="0cm" fo:padding-bottom="0cm" fo:padding-left="0cm" fo:padding-right="0cm" draw:shadow="hidden" draw:shadow-offset-x="0.3cm" draw:shadow-offset-y="0.3cm" draw:shadow-color="#808080" style:run-through="foreground"/>
      <style:paragraph-properties style:writing-mode="lr-tb"/>
    </style:style>
    <style:style style:name="gr247" style:family="graphic">
      <style:graphic-properties draw:stroke="none" draw:stroke-dash="Dashed_20__28_var_29__20_3882" svg:stroke-width="0cm" svg:stroke-color="#000000" draw:marker-start="" draw:marker-start-width="0.3cm" draw:marker-start-center="false" draw:marker-end="" draw:marker-end-width="0.3cm" draw:marker-end-center="false" draw:fill="solid" draw:fill-color="#ffff00" draw:fill-image-width="0cm" draw:fill-image-height="0cm" draw:textarea-horizontal-align="center" draw:textarea-vertical-align="middle" draw:auto-grow-width="true" fo:min-height="0.425cm" fo:min-width="0.256cm" fo:padding-top="0cm" fo:padding-bottom="0cm" fo:padding-left="0cm" fo:padding-right="0cm" draw:shadow="hidden" draw:shadow-offset-x="0.3cm" draw:shadow-offset-y="0.3cm" draw:shadow-color="#808080" style:run-through="foreground"/>
      <style:paragraph-properties style:writing-mode="lr-tb"/>
    </style:style>
    <style:style style:name="gr248" style:family="graphic">
      <style:graphic-properties draw:stroke="none" draw:stroke-dash="Dashed_20__28_var_29__20_3882" svg:stroke-width="0cm" svg:stroke-color="#000000" draw:marker-start="" draw:marker-start-width="0.3cm" draw:marker-start-center="false" draw:marker-end="" draw:marker-end-width="0.3cm" draw:marker-end-center="false" draw:fill="solid" draw:fill-color="#ffff00" draw:fill-image-width="0cm" draw:fill-image-height="0cm" draw:textarea-horizontal-align="justify" draw:textarea-vertical-align="middle" draw:auto-grow-width="true" fo:min-height="0.425cm" fo:min-width="0.235cm" fo:padding-top="0cm" fo:padding-bottom="0cm" fo:padding-left="0cm" fo:padding-right="0cm" draw:shadow="hidden" draw:shadow-offset-x="0.3cm" draw:shadow-offset-y="0.3cm" draw:shadow-color="#808080" style:run-through="foreground"/>
      <style:paragraph-properties style:writing-mode="lr-tb"/>
    </style:style>
    <style:style style:name="gr249" style:family="graphic">
      <style:graphic-properties draw:stroke="none" draw:stroke-dash="Dashed_20__28_var_29__20_3882" svg:stroke-width="0cm" svg:stroke-color="#000000" draw:marker-start="" draw:marker-start-width="0.3cm" draw:marker-start-center="false" draw:marker-end="" draw:marker-end-width="0.3cm" draw:marker-end-center="false" draw:fill="solid" draw:fill-color="#ffff00" draw:fill-image-width="0cm" draw:fill-image-height="0cm" draw:textarea-horizontal-align="center" draw:textarea-vertical-align="middle" draw:auto-grow-width="true" fo:min-height="0.425cm" fo:min-width="0.213cm" fo:padding-top="0cm" fo:padding-bottom="0cm" fo:padding-left="0cm" fo:padding-right="0cm" draw:shadow="hidden" draw:shadow-offset-x="0.3cm" draw:shadow-offset-y="0.3cm" draw:shadow-color="#808080" style:run-through="foreground"/>
      <style:paragraph-properties style:writing-mode="lr-tb"/>
    </style:style>
    <style:style style:name="gr250" style:family="graphic">
      <style:graphic-properties draw:stroke="none" draw:stroke-dash="Dashed_20__28_var_29__20_3882" svg:stroke-width="0cm" svg:stroke-color="#000000" draw:marker-start="" draw:marker-start-width="0.3cm" draw:marker-start-center="false" draw:marker-end="" draw:marker-end-width="0.3cm" draw:marker-end-center="false" draw:fill="solid" draw:fill-color="#ffff00" draw:fill-image-width="0cm" draw:fill-image-height="0cm" draw:textarea-horizontal-align="justify" draw:textarea-vertical-align="middle" draw:auto-grow-width="true" fo:min-height="0.425cm" fo:min-width="0.258cm" fo:padding-top="0cm" fo:padding-bottom="0cm" fo:padding-left="0cm" fo:padding-right="0cm" draw:shadow="hidden" draw:shadow-offset-x="0.3cm" draw:shadow-offset-y="0.3cm" draw:shadow-color="#808080" style:run-through="foreground"/>
      <style:paragraph-properties style:writing-mode="lr-tb"/>
    </style:style>
    <style:style style:name="gr251" style:family="graphic">
      <style:graphic-properties draw:stroke="solid" draw:stroke-dash="Dashed_20__28_var_29__20_6794"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2" style:family="graphic">
      <style:graphic-properties draw:stroke="solid" draw:stroke-dash="Dashed_20__28_var_29__20_6795"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3" style:family="graphic">
      <style:graphic-properties draw:stroke="solid" draw:stroke-dash="Dashed_20__28_var_29__20_6796"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4" style:family="graphic">
      <style:graphic-properties draw:stroke="solid" draw:stroke-dash="Dashed_20__28_var_29__20_6797" svg:stroke-width="0.06cm" svg:stroke-color="#000000" draw:marker-start="Arrow_20_concave" draw:marker-start-width="0.258cm" draw:marker-start-center="false" draw:marker-end="" draw:marker-end-width="0.258cm" draw:marker-end-center="false" draw:fill="solid" draw:fill-color="#00b8ff" draw:textarea-horizontal-align="center" draw:textarea-vertical-align="middle" draw:auto-grow-width="true" fo:padding-top="0.03cm" fo:padding-bottom="0.03cm" fo:padding-left="0.03cm" fo:padding-right="0.03cm" draw:shadow="hidden" draw:shadow-offset-x="0.3cm" draw:shadow-offset-y="0.3cm" draw:shadow-color="#808080" style:run-through="foreground"/>
    </style:style>
    <style:style style:name="gr255" style:family="graphic">
      <style:graphic-properties draw:stroke="solid" draw:stroke-dash="Dashed_20__28_var_29__20_6798"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6" style:family="graphic">
      <style:graphic-properties draw:stroke="solid" draw:stroke-dash="Dashed_20__28_var_29__20_6799"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7" style:family="graphic">
      <style:graphic-properties draw:stroke="solid" draw:stroke-dash="Dashed_20__28_var_29__20_6800"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8" style:family="graphic">
      <style:graphic-properties draw:stroke="solid" draw:stroke-dash="Dashed_20__28_var_29__20_6801"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59" style:family="graphic">
      <style:graphic-properties draw:stroke="solid" draw:stroke-dash="Dashed_20__28_var_29__20_6802" svg:stroke-width="0.06cm" svg:stroke-color="#000000" draw:marker-start="" draw:marker-start-width="0.258cm" draw:marker-start-center="false" draw:marker-end="Arrow_20_concave" draw:marker-end-width="0.258cm" draw:marker-end-center="false" draw:fill="solid" draw:fill-color="#00b8ff" draw:textarea-horizontal-align="center" draw:textarea-vertical-align="middle" draw:auto-grow-width="true" fo:padding-top="0.03cm" fo:padding-bottom="0.03cm" fo:padding-left="0.03cm" fo:padding-right="0.03cm" draw:shadow="hidden" draw:shadow-offset-x="0.3cm" draw:shadow-offset-y="0.3cm" draw:shadow-color="#808080" style:run-through="foreground"/>
    </style:style>
    <style:style style:name="gr260" style:family="graphic">
      <style:graphic-properties draw:stroke="solid" draw:stroke-dash="Dashed_20__28_var_29__20_6803"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1" style:family="graphic">
      <style:graphic-properties draw:stroke="solid" draw:stroke-dash="Dashed_20__28_var_29__20_6804"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2" style:family="graphic">
      <style:graphic-properties draw:stroke="solid" draw:stroke-dash="Dashed_20__28_var_29__20_6805"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3" style:family="graphic">
      <style:graphic-properties draw:stroke="solid" draw:stroke-dash="Dashed_20__28_var_29__20_6806"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4" style:family="graphic">
      <style:graphic-properties draw:stroke="solid" draw:stroke-dash="Dashed_20__28_var_29__20_6807"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5" style:family="graphic">
      <style:graphic-properties draw:stroke="solid" draw:stroke-dash="Dashed_20__28_var_29__20_6808"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draw:stroke-dash="Dashed_20__28_var_29__20_6809"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7" style:family="graphic">
      <style:graphic-properties draw:stroke="solid" draw:stroke-dash="Dashed_20__28_var_29__20_6810"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8" style:family="graphic">
      <style:graphic-properties draw:stroke="solid" draw:stroke-dash="Dashed_20__28_var_29__20_6811"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69" style:family="graphic">
      <style:graphic-properties draw:stroke="solid" draw:stroke-dash="Dashed_20__28_var_29__20_3849"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0" style:family="graphic">
      <style:graphic-properties draw:stroke="solid" draw:stroke-dash="Dashed_20__28_var_29__20_3850"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1" style:family="graphic">
      <style:graphic-properties draw:stroke="solid" draw:stroke-dash="Dashed_20__28_var_29__20_3851"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2" style:family="graphic">
      <style:graphic-properties draw:stroke="solid" draw:stroke-dash="Dashed_20__28_var_29__20_3852"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draw:stroke-dash="Dashed_20__28_var_29__20_3853"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solid" draw:stroke-dash="Dashed_20__28_var_29__20_3854"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5" style:family="graphic">
      <style:graphic-properties draw:stroke="none" draw:stroke-dash="Dashed_20__28_var_29__20_3855" svg:stroke-width="0.019cm" svg:stroke-color="#000000" draw:marker-start="" draw:marker-start-width="0.303cm" draw:marker-start-center="false" draw:marker-end="" draw:marker-end-width="0.303cm" draw:marker-end-center="false" draw:fill="none" draw:fill-color="#ffffff" draw:textarea-horizontal-align="justify" draw:textarea-vertical-align="middle" draw:auto-grow-width="true" fo:min-height="0.425cm" fo:min-width="0.284cm" fo:padding-top="0.125cm" fo:padding-bottom="0.125cm" fo:padding-left="0.25cm" fo:padding-right="0.25cm" draw:shadow="hidden" draw:shadow-offset-x="0.3cm" draw:shadow-offset-y="0.3cm" draw:shadow-color="#808080" style:run-through="foreground"/>
      <style:paragraph-properties style:writing-mode="lr-tb"/>
    </style:style>
    <style:style style:name="gr276" style:family="graphic">
      <style:graphic-properties draw:stroke="none" draw:stroke-dash="Dashed_20__28_var_29__20_3856" svg:stroke-width="0.019cm" svg:stroke-color="#000000" draw:marker-start="" draw:marker-start-width="0.288cm" draw:marker-start-center="false" draw:marker-end="" draw:marker-end-width="0.288cm" draw:marker-end-center="false" draw:fill="none" draw:fill-color="#ffffff" draw:textarea-horizontal-align="justify" draw:textarea-vertical-align="middle" draw:auto-grow-width="true" fo:min-height="0.425cm" fo:min-width="0.529cm" fo:padding-top="0.125cm" fo:padding-bottom="0.125cm" fo:padding-left="0.25cm" fo:padding-right="0.25cm" draw:shadow="hidden" draw:shadow-offset-x="0.3cm" draw:shadow-offset-y="0.3cm" draw:shadow-color="#808080" style:run-through="foreground"/>
      <style:paragraph-properties style:writing-mode="lr-tb"/>
    </style:style>
    <style:style style:name="gr277" style:family="graphic">
      <style:graphic-properties draw:stroke="none" draw:stroke-dash="Dashed_20__28_var_29__20_3857" svg:stroke-width="0.019cm" svg:stroke-color="#000000" draw:marker-start="" draw:marker-start-width="0.288cm" draw:marker-start-center="false" draw:marker-end="" draw:marker-end-width="0.288cm" draw:marker-end-center="false" draw:fill="none" draw:fill-color="#ffffff" draw:textarea-horizontal-align="justify" draw:textarea-vertical-align="middle" draw:auto-grow-width="true" fo:min-height="0.425cm" fo:min-width="0.529cm" fo:padding-top="0.125cm" fo:padding-bottom="0.125cm" fo:padding-left="0.25cm" fo:padding-right="0.25cm" draw:shadow="hidden" draw:shadow-offset-x="0.3cm" draw:shadow-offset-y="0.3cm" draw:shadow-color="#808080" style:run-through="foreground"/>
      <style:paragraph-properties style:writing-mode="lr-tb"/>
    </style:style>
    <style:style style:name="gr278" style:family="graphic">
      <style:graphic-properties draw:stroke="solid" draw:stroke-dash="Dashed_20__28_var_29__20_3858"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79" style:family="graphic">
      <style:graphic-properties draw:stroke="solid" draw:stroke-dash="Dashed_20__28_var_29__20_3859"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0" style:family="graphic">
      <style:graphic-properties draw:stroke="solid" draw:stroke-dash="Dashed_20__28_var_29__20_3860"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1" style:family="graphic">
      <style:graphic-properties draw:stroke="solid" draw:stroke-dash="Dashed_20__28_var_29__20_3861"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2" style:family="graphic">
      <style:graphic-properties draw:stroke="solid" draw:stroke-dash="Dashed_20__28_var_29__20_3862"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3" style:family="graphic">
      <style:graphic-properties draw:stroke="solid" draw:stroke-dash="Dashed_20__28_var_29__20_3863"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4" style:family="graphic">
      <style:graphic-properties draw:stroke="solid" draw:stroke-dash="Dashed_20__28_var_29__20_3867"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5" style:family="graphic">
      <style:graphic-properties draw:stroke="solid" draw:stroke-dash="Dashed_20__28_var_29__20_3868"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6" style:family="graphic">
      <style:graphic-properties draw:stroke="solid" draw:stroke-dash="Dashed_20__28_var_29__20_3870"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7" style:family="graphic">
      <style:graphic-properties draw:stroke="solid" draw:stroke-dash="Dashed_20__28_var_29__20_3871"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8" style:family="graphic">
      <style:graphic-properties draw:stroke="solid" draw:stroke-dash="Dashed_20__28_var_29__20_3873"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89" style:family="graphic">
      <style:graphic-properties draw:stroke="solid" draw:stroke-dash="Dashed_20__28_var_29__20_3874" svg:stroke-width="0.019cm" svg:stroke-color="#008000" draw:marker-start="" draw:marker-start-width="0.213cm" draw:marker-start-center="false" draw:marker-end="" draw:marker-end-width="0.213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90" style:family="graphic">
      <style:graphic-properties draw:stroke="solid" draw:stroke-dash="Dashed_20__28_var_29__20_3876" svg:stroke-width="0.06cm" svg:stroke-color="#000000" draw:marker-start="" draw:marker-start-width="0.198cm" draw:marker-start-center="false" draw:marker-end="" draw:marker-end-width="0.198cm" draw:marker-end-center="false" draw:fill="solid" draw:fill-color="#00b8ff" draw:textarea-horizontal-align="center" draw:textarea-vertical-align="middle" draw:auto-grow-width="true" fo:padding-top="0.03cm" fo:padding-bottom="0.03cm" fo:padding-left="0.03cm" fo:padding-right="0.03cm" draw:shadow="hidden" draw:shadow-offset-x="0.3cm" draw:shadow-offset-y="0.3cm" draw:shadow-color="#808080" style:run-through="foreground"/>
    </style:style>
    <style:style style:name="gr291" style:family="graphic">
      <style:graphic-properties draw:stroke="solid" draw:stroke-dash="Dashed_20__28_var_29__20_3877" svg:stroke-width="0.06cm" svg:stroke-color="#000000" draw:marker-start="" draw:marker-start-width="0.198cm" draw:marker-start-center="false" draw:marker-end="" draw:marker-end-width="0.198cm" draw:marker-end-center="false" draw:fill="solid" draw:fill-color="#00b8ff" draw:textarea-horizontal-align="center" draw:textarea-vertical-align="middle" draw:auto-grow-width="true" fo:padding-top="0.03cm" fo:padding-bottom="0.03cm" fo:padding-left="0.03cm" fo:padding-right="0.03cm" draw:shadow="hidden" draw:shadow-offset-x="0.3cm" draw:shadow-offset-y="0.3cm" draw:shadow-color="#808080" style:run-through="foreground"/>
    </style:style>
    <style:style style:name="gr292" style:family="graphic">
      <style:graphic-properties draw:stroke="solid" draw:stroke-dash="Dashed_20__28_var_29__20_3878" svg:stroke-width="0.019cm" svg:stroke-color="#808080" draw:marker-start="" draw:marker-start-width="0.201cm" draw:marker-start-center="false" draw:marker-end="" draw:marker-end-width="0.201cm" draw:marker-end-center="false" draw:fill="solid" draw:fill-color="#00b8ff"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293"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94"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295" style:family="graphic">
      <style:graphic-properties fo:margin-left="0.4cm" fo:margin-right="0cm" fo:margin-top="0cm" fo:margin-bottom="0.3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96" style:family="graphic">
      <style:graphic-properties draw:stroke="none" draw:stroke-dash="Dashed_20__28_var_29__20_3521" svg:stroke-width="0.019cm" svg:stroke-color="#808080" draw:marker-start-width="0.303cm" draw:marker-start-center="false" draw:marker-end-width="0.303cm" draw:marker-end-center="false" draw:fill="none" draw:fill-color="#ffffff" draw:auto-grow-width="true" fo:min-height="0.415cm" fo:min-width="0.245cm" draw:shadow="hidden" draw:shadow-offset-x="0.3cm" draw:shadow-offset-y="0.3cm" draw:shadow-color="#808080" style:run-through="foreground"/>
      <style:paragraph-properties style:writing-mode="lr-tb"/>
    </style:style>
    <style:style style:name="gr297" style:family="graphic">
      <style:graphic-properties draw:stroke="none" draw:stroke-dash="Dashed_20__28_var_29__20_3522" svg:stroke-width="0.019cm" svg:stroke-color="#808080" draw:marker-start-width="0.303cm" draw:marker-start-center="false" draw:marker-end-width="0.303cm" draw:marker-end-center="false" draw:fill="none" draw:fill-color="#ffffff" draw:auto-grow-width="true" fo:min-height="0.415cm" fo:min-width="0.25cm" draw:shadow="hidden" draw:shadow-offset-x="0.3cm" draw:shadow-offset-y="0.3cm" draw:shadow-color="#808080" style:run-through="foreground"/>
      <style:paragraph-properties style:writing-mode="lr-tb"/>
    </style:style>
    <style:style style:name="gr298" style:family="graphic">
      <style:graphic-properties draw:stroke="none" draw:stroke-dash="Dashed_20__28_var_29__20_3523" svg:stroke-width="0.019cm" svg:stroke-color="#808080" draw:marker-start-width="0.303cm" draw:marker-start-center="false" draw:marker-end-width="0.303cm" draw:marker-end-center="false" draw:fill="none" draw:fill-color="#ffffff" draw:auto-grow-width="true" fo:min-height="0.415cm" fo:min-width="0.275cm" draw:shadow="hidden" draw:shadow-offset-x="0.3cm" draw:shadow-offset-y="0.3cm" draw:shadow-color="#808080" style:run-through="foreground"/>
      <style:paragraph-properties style:writing-mode="lr-tb"/>
    </style:style>
    <style:style style:name="gr299" style:family="graphic">
      <style:graphic-properties draw:stroke="none" draw:stroke-dash="Dashed_20__28_var_29__20_3524" svg:stroke-width="0.019cm" svg:stroke-color="#808080" draw:marker-start-width="0.303cm" draw:marker-start-center="false" draw:marker-end-width="0.303cm" draw:marker-end-center="false" draw:fill="none" draw:fill-color="#ffffff" draw:auto-grow-width="true" fo:min-height="0.415cm" fo:min-width="0.245cm" draw:shadow="hidden" draw:shadow-offset-x="0.3cm" draw:shadow-offset-y="0.3cm" draw:shadow-color="#808080" style:run-through="foreground"/>
      <style:paragraph-properties style:writing-mode="lr-tb"/>
    </style:style>
    <style:style style:name="gr300" style:family="graphic">
      <style:graphic-properties draw:stroke="solid" draw:stroke-dash="Dashed_20__28_var_29__20_3525"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1" style:family="graphic">
      <style:graphic-properties draw:stroke="solid" draw:stroke-dash="Dashed_20__28_var_29__20_3526"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2" style:family="graphic">
      <style:graphic-properties draw:stroke="solid" draw:stroke-dash="Dashed_20__28_var_29__20_3527"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3" style:family="graphic">
      <style:graphic-properties draw:stroke="solid" draw:stroke-dash="Dashed_20__28_var_29__20_3528"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4" style:family="graphic">
      <style:graphic-properties draw:stroke="solid" draw:stroke-dash="Dashed_20__28_var_29__20_3529"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5" style:family="graphic">
      <style:graphic-properties draw:stroke="solid" draw:stroke-dash="Dashed_20__28_var_29__20_3530"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6" style:family="graphic">
      <style:graphic-properties draw:stroke="solid" draw:stroke-dash="Dashed_20__28_var_29__20_3531"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7" style:family="graphic">
      <style:graphic-properties draw:stroke="solid" draw:stroke-dash="Dashed_20__28_var_29__20_3532"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8" style:family="graphic">
      <style:graphic-properties draw:stroke="solid" draw:stroke-dash="Dashed_20__28_var_29__20_3533"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9" style:family="graphic">
      <style:graphic-properties draw:stroke="solid" draw:stroke-dash="Dashed_20__28_var_29__20_3534"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0" style:family="graphic">
      <style:graphic-properties draw:stroke="solid" draw:stroke-dash="Dashed_20__28_var_29__20_3535"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1" style:family="graphic">
      <style:graphic-properties draw:stroke="solid" draw:stroke-dash="Dashed_20__28_var_29__20_3536"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2" style:family="graphic">
      <style:graphic-properties draw:stroke="solid" draw:stroke-dash="Dashed_20__28_var_29__20_3537"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3" style:family="graphic">
      <style:graphic-properties draw:stroke="solid" draw:stroke-dash="Dashed_20__28_var_29__20_3538" svg:stroke-width="0.019cm" svg:stroke-color="#80808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4" style:family="graphic">
      <style:graphic-properties draw:stroke="solid" draw:stroke-dash="Dashed_20__28_var_29__20_353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5" style:family="graphic">
      <style:graphic-properties draw:stroke="solid" draw:stroke-dash="Dashed_20__28_var_29__20_354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6" style:family="graphic">
      <style:graphic-properties draw:stroke="solid" draw:stroke-dash="Dashed_20__28_var_29__20_354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7" style:family="graphic">
      <style:graphic-properties draw:stroke="solid" draw:stroke-dash="Dashed_20__28_var_29__20_354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8" style:family="graphic">
      <style:graphic-properties draw:stroke="solid" draw:stroke-dash="Dashed_20__28_var_29__20_354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9" style:family="graphic">
      <style:graphic-properties draw:stroke="solid" draw:stroke-dash="Dashed_20__28_var_29__20_354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0" style:family="graphic">
      <style:graphic-properties draw:stroke="solid" draw:stroke-dash="Dashed_20__28_var_29__20_3545"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1" style:family="graphic">
      <style:graphic-properties draw:stroke="solid" draw:stroke-dash="Dashed_20__28_var_29__20_354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2" style:family="graphic">
      <style:graphic-properties draw:stroke="solid" svg:stroke-width="0.03cm" svg:stroke-color="#000000" draw:marker-start-width="0.229cm" draw:marker-start-center="false" draw:marker-end-width="0.229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323" style:family="graphic">
      <style:graphic-properties draw:stroke="solid"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style:style style:name="gr324" style:family="graphic">
      <style:graphic-properties draw:stroke="solid" svg:stroke-width="0cm" svg:stroke-color="#ffff99" draw:marker-start="" draw:marker-start-width="0.199cm" draw:marker-start-center="false" draw:marker-end="" draw:marker-end-width="0.199cm" draw:marker-end-center="false" draw:fill="solid" draw:fill-color="#ead680" draw:textarea-horizontal-align="justify" draw:textarea-vertical-align="middle" draw:auto-grow-height="false" fo:min-height="0.718cm" fo:min-width="3.999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svg:stroke-width="0cm" svg:stroke-color="#3465a4" draw:marker-start="" draw:marker-start-width="0.199cm" draw:marker-start-center="false" draw:marker-end="" draw:marker-end-width="0.199cm" draw:marker-end-center="false" draw:fill="solid" draw:fill-color="#a9ce7b" draw:textarea-horizontal-align="justify" draw:textarea-vertical-align="middle" draw:auto-grow-height="false" fo:min-height="0.718cm" fo:min-width="3.999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svg:stroke-width="0cm" svg:stroke-color="#3465a4" draw:marker-start="" draw:marker-start-width="0.199cm" draw:marker-start-center="false" draw:marker-end="" draw:marker-end-width="0.199cm" draw:marker-end-center="false" draw:fill="solid" draw:fill-color="#f5bbed" draw:textarea-horizontal-align="justify" draw:textarea-vertical-align="middle" draw:auto-grow-height="false" fo:min-height="0.771cm" fo:min-width="3.999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svg:stroke-width="0cm" svg:stroke-color="#3465a4" draw:marker-start="" draw:marker-start-width="0.199cm" draw:marker-start-center="false" draw:marker-end="" draw:marker-end-width="0.199cm" draw:marker-end-center="false" draw:fill="solid" draw:fill-color="#add9e0" draw:textarea-horizontal-align="justify" draw:textarea-vertical-align="middle" draw:auto-grow-height="false" fo:min-height="0.771cm" fo:min-width="3.999cm"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svg:stroke-width="0cm" svg:stroke-color="#000000" draw:marker-start="" draw:marker-start-width="0.199cm" draw:marker-start-center="false" draw:marker-end="" draw:marker-end-width="0.199cm" draw:marker-end-center="false" draw:fill="hatch" draw:fill-color="#729fcf" draw:fill-hatch-name="quadrillage" draw:textarea-horizontal-align="justify" draw:textarea-vertical-align="middle" draw:auto-grow-height="false" fo:min-height="1.739cm" fo:min-width="8.498cm"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1116" svg:stroke-width="0.03cm" svg:stroke-color="#000000" draw:marker-start="" draw:marker-start-width="0.21cm" draw:marker-start-center="false" draw:marker-end="Arrow_20_concave"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30" style:family="graphic">
      <style:graphic-properties draw:stroke="solid" draw:stroke-dash="Dashed_20__28_var_29__20_1111" svg:stroke-width="0.03cm" svg:stroke-color="#000000" draw:marker-start="Arrow_20_concave" draw:marker-start-width="0.21cm" draw:marker-start-center="false" draw:marker-end="" draw:marker-end-width="0.21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31" style:family="graphic">
      <style:graphic-properties draw:stroke="solid" draw:stroke-dash="Dashed_20__28_var_29__20_1135" svg:stroke-width="0.041cm" svg:stroke-color="#000000" draw:marker-start="" draw:marker-start-width="0.169cm" draw:marker-start-center="false" draw:marker-end="" draw:marker-end-width="0.169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332" style:family="graphic">
      <style:graphic-properties draw:stroke="none" draw:stroke-dash="Dashed_20__28_var_29__20_1133"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13cm" fo:min-width="0.524cm" fo:padding-top="0.125cm" fo:padding-bottom="0.125cm" fo:padding-left="0.25cm" fo:padding-right="0.25cm" draw:shadow="hidden" draw:shadow-offset-x="0.3cm" draw:shadow-offset-y="0.3cm" draw:shadow-color="#808080" style:run-through="foreground"/>
      <style:paragraph-properties style:writing-mode="lr-tb"/>
    </style:style>
    <style:style style:name="gr333" style:family="graphic">
      <style:graphic-properties draw:stroke="none" draw:stroke-dash="Dashed_20__28_var_29__20_1132"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82cm" fo:padding-top="0.125cm" fo:padding-bottom="0.125cm" fo:padding-left="0.25cm" fo:padding-right="0.25cm" draw:shadow="hidden" draw:shadow-offset-x="0.3cm" draw:shadow-offset-y="0.3cm" draw:shadow-color="#808080" style:run-through="foreground"/>
      <style:paragraph-properties style:writing-mode="lr-tb"/>
    </style:style>
    <style:style style:name="gr334" style:family="graphic">
      <style:graphic-properties draw:stroke="solid" draw:stroke-dash="Dashed_20__28_var_29__20_1136"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35" style:family="graphic">
      <style:graphic-properties draw:stroke="none" draw:stroke-dash="Dashed_20__28_var_29__20_1134" svg:stroke-width="0.019cm" svg:stroke-color="#000000" draw:marker-start="" draw:marker-start-width="0.288cm" draw:marker-start-center="false" draw:marker-end="" draw:marker-end-width="0.288cm" draw:marker-end-center="false" draw:fill="none" draw:fill-color="#ffffff" draw:textarea-horizontal-align="justify" fo:min-height="0.824cm" fo:padding-top="0.125cm" fo:padding-bottom="0.125cm" fo:padding-left="0.25cm" fo:padding-right="0.25cm" draw:shadow="hidden" draw:shadow-offset-x="0.3cm" draw:shadow-offset-y="0.3cm" draw:shadow-color="#808080" style:run-through="foreground"/>
      <style:paragraph-properties style:writing-mode="lr-tb"/>
    </style:style>
    <style:style style:name="gr336" style:family="graphic">
      <style:graphic-properties draw:stroke="solid" svg:stroke-width="0.009cm" svg:stroke-color="#c0c0c0" draw:marker-start-width="0.3cm" draw:marker-start-center="false"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337" style:family="graphic">
      <style:graphic-properties draw:stroke="solid" svg:stroke-width="0.018cm" svg:stroke-color="#80808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338" style:family="graphic">
      <style:graphic-properties draw:stroke="solid" svg:stroke-width="0.019cm" svg:stroke-color="#666666" draw:marker-start-width="0.191cm" draw:marker-start-center="false" draw:marker-end-width="0.191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9" style:family="graphic">
      <style:graphic-properties draw:stroke="solid" svg:stroke-width="0.03cm" svg:stroke-color="#000000" draw:marker-start-width="0.206cm" draw:marker-start-center="false" draw:marker-end="Arrow_20_concave" draw:marker-end-width="0.2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0" style:family="graphic">
      <style:graphic-properties draw:stroke="solid" svg:stroke-width="0.03cm" svg:stroke-color="#000000" draw:marker-start="Arrow_20_concave" draw:marker-start-width="0.25cm" draw:marker-start-center="false" draw:marker-end-width="0.206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1"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2"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3"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38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4" style:family="graphic">
      <style:graphic-properties draw:stroke="solid" svg:stroke-width="0.03cm" svg:stroke-color="#000000" draw:marker-start-width="0.245cm" draw:marker-start-center="false" draw:marker-end-width="0.245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5" style:family="graphic">
      <style:graphic-properties draw:stroke="solid" draw:stroke-dash="Dashed_20__28_var_29__20_371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6" style:family="graphic">
      <style:graphic-properties draw:stroke="solid" draw:stroke-dash="Dashed_20__28_var_29__20_372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8" style:family="graphic">
      <style:graphic-properties draw:stroke="solid" draw:stroke-dash="Dashed_20__28_var_29__20_372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9" style:family="graphic">
      <style:graphic-properties draw:stroke="solid" draw:stroke-dash="Dashed_20__28_var_29__20_372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0"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1" style:family="graphic">
      <style:graphic-properties draw:stroke="solid" draw:stroke-dash="Dashed_20__28_var_29__20_3723"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2" style:family="graphic">
      <style:graphic-properties draw:stroke="solid" draw:stroke-dash="Dashed_20__28_var_29__20_3724"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3"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4" style:family="graphic">
      <style:graphic-properties draw:stroke="solid" draw:stroke-dash="Dashed_20__28_var_29__20_3725"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5" style:family="graphic">
      <style:graphic-properties draw:stroke="solid" draw:stroke-dash="Dashed_20__28_var_29__20_3726"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6"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7" style:family="graphic">
      <style:graphic-properties draw:stroke="solid" draw:stroke-dash="Dashed_20__28_var_29__20_372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8" style:family="graphic">
      <style:graphic-properties draw:stroke="solid" draw:stroke-dash="Dashed_20__28_var_29__20_372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9"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0" style:family="graphic">
      <style:graphic-properties draw:stroke="solid" draw:stroke-dash="Dashed_20__28_var_29__20_372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1" style:family="graphic">
      <style:graphic-properties draw:stroke="solid" draw:stroke-dash="Dashed_20__28_var_29__20_373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2"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3" style:family="graphic">
      <style:graphic-properties draw:stroke="solid" draw:stroke-dash="Dashed_20__28_var_29__20_373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4" style:family="graphic">
      <style:graphic-properties draw:stroke="solid" draw:stroke-dash="Dashed_20__28_var_29__20_373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5" style:family="graphic">
      <style:graphic-properties draw:stroke="solid" draw:stroke-dash="Dashed_20__28_var_29__20_3733"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6" style:family="graphic">
      <style:graphic-properties draw:stroke="solid" draw:stroke-dash="Dashed_20__28_var_29__20_3734"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8" style:family="graphic">
      <style:graphic-properties draw:stroke="solid" draw:stroke-dash="Dashed_20__28_var_29__20_105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9" style:family="graphic">
      <style:graphic-properties draw:stroke="solid" draw:stroke-dash="Dashed_20__28_var_29__20_105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0" style:family="graphic">
      <style:graphic-properties draw:stroke="solid" draw:stroke-dash="Dashed_20__28_var_29__20_105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1" style:family="graphic">
      <style:graphic-properties draw:stroke="solid" draw:stroke-dash="Dashed_20__28_var_29__20_105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2" style:family="graphic">
      <style:graphic-properties draw:stroke="solid" draw:stroke-dash="Dashed_20__28_var_29__20_105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3" style:family="graphic">
      <style:graphic-properties draw:stroke="solid" draw:stroke-dash="Dashed_20__28_var_29__20_106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4" style:family="graphic">
      <style:graphic-properties draw:stroke="solid" draw:stroke-dash="Dashed_20__28_var_29__20_106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5" style:family="graphic">
      <style:graphic-properties draw:stroke="solid" draw:stroke-dash="Dashed_20__28_var_29__20_106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6" style:family="graphic">
      <style:graphic-properties draw:stroke="solid" draw:stroke-dash="Dashed_20__28_var_29__20_106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7" style:family="graphic">
      <style:graphic-properties draw:stroke="solid" draw:stroke-dash="Dashed_20__28_var_29__20_106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8" style:family="graphic">
      <style:graphic-properties draw:stroke="solid" draw:stroke-dash="Dashed_20__28_var_29__20_106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9" style:family="graphic">
      <style:graphic-properties draw:stroke="solid" draw:stroke-dash="Dashed_20__28_var_29__20_106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0" style:family="graphic">
      <style:graphic-properties draw:stroke="solid" draw:stroke-dash="Dashed_20__28_var_29__20_1068"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1" style:family="graphic">
      <style:graphic-properties draw:stroke="solid" draw:stroke-dash="Dashed_20__28_var_29__20_1069"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2" style:family="graphic">
      <style:graphic-properties draw:stroke="solid" draw:stroke-dash="Dashed_20__28_var_29__20_1070"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3" style:family="graphic">
      <style:graphic-properties draw:stroke="solid" draw:stroke-dash="Dashed_20__28_var_29__20_1071"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4" style:family="graphic">
      <style:graphic-properties draw:stroke="solid" draw:stroke-dash="Dashed_20__28_var_29__20_1072"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5" style:family="graphic">
      <style:graphic-properties draw:stroke="solid" draw:stroke-dash="Dashed_20__28_var_29__20_1073"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6" style:family="graphic">
      <style:graphic-properties draw:stroke="solid" draw:stroke-dash="Dashed_20__28_var_29__20_1074"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7" style:family="graphic">
      <style:graphic-properties draw:stroke="solid" draw:stroke-dash="Dashed_20__28_var_29__20_1075"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8" style:family="graphic">
      <style:graphic-properties draw:stroke="solid" draw:stroke-dash="Dashed_20__28_var_29__20_1076"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9" style:family="graphic">
      <style:graphic-properties draw:stroke="solid" draw:stroke-dash="Dashed_20__28_var_29__20_107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0" style:family="graphic">
      <style:graphic-properties draw:stroke="none" draw:stroke-dash="Dashed_20__28_var_29__20_1078" svg:stroke-width="0.019cm" svg:stroke-color="#000000" draw:marker-start-width="0.303cm" draw:marker-start-center="false" draw:marker-end-width="0.30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391" style:family="graphic">
      <style:graphic-properties draw:stroke="none" draw:stroke-dash="Dashed_20__28_var_29__20_1079" svg:stroke-width="0.019cm" svg:stroke-color="#000000" draw:marker-start-width="0.288cm" draw:marker-start-center="false" draw:marker-end-width="0.288cm" draw:marker-end-center="false" draw:fill="none" draw:fill-color="#ffffff" draw:auto-grow-width="true" fo:min-height="0.429cm" fo:min-width="0.524cm" draw:shadow="hidden" draw:shadow-offset-x="0.3cm" draw:shadow-offset-y="0.3cm" draw:shadow-color="#808080" style:run-through="foreground"/>
      <style:paragraph-properties style:writing-mode="lr-tb"/>
    </style:style>
    <style:style style:name="gr392" style:family="graphic">
      <style:graphic-properties draw:stroke="none" draw:stroke-dash="Dashed_20__28_var_29__20_1080" svg:stroke-width="0.019cm" svg:stroke-color="#000000" draw:marker-start-width="0.288cm" draw:marker-start-center="false" draw:marker-end-width="0.288cm" draw:marker-end-center="false" draw:fill="none" draw:fill-color="#ffffff" fo:min-height="0.423cm" draw:shadow="hidden" draw:shadow-offset-x="0.3cm" draw:shadow-offset-y="0.3cm" draw:shadow-color="#808080" style:run-through="foreground"/>
      <style:paragraph-properties style:writing-mode="lr-tb"/>
    </style:style>
    <style:style style:name="gr393" style:family="graphic">
      <style:graphic-properties draw:stroke="solid" draw:stroke-dash="Dashed_20__28_var_29__20_1081"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4" style:family="graphic">
      <style:graphic-properties draw:stroke="solid" draw:stroke-dash="Dashed_20__28_var_29__20_1082"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5" style:family="graphic">
      <style:graphic-properties draw:stroke="solid" draw:stroke-dash="Dashed_20__28_var_29__20_108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6" style:family="graphic">
      <style:graphic-properties draw:stroke="solid" draw:stroke-dash="Dashed_20__28_var_29__20_1084"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7" style:family="graphic">
      <style:graphic-properties draw:stroke="solid" draw:stroke-dash="Dashed_20__28_var_29__20_1085"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8" style:family="graphic">
      <style:graphic-properties draw:stroke="solid" draw:stroke-dash="Dashed_20__28_var_29__20_1086"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9" style:family="graphic">
      <style:graphic-properties draw:stroke="solid" draw:stroke-dash="Dashed_20__28_var_29__20_1087"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0" style:family="graphic">
      <style:graphic-properties draw:stroke="solid" draw:stroke-dash="Dashed_20__28_var_29__20_1088"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1" style:family="graphic">
      <style:graphic-properties draw:stroke="none" draw:stroke-dash="Dashed_20__28_var_29__20_1089" svg:stroke-width="0.019cm" svg:stroke-color="#000000" draw:marker-start-width="0.303cm" draw:marker-start-center="false" draw:marker-end-width="0.303cm" draw:marker-end-center="false" draw:fill="none" draw:fill-color="#ffffff" draw:auto-grow-width="true" fo:min-height="0.413cm" fo:min-width="0.275cm" draw:shadow="hidden" draw:shadow-offset-x="0.3cm" draw:shadow-offset-y="0.3cm" draw:shadow-color="#808080" style:run-through="foreground"/>
      <style:paragraph-properties style:writing-mode="lr-tb"/>
    </style:style>
    <style:style style:name="gr402" style:family="graphic">
      <style:graphic-properties draw:stroke="none" draw:stroke-dash="Dashed_20__28_var_29__20_1090"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403" style:family="graphic">
      <style:graphic-properties draw:stroke="none" draw:stroke-dash="Dashed_20__28_var_29__20_1091"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404" style:family="graphic">
      <style:graphic-properties draw:stroke="none" draw:stroke-dash="Dashed_20__28_var_29__20_1092" svg:stroke-width="0.019cm" svg:stroke-color="#80808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405" style:family="graphic">
      <style:graphic-properties draw:stroke="solid" draw:stroke-dash="Dashed_20__28_var_29__20_109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6" style:family="graphic">
      <style:graphic-properties draw:stroke="solid" draw:stroke-dash="Dashed_20__28_var_29__20_1094"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7" style:family="graphic">
      <style:graphic-properties draw:stroke="none" draw:stroke-dash="Dashed_20__28_var_29__20_1095" svg:stroke-width="0.019cm" svg:stroke-color="#000000" draw:marker-start-width="0.303cm" draw:marker-start-center="false" draw:marker-end-width="0.30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408" style:family="graphic">
      <style:graphic-properties draw:stroke="solid" draw:stroke-dash="Dashed_20__28_var_29__20_1096"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9" style:family="graphic">
      <style:graphic-properties draw:stroke="solid" draw:stroke-dash="Dashed_20__28_var_29__20_1097"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0" style:family="graphic">
      <style:graphic-properties draw:stroke="none" draw:stroke-dash="Dashed_20__28_var_29__20_1098" svg:stroke-width="0.019cm" svg:stroke-color="#000000" draw:marker-start-width="0.303cm" draw:marker-start-center="false" draw:marker-end-width="0.303cm" draw:marker-end-center="false" draw:fill="none" draw:fill-color="#ffffff" draw:auto-grow-width="true" fo:min-height="0.413cm" fo:min-width="0.206cm" draw:shadow="hidden" draw:shadow-offset-x="0.3cm" draw:shadow-offset-y="0.3cm" draw:shadow-color="#808080" style:run-through="foreground"/>
      <style:paragraph-properties style:writing-mode="lr-tb"/>
    </style:style>
    <style:style style:name="gr411" style:family="graphic">
      <style:graphic-properties draw:stroke="solid" draw:stroke-dash="Dashed_20__28_var_29__20_1099"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2" style:family="graphic">
      <style:graphic-properties draw:stroke="solid" draw:stroke-dash="Dashed_20__28_var_29__20_1100"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3" style:family="graphic">
      <style:graphic-properties draw:stroke="none" draw:stroke-dash="Dashed_20__28_var_29__20_1101" svg:stroke-width="0.019cm" svg:stroke-color="#000000" draw:marker-start-width="0.303cm" draw:marker-start-center="false" draw:marker-end-width="0.303cm" draw:marker-end-center="false" draw:fill="none" draw:fill-color="#ffffff" fo:min-height="0.413cm" draw:shadow="hidden" draw:shadow-offset-x="0.3cm" draw:shadow-offset-y="0.3cm" draw:shadow-color="#808080" style:run-through="foreground"/>
      <style:paragraph-properties style:writing-mode="lr-tb"/>
    </style:style>
    <style:style style:name="gr414" style:family="graphic">
      <style:graphic-properties draw:stroke="solid" draw:stroke-dash="Dashed_20__28_var_29__20_1102"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5" style:family="graphic">
      <style:graphic-properties draw:stroke="solid" draw:stroke-dash="Dashed_20__28_var_29__20_1103" svg:stroke-width="0.019cm" svg:stroke-color="#000000" draw:marker-start-width="0.213cm" draw:marker-start-center="false"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6" style:family="graphic">
      <style:graphic-properties draw:stroke="none" draw:stroke-dash="Dashed_20__28_var_29__20_1104" svg:stroke-width="0.019cm" svg:stroke-color="#000000" draw:marker-start-width="0.303cm" draw:marker-start-center="false" draw:marker-end-width="0.303cm" draw:marker-end-center="false" draw:fill="none" draw:fill-color="#ffffff" draw:auto-grow-width="true" fo:min-height="0.413cm" fo:min-width="0.268cm" draw:shadow="hidden" draw:shadow-offset-x="0.3cm" draw:shadow-offset-y="0.3cm" draw:shadow-color="#808080" style:run-through="foreground"/>
      <style:paragraph-properties style:writing-mode="lr-tb"/>
    </style:style>
    <style:style style:name="gr417" style:family="graphic">
      <style:graphic-properties draw:stroke="solid" draw:stroke-dash="Dashed_20__28_var_29__20_1105" svg:stroke-width="0.03cm" svg:stroke-color="#000000" draw:marker-start-width="0.198cm" draw:marker-start-center="false"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18" style:family="graphic">
      <style:graphic-properties draw:stroke="solid" draw:stroke-dash="Dashed_20__28_var_29__20_1106" svg:stroke-width="0.03cm" svg:stroke-color="#000000" draw:marker-start-width="0.198cm" draw:marker-start-center="false" draw:marker-end-width="0.19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19" style:family="graphic">
      <style:graphic-properties draw:stroke="solid" draw:stroke-dash="Dashed_20__28_var_29__20_1107" svg:stroke-width="0.019cm" svg:stroke-color="#808080" draw:marker-start-width="0.201cm" draw:marker-start-center="false" draw:marker-end-width="0.20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0" style:family="graphic">
      <style:graphic-properties draw:stroke="solid" draw:stroke-dash="Dashed_20__28_var_29__20_1057" svg:stroke-width="0.03cm" svg:stroke-color="#000000" draw:marker-start="Arrow_20_concave" draw:marker-start-width="0.25cm" draw:marker-start-center="false" draw:marker-end-width="0.258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21" style:family="graphic">
      <style:graphic-properties draw:stroke="solid" draw:stroke-dash="Dashed_20__28_var_29__20_1062" svg:stroke-width="0.03cm" svg:stroke-color="#000000" draw:marker-start-width="0.258cm" draw:marker-start-center="false" draw:marker-end="Arrow_20_concave" draw:marker-end-width="0.2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2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2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42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draw:g text:anchor-type="paragraph" draw:z-index="24" draw:name="Forme5" draw:style-name="gr109"><draw:custom-shape draw:style-name="gr294" draw:text-style-name="P157" svg:width="3.964cm" svg:height="0.641cm" draw:transform="skewX (0.00279252680319092) rotate (0.0872664625997165) translate (-0.370416666666667cm -0.0934861111111111cm)"><text:p text:style-name="P156"><text:span text:style-name="T11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6"><draw:text-box fo:min-height="3.93cm"><text:section text:style-name="Sect1" text:name="Section5"><text:p text:style-name="P33"/><text:h text:style-name="P122" text:outline-level="1"><text:span text:style-name="T36">L</text:span><text:span text:style-name="T68">is et écris les coordonnées des points A à H.</text:span></text:h><text:list xml:id="list425248194" text:style-name="_5f_Numérotation_20_des_20_exercices_20_livrets"><text:list-header><text:p text:style-name="P77"><draw:g text:anchor-type="as-char" svg:y="0cm" draw:z-index="19" draw:name="Forme6" draw:style-name="gr24"><draw:line draw:style-name="gr368" draw:text-style-name="P170" svg:x1="0cm" svg:y1="0.605cm" svg:x2="8.499cm" svg:y2="0.605cm"><text:p/></draw:line><draw:line draw:style-name="gr369" draw:text-style-name="P170" svg:x1="0cm" svg:y1="5.424cm" svg:x2="0cm" svg:y2="0.017cm"><text:p/></draw:line><draw:line draw:style-name="gr370" draw:text-style-name="P170" svg:x1="1.819cm" svg:y1="0.018cm" svg:x2="1.823cm" svg:y2="5.429cm"><text:p/></draw:line><draw:line draw:style-name="gr371" draw:text-style-name="P170" svg:x1="0cm" svg:y1="0.011cm" svg:x2="8.499cm" svg:y2="0.011cm"><text:p/></draw:line><draw:line draw:style-name="gr372" draw:text-style-name="P170" svg:x1="0.004cm" svg:y1="1.204cm" svg:x2="8.491cm" svg:y2="1.204cm"><text:p/></draw:line><draw:line draw:style-name="gr373" draw:text-style-name="P170" svg:x1="0.004cm" svg:y1="1.804cm" svg:x2="8.501cm" svg:y2="1.804cm"><text:p/></draw:line><draw:line draw:style-name="gr374" draw:text-style-name="P170" svg:x1="0.004cm" svg:y1="3.012cm" svg:x2="8.501cm" svg:y2="3.012cm"><text:p/></draw:line><draw:line draw:style-name="gr375" draw:text-style-name="P170" svg:x1="0.004cm" svg:y1="4.218cm" svg:x2="8.501cm" svg:y2="4.218cm"><text:p/></draw:line><draw:line draw:style-name="gr376" draw:text-style-name="P170" svg:x1="0.004cm" svg:y1="3.615cm" svg:x2="8.501cm" svg:y2="3.615cm"><text:p/></draw:line><draw:line draw:style-name="gr377" draw:text-style-name="P170" svg:x1="0.004cm" svg:y1="4.823cm" svg:x2="8.501cm" svg:y2="4.823cm"><text:p/></draw:line><draw:line draw:style-name="gr378" draw:text-style-name="P170" svg:x1="0.004cm" svg:y1="5.421cm" svg:x2="8.501cm" svg:y2="5.421cm"><text:p/></draw:line><draw:line draw:style-name="gr379" draw:text-style-name="P170" svg:x1="0.604cm" svg:y1="0.011cm" svg:x2="0.604cm" svg:y2="5.416cm"><text:p/></draw:line><draw:line draw:style-name="gr380" draw:text-style-name="P170" svg:x1="1.21cm" svg:y1="0.011cm" svg:x2="1.21cm" svg:y2="5.416cm"><text:p/></draw:line><draw:line draw:style-name="gr381" draw:text-style-name="P170" svg:x1="2.423cm" svg:y1="0.011cm" svg:x2="2.423cm" svg:y2="5.416cm"><text:p/></draw:line><draw:line draw:style-name="gr382" draw:text-style-name="P170" svg:x1="3.029cm" svg:y1="0.011cm" svg:x2="3.033cm" svg:y2="5.416cm"><text:p/></draw:line><draw:line draw:style-name="gr383" draw:text-style-name="P170" svg:x1="3.636cm" svg:y1="0.011cm" svg:x2="3.638cm" svg:y2="5.416cm"><text:p/></draw:line><draw:line draw:style-name="gr384" draw:text-style-name="P170" svg:x1="4.853cm" svg:y1="0.011cm" svg:x2="4.853cm" svg:y2="5.416cm"><text:p/></draw:line><draw:line draw:style-name="gr385" draw:text-style-name="P170" svg:x1="5.458cm" svg:y1="0.011cm" svg:x2="5.458cm" svg:y2="5.416cm"><text:p/></draw:line><draw:line draw:style-name="gr386" draw:text-style-name="P170" svg:x1="6.066cm" svg:y1="0.011cm" svg:x2="6.066cm" svg:y2="5.416cm"><text:p/></draw:line><draw:line draw:style-name="gr387" draw:text-style-name="P170" svg:x1="6.672cm" svg:y1="0.011cm" svg:x2="6.672cm" svg:y2="5.416cm"><text:p/></draw:line><draw:line draw:style-name="gr388" draw:text-style-name="P170" svg:x1="7.282cm" svg:y1="5.416cm" svg:x2="7.282cm" svg:y2="0.011cm"><text:p/></draw:line><draw:line draw:style-name="gr389" draw:text-style-name="P170" svg:x1="7.885cm" svg:y1="0.011cm" svg:x2="7.885cm" svg:y2="5.416cm"><text:p/></draw:line><draw:frame draw:style-name="gr390" draw:text-style-name="P158" svg:width="0.283cm" svg:height="0.414cm" svg:x="3.792cm" svg:y="2.554cm"><draw:text-box><text:p text:style-name="P131"><text:span text:style-name="T118">O</text:span></text:p></draw:text-box></draw:frame><draw:frame draw:style-name="gr391" draw:text-style-name="P158" svg:width="0.525cm" svg:height="0.429cm" svg:x="4.572cm" svg:y="2.512cm"><draw:text-box><text:p><text:span text:style-name="T118">+1</text:span></text:p></draw:text-box></draw:frame><draw:frame draw:style-name="gr392" draw:text-style-name="P158" svg:width="0.613cm" svg:height="0.424cm" svg:x="3.54cm" svg:y="1.595cm"><draw:text-box><text:p><text:span text:style-name="T118">+1</text:span></text:p></draw:text-box></draw:frame><draw:line draw:style-name="gr393" draw:text-style-name="P170" svg:x1="1.115cm" svg:y1="4.909cm" svg:x2="1.298cm" svg:y2="4.72cm"><text:p/></draw:line><draw:line draw:style-name="gr394" draw:text-style-name="P170" svg:x1="1.305cm" svg:y1="4.909cm" svg:x2="1.115cm" svg:y2="4.72cm"><text:p/></draw:line><draw:line draw:style-name="gr395" draw:text-style-name="P170" svg:x1="4.755cm" svg:y1="3.709cm" svg:x2="4.945cm" svg:y2="3.518cm"><text:p/></draw:line><draw:line draw:style-name="gr396" draw:text-style-name="P170" svg:x1="4.945cm" svg:y1="3.709cm" svg:x2="4.755cm" svg:y2="3.518cm"><text:p/></draw:line><draw:line draw:style-name="gr397" draw:text-style-name="P170" svg:x1="7.184cm" svg:y1="1.898cm" svg:x2="7.371cm" svg:y2="1.709cm"><text:p/></draw:line><draw:line draw:style-name="gr398" draw:text-style-name="P170" svg:x1="7.371cm" svg:y1="1.898cm" svg:x2="7.184cm" svg:y2="1.709cm"><text:p/></draw:line><draw:line draw:style-name="gr399" draw:text-style-name="P170" svg:x1="4.152cm" svg:y1="0.696cm" svg:x2="4.344cm" svg:y2="0.509cm"><text:p/></draw:line><draw:line draw:style-name="gr400" draw:text-style-name="P170" svg:x1="4.344cm" svg:y1="0.696cm" svg:x2="4.152cm" svg:y2="0.509cm"><text:p/></draw:line><draw:frame draw:style-name="gr401" draw:text-style-name="P158" svg:width="0.276cm" svg:height="0.414cm" svg:x="3.851cm" svg:y="0.639cm"><draw:text-box><text:p text:style-name="P131"><text:span text:style-name="T118">D</text:span></text:p></draw:text-box></draw:frame><draw:frame draw:style-name="gr402" draw:text-style-name="P158" svg:width="0.294cm" svg:height="0.414cm" svg:x="7.426cm" svg:y="1.311cm"><draw:text-box><text:p text:style-name="P131"><text:span text:style-name="T118">A</text:span></text:p></draw:text-box></draw:frame><draw:frame draw:style-name="gr403" draw:text-style-name="P158" svg:width="0.278cm" svg:height="0.414cm" svg:x="4.976cm" svg:y="3.717cm"><draw:text-box><text:p text:style-name="P131"><text:span text:style-name="T118">E</text:span></text:p></draw:text-box></draw:frame><draw:frame draw:style-name="gr404" draw:text-style-name="P158" svg:width="0.232cm" svg:height="0.414cm" svg:x="0.778cm" svg:y="4.895cm"><draw:text-box><text:p text:style-name="P131"><text:span text:style-name="T118">C</text:span></text:p></draw:text-box></draw:frame><draw:line draw:style-name="gr405" draw:text-style-name="P170" svg:x1="1.732cm" svg:y1="1.301cm" svg:x2="1.922cm" svg:y2="1.115cm"><text:p/></draw:line><draw:line draw:style-name="gr406" draw:text-style-name="P170" svg:x1="1.922cm" svg:y1="1.301cm" svg:x2="1.732cm" svg:y2="1.115cm"><text:p/></draw:line><draw:frame draw:style-name="gr407" draw:text-style-name="P158" svg:width="0.246cm" svg:height="0.414cm" svg:x="1.468cm" svg:y="0.769cm"><draw:text-box><text:p text:style-name="P131"><text:span text:style-name="T118">B</text:span></text:p></draw:text-box></draw:frame><draw:line draw:style-name="gr408" draw:text-style-name="P170" svg:x1="1.118cm" svg:y1="2.497cm" svg:x2="1.305cm" svg:y2="2.31cm"><text:p/></draw:line><draw:line draw:style-name="gr409" draw:text-style-name="P170" svg:x1="1.308cm" svg:y1="2.497cm" svg:x2="1.118cm" svg:y2="2.31cm"><text:p/></draw:line><draw:frame draw:style-name="gr410" draw:text-style-name="P158" svg:width="0.207cm" svg:height="0.414cm" svg:x="0.861cm" svg:y="1.912cm"><draw:text-box><text:p text:style-name="P131"><text:span text:style-name="T118">F</text:span></text:p></draw:text-box></draw:frame><draw:line draw:style-name="gr411" draw:text-style-name="P170" svg:x1="4.152cm" svg:y1="4.312cm" svg:x2="4.342cm" svg:y2="4.125cm"><text:p/></draw:line><draw:line draw:style-name="gr412" draw:text-style-name="P170" svg:x1="4.344cm" svg:y1="4.312cm" svg:x2="4.152cm" svg:y2="4.125cm"><text:p/></draw:line><draw:frame draw:style-name="gr413" draw:text-style-name="P158" svg:width="0.257cm" svg:height="0.414cm" svg:x="3.806cm" svg:y="4.274cm"><draw:text-box><text:p text:style-name="P131"><text:span text:style-name="T118">G</text:span></text:p></draw:text-box></draw:frame><draw:line draw:style-name="gr414" draw:text-style-name="P170" svg:x1="5.971cm" svg:y1="2.492cm" svg:x2="6.158cm" svg:y2="2.305cm"><text:p/></draw:line><draw:line draw:style-name="gr415" draw:text-style-name="P170" svg:x1="6.161cm" svg:y1="2.492cm" svg:x2="5.971cm" svg:y2="2.305cm"><text:p/></draw:line><draw:frame draw:style-name="gr416" draw:text-style-name="P158" svg:width="0.269cm" svg:height="0.414cm" svg:x="5.648cm" svg:y="1.912cm"><draw:text-box><text:p text:style-name="P131"><text:span text:style-name="T118">H</text:span></text:p></draw:text-box></draw:frame><draw:line draw:style-name="gr417" draw:text-style-name="P170" svg:x1="4.853cm" svg:y1="2.303cm" svg:x2="4.853cm" svg:y2="2.517cm"><text:p/></draw:line><draw:line draw:style-name="gr418" draw:text-style-name="P170" svg:x1="4.351cm" svg:y1="1.806cm" svg:x2="4.139cm" svg:y2="1.806cm"><text:p/></draw:line><draw:line draw:style-name="gr419" draw:text-style-name="P170" svg:x1="8.489cm" svg:y1="0.011cm" svg:x2="8.489cm" svg:y2="5.416cm"><text:p/></draw:line><draw:line draw:style-name="gr420" draw:text-style-name="P170" svg:x1="4.247cm" svg:y1="0cm" svg:x2="4.247cm" svg:y2="5.428cm"><text:p/></draw:line><draw:line draw:style-name="gr421" draw:text-style-name="P170" svg:x1="0.004cm" svg:y1="2.409cm" svg:x2="8.501cm" svg:y2="2.409cm"><text:p/></draw:line></draw:g></text:p><text:p text:style-name="P78"><text:span text:style-name="Bold_5f_niv2"><text:span text:style-name="T17">Correction</text:span></text:span></text:p></text:list-header></text:list><text:section text:style-name="Sect2" text:name="Section1"><text:p text:style-name="P54"><text:span text:style-name="_5f_BVS">A(</text:span><text:span text:style-name="_5f_BVS"><text:span text:style-name="T65">5</text:span></text:span><text:span text:style-name="_5f_BVS"> ; </text:span><text:span text:style-name="_5f_BVS"><text:span text:style-name="T67">1</text:span></text:span><text:span text:style-name="_5f_BVS">)</text:span></text:p><text:p text:style-name="P50"><text:span text:style-name="_5f_BVS">B(</text:span><text:span text:style-name="_5f_BVS"><text:span text:style-name="T33">−</text:span></text:span><text:span text:style-name="_5f_BVS"><text:span text:style-name="T67">4</text:span></text:span><text:span text:style-name="_5f_BVS"> ; </text:span><text:span text:style-name="_5f_BVS"><text:span text:style-name="T67">2</text:span></text:span><text:span text:style-name="_5f_BVS">)</text:span></text:p><text:p text:style-name="P43"><text:span text:style-name="_5f_BVS"><text:span text:style-name="T97">C(</text:span></text:span><text:span text:style-name="_5f_BVS"><text:span text:style-name="T35">−</text:span></text:span><text:span text:style-name="_5f_BVS"><text:span text:style-name="T98">5</text:span></text:span><text:span text:style-name="_5f_BVS"><text:span text:style-name="T97"> ; </text:span></text:span><text:span text:style-name="_5f_BVS"><text:span text:style-name="T35">−</text:span></text:span><text:span text:style-name="_5f_BVS"><text:span text:style-name="T98">4</text:span></text:span><text:span text:style-name="_5f_BVS"><text:span text:style-name="T97">)</text:span></text:span></text:p><text:p text:style-name="P50"><text:span text:style-name="_5f_BVS">D(</text:span><text:span text:style-name="_5f_BVS"><text:span text:style-name="T67">0</text:span></text:span><text:span text:style-name="_5f_BVS"> ; </text:span><text:span text:style-name="_5f_BVS"><text:span text:style-name="T65">3</text:span></text:span><text:span text:style-name="_5f_BVS">)</text:span></text:p><text:p text:style-name="P43"><text:span text:style-name="_5f_BVS">E(</text:span><text:span text:style-name="_5f_BVS"><text:span text:style-name="T65">1</text:span></text:span><text:span text:style-name="_5f_BVS"> ; </text:span><text:span text:style-name="_5f_BVS"><text:span text:style-name="T33">−</text:span></text:span><text:span text:style-name="_5f_BVS"><text:span text:style-name="T65">2</text:span></text:span><text:span text:style-name="_5f_BVS">)</text:span></text:p><text:p text:style-name="P50"><text:span text:style-name="_5f_BVS">F(</text:span><text:span text:style-name="_5f_BVS"><text:span text:style-name="T33">−</text:span></text:span><text:span text:style-name="_5f_BVS"><text:span text:style-name="T65">5</text:span></text:span><text:span text:style-name="_5f_BVS"> ; </text:span><text:span text:style-name="_5f_BVS"><text:span text:style-name="T65">0</text:span></text:span><text:span text:style-name="_5f_BVS">)</text:span></text:p><text:p text:style-name="P43"><text:span text:style-name="_5f_BVS">G(</text:span><text:span text:style-name="_5f_BVS"><text:span text:style-name="T67">0</text:span></text:span><text:span text:style-name="_5f_BVS"> ; </text:span><text:span text:style-name="_5f_BVS"><text:span text:style-name="T33">−</text:span></text:span><text:span text:style-name="_5f_BVS"><text:span text:style-name="T65">3</text:span></text:span><text:span text:style-name="_5f_BVS">)</text:span></text:p><text:h text:style-name="P122" text:outline-level="1"><text:span text:style-name="_5f_BVS"><text:span text:style-name="T9">H(</text:span></text:span><text:span text:style-name="_5f_BVS"><text:span text:style-name="T11">3</text:span></text:span><text:span text:style-name="_5f_BVS"><text:span text:style-name="T9"> ; </text:span></text:span><text:span text:style-name="_5f_BVS"><text:span text:style-name="T10">0</text:span></text:span><text:span text:style-name="_5f_BVS"><text:span text:style-name="T9">)</text:span></text:span></text:h></text:section></text:section></draw:text-box></draw:frame></text:h>
      <text:list xml:id="list3413370925" text:style-name="Num_5f_Exo">
        <text:list-item>
          <text:h text:style-name="P62" text:outline-level="1"> <text:span text:style-name="Bold_5f_niv2"><text:span text:style-name="T91">E</text:span></text:span><text:span text:style-name="Bold_5f_niv2"><text:span text:style-name="T92">s</text:span></text:span><text:span text:style-name="Bold_5f_niv2"><text:span text:style-name="T68">timation</text:span></text:span></text:h>
        </text:list-item>
      </text:list>
      <text:p text:style-name="P34"><draw:g text:anchor-type="paragraph" draw:z-index="22" draw:name="Forme7" draw:style-name="gr1"><draw:custom-shape draw:style-name="gr324" draw:text-style-name="P162" svg:width="4.5cm" svg:height="0.969cm" svg:x="0cm" svg:y="1.131cm"><text:p/><draw:enhanced-geometry svg:viewBox="0 0 21600 21600" draw:type="rectangle" draw:enhanced-path="M 0 0 L 21600 0 21600 21600 0 21600 0 0 Z N"/></draw:custom-shape><draw:custom-shape draw:style-name="gr325" draw:text-style-name="P163" svg:width="4.5cm" svg:height="0.969cm" svg:x="4.5cm" svg:y="1.131cm"><text:p/><draw:enhanced-geometry svg:viewBox="0 0 21600 21600" draw:type="rectangle" draw:enhanced-path="M 0 0 L 21600 0 21600 21600 0 21600 0 0 Z N"/></draw:custom-shape><draw:custom-shape draw:style-name="gr326" draw:text-style-name="P164" svg:width="4.5cm" svg:height="1.022cm" svg:x="4.5cm" svg:y="0.11cm"><text:p/><draw:enhanced-geometry svg:viewBox="0 0 21600 21600" draw:type="rectangle" draw:enhanced-path="M 0 0 L 21600 0 21600 21600 0 21600 0 0 Z N"/></draw:custom-shape><draw:custom-shape draw:style-name="gr327" draw:text-style-name="P165" svg:width="4.5cm" svg:height="1.022cm" svg:x="0cm" svg:y="0.11cm"><text:p/><draw:enhanced-geometry svg:viewBox="0 0 21600 21600" draw:type="rectangle" draw:enhanced-path="M 0 0 L 21600 0 21600 21600 0 21600 0 0 Z N"/></draw:custom-shape><draw:custom-shape draw:style-name="gr328" draw:text-style-name="P166" svg:width="9cm" svg:height="1.99cm" svg:x="0cm" svg:y="0.106cm"><text:p/><draw:enhanced-geometry svg:viewBox="0 0 21600 21600" draw:type="rectangle" draw:enhanced-path="M 0 0 L 21600 0 21600 21600 0 21600 0 0 Z N"/></draw:custom-shape><draw:line draw:style-name="gr329" draw:text-style-name="P149" svg:x1="0.001cm" svg:y1="1.127cm" svg:x2="8.997cm" svg:y2="1.127cm"><text:p/></draw:line><draw:line draw:style-name="gr330" draw:text-style-name="P149" svg:x1="4.496cm" svg:y1="0.115cm" svg:x2="4.496cm" svg:y2="2.1cm"><text:p/></draw:line><draw:line draw:style-name="gr331" draw:text-style-name="P149" svg:x1="5.505cm" svg:y1="1.007cm" svg:x2="5.505cm" svg:y2="1.227cm"><text:p/></draw:line><draw:frame draw:style-name="gr332" draw:text-style-name="P136" svg:width="1.026cm" svg:height="0.664cm" svg:x="4.99cm" svg:y="1.194cm"><draw:text-box><text:p text:style-name="P131"><text:span text:style-name="T113">+1</text:span></text:p></draw:text-box></draw:frame><draw:frame draw:style-name="gr333" draw:text-style-name="P136" svg:width="0.784cm" svg:height="0.664cm" svg:x="3.874cm" svg:y="1.09cm"><draw:text-box><text:p text:style-name="P131"><text:span text:style-name="T113">O</text:span></text:p></draw:text-box></draw:frame><draw:line draw:style-name="gr334" draw:text-style-name="P149" svg:x1="4.606cm" svg:y1="0.61cm" svg:x2="4.382cm" svg:y2="0.61cm"><text:p/></draw:line><draw:frame draw:style-name="gr335" draw:text-style-name="P136" svg:width="1.183cm" svg:height="1.075cm" svg:x="3.475cm" svg:y="0.293cm"><draw:text-box><text:p text:style-name="P131"><text:span text:style-name="T113">+1</text:span></text:p></draw:text-box></draw:frame></draw:g><text:span text:style-name="_5f_BVS"/></text:p>
      <text:p text:style-name="P40"><text:span text:style-name="_5f_BVS">Indique dans quel q</text:span><text:span text:style-name="_5f_BVS"><text:span text:style-name="T69">u</text:span></text:span><text:span text:style-name="_5f_BVS">adrant se trouvent les points suivants.</text:span></text:p>
      <text:section text:style-name="Sect3" text:name="Section2">
        <text:p text:style-name="P58">A(<text:span text:style-name="T33">−</text:span>2 ; 1) <text:span text:style-name="_5f_Correction_20_surligné"><text:span text:style-name="T21">Quadrant Bleu</text:span></text:span></text:p>
        <text:p text:style-name="P59"><text:span text:style-name="_5f_BVS"><text:span text:style-name="T70">B</text:span></text:span><text:span text:style-name="_5f_BVS">(</text:span><text:span text:style-name="_5f_BVS"><text:span text:style-name="T33">−</text:span></text:span><text:span text:style-name="_5f_BVS"><text:span text:style-name="T72">2</text:span></text:span><text:span text:style-name="_5f_BVS"> ; </text:span><text:span text:style-name="_5f_BVS"><text:span text:style-name="T33">−</text:span></text:span><text:span text:style-name="_5f_BVS"><text:span text:style-name="T72">1</text:span></text:span><text:span text:style-name="_5f_BVS">) </text:span><text:span text:style-name="_5f_Correction_20_surligné"><text:span text:style-name="T20">Quad. jaune</text:span></text:span></text:p>
        <text:p text:style-name="P59">C(<text:span text:style-name="T69">1</text:span> ; <text:span text:style-name="T33">−</text:span><text:span text:style-name="_5f_BVS"><text:span text:style-name="T72">1</text:span></text:span>) <text:span text:style-name="_5f_Correction_20_surligné"><text:span text:style-name="T20">Quad. vert</text:span></text:span></text:p>
        <text:p text:style-name="P59">D(<text:span text:style-name="_5f_BVS"><text:span text:style-name="T34">−</text:span></text:span><text:span text:style-name="_5f_BVS"><text:span text:style-name="T73">3</text:span></text:span><text:span text:style-name="_5f_BVS"><text:span text:style-name="T74"> ; </text:span></text:span><text:span text:style-name="_5f_BVS"><text:span text:style-name="T34">−</text:span></text:span><text:span text:style-name="_5f_BVS"><text:span text:style-name="T73">2</text:span></text:span>) <text:span text:style-name="_5f_Correction_20_surligné"><text:span text:style-name="T20">Quad. jaune</text:span></text:span></text:p>
        <text:p text:style-name="P59">E(<text:span text:style-name="T69">4</text:span> ; <text:span text:style-name="T33">−</text:span>2) <text:span text:style-name="_5f_Correction_20_surligné"><text:span text:style-name="T20">Quad. </text:span></text:span><text:span text:style-name="_5f_Correction_20_surligné"><text:span text:style-name="T45">vert</text:span></text:span></text:p>
        <text:p text:style-name="P59"><text:span text:style-name="_5f_BVS"><text:span text:style-name="T70">F</text:span></text:span><text:span text:style-name="_5f_BVS">(</text:span><text:span text:style-name="_5f_BVS"><text:span text:style-name="T33">−</text:span></text:span><text:span text:style-name="_5f_BVS"><text:span text:style-name="T72">4</text:span></text:span><text:span text:style-name="_5f_BVS"> ; </text:span><text:span text:style-name="_5f_BVS"><text:span text:style-name="T70">2</text:span></text:span><text:span text:style-name="_5f_BVS">)</text:span><text:span text:style-name="_5f_pointillés_20_gris"> </text:span><text:span text:style-name="_5f_Correction_20_surligné"><text:span text:style-name="T20">Quad. </text:span></text:span><text:span text:style-name="_5f_Correction_20_surligné"><text:span text:style-name="T45">bleu</text:span></text:span></text:p>
      </text:section>
      <text:list xml:id="list152856376913263" text:continue-numbering="true" text:style-name="Num_5f_Exo">
        <text:list-item>
          <text:h text:style-name="P63" text:outline-level="1"><text:span text:style-name="Bold_5f_niv2"><text:span text:style-name="T75"> </text:span></text:span><text:span text:style-name="Bold_5f_niv2">Placer des points</text:span></text:h>
        </text:list-item>
      </text:list>
      <text:list xml:id="list152856002910638" text:continue-list="list425248194" text:style-name="_5f_Numérotation_20_des_20_exercices_20_livrets">
        <text:list-header>
          <text:p text:style-name="P72"><draw:g text:anchor-type="as-char" draw:z-index="26" draw:name="Forme6_0" draw:style-name="gr61"><draw:frame draw:style-name="gr246" draw:text-style-name="P154" svg:width="0.278cm" svg:height="0.426cm" svg:x="0.88cm" svg:y="2.161cm"><draw:text-box><text:p text:style-name="P135"><text:span text:style-name="T115">D</text:span></text:p></draw:text-box></draw:frame><draw:frame draw:style-name="gr247" draw:text-style-name="P154" svg:width="0.257cm" svg:height="0.426cm" svg:x="7.34cm" svg:y="4.524cm"><draw:text-box><text:p text:style-name="P135"><text:span text:style-name="T115">C</text:span></text:p></draw:text-box></draw:frame><draw:frame draw:style-name="gr248" draw:text-style-name="P154" svg:width="0.235cm" svg:height="0.426cm" svg:x="4.671cm" svg:y="3.909cm"><draw:text-box><text:p text:style-name="P135"><text:span text:style-name="T115">E</text:span></text:p></draw:text-box></draw:frame><draw:frame draw:style-name="gr249" draw:text-style-name="P154" svg:width="0.214cm" svg:height="0.426cm" svg:x="8.045cm" svg:y="1.857cm"><draw:text-box><text:p text:style-name="P135"><text:span text:style-name="T115">F</text:span></text:p></draw:text-box></draw:frame><draw:frame draw:style-name="gr247" draw:text-style-name="P154" svg:width="0.257cm" svg:height="0.426cm" svg:x="3.286cm" svg:y="1.639cm"><draw:text-box><text:p text:style-name="P135"><text:span text:style-name="T115">A</text:span></text:p></draw:text-box></draw:frame><draw:frame draw:style-name="gr250" draw:text-style-name="P154" svg:width="0.258cm" svg:height="0.426cm" svg:x="1.55cm" svg:y="0.303cm"><draw:text-box><text:p text:style-name="P135"><text:span text:style-name="T116">B</text:span></text:p></draw:text-box></draw:frame><draw:line draw:style-name="gr251" draw:text-style-name="P149" svg:x1="0cm" svg:y1="0.647cm" svg:x2="8.998cm" svg:y2="0.647cm"><text:p/></draw:line><draw:line draw:style-name="gr252" draw:text-style-name="P149" svg:x1="0cm" svg:y1="5.775cm" svg:x2="0cm" svg:y2="0.019cm"><text:p/></draw:line><draw:line draw:style-name="gr253" draw:text-style-name="P149" svg:x1="1.926cm" svg:y1="0.019cm" svg:x2="1.93cm" svg:y2="5.78cm"><text:p/></draw:line><draw:line draw:style-name="gr254" draw:text-style-name="P149" svg:x1="4.496cm" svg:y1="0cm" svg:x2="4.496cm" svg:y2="5.779cm"><text:p/></draw:line><draw:line draw:style-name="gr255" draw:text-style-name="P149" svg:x1="0cm" svg:y1="0.012cm" svg:x2="8.998cm" svg:y2="0.012cm"><text:p/></draw:line><draw:line draw:style-name="gr256" draw:text-style-name="P149" svg:x1="0.005cm" svg:y1="1.282cm" svg:x2="8.988cm" svg:y2="1.282cm"><text:p/></draw:line><draw:line draw:style-name="gr257" draw:text-style-name="P149" svg:x1="0.005cm" svg:y1="1.924cm" svg:x2="9.001cm" svg:y2="1.924cm"><text:p/></draw:line><draw:line draw:style-name="gr258" draw:text-style-name="P149" svg:x1="0.005cm" svg:y1="3.209cm" svg:x2="9.001cm" svg:y2="3.209cm"><text:p/></draw:line><draw:line draw:style-name="gr259" draw:text-style-name="P149" svg:x1="0.005cm" svg:y1="2.566cm" svg:x2="9.001cm" svg:y2="2.566cm"><text:p/></draw:line><draw:line draw:style-name="gr260" draw:text-style-name="P149" svg:x1="0.005cm" svg:y1="4.494cm" svg:x2="9.001cm" svg:y2="4.494cm"><text:p/></draw:line><draw:line draw:style-name="gr261" draw:text-style-name="P149" svg:x1="0.005cm" svg:y1="3.851cm" svg:x2="9.001cm" svg:y2="3.851cm"><text:p/></draw:line><draw:line draw:style-name="gr262" draw:text-style-name="P149" svg:x1="0.005cm" svg:y1="5.136cm" svg:x2="9.001cm" svg:y2="5.136cm"><text:p/></draw:line><draw:line draw:style-name="gr263" draw:text-style-name="P149" svg:x1="0.005cm" svg:y1="5.771cm" svg:x2="9.001cm" svg:y2="5.771cm"><text:p/></draw:line><draw:line draw:style-name="gr264" draw:text-style-name="P149" svg:x1="0.64cm" svg:y1="0.012cm" svg:x2="0.64cm" svg:y2="5.766cm"><text:p/></draw:line><draw:line draw:style-name="gr265" draw:text-style-name="P149" svg:x1="1.282cm" svg:y1="0.012cm" svg:x2="1.282cm" svg:y2="5.766cm"><text:p/></draw:line><draw:line draw:style-name="gr266" draw:text-style-name="P149" svg:x1="2.565cm" svg:y1="0.012cm" svg:x2="2.565cm" svg:y2="5.766cm"><text:p/></draw:line><draw:line draw:style-name="gr267" draw:text-style-name="P149" svg:x1="3.207cm" svg:y1="0.012cm" svg:x2="3.211cm" svg:y2="5.766cm"><text:p/></draw:line><draw:line draw:style-name="gr268" draw:text-style-name="P149" svg:x1="3.849cm" svg:y1="0.012cm" svg:x2="3.851cm" svg:y2="5.766cm"><text:p/></draw:line><draw:line draw:style-name="gr269" draw:text-style-name="P149" svg:x1="5.138cm" svg:y1="0.012cm" svg:x2="5.138cm" svg:y2="5.766cm"><text:p/></draw:line><draw:line draw:style-name="gr270" draw:text-style-name="P149" svg:x1="5.78cm" svg:y1="0.012cm" svg:x2="5.78cm" svg:y2="5.766cm"><text:p/></draw:line><draw:line draw:style-name="gr271" draw:text-style-name="P149" svg:x1="6.422cm" svg:y1="0.012cm" svg:x2="6.422cm" svg:y2="5.766cm"><text:p/></draw:line><draw:line draw:style-name="gr272" draw:text-style-name="P149" svg:x1="7.064cm" svg:y1="0.012cm" svg:x2="7.064cm" svg:y2="5.766cm"><text:p/></draw:line><draw:line draw:style-name="gr273" draw:text-style-name="P149" svg:x1="7.71cm" svg:y1="5.766cm" svg:x2="7.71cm" svg:y2="0.012cm"><text:p/></draw:line><draw:line draw:style-name="gr274" draw:text-style-name="P149" svg:x1="8.347cm" svg:y1="0.012cm" svg:x2="8.347cm" svg:y2="5.766cm"><text:p/></draw:line><draw:frame draw:style-name="gr275" draw:text-style-name="P136" svg:width="0.786cm" svg:height="0.676cm" svg:x="3.768cm" svg:y="2.715cm"><draw:text-box><text:p text:style-name="P135"><text:span text:style-name="T113">O</text:span></text:p></draw:text-box></draw:frame><draw:frame draw:style-name="gr276" draw:text-style-name="P136" svg:width="1.031cm" svg:height="0.676cm" svg:x="4.598cm" svg:y="2.69cm"><draw:text-box><text:p text:style-name="P135"><text:span text:style-name="T113">+1</text:span></text:p></draw:text-box></draw:frame><draw:frame draw:style-name="gr277" draw:text-style-name="P136" svg:width="1.031cm" svg:height="0.676cm" svg:x="3.634cm" svg:y="1.713cm"><draw:text-box><text:p text:style-name="P135"><text:span text:style-name="T113">+1</text:span></text:p></draw:text-box></draw:frame><draw:line draw:style-name="gr278" draw:text-style-name="P149" svg:x1="7.604cm" svg:y1="4.605cm" svg:x2="7.798cm" svg:y2="4.404cm"><text:p/></draw:line><draw:line draw:style-name="gr279" draw:text-style-name="P149" svg:x1="7.805cm" svg:y1="4.605cm" svg:x2="7.604cm" svg:y2="4.404cm"><text:p/></draw:line><draw:line draw:style-name="gr280" draw:text-style-name="P149" svg:x1="4.387cm" svg:y1="3.951cm" svg:x2="4.588cm" svg:y2="3.748cm"><text:p/></draw:line><draw:line draw:style-name="gr281" draw:text-style-name="P149" svg:x1="4.588cm" svg:y1="3.951cm" svg:x2="4.387cm" svg:y2="3.748cm"><text:p/></draw:line><draw:line draw:style-name="gr282" draw:text-style-name="P149" svg:x1="3.12cm" svg:y1="2.02cm" svg:x2="3.318cm" svg:y2="1.819cm"><text:p/></draw:line><draw:line draw:style-name="gr283" draw:text-style-name="P149" svg:x1="3.318cm" svg:y1="2.02cm" svg:x2="3.12cm" svg:y2="1.819cm"><text:p/></draw:line><draw:line draw:style-name="gr284" draw:text-style-name="P149" svg:x1="1.834cm" svg:y1="0.748cm" svg:x2="2.035cm" svg:y2="0.549cm"><text:p/></draw:line><draw:line draw:style-name="gr285" draw:text-style-name="P149" svg:x1="2.035cm" svg:y1="0.748cm" svg:x2="1.834cm" svg:y2="0.549cm"><text:p/></draw:line><draw:line draw:style-name="gr286" draw:text-style-name="P149" svg:x1="1.185cm" svg:y1="2.661cm" svg:x2="1.383cm" svg:y2="2.462cm"><text:p/></draw:line><draw:line draw:style-name="gr287" draw:text-style-name="P149" svg:x1="1.386cm" svg:y1="2.661cm" svg:x2="1.185cm" svg:y2="2.462cm"><text:p/></draw:line><draw:line draw:style-name="gr288" draw:text-style-name="P149" svg:x1="8.25cm" svg:y1="2.018cm" svg:x2="8.451cm" svg:y2="1.819cm"><text:p/></draw:line><draw:line draw:style-name="gr289" draw:text-style-name="P149" svg:x1="8.453cm" svg:y1="2.018cm" svg:x2="8.25cm" svg:y2="1.819cm"><text:p/></draw:line><draw:line draw:style-name="gr290" draw:text-style-name="P149" svg:x1="5.138cm" svg:y1="2.454cm" svg:x2="5.138cm" svg:y2="2.682cm"><text:p/></draw:line><draw:line draw:style-name="gr291" draw:text-style-name="P149" svg:x1="4.607cm" svg:y1="1.924cm" svg:x2="4.383cm" svg:y2="1.924cm"><text:p/></draw:line><draw:line draw:style-name="gr292" draw:text-style-name="P149" svg:x1="8.985cm" svg:y1="0.012cm" svg:x2="8.985cm" svg:y2="5.766cm"><text:p/></draw:line></draw:g></text:p>
        </text:list-header>
      </text:list>
      <text:p text:style-name="P42">Dans le repère ci-dessus, place les points :</text:p>
      <text:section text:style-name="Sect4" text:name="Section14">
        <text:p text:style-name="P29">A(<text:span text:style-name="T56">−</text:span>2 ; 1)</text:p>
        <text:p text:style-name="P29">B(<text:span text:style-name="T56">−</text:span>4 ; 3)</text:p>
        <text:p text:style-name="P31">C(5 ; <text:span text:style-name="T56">−</text:span>3)</text:p>
        <text:p text:style-name="P29">D(<text:span text:style-name="T56">−</text:span>5 ; 0)</text:p>
        <text:p text:style-name="P32">E(0 ; <text:span text:style-name="T71">−</text:span>2)</text:p>
        <text:p text:style-name="P30">F(6 ; 1)</text:p>
      </text:section>
      <text:list xml:id="list152855850460997" text:continue-list="list152856376913263" text:style-name="Num_5f_Exo">
        <text:list-item>
          <text:h text:style-name="P64" text:outline-level="1"> Lis et écris les coordonnées des points A à H. </text:h>
        </text:list-item>
      </text:list>
      <text:list xml:id="list152856303269350" text:continue-list="list152856002910638" text:style-name="_5f_Numérotation_20_des_20_exercices_20_livrets">
        <text:list-header>
          <text:p text:style-name="P82"><draw:g text:anchor-type="as-char" draw:z-index="20" draw:name="Forme9" draw:style-name="gr61"><draw:g draw:style-name="gr10"><draw:line draw:style-name="gr336" draw:text-style-name="P167" svg:x1="0.1cm" svg:y1="0cm" svg:x2="0.1cm" svg:y2="5cm"><text:p/></draw:line><draw:line draw:style-name="gr336" draw:text-style-name="P167" svg:x1="0.2cm" svg:y1="0cm" svg:x2="0.2cm" svg:y2="5cm"><text:p/></draw:line><draw:line draw:style-name="gr336" draw:text-style-name="P167" svg:x1="0.3cm" svg:y1="0cm" svg:x2="0.3cm" svg:y2="5cm"><text:p/></draw:line><draw:line draw:style-name="gr336" draw:text-style-name="P167" svg:x1="0.4cm" svg:y1="0cm" svg:x2="0.4cm" svg:y2="5cm"><text:p/></draw:line><draw:line draw:style-name="gr336" draw:text-style-name="P167" svg:x1="0.6cm" svg:y1="0cm" svg:x2="0.6cm" svg:y2="5cm"><text:p/></draw:line><draw:line draw:style-name="gr336" draw:text-style-name="P167" svg:x1="0.7cm" svg:y1="0cm" svg:x2="0.7cm" svg:y2="5cm"><text:p/></draw:line><draw:line draw:style-name="gr336" draw:text-style-name="P167" svg:x1="0.8cm" svg:y1="0cm" svg:x2="0.8cm" svg:y2="5cm"><text:p/></draw:line><draw:line draw:style-name="gr336" draw:text-style-name="P167" svg:x1="0.9cm" svg:y1="0cm" svg:x2="0.9cm" svg:y2="5cm"><text:p/></draw:line><draw:line draw:style-name="gr336" draw:text-style-name="P167" svg:x1="1.1cm" svg:y1="0cm" svg:x2="1.1cm" svg:y2="5cm"><text:p/></draw:line><draw:line draw:style-name="gr336" draw:text-style-name="P167" svg:x1="1.2cm" svg:y1="0cm" svg:x2="1.2cm" svg:y2="5cm"><text:p/></draw:line><draw:line draw:style-name="gr336" draw:text-style-name="P167" svg:x1="1.3cm" svg:y1="0cm" svg:x2="1.3cm" svg:y2="5cm"><text:p/></draw:line><draw:line draw:style-name="gr336" draw:text-style-name="P167" svg:x1="1.4cm" svg:y1="0cm" svg:x2="1.4cm" svg:y2="5cm"><text:p/></draw:line><draw:line draw:style-name="gr336" draw:text-style-name="P167" svg:x1="1.6cm" svg:y1="0cm" svg:x2="1.6cm" svg:y2="5cm"><text:p/></draw:line><draw:line draw:style-name="gr336" draw:text-style-name="P167" svg:x1="1.7cm" svg:y1="0cm" svg:x2="1.7cm" svg:y2="5cm"><text:p/></draw:line><draw:line draw:style-name="gr336" draw:text-style-name="P167" svg:x1="1.8cm" svg:y1="0cm" svg:x2="1.8cm" svg:y2="5cm"><text:p/></draw:line><draw:line draw:style-name="gr336" draw:text-style-name="P167" svg:x1="1.9cm" svg:y1="0cm" svg:x2="1.9cm" svg:y2="5cm"><text:p/></draw:line><draw:line draw:style-name="gr336" draw:text-style-name="P167" svg:x1="2.1cm" svg:y1="0cm" svg:x2="2.1cm" svg:y2="5cm"><text:p/></draw:line><draw:line draw:style-name="gr336" draw:text-style-name="P167" svg:x1="2.2cm" svg:y1="0cm" svg:x2="2.2cm" svg:y2="5cm"><text:p/></draw:line><draw:line draw:style-name="gr336" draw:text-style-name="P167" svg:x1="2.3cm" svg:y1="0cm" svg:x2="2.3cm" svg:y2="5cm"><text:p/></draw:line><draw:line draw:style-name="gr336" draw:text-style-name="P167" svg:x1="2.4cm" svg:y1="0cm" svg:x2="2.4cm" svg:y2="5cm"><text:p/></draw:line><draw:line draw:style-name="gr336" draw:text-style-name="P167" svg:x1="2.6cm" svg:y1="0cm" svg:x2="2.6cm" svg:y2="5cm"><text:p/></draw:line><draw:line draw:style-name="gr336" draw:text-style-name="P167" svg:x1="2.7cm" svg:y1="0cm" svg:x2="2.7cm" svg:y2="5cm"><text:p/></draw:line><draw:line draw:style-name="gr336" draw:text-style-name="P167" svg:x1="2.8cm" svg:y1="0cm" svg:x2="2.8cm" svg:y2="5cm"><text:p/></draw:line><draw:line draw:style-name="gr336" draw:text-style-name="P167" svg:x1="2.9cm" svg:y1="0cm" svg:x2="2.9cm" svg:y2="5cm"><text:p/></draw:line><draw:line draw:style-name="gr336" draw:text-style-name="P167" svg:x1="3.1cm" svg:y1="0cm" svg:x2="3.1cm" svg:y2="5cm"><text:p/></draw:line><draw:line draw:style-name="gr336" draw:text-style-name="P167" svg:x1="3.2cm" svg:y1="0cm" svg:x2="3.2cm" svg:y2="5cm"><text:p/></draw:line><draw:line draw:style-name="gr336" draw:text-style-name="P167" svg:x1="3.3cm" svg:y1="0cm" svg:x2="3.3cm" svg:y2="5cm"><text:p/></draw:line><draw:line draw:style-name="gr336" draw:text-style-name="P167" svg:x1="3.4cm" svg:y1="0cm" svg:x2="3.4cm" svg:y2="5cm"><text:p/></draw:line><draw:line draw:style-name="gr336" draw:text-style-name="P167" svg:x1="3.6cm" svg:y1="0cm" svg:x2="3.6cm" svg:y2="5cm"><text:p/></draw:line><draw:line draw:style-name="gr336" draw:text-style-name="P167" svg:x1="3.7cm" svg:y1="0cm" svg:x2="3.7cm" svg:y2="5cm"><text:p/></draw:line><draw:line draw:style-name="gr336" draw:text-style-name="P167" svg:x1="3.8cm" svg:y1="0cm" svg:x2="3.8cm" svg:y2="5cm"><text:p/></draw:line><draw:line draw:style-name="gr336" draw:text-style-name="P167" svg:x1="3.9cm" svg:y1="0cm" svg:x2="3.9cm" svg:y2="5cm"><text:p/></draw:line><draw:line draw:style-name="gr336" draw:text-style-name="P167" svg:x1="4.1cm" svg:y1="0cm" svg:x2="4.1cm" svg:y2="5cm"><text:p/></draw:line><draw:line draw:style-name="gr336" draw:text-style-name="P167" svg:x1="4.2cm" svg:y1="0cm" svg:x2="4.2cm" svg:y2="5cm"><text:p/></draw:line><draw:line draw:style-name="gr336" draw:text-style-name="P167" svg:x1="4.3cm" svg:y1="0cm" svg:x2="4.3cm" svg:y2="5cm"><text:p/></draw:line><draw:line draw:style-name="gr336" draw:text-style-name="P167" svg:x1="4.4cm" svg:y1="0cm" svg:x2="4.4cm" svg:y2="5cm"><text:p/></draw:line><draw:line draw:style-name="gr336" draw:text-style-name="P167" svg:x1="4.6cm" svg:y1="0cm" svg:x2="4.6cm" svg:y2="5cm"><text:p/></draw:line><draw:line draw:style-name="gr336" draw:text-style-name="P167" svg:x1="4.7cm" svg:y1="0cm" svg:x2="4.7cm" svg:y2="5cm"><text:p/></draw:line><draw:line draw:style-name="gr336" draw:text-style-name="P167" svg:x1="4.8cm" svg:y1="0cm" svg:x2="4.8cm" svg:y2="5cm"><text:p/></draw:line><draw:line draw:style-name="gr336" draw:text-style-name="P167" svg:x1="4.9cm" svg:y1="0cm" svg:x2="4.9cm" svg:y2="5cm"><text:p/></draw:line><draw:line draw:style-name="gr336" draw:text-style-name="P167" svg:x1="5.1cm" svg:y1="0cm" svg:x2="5.1cm" svg:y2="5cm"><text:p/></draw:line><draw:line draw:style-name="gr336" draw:text-style-name="P167" svg:x1="5.2cm" svg:y1="0cm" svg:x2="5.2cm" svg:y2="5cm"><text:p/></draw:line><draw:line draw:style-name="gr336" draw:text-style-name="P167" svg:x1="5.3cm" svg:y1="0cm" svg:x2="5.3cm" svg:y2="5cm"><text:p/></draw:line><draw:line draw:style-name="gr336" draw:text-style-name="P167" svg:x1="5.4cm" svg:y1="0cm" svg:x2="5.4cm" svg:y2="5cm"><text:p/></draw:line><draw:line draw:style-name="gr336" draw:text-style-name="P167" svg:x1="5.6cm" svg:y1="0cm" svg:x2="5.6cm" svg:y2="5cm"><text:p/></draw:line><draw:line draw:style-name="gr336" draw:text-style-name="P167" svg:x1="5.7cm" svg:y1="0cm" svg:x2="5.7cm" svg:y2="5cm"><text:p/></draw:line><draw:line draw:style-name="gr336" draw:text-style-name="P167" svg:x1="5.8cm" svg:y1="0cm" svg:x2="5.8cm" svg:y2="5cm"><text:p/></draw:line><draw:line draw:style-name="gr336" draw:text-style-name="P167" svg:x1="5.9cm" svg:y1="0cm" svg:x2="5.9cm" svg:y2="5cm"><text:p/></draw:line><draw:line draw:style-name="gr336" draw:text-style-name="P167" svg:x1="6.1cm" svg:y1="0cm" svg:x2="6.1cm" svg:y2="5cm"><text:p/></draw:line><draw:line draw:style-name="gr336" draw:text-style-name="P167" svg:x1="6.2cm" svg:y1="0cm" svg:x2="6.2cm" svg:y2="5cm"><text:p/></draw:line><draw:line draw:style-name="gr336" draw:text-style-name="P167" svg:x1="6.3cm" svg:y1="0cm" svg:x2="6.3cm" svg:y2="5cm"><text:p/></draw:line><draw:line draw:style-name="gr336" draw:text-style-name="P167" svg:x1="6.4cm" svg:y1="0cm" svg:x2="6.4cm" svg:y2="5cm"><text:p/></draw:line><draw:line draw:style-name="gr336" draw:text-style-name="P167" svg:x1="6.6cm" svg:y1="0cm" svg:x2="6.6cm" svg:y2="5cm"><text:p/></draw:line><draw:line draw:style-name="gr336" draw:text-style-name="P167" svg:x1="6.7cm" svg:y1="0cm" svg:x2="6.7cm" svg:y2="5cm"><text:p/></draw:line><draw:line draw:style-name="gr336" draw:text-style-name="P167" svg:x1="6.8cm" svg:y1="0cm" svg:x2="6.8cm" svg:y2="5cm"><text:p/></draw:line><draw:line draw:style-name="gr336" draw:text-style-name="P167" svg:x1="6.9cm" svg:y1="0cm" svg:x2="6.9cm" svg:y2="5cm"><text:p/></draw:line><draw:line draw:style-name="gr336" draw:text-style-name="P167" svg:x1="7.1cm" svg:y1="0cm" svg:x2="7.1cm" svg:y2="5cm"><text:p/></draw:line><draw:line draw:style-name="gr336" draw:text-style-name="P167" svg:x1="7.2cm" svg:y1="0cm" svg:x2="7.2cm" svg:y2="5cm"><text:p/></draw:line><draw:line draw:style-name="gr336" draw:text-style-name="P167" svg:x1="7.3cm" svg:y1="0cm" svg:x2="7.3cm" svg:y2="5cm"><text:p/></draw:line><draw:line draw:style-name="gr336" draw:text-style-name="P167" svg:x1="7.4cm" svg:y1="0cm" svg:x2="7.4cm" svg:y2="5cm"><text:p/></draw:line><draw:line draw:style-name="gr336" draw:text-style-name="P167" svg:x1="7.6cm" svg:y1="0cm" svg:x2="7.6cm" svg:y2="5cm"><text:p/></draw:line><draw:line draw:style-name="gr336" draw:text-style-name="P167" svg:x1="7.7cm" svg:y1="0cm" svg:x2="7.7cm" svg:y2="5cm"><text:p/></draw:line><draw:line draw:style-name="gr336" draw:text-style-name="P167" svg:x1="7.8cm" svg:y1="0cm" svg:x2="7.8cm" svg:y2="5cm"><text:p/></draw:line><draw:line draw:style-name="gr336" draw:text-style-name="P167" svg:x1="7.9cm" svg:y1="0cm" svg:x2="7.9cm" svg:y2="5cm"><text:p/></draw:line><draw:line draw:style-name="gr336" draw:text-style-name="P167" svg:x1="8.1cm" svg:y1="0cm" svg:x2="8.1cm" svg:y2="5cm"><text:p/></draw:line><draw:line draw:style-name="gr336" draw:text-style-name="P167" svg:x1="8.2cm" svg:y1="0cm" svg:x2="8.2cm" svg:y2="5cm"><text:p/></draw:line><draw:line draw:style-name="gr336" draw:text-style-name="P167" svg:x1="8.3cm" svg:y1="0cm" svg:x2="8.3cm" svg:y2="5cm"><text:p/></draw:line><draw:line draw:style-name="gr336" draw:text-style-name="P167" svg:x1="8.4cm" svg:y1="0cm" svg:x2="8.4cm" svg:y2="5cm"><text:p/></draw:line><draw:line draw:style-name="gr336" draw:text-style-name="P167" svg:x1="8.6cm" svg:y1="0cm" svg:x2="8.6cm" svg:y2="5cm"><text:p/></draw:line><draw:line draw:style-name="gr336" draw:text-style-name="P167" svg:x1="8.7cm" svg:y1="0cm" svg:x2="8.7cm" svg:y2="5cm"><text:p/></draw:line><draw:line draw:style-name="gr336" draw:text-style-name="P167" svg:x1="8.8cm" svg:y1="0cm" svg:x2="8.8cm" svg:y2="5cm"><text:p/></draw:line><draw:line draw:style-name="gr336" draw:text-style-name="P167" svg:x1="8.9cm" svg:y1="0cm" svg:x2="8.9cm" svg:y2="5cm"><text:p/></draw:line><draw:line draw:style-name="gr336" draw:text-style-name="P167" svg:x1="0cm" svg:y1="0.102cm" svg:x2="9cm" svg:y2="0.102cm"><text:p/></draw:line><draw:line draw:style-name="gr336" draw:text-style-name="P167" svg:x1="0cm" svg:y1="0.2cm" svg:x2="9cm" svg:y2="0.2cm"><text:p/></draw:line><draw:line draw:style-name="gr336" draw:text-style-name="P167" svg:x1="0cm" svg:y1="0.3cm" svg:x2="9cm" svg:y2="0.3cm"><text:p/></draw:line><draw:line draw:style-name="gr336" draw:text-style-name="P167" svg:x1="0cm" svg:y1="0.4cm" svg:x2="9cm" svg:y2="0.4cm"><text:p/></draw:line><draw:line draw:style-name="gr336" draw:text-style-name="P167" svg:x1="0cm" svg:y1="0.6cm" svg:x2="9cm" svg:y2="0.6cm"><text:p/></draw:line><draw:line draw:style-name="gr336" draw:text-style-name="P167" svg:x1="0cm" svg:y1="0.7cm" svg:x2="9cm" svg:y2="0.7cm"><text:p/></draw:line><draw:line draw:style-name="gr336" draw:text-style-name="P167" svg:x1="0cm" svg:y1="0.8cm" svg:x2="9cm" svg:y2="0.8cm"><text:p/></draw:line><draw:line draw:style-name="gr336" draw:text-style-name="P167" svg:x1="0cm" svg:y1="0.901cm" svg:x2="9cm" svg:y2="0.901cm"><text:p/></draw:line><draw:line draw:style-name="gr336" draw:text-style-name="P167" svg:x1="0cm" svg:y1="1.102cm" svg:x2="9cm" svg:y2="1.102cm"><text:p/></draw:line><draw:line draw:style-name="gr336" draw:text-style-name="P167" svg:x1="0cm" svg:y1="1.2cm" svg:x2="9cm" svg:y2="1.2cm"><text:p/></draw:line><draw:line draw:style-name="gr336" draw:text-style-name="P167" svg:x1="0cm" svg:y1="1.3cm" svg:x2="9cm" svg:y2="1.3cm"><text:p/></draw:line><draw:line draw:style-name="gr336" draw:text-style-name="P167" svg:x1="0cm" svg:y1="1.402cm" svg:x2="9cm" svg:y2="1.402cm"><text:p/></draw:line><draw:line draw:style-name="gr336" draw:text-style-name="P167" svg:x1="0cm" svg:y1="1.6cm" svg:x2="9cm" svg:y2="1.6cm"><text:p/></draw:line><draw:line draw:style-name="gr336" draw:text-style-name="P167" svg:x1="0cm" svg:y1="1.7cm" svg:x2="9cm" svg:y2="1.7cm"><text:p/></draw:line><draw:line draw:style-name="gr336" draw:text-style-name="P167" svg:x1="0cm" svg:y1="1.8cm" svg:x2="9cm" svg:y2="1.8cm"><text:p/></draw:line><draw:line draw:style-name="gr336" draw:text-style-name="P167" svg:x1="0cm" svg:y1="1.9cm" svg:x2="9cm" svg:y2="1.9cm"><text:p/></draw:line><draw:line draw:style-name="gr336" draw:text-style-name="P167" svg:x1="0cm" svg:y1="2.1cm" svg:x2="9cm" svg:y2="2.1cm"><text:p/></draw:line><draw:line draw:style-name="gr336" draw:text-style-name="P167" svg:x1="0cm" svg:y1="2.201cm" svg:x2="9cm" svg:y2="2.201cm"><text:p/></draw:line><draw:line draw:style-name="gr336" draw:text-style-name="P167" svg:x1="0cm" svg:y1="2.3cm" svg:x2="9cm" svg:y2="2.3cm"><text:p/></draw:line><draw:line draw:style-name="gr336" draw:text-style-name="P167" svg:x1="0cm" svg:y1="2.402cm" svg:x2="9cm" svg:y2="2.402cm"><text:p/></draw:line><draw:line draw:style-name="gr336" draw:text-style-name="P167" svg:x1="0cm" svg:y1="2.6cm" svg:x2="9cm" svg:y2="2.6cm"><text:p/></draw:line><draw:line draw:style-name="gr336" draw:text-style-name="P167" svg:x1="0cm" svg:y1="2.702cm" svg:x2="9cm" svg:y2="2.702cm"><text:p/></draw:line><draw:line draw:style-name="gr336" draw:text-style-name="P167" svg:x1="0cm" svg:y1="2.8cm" svg:x2="9cm" svg:y2="2.8cm"><text:p/></draw:line><draw:line draw:style-name="gr336" draw:text-style-name="P167" svg:x1="0cm" svg:y1="2.9cm" svg:x2="9cm" svg:y2="2.9cm"><text:p/></draw:line><draw:line draw:style-name="gr336" draw:text-style-name="P167" svg:x1="0cm" svg:y1="3.1cm" svg:x2="9cm" svg:y2="3.1cm"><text:p/></draw:line><draw:line draw:style-name="gr336" draw:text-style-name="P167" svg:x1="0cm" svg:y1="3.2cm" svg:x2="9cm" svg:y2="3.2cm"><text:p/></draw:line><draw:line draw:style-name="gr336" draw:text-style-name="P167" svg:x1="0cm" svg:y1="3.3cm" svg:x2="9cm" svg:y2="3.3cm"><text:p/></draw:line><draw:line draw:style-name="gr336" draw:text-style-name="P167" svg:x1="0cm" svg:y1="3.4cm" svg:x2="9cm" svg:y2="3.4cm"><text:p/></draw:line><draw:line draw:style-name="gr336" draw:text-style-name="P167" svg:x1="0cm" svg:y1="3.6cm" svg:x2="9cm" svg:y2="3.6cm"><text:p/></draw:line><draw:line draw:style-name="gr336" draw:text-style-name="P167" svg:x1="0cm" svg:y1="3.702cm" svg:x2="9cm" svg:y2="3.702cm"><text:p/></draw:line><draw:line draw:style-name="gr336" draw:text-style-name="P167" svg:x1="0cm" svg:y1="3.8cm" svg:x2="9cm" svg:y2="3.8cm"><text:p/></draw:line><draw:line draw:style-name="gr336" draw:text-style-name="P167" svg:x1="0cm" svg:y1="3.9cm" svg:x2="9cm" svg:y2="3.9cm"><text:p/></draw:line><draw:line draw:style-name="gr336" draw:text-style-name="P167" svg:x1="0cm" svg:y1="4.1cm" svg:x2="9cm" svg:y2="4.1cm"><text:p/></draw:line><draw:line draw:style-name="gr336" draw:text-style-name="P167" svg:x1="0cm" svg:y1="4.2cm" svg:x2="9cm" svg:y2="4.2cm"><text:p/></draw:line><draw:line draw:style-name="gr336" draw:text-style-name="P167" svg:x1="0cm" svg:y1="4.3cm" svg:x2="9cm" svg:y2="4.3cm"><text:p/></draw:line><draw:line draw:style-name="gr336" draw:text-style-name="P167" svg:x1="0cm" svg:y1="4.4cm" svg:x2="9cm" svg:y2="4.4cm"><text:p/></draw:line><draw:line draw:style-name="gr336" draw:text-style-name="P167" svg:x1="0cm" svg:y1="4.6cm" svg:x2="9cm" svg:y2="4.6cm"><text:p/></draw:line><draw:line draw:style-name="gr336" draw:text-style-name="P167" svg:x1="0cm" svg:y1="4.7cm" svg:x2="9cm" svg:y2="4.7cm"><text:p/></draw:line><draw:line draw:style-name="gr336" draw:text-style-name="P167" svg:x1="0cm" svg:y1="4.801cm" svg:x2="9cm" svg:y2="4.801cm"><text:p/></draw:line><draw:line draw:style-name="gr336" draw:text-style-name="P167" svg:x1="0cm" svg:y1="4.9cm" svg:x2="9cm" svg:y2="4.9cm"><text:p/></draw:line><draw:line draw:style-name="gr337" draw:text-style-name="P167" svg:x1="0.5cm" svg:y1="0cm" svg:x2="0.5cm" svg:y2="5cm"><text:p/></draw:line><draw:line draw:style-name="gr337" draw:text-style-name="P167" svg:x1="1.5cm" svg:y1="0cm" svg:x2="1.5cm" svg:y2="5cm"><text:p/></draw:line><draw:line draw:style-name="gr337" draw:text-style-name="P167" svg:x1="2.5cm" svg:y1="0cm" svg:x2="2.5cm" svg:y2="5cm"><text:p/></draw:line><draw:line draw:style-name="gr337" draw:text-style-name="P167" svg:x1="3.5cm" svg:y1="0cm" svg:x2="3.5cm" svg:y2="5cm"><text:p/></draw:line><draw:line draw:style-name="gr337" draw:text-style-name="P167" svg:x1="4.5cm" svg:y1="0cm" svg:x2="4.5cm" svg:y2="5cm"><text:p/></draw:line><draw:line draw:style-name="gr337" draw:text-style-name="P167" svg:x1="5.5cm" svg:y1="0cm" svg:x2="5.5cm" svg:y2="5cm"><text:p/></draw:line><draw:line draw:style-name="gr337" draw:text-style-name="P167" svg:x1="6.5cm" svg:y1="0cm" svg:x2="6.5cm" svg:y2="5cm"><text:p/></draw:line><draw:line draw:style-name="gr337" draw:text-style-name="P167" svg:x1="7.5cm" svg:y1="0cm" svg:x2="7.5cm" svg:y2="5cm"><text:p/></draw:line><draw:line draw:style-name="gr337" draw:text-style-name="P167" svg:x1="8.5cm" svg:y1="0cm" svg:x2="8.5cm" svg:y2="5cm"><text:p/></draw:line><draw:line draw:style-name="gr337" draw:text-style-name="P167" svg:x1="0cm" svg:y1="0.5cm" svg:x2="9cm" svg:y2="0.5cm"><text:p/></draw:line><draw:line draw:style-name="gr337" draw:text-style-name="P167" svg:x1="0cm" svg:y1="1.5cm" svg:x2="9cm" svg:y2="1.5cm"><text:p/></draw:line><draw:line draw:style-name="gr337" draw:text-style-name="P167" svg:x1="0cm" svg:y1="2.5cm" svg:x2="9cm" svg:y2="2.5cm"><text:p/></draw:line><draw:line draw:style-name="gr337" draw:text-style-name="P167" svg:x1="0cm" svg:y1="3.501cm" svg:x2="9cm" svg:y2="3.501cm"><text:p/></draw:line><draw:line draw:style-name="gr337" draw:text-style-name="P167" svg:x1="0cm" svg:y1="4.501cm" svg:x2="9cm" svg:y2="4.501cm"><text:p/></draw:line><draw:line draw:style-name="gr338" draw:text-style-name="P167" svg:x1="0cm" svg:y1="0cm" svg:x2="0cm" svg:y2="5cm"><text:p/></draw:line><draw:line draw:style-name="gr338" draw:text-style-name="P167" svg:x1="1cm" svg:y1="0cm" svg:x2="1cm" svg:y2="5cm"><text:p/></draw:line><draw:line draw:style-name="gr338" draw:text-style-name="P167" svg:x1="2cm" svg:y1="0cm" svg:x2="2cm" svg:y2="5cm"><text:p/></draw:line><draw:line draw:style-name="gr338" draw:text-style-name="P167" svg:x1="3cm" svg:y1="0cm" svg:x2="3cm" svg:y2="5cm"><text:p/></draw:line><draw:line draw:style-name="gr338" draw:text-style-name="P167" svg:x1="5cm" svg:y1="0cm" svg:x2="5cm" svg:y2="5cm"><text:p/></draw:line><draw:line draw:style-name="gr338" draw:text-style-name="P167" svg:x1="6cm" svg:y1="0cm" svg:x2="6cm" svg:y2="5cm"><text:p/></draw:line><draw:line draw:style-name="gr338" draw:text-style-name="P167" svg:x1="7cm" svg:y1="0cm" svg:x2="7cm" svg:y2="5cm"><text:p/></draw:line><draw:line draw:style-name="gr338" draw:text-style-name="P167" svg:x1="8cm" svg:y1="0cm" svg:x2="8cm" svg:y2="5cm"><text:p/></draw:line><draw:line draw:style-name="gr338" draw:text-style-name="P167" svg:x1="0cm" svg:y1="0cm" svg:x2="9cm" svg:y2="0cm"><text:p/></draw:line><draw:line draw:style-name="gr338" draw:text-style-name="P167" svg:x1="0cm" svg:y1="1cm" svg:x2="9cm" svg:y2="1cm"><text:p/></draw:line><draw:line draw:style-name="gr338" draw:text-style-name="P167" svg:x1="0cm" svg:y1="2cm" svg:x2="9cm" svg:y2="2cm"><text:p/></draw:line><draw:line draw:style-name="gr339" draw:text-style-name="P167" svg:x1="0cm" svg:y1="3cm" svg:x2="9cm" svg:y2="3cm"><text:p/></draw:line><draw:line draw:style-name="gr338" draw:text-style-name="P167" svg:x1="0cm" svg:y1="4.002cm" svg:x2="9cm" svg:y2="4.002cm"><text:p/></draw:line><draw:line draw:style-name="gr338" draw:text-style-name="P167" svg:x1="9cm" svg:y1="0cm" svg:x2="9cm" svg:y2="5cm"><text:p/></draw:line><draw:line draw:style-name="gr338" draw:text-style-name="P167" svg:x1="0cm" svg:y1="5.002cm" svg:x2="9cm" svg:y2="5.002cm"><text:p/></draw:line><draw:line draw:style-name="gr340" draw:text-style-name="P167" svg:x1="4cm" svg:y1="0cm" svg:x2="4cm" svg:y2="5cm"><text:p/></draw:line></draw:g><draw:g draw:style-name="gr10"><draw:frame draw:style-name="gr341" draw:text-style-name="P168" svg:width="0.207cm" svg:height="0.403cm" svg:x="3.713cm" svg:y="3.062cm"><draw:text-box><text:p text:style-name="P145"><text:span text:style-name="T119">0</text:span></text:p></draw:text-box></draw:frame><draw:frame draw:style-name="gr342" draw:text-style-name="P168" svg:width="0.526cm" svg:height="0.375cm" svg:x="4.777cm" svg:y="3.134cm"><draw:text-box><text:p text:style-name="P145"><text:span text:style-name="T119">+1</text:span></text:p></draw:text-box></draw:frame><draw:frame draw:style-name="gr343" draw:text-style-name="P168" svg:width="0.526cm" svg:height="0.539cm" svg:x="3.33cm" svg:y="1.7cm"><draw:text-box><text:p text:style-name="P145"><text:span text:style-name="T119">+1</text:span></text:p></draw:text-box></draw:frame><draw:line draw:style-name="gr344" draw:text-style-name="P169" svg:x1="5cm" svg:y1="2.85cm" svg:x2="5cm" svg:y2="3.153cm"><text:p/></draw:line><draw:line draw:style-name="gr344" draw:text-style-name="P169" svg:x1="4.164cm" svg:y1="1.997cm" svg:x2="3.861cm" svg:y2="1.997cm"><text:p/></draw:line><draw:g draw:style-name="gr10"><draw:line draw:style-name="gr345" draw:text-style-name="P169" svg:x1="5.427cm" svg:y1="0.383cm" svg:x2="5.628cm" svg:y2="0.586cm"><text:p/></draw:line><draw:line draw:style-name="gr346" draw:text-style-name="P169" svg:x1="5.628cm" svg:y1="0.383cm" svg:x2="5.427cm" svg:y2="0.586cm"><text:p/></draw:line></draw:g><draw:frame draw:style-name="gr347" draw:text-style-name="P168" svg:width="0.221cm" svg:height="0.403cm" svg:x="5.63cm" svg:y="0.049cm"><draw:text-box><text:p text:style-name="P145"><text:span text:style-name="T119">A</text:span></text:p></draw:text-box></draw:frame><draw:g draw:style-name="gr10"><draw:line draw:style-name="gr348" draw:text-style-name="P169" svg:x1="1.594cm" svg:y1="1.392cm" svg:x2="1.797cm" svg:y2="1.595cm"><text:p/></draw:line><draw:line draw:style-name="gr349" draw:text-style-name="P169" svg:x1="1.797cm" svg:y1="1.392cm" svg:x2="1.594cm" svg:y2="1.595cm"><text:p/></draw:line></draw:g><draw:frame draw:style-name="gr350" draw:text-style-name="P168" svg:width="0.223cm" svg:height="0.406cm" svg:x="1.408cm" svg:y="1.057cm"><draw:text-box><text:p text:style-name="P145"><text:span text:style-name="T119">B</text:span></text:p></draw:text-box></draw:frame><draw:g draw:style-name="gr10"><draw:line draw:style-name="gr351" draw:text-style-name="P169" svg:x1="1.09cm" svg:y1="3.612cm" svg:x2="1.293cm" svg:y2="3.815cm"><text:p/></draw:line><draw:line draw:style-name="gr352" draw:text-style-name="P169" svg:x1="1.293cm" svg:y1="3.612cm" svg:x2="1.09cm" svg:y2="3.815cm"><text:p/></draw:line></draw:g><draw:frame draw:style-name="gr353" draw:text-style-name="P168" svg:width="0.227cm" svg:height="0.403cm" svg:x="1.307cm" svg:y="3.261cm"><draw:text-box><text:p text:style-name="P145"><text:span text:style-name="T119">C</text:span></text:p></draw:text-box></draw:frame><draw:g draw:style-name="gr10"><draw:line draw:style-name="gr354" draw:text-style-name="P169" svg:x1="6.4cm" svg:y1="4.614cm" svg:x2="6.599cm" svg:y2="4.817cm"><text:p/></draw:line><draw:line draw:style-name="gr355" draw:text-style-name="P169" svg:x1="6.599cm" svg:y1="4.614cm" svg:x2="6.4cm" svg:y2="4.817cm"><text:p/></draw:line></draw:g><draw:frame draw:style-name="gr356" draw:text-style-name="P168" svg:width="0.249cm" svg:height="0.403cm" svg:x="6.683cm" svg:y="4.516cm"><draw:text-box><text:p text:style-name="P145"><text:span text:style-name="T119">D</text:span></text:p></draw:text-box></draw:frame><draw:g draw:style-name="gr10"><draw:line draw:style-name="gr357" draw:text-style-name="P169" svg:x1="6.501cm" svg:y1="1.59cm" svg:x2="6.702cm" svg:y2="1.789cm"><text:p/></draw:line><draw:line draw:style-name="gr358" draw:text-style-name="P169" svg:x1="6.702cm" svg:y1="1.59cm" svg:x2="6.501cm" svg:y2="1.789cm"><text:p/></draw:line></draw:g><draw:frame draw:style-name="gr359" draw:text-style-name="P168" svg:width="0.251cm" svg:height="0.406cm" svg:x="6.613cm" svg:y="1.215cm"><draw:text-box><text:p text:style-name="P145"><text:span text:style-name="T119">G</text:span></text:p></draw:text-box></draw:frame><draw:g draw:style-name="gr10"><draw:line draw:style-name="gr360" draw:text-style-name="P169" svg:x1="3.9cm" svg:y1="1.39cm" svg:x2="4.099cm" svg:y2="1.591cm"><text:p/></draw:line><draw:line draw:style-name="gr361" draw:text-style-name="P169" svg:x1="4.099cm" svg:y1="1.39cm" svg:x2="3.9cm" svg:y2="1.591cm"><text:p/></draw:line></draw:g><draw:frame draw:style-name="gr362" draw:text-style-name="P168" svg:width="0.218cm" svg:height="0.403cm" svg:x="4.138cm" svg:y="1.037cm"><draw:text-box><text:p text:style-name="P145"><text:span text:style-name="T119">E</text:span></text:p></draw:text-box></draw:frame><draw:g draw:style-name="gr10"><draw:line draw:style-name="gr363" draw:text-style-name="P169" svg:x1="2.501cm" svg:y1="2.904cm" svg:x2="2.702cm" svg:y2="3.103cm"><text:p/></draw:line><draw:line draw:style-name="gr364" draw:text-style-name="P169" svg:x1="2.702cm" svg:y1="2.904cm" svg:x2="2.501cm" svg:y2="3.103cm"><text:p/></draw:line></draw:g><draw:frame draw:style-name="gr362" draw:text-style-name="P168" svg:width="0.218cm" svg:height="0.403cm" svg:x="2.686cm" svg:y="2.579cm"><draw:text-box><text:p text:style-name="P145"><text:span text:style-name="T119">F</text:span></text:p></draw:text-box></draw:frame><draw:g draw:style-name="gr10"><draw:line draw:style-name="gr365" draw:text-style-name="P169" svg:x1="2.198cm" svg:y1="4.616cm" svg:x2="2.399cm" svg:y2="4.819cm"><text:p/></draw:line><draw:line draw:style-name="gr366" draw:text-style-name="P169" svg:x1="2.399cm" svg:y1="4.616cm" svg:x2="2.198cm" svg:y2="4.819cm"><text:p/></draw:line></draw:g><draw:frame draw:style-name="gr367" draw:text-style-name="P168" svg:width="0.242cm" svg:height="0.403cm" svg:x="2.427cm" svg:y="4.292cm"><draw:text-box><text:p text:style-name="P145"><text:span text:style-name="T119">H</text:span></text:p></draw:text-box></draw:frame></draw:g></draw:g></text:p>
        </text:list-header>
      </text:list>
      <text:section text:style-name="Sect2" text:name="Section15">
        <text:p text:style-name="P52"><text:span text:style-name="T102">A(</text:span><text:span text:style-name="_5f_Correction_20_surligné"><text:span text:style-name="T101">1,5</text:span></text:span><text:span text:style-name="_5f_gris"><text:span text:style-name="T101"> </text:span></text:span><text:span text:style-name="_5f_gris"><text:span text:style-name="T60">;</text:span></text:span><text:span text:style-name="_5f_gris"><text:span text:style-name="T101"> </text:span></text:span><text:span text:style-name="_5f_Correction_20_surligné"><text:span text:style-name="T101">2,5</text:span></text:span><text:span text:style-name="T102">)</text:span></text:p>
        <text:p text:style-name="P51"><text:span text:style-name="T57">B(</text:span><text:span text:style-name="T61">-</text:span><text:span text:style-name="_5f_Correction_20_surligné"><text:span text:style-name="T58">2,3</text:span></text:span><text:span text:style-name="_5f_gris"><text:span text:style-name="T59"> </text:span></text:span><text:span text:style-name="_5f_gris"><text:span text:style-name="T58">; </text:span></text:span><text:span text:style-name="_5f_Correction_20_surligné"><text:span text:style-name="T58">1,5</text:span></text:span><text:span text:style-name="T57"> )</text:span></text:p>
        <text:p text:style-name="P45"><text:span text:style-name="T57">C(</text:span><text:span text:style-name="T61">-</text:span><text:span text:style-name="_5f_Correction_20_surligné"><text:span text:style-name="T58">2,8</text:span></text:span><text:span text:style-name="_5f_gris"><text:span text:style-name="T58"> ; </text:span></text:span><text:span text:style-name="_5f_Correction_20_surligné"><text:span text:style-name="T58">-0,7</text:span></text:span><text:span text:style-name="T57">)</text:span></text:p>
        <text:p text:style-name="P51"><text:span text:style-name="T57">D(</text:span><text:span text:style-name="_5f_Correction_20_surligné"><text:span text:style-name="T58">2,5</text:span></text:span><text:span text:style-name="_5f_gris"><text:span text:style-name="T58"> ; </text:span></text:span><text:span text:style-name="_5f_Correction_20_surligné"><text:span text:style-name="T58">-1,7</text:span></text:span><text:span text:style-name="T57">)</text:span></text:p>
        <text:p text:style-name="P44"><text:span text:style-name="T57">E(</text:span><text:span text:style-name="_5f_Correction_20_surligné"><text:span text:style-name="T58">0</text:span></text:span><text:span text:style-name="_5f_gris"><text:span text:style-name="T58"> ; </text:span></text:span><text:span text:style-name="_5f_Correction_20_surligné"><text:span text:style-name="T58">1,5</text:span></text:span><text:span text:style-name="T57">)</text:span></text:p>
        <text:p text:style-name="P51"><text:span text:style-name="T57">F(</text:span><text:span text:style-name="_5f_Correction_20_surligné"><text:span text:style-name="T58">-1,4</text:span></text:span><text:span text:style-name="_5f_gris"><text:span text:style-name="T58"> ; </text:span></text:span><text:span text:style-name="_5f_Correction_20_surligné"><text:span text:style-name="T58">0</text:span></text:span><text:span text:style-name="T57">)</text:span></text:p>
        <text:p text:style-name="P44"><text:span text:style-name="T57">G(</text:span><text:span text:style-name="_5f_Correction_20_surligné"><text:span text:style-name="T58">2,6</text:span></text:span><text:span text:style-name="_5f_gris"><text:span text:style-name="T58"> ; </text:span></text:span><text:span text:style-name="_5f_Correction_20_surligné"><text:span text:style-name="T58">1,3</text:span></text:span><text:span text:style-name="T57">)</text:span></text:p>
        <text:p text:style-name="P51"><text:span text:style-name="T57">H(</text:span><text:span text:style-name="_5f_Correction_20_surligné"><text:span text:style-name="T58">-1,7</text:span></text:span><text:span text:style-name="_5f_gris"><text:span text:style-name="T58">; </text:span></text:span><text:span text:style-name="_5f_Correction_20_surligné"><text:span text:style-name="T58">-1,</text:span></text:span><text:span text:style-name="_5f_Correction_20_surligné"><text:span text:style-name="T101">7</text:span></text:span><text:span text:style-name="T102">)</text:span></text:p>
      </text:section>
      <text:list xml:id="list152856270941344" text:continue-list="list152855850460997" text:style-name="Num_5f_Exo">
        <text:list-item>
          <text:h text:style-name="P61" text:outline-level="1"> Dans le repère ci-dessous :</text:h>
        </text:list-item>
      </text:list>
      <text:p text:style-name="_5f_Paragraphe_20_livret_20_"><draw:g text:anchor-type="paragraph" draw:z-index="27" draw:name="Forme8" draw:style-name="gr109"><draw:frame draw:style-name="gr208" draw:text-style-name="P132" svg:width="0.248cm" svg:height="0.417cm" svg:x="2.294cm" svg:y="3.99cm"><draw:text-box><text:p text:style-name="P135"><text:span text:style-name="T115">A</text:span></text:p></draw:text-box></draw:frame><draw:frame draw:style-name="gr209" draw:text-style-name="P132" svg:width="0.278cm" svg:height="0.417cm" svg:x="6.784cm" svg:y="2.9cm"><draw:text-box><text:p text:style-name="P135"><text:span text:style-name="T115">D</text:span></text:p></draw:text-box></draw:frame><draw:frame draw:style-name="gr210" draw:text-style-name="P132" svg:width="0.251cm" svg:height="0.419cm" svg:x="5.752cm" svg:y="0.311cm"><draw:text-box><text:p text:style-name="P135"><text:span text:style-name="T115">C</text:span></text:p></draw:text-box></draw:frame><draw:frame draw:style-name="gr211" draw:text-style-name="P132" svg:width="0.309cm" svg:height="0.419cm" svg:x="1.905cm" svg:y="1.371cm"><draw:text-box><text:p text:style-name="P135"><text:span text:style-name="T115">M</text:span></text:p></draw:text-box></draw:frame><draw:line draw:style-name="gr212" draw:text-style-name="P151" svg:x1="1.192cm" svg:y1="0.703cm" svg:x2="7.671cm" svg:y2="0.703cm"><text:p/></draw:line><draw:line draw:style-name="gr213" draw:text-style-name="P151" svg:x1="1.734cm" svg:y1="0.167cm" svg:x2="1.734cm" svg:y2="5.565cm"><text:p/></draw:line><draw:line draw:style-name="gr214" draw:text-style-name="P151" svg:x1="2.272cm" svg:y1="0.167cm" svg:x2="2.272cm" svg:y2="5.556cm"><text:p/></draw:line><draw:line draw:style-name="gr215" draw:text-style-name="P151" svg:x1="2.808cm" svg:y1="0.167cm" svg:x2="2.808cm" svg:y2="5.556cm"><text:p/></draw:line><draw:line draw:style-name="gr216" draw:text-style-name="P151" svg:x1="3.346cm" svg:y1="0.167cm" svg:x2="3.346cm" svg:y2="5.556cm"><text:p/></draw:line><draw:line draw:style-name="gr217" draw:text-style-name="P151" svg:x1="3.893cm" svg:y1="0.167cm" svg:x2="3.893cm" svg:y2="5.556cm"><text:p/></draw:line><draw:line draw:style-name="gr218" draw:text-style-name="P151" svg:x1="4.438cm" svg:y1="0.167cm" svg:x2="4.438cm" svg:y2="5.556cm"><text:p/></draw:line><draw:line draw:style-name="gr219" draw:text-style-name="P151" svg:x1="4.967cm" svg:y1="0.167cm" svg:x2="4.967cm" svg:y2="5.556cm"><text:p/></draw:line><draw:line draw:style-name="gr220" draw:text-style-name="P151" svg:x1="5.514cm" svg:y1="0.167cm" svg:x2="5.514cm" svg:y2="5.556cm"><text:p/></draw:line><draw:line draw:style-name="gr221" draw:text-style-name="P151" svg:x1="6.052cm" svg:y1="0.167cm" svg:x2="6.052cm" svg:y2="5.556cm"><text:p/></draw:line><draw:line draw:style-name="gr222" draw:text-style-name="P151" svg:x1="6.581cm" svg:y1="0.167cm" svg:x2="6.581cm" svg:y2="5.556cm"><text:p/></draw:line><draw:line draw:style-name="gr223" draw:text-style-name="P151" svg:x1="7.131cm" svg:y1="0.167cm" svg:x2="7.131cm" svg:y2="5.556cm"><text:p/></draw:line><draw:line draw:style-name="gr224" draw:text-style-name="P151" svg:x1="7.664cm" svg:y1="0.167cm" svg:x2="7.664cm" svg:y2="5.556cm"><text:p/></draw:line><draw:line draw:style-name="gr225" draw:text-style-name="P151" svg:x1="1.196cm" svg:y1="0.167cm" svg:x2="1.196cm" svg:y2="5.565cm"><text:p/></draw:line><draw:line draw:style-name="gr226" draw:text-style-name="P151" svg:x1="1.192cm" svg:y1="1.241cm" svg:x2="7.671cm" svg:y2="1.241cm"><text:p/></draw:line><draw:line draw:style-name="gr227" draw:text-style-name="P151" svg:x1="1.192cm" svg:y1="1.781cm" svg:x2="7.671cm" svg:y2="1.781cm"><text:p/></draw:line><draw:line draw:style-name="gr228" draw:text-style-name="P151" svg:x1="1.192cm" svg:y1="2.324cm" svg:x2="7.671cm" svg:y2="2.324cm"><text:p/></draw:line><draw:line draw:style-name="gr229" draw:text-style-name="P151" svg:x1="1.192cm" svg:y1="2.86cm" svg:x2="7.671cm" svg:y2="2.86cm"><text:p/></draw:line><draw:line draw:style-name="gr230" draw:text-style-name="P151" svg:x1="1.192cm" svg:y1="3.4cm" svg:x2="7.671cm" svg:y2="3.4cm"><text:p/></draw:line><draw:line draw:style-name="gr231" draw:text-style-name="P151" svg:x1="1.192cm" svg:y1="3.94cm" svg:x2="7.671cm" svg:y2="3.94cm"><text:p/></draw:line><draw:line draw:style-name="gr232" draw:text-style-name="P151" svg:x1="1.192cm" svg:y1="4.481cm" svg:x2="7.671cm" svg:y2="4.481cm"><text:p/></draw:line><draw:line draw:style-name="gr233" draw:text-style-name="P151" svg:x1="1.192cm" svg:y1="5.016cm" svg:x2="7.671cm" svg:y2="5.016cm"><text:p/></draw:line><draw:frame draw:style-name="gr234" draw:text-style-name="P152" svg:width="0.313cm" svg:height="0.417cm" svg:x="4.065cm" svg:y="3.05cm"><draw:text-box><text:p text:style-name="P135"><text:span text:style-name="T113">O</text:span></text:p></draw:text-box></draw:frame><draw:frame draw:style-name="gr235" draw:text-style-name="P152" svg:width="0.526cm" svg:height="0.417cm" svg:x="3.796cm" svg:y="1.6cm"><draw:text-box><text:p text:style-name="P135"><text:span text:style-name="T113">+1</text:span></text:p></draw:text-box></draw:frame><draw:frame draw:style-name="gr236" draw:text-style-name="P152" svg:width="0.526cm" svg:height="0.417cm" svg:x="5.201cm" svg:y="2.974cm"><draw:text-box><text:p text:style-name="P135"><text:span text:style-name="T113">+1</text:span></text:p></draw:text-box></draw:frame><draw:line draw:style-name="gr237" draw:text-style-name="P151" svg:x1="2.166cm" svg:y1="1.898cm" svg:x2="2.374cm" svg:y2="1.679cm"><text:p/></draw:line><draw:line draw:style-name="gr238" draw:text-style-name="P151" svg:x1="2.381cm" svg:y1="1.898cm" svg:x2="2.166cm" svg:y2="1.679cm"><text:p/></draw:line><draw:line draw:style-name="gr239" draw:text-style-name="P151" svg:x1="4.559cm" svg:y1="1.781cm" svg:x2="4.314cm" svg:y2="1.781cm"><text:p/></draw:line><draw:line draw:style-name="gr240" draw:text-style-name="P151" svg:x1="5.514cm" svg:y1="2.741cm" svg:x2="5.514cm" svg:y2="2.981cm"><text:p/></draw:line><draw:line draw:style-name="gr241" draw:text-style-name="P151" svg:x1="1.196cm" svg:y1="0.165cm" svg:x2="7.675cm" svg:y2="0.165cm"><text:p/></draw:line><draw:line draw:style-name="gr242" draw:text-style-name="P151" svg:x1="1.196cm" svg:y1="5.565cm" svg:x2="7.675cm" svg:y2="5.565cm"><text:p/></draw:line><draw:line draw:style-name="gr237" draw:text-style-name="P151" svg:x1="2.166cm" svg:y1="4.06cm" svg:x2="2.374cm" svg:y2="3.841cm"><text:p/></draw:line><draw:line draw:style-name="gr238" draw:text-style-name="P151" svg:x1="2.381cm" svg:y1="4.06cm" svg:x2="2.166cm" svg:y2="3.841cm"><text:p/></draw:line><draw:line draw:style-name="gr237" draw:text-style-name="P151" svg:x1="6.477cm" svg:y1="1.898cm" svg:x2="6.685cm" svg:y2="1.679cm"><text:p/></draw:line><draw:line draw:style-name="gr238" draw:text-style-name="P151" svg:x1="6.692cm" svg:y1="1.898cm" svg:x2="6.477cm" svg:y2="1.679cm"><text:p/></draw:line><draw:frame draw:style-name="gr243" draw:text-style-name="P132" svg:width="0.246cm" svg:height="0.417cm" svg:x="6.646cm" svg:y="1.207cm"><draw:text-box><text:p text:style-name="P135"><text:span text:style-name="T115">B</text:span></text:p></draw:text-box></draw:frame><draw:line draw:style-name="gr237" draw:text-style-name="P151" svg:x1="5.955cm" svg:y1="0.797cm" svg:x2="6.163cm" svg:y2="0.578cm"><text:p/></draw:line><draw:line draw:style-name="gr238" draw:text-style-name="P151" svg:x1="6.17cm" svg:y1="0.797cm" svg:x2="5.955cm" svg:y2="0.578cm"><text:p/></draw:line><draw:line draw:style-name="gr244" draw:text-style-name="P153" svg:x1="1.598cm" svg:y1="4.298cm" svg:x2="7.258cm" svg:y2="1.448cm"><text:p/></draw:line><draw:line draw:style-name="gr237" draw:text-style-name="P151" svg:x1="7.038cm" svg:y1="2.956cm" svg:x2="7.244cm" svg:y2="2.737cm"><text:p/></draw:line><draw:line draw:style-name="gr238" draw:text-style-name="P151" svg:x1="7.251cm" svg:y1="2.956cm" svg:x2="7.038cm" svg:y2="2.737cm"><text:p/></draw:line><draw:line draw:style-name="gr245" draw:text-style-name="P153" svg:x1="6.059cm" svg:y1="0.705cm" svg:x2="7.151cm" svg:y2="2.866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P60"/>
      <text:p text:style-name="_5f_Paragraphe_20_livret_20_"/>
      <text:p text:style-name="_5f_Paragraphe_20_livret_20_"/>
      <text:p text:style-name="_5f_Paragraphe_20_livret_20_"/>
      <text:p text:style-name="_5f_Paragraphe_20_livret_20_"/>
      <text:list xml:id="list1045558509" text:style-name="liste_5f_abc">
        <text:list-item text:start-value="1">
          <text:p text:style-name="P83">Place le point A, symétrique du point M par rapport à l’axe des abscisses.</text:p>
        </text:list-item>
      </text:list>
      <text:list xml:id="list152855321357486" text:continue-list="list152856303269350" text:style-name="_5f_Numérotation_20_des_20_exercices_20_livrets">
        <text:list-item>
          <text:list>
            <text:list-header>
              <text:p text:style-name="P101">Donne ses coordonnées : A(<text:span text:style-name="T103">−</text:span><text:span text:style-name="_5f_Correction_20_surligné"><text:span text:style-name="T66">2 </text:span></text:span><text:span text:style-name="_5f_gris"><text:span text:style-name="T66">; </text:span></text:span><text:span text:style-name="_5f_gris"><text:span text:style-name="T62">−</text:span></text:span><text:span text:style-name="_5f_Correction_20_surligné"><text:span text:style-name="T66">1</text:span></text:span>).</text:p>
            </text:list-header>
          </text:list>
        </text:list-item>
      </text:list>
      <text:list xml:id="list152856592009455" text:continue-list="list1045558509" text:style-name="liste_5f_abc">
        <text:list-item>
          <text:p text:style-name="P83">Place le point B, symétrique du point M par rapport à l’axe des ordonnées. </text:p>
        </text:list-item>
      </text:list>
      <text:list xml:id="list152856697002635" text:continue-list="list152855321357486" text:style-name="_5f_Numérotation_20_des_20_exercices_20_livrets">
        <text:list-item>
          <text:list>
            <text:list-header>
              <text:p text:style-name="P102">Donne ses coordonnées : B(<text:span text:style-name="_5f_Correction_20_surligné"><text:span text:style-name="T66">2</text:span></text:span><text:span text:style-name="_5f_gris"><text:span text:style-name="T66"> ; </text:span></text:span><text:span text:style-name="_5f_Correction_20_surligné"><text:span text:style-name="T66">1</text:span></text:span>).</text:p>
            </text:list-header>
          </text:list>
        </text:list-item>
      </text:list>
      <text:list xml:id="list152856476604718" text:continue-list="list152856592009455" text:style-name="liste_5f_abc">
        <text:list-item>
          <text:p text:style-name="P84">Que dire des coordonnées des points A et B ? </text:p>
        </text:list-item>
      </text:list>
      <text:list xml:id="list152856619863692" text:continue-list="list152856697002635" text:style-name="_5f_Numérotation_20_des_20_exercices_20_livrets">
        <text:list-item>
          <text:list>
            <text:list-header>
              <text:p text:style-name="P107"><text:span text:style-name="_5f_Correction_20_surligné"><text:span text:style-name="T104">Les coordonnées des points A et B sont opposées.</text:span></text:span></text:p>
            </text:list-header>
          </text:list>
        </text:list-item>
      </text:list>
      <text:list xml:id="list152857450362937" text:continue-list="list152856476604718" text:style-name="liste_5f_abc">
        <text:list-item>
          <text:p text:style-name="P84">Quelle est la position des points A et B par rapport à l’origine O ? </text:p>
        </text:list-item>
      </text:list>
      <text:list xml:id="list152856338594690" text:continue-list="list152856619863692" text:style-name="_5f_Numérotation_20_des_20_exercices_20_livrets">
        <text:list-item>
          <text:list>
            <text:list-header>
              <text:p text:style-name="P107"><text:span text:style-name="_5f_Correction_20_surligné"><text:span text:style-name="T104">Les points A et B sont symétriques par rapport à l'origine O.</text:span></text:span></text:p>
            </text:list-header>
          </text:list>
        </text:list-item>
      </text:list>
      <text:list xml:id="list152856991577752" text:continue-list="list152857450362937" text:style-name="liste_5f_abc">
        <text:list-item>
          <text:p text:style-name="P87">Place le point C de coordonnées (1,5 ; 2).</text:p>
        </text:list-item>
        <text:list-item>
          <text:p text:style-name="P74">Place le point D, symétrique du point C par rapport à la droite (AB).</text:p>
        </text:list-item>
      </text:list>
      <text:list xml:id="list152855317616347" text:continue-list="list152856338594690" text:style-name="_5f_Numérotation_20_des_20_exercices_20_livrets">
        <text:list-item>
          <text:list>
            <text:list-header>
              <text:p text:style-name="P102">Donne ses coordonnées : D(<text:span text:style-name="_5f_Correction_20_surligné"><text:span text:style-name="T39">2,5</text:span></text:span><text:span text:style-name="T105"> ; </text:span><text:span text:style-name="_5f_Correction_20_surligné"><text:span text:style-name="T39">0</text:span></text:span>).</text:p>
            </text:list-header>
          </text:list>
        </text:list-item>
      </text:list>
      <text:list xml:id="list152856854537269" text:continue-list="list152856270941344" text:style-name="Num_5f_Exo">
        <text:list-item>
          <text:h text:style-name="P119" text:outline-level="1"><text:soft-page-break/><text:span text:style-name="T79"> </text:span><text:span text:style-name="Bold_5f_niv2"><text:span text:style-name="T80">Trouve</text:span></text:span><text:span text:style-name="Bold_5f_niv2"><text:span text:style-name="T81">r</text:span></text:span><text:span text:style-name="Bold_5f_niv2"><text:span text:style-name="T80"> la co-ordonnée</text:span></text:span></text:h>
        </text:list-item>
      </text:list>
      <text:p text:style-name="P41"><draw:g text:anchor-type="as-char" draw:z-index="28" draw:name="Forme1_0" draw:style-name="gr61"><draw:line draw:style-name="gr152" draw:text-style-name="P149" svg:x1="0.058cm" svg:y1="0.686cm" svg:x2="8.557cm" svg:y2="0.686cm"><text:p/></draw:line><draw:line draw:style-name="gr153" draw:text-style-name="P149" svg:x1="0.058cm" svg:y1="5.502cm" svg:x2="0.058cm" svg:y2="0.095cm"><text:p/></draw:line><draw:line draw:style-name="gr154" draw:text-style-name="P149" svg:x1="1.877cm" svg:y1="0.098cm" svg:x2="1.881cm" svg:y2="5.509cm"><text:p/></draw:line><draw:line draw:style-name="gr155" draw:text-style-name="P149" svg:x1="0.058cm" svg:y1="0.091cm" svg:x2="8.557cm" svg:y2="0.091cm"><text:p/></draw:line><draw:line draw:style-name="gr156" draw:text-style-name="P149" svg:x1="0.062cm" svg:y1="1.284cm" svg:x2="8.549cm" svg:y2="1.284cm"><text:p/></draw:line><draw:line draw:style-name="gr157" draw:text-style-name="P149" svg:x1="0.062cm" svg:y1="1.889cm" svg:x2="8.559cm" svg:y2="1.889cm"><text:p/></draw:line><draw:line draw:style-name="gr158" draw:text-style-name="P149" svg:x1="0.062cm" svg:y1="3.092cm" svg:x2="8.559cm" svg:y2="3.092cm"><text:p/></draw:line><draw:line draw:style-name="gr159" draw:text-style-name="P149" svg:x1="0.062cm" svg:y1="4.302cm" svg:x2="8.559cm" svg:y2="4.302cm"><text:p/></draw:line><draw:line draw:style-name="gr160" draw:text-style-name="P149" svg:x1="0.062cm" svg:y1="3.697cm" svg:x2="8.559cm" svg:y2="3.697cm"><text:p/></draw:line><draw:line draw:style-name="gr161" draw:text-style-name="P149" svg:x1="0.062cm" svg:y1="4.907cm" svg:x2="8.559cm" svg:y2="4.907cm"><text:p/></draw:line><draw:line draw:style-name="gr162" draw:text-style-name="P149" svg:x1="0.062cm" svg:y1="5.505cm" svg:x2="8.559cm" svg:y2="5.505cm"><text:p/></draw:line><draw:line draw:style-name="gr163" draw:text-style-name="P149" svg:x1="0.662cm" svg:y1="0.091cm" svg:x2="0.662cm" svg:y2="5.496cm"><text:p/></draw:line><draw:line draw:style-name="gr164" draw:text-style-name="P149" svg:x1="1.268cm" svg:y1="0.091cm" svg:x2="1.268cm" svg:y2="5.496cm"><text:p/></draw:line><draw:line draw:style-name="gr165" draw:text-style-name="P149" svg:x1="2.481cm" svg:y1="0.091cm" svg:x2="2.481cm" svg:y2="5.496cm"><text:p/></draw:line><draw:line draw:style-name="gr166" draw:text-style-name="P149" svg:x1="3.087cm" svg:y1="0.091cm" svg:x2="3.091cm" svg:y2="5.496cm"><text:p/></draw:line><draw:line draw:style-name="gr167" draw:text-style-name="P149" svg:x1="3.694cm" svg:y1="0.091cm" svg:x2="3.696cm" svg:y2="5.496cm"><text:p/></draw:line><draw:line draw:style-name="gr168" draw:text-style-name="P149" svg:x1="4.911cm" svg:y1="0.091cm" svg:x2="4.911cm" svg:y2="5.496cm"><text:p/></draw:line><draw:line draw:style-name="gr169" draw:text-style-name="P149" svg:x1="5.516cm" svg:y1="0.091cm" svg:x2="5.516cm" svg:y2="5.496cm"><text:p/></draw:line><draw:line draw:style-name="gr170" draw:text-style-name="P149" svg:x1="6.124cm" svg:y1="0.091cm" svg:x2="6.124cm" svg:y2="5.496cm"><text:p/></draw:line><draw:line draw:style-name="gr171" draw:text-style-name="P149" svg:x1="6.73cm" svg:y1="0.091cm" svg:x2="6.73cm" svg:y2="5.496cm"><text:p/></draw:line><draw:line draw:style-name="gr172" draw:text-style-name="P149" svg:x1="7.34cm" svg:y1="5.496cm" svg:x2="7.34cm" svg:y2="0.091cm"><text:p/></draw:line><draw:line draw:style-name="gr173" draw:text-style-name="P149" svg:x1="7.943cm" svg:y1="0.091cm" svg:x2="7.943cm" svg:y2="5.496cm"><text:p/></draw:line><draw:frame draw:style-name="gr174" draw:text-style-name="P136" svg:width="0.789cm" svg:height="0.678cm" svg:x="3.6cm" svg:y="2.633cm"><draw:text-box><text:p text:style-name="P131"><text:span text:style-name="T113">O</text:span></text:p></draw:text-box></draw:frame><draw:frame draw:style-name="gr175" draw:text-style-name="P136" svg:width="1.036cm" svg:height="0.678cm" svg:x="4.378cm" svg:y="2.595cm"><draw:text-box><text:p text:style-name="P131"><text:span text:style-name="T113">+1</text:span></text:p></draw:text-box></draw:frame><draw:frame draw:style-name="gr176" draw:text-style-name="P136" svg:width="1.114cm" svg:height="0.678cm" svg:x="3.517cm" svg:y="1.344cm"><draw:text-box><text:p text:style-name="P131"><text:span text:style-name="T113">+1</text:span></text:p></draw:text-box></draw:frame><draw:line draw:style-name="gr177" draw:text-style-name="P149" svg:x1="2.385cm" svg:y1="2.589cm" svg:x2="2.568cm" svg:y2="2.4cm"><text:p/></draw:line><draw:line draw:style-name="gr178" draw:text-style-name="P149" svg:x1="2.575cm" svg:y1="2.589cm" svg:x2="2.385cm" svg:y2="2.4cm"><text:p/></draw:line><draw:line draw:style-name="gr179" draw:text-style-name="P149" svg:x1="4.813cm" svg:y1="3.791cm" svg:x2="5.003cm" svg:y2="3.6cm"><text:p/></draw:line><draw:line draw:style-name="gr180" draw:text-style-name="P149" svg:x1="5.003cm" svg:y1="3.791cm" svg:x2="4.813cm" svg:y2="3.6cm"><text:p/></draw:line><draw:g draw:style-name="gr10"><draw:line draw:style-name="gr181" draw:text-style-name="P149" svg:x1="6.636cm" svg:y1="1.981cm" svg:x2="6.823cm" svg:y2="1.792cm"><text:p/></draw:line><draw:line draw:style-name="gr182" draw:text-style-name="P149" svg:x1="6.823cm" svg:y1="1.981cm" svg:x2="6.636cm" svg:y2="1.792cm"><text:p/></draw:line></draw:g><draw:line draw:style-name="gr183" draw:text-style-name="P149" svg:x1="4.816cm" svg:y1="0.188cm" svg:x2="5.008cm" svg:y2="0.001cm"><text:p/></draw:line><draw:line draw:style-name="gr184" draw:text-style-name="P149" svg:x1="5.008cm" svg:y1="0.188cm" svg:x2="4.816cm" svg:y2="0.001cm"><text:p/></draw:line><draw:frame draw:style-name="gr185" draw:text-style-name="P136" svg:width="0.779cm" svg:height="0.678cm" svg:x="4.946cm" svg:y="0.115cm"><draw:text-box><text:p text:style-name="P131"><text:span text:style-name="T113">D</text:span></text:p></draw:text-box></draw:frame><draw:frame draw:style-name="gr186" draw:text-style-name="P136" svg:width="0.297cm" svg:height="0.678cm" svg:x="6.352cm" svg:y="1.318cm"><draw:text-box><text:p text:style-name="P131"><text:span text:style-name="T113">A</text:span></text:p></draw:text-box></draw:frame><draw:frame draw:style-name="gr187" draw:text-style-name="P136" svg:width="0.279cm" svg:height="0.678cm" svg:x="5.034cm" svg:y="3.798cm"><draw:text-box><text:p text:style-name="P131"><text:span text:style-name="T113">E</text:span></text:p></draw:text-box></draw:frame><draw:frame draw:style-name="gr188" draw:text-style-name="P136" svg:width="0.235cm" svg:height="0.678cm" svg:x="2.048cm" svg:y="2.577cm"><draw:text-box><text:p text:style-name="P131"><text:span text:style-name="T113">C</text:span></text:p></draw:text-box></draw:frame><draw:line draw:style-name="gr189" draw:text-style-name="P149" svg:x1="2.99cm" svg:y1="1.985cm" svg:x2="3.18cm" svg:y2="1.799cm"><text:p/></draw:line><draw:line draw:style-name="gr190" draw:text-style-name="P149" svg:x1="3.18cm" svg:y1="1.985cm" svg:x2="2.99cm" svg:y2="1.799cm"><text:p/></draw:line><draw:frame draw:style-name="gr191" draw:text-style-name="P136" svg:width="0.754cm" svg:height="0.678cm" svg:x="2.475cm" svg:y="1.452cm"><draw:text-box><text:p text:style-name="P131"><text:span text:style-name="T113">B</text:span></text:p></draw:text-box></draw:frame><draw:line draw:style-name="gr192" draw:text-style-name="P149" svg:x1="1.176cm" svg:y1="2.577cm" svg:x2="1.363cm" svg:y2="2.39cm"><text:p/></draw:line><draw:line draw:style-name="gr193" draw:text-style-name="P149" svg:x1="1.366cm" svg:y1="2.577cm" svg:x2="1.176cm" svg:y2="2.39cm"><text:p/></draw:line><draw:frame draw:style-name="gr194" draw:text-style-name="P136" svg:width="0.719cm" svg:height="0.678cm" svg:x="0.667cm" svg:y="1.991cm"><draw:text-box><text:p text:style-name="P131"><text:span text:style-name="T113">F</text:span></text:p></draw:text-box></draw:frame><draw:line draw:style-name="gr195" draw:text-style-name="P149" svg:x1="4.21cm" svg:y1="4.392cm" svg:x2="4.4cm" svg:y2="4.205cm"><text:p/></draw:line><draw:line draw:style-name="gr196" draw:text-style-name="P149" svg:x1="4.402cm" svg:y1="4.392cm" svg:x2="4.21cm" svg:y2="4.205cm"><text:p/></draw:line><draw:frame draw:style-name="gr197" draw:text-style-name="P136" svg:width="0.258cm" svg:height="0.678cm" svg:x="3.865cm" svg:y="4.357cm"><draw:text-box><text:p text:style-name="P131"><text:span text:style-name="T113">G</text:span></text:p></draw:text-box></draw:frame><draw:line draw:style-name="gr198" draw:text-style-name="P149" svg:x1="6.029cm" svg:y1="2.577cm" svg:x2="6.216cm" svg:y2="2.39cm"><text:p/></draw:line><draw:line draw:style-name="gr199" draw:text-style-name="P149" svg:x1="6.219cm" svg:y1="2.577cm" svg:x2="6.029cm" svg:y2="2.39cm"><text:p/></draw:line><draw:frame draw:style-name="gr200" draw:text-style-name="P136" svg:width="0.772cm" svg:height="0.678cm" svg:x="5.457cm" svg:y="1.991cm"><draw:text-box><text:p text:style-name="P131"><text:span text:style-name="T113">H</text:span></text:p></draw:text-box></draw:frame><draw:line draw:style-name="gr201" draw:text-style-name="P149" svg:x1="4.911cm" svg:y1="2.381cm" svg:x2="4.911cm" svg:y2="2.595cm"><text:p/></draw:line><draw:line draw:style-name="gr202" draw:text-style-name="P149" svg:x1="4.409cm" svg:y1="1.889cm" svg:x2="4.197cm" svg:y2="1.889cm"><text:p/></draw:line><draw:line draw:style-name="gr203" draw:text-style-name="P149" svg:x1="8.547cm" svg:y1="0.091cm" svg:x2="8.547cm" svg:y2="5.496cm"><text:p/></draw:line><draw:line draw:style-name="gr204" draw:text-style-name="P149" svg:x1="4.305cm" svg:y1="0.081cm" svg:x2="4.305cm" svg:y2="5.509cm"><text:p/></draw:line><draw:line draw:style-name="gr205" draw:text-style-name="P149" svg:x1="0.062cm" svg:y1="2.489cm" svg:x2="8.559cm" svg:y2="2.489cm"><text:p/></draw:line><draw:line draw:style-name="gr206" draw:text-style-name="P150" svg:x1="6.138cm" svg:y1="0.044cm" svg:x2="6.103cm" svg:y2="5.6cm"><text:p/></draw:line><draw:line draw:style-name="gr207" draw:text-style-name="P150" svg:x1="0cm" svg:y1="1.896cm" svg:x2="8.537cm" svg:y2="1.861cm"><text:p/></draw:line></draw:g></text:p>
      <text:list xml:id="list152856072274592" text:continue-list="list152856991577752" text:style-name="liste_5f_abc">
        <text:list-item text:start-value="1">
          <text:p text:style-name="P113">Quel est le point d’abscisse 4 ? <text:span text:style-name="_5f_Correction_20_surligné"><text:span text:style-name="T26">A</text:span></text:span></text:p>
          <text:p text:style-name="P103">Quelle est son ordonnée ?<text:span text:style-name="_5f_pointillés_20_gris"> </text:span><text:span text:style-name="_5f_Correction_20_surligné"><text:span text:style-name="T26">+ 1</text:span></text:span></text:p>
        </text:list-item>
        <text:list-item>
          <text:p text:style-name="P103">Quel est le point d’ordonnée 4 ? <text:span text:style-name="_5f_Correction_20_surligné"><text:span text:style-name="T26">D</text:span></text:span></text:p>
          <text:p text:style-name="P103">Quelle est son abscisse ? <text:span text:style-name="_5f_Correction_20_surligné"><text:span text:style-name="T26">+ 1</text:span></text:span></text:p>
        </text:list-item>
        <text:list-item>
          <text:p text:style-name="P104">Quel est le point d’abscisse <text:span text:style-name="T33">−</text:span><text:span text:style-name="T32">2</text:span> ? <text:span text:style-name="_5f_Correction_20_surligné"><text:span text:style-name="T26">B</text:span></text:span></text:p>
          <text:p text:style-name="P104">Quelle est son ordonnée ? <text:span text:style-name="_5f_Correction_20_surligné"><text:span text:style-name="T26">+ 1</text:span></text:span></text:p>
        </text:list-item>
        <text:list-item>
          <text:p text:style-name="P104">Quel est le point d’ordonnée <text:span text:style-name="T33">−</text:span><text:span text:style-name="T32">2</text:span> ? <text:span text:style-name="_5f_Correction_20_surligné"><text:span text:style-name="T26">E</text:span></text:span></text:p>
          <text:p text:style-name="P104">Quelle est son abscisse ? <text:span text:style-name="_5f_Correction_20_surligné"><text:span text:style-name="T26">+ 1</text:span></text:span></text:p>
        </text:list-item>
        <text:list-item>
          <text:p text:style-name="P114"><text:span text:style-name="_5f_BVS">Place un point qui a l</text:span><text:span text:style-name="_5f_BVS"><text:span text:style-name="T82">a</text:span></text:span><text:span text:style-name="_5f_BVS"> même abscisse que H. <text:line-break/></text:span><text:span text:style-name="_5f_Correction_5f_surligné"><text:span text:style-name="T106">point d’abscisse +3 ( sur la droite verte)</text:span></text:span></text:p>
        </text:list-item>
        <text:list-item>
          <text:p text:style-name="P106"><text:span text:style-name="_5f_BVS">Place un point qui a la même ordonnée que B.<text:line-break/></text:span><text:span text:style-name="_5f_Correction_5f_surligné"><text:span text:style-name="T106">point d’ordonnée +1 ( sur la droite rouge)</text:span></text:span></text:p>
        </text:list-item>
      </text:list>
      <text:list xml:id="list152856904544760" text:continue-list="list152856854537269" text:style-name="Num_5f_Exo">
        <text:list-item>
          <text:h text:style-name="P124" text:outline-level="1"> Place les points dans le repère ci-dessous d’unité 1 cm puis relie ABCDEFGHIJKLMA.</text:h>
        </text:list-item>
      </text:list>
      <text:section text:style-name="Sect5" text:name="Section16">
        <text:p text:style-name="P53">A(0,5 ; 0,5)</text:p>
        <text:p text:style-name="P53">B(1,6 ; 1)</text:p>
        <text:p text:style-name="P53">C(2,7 ; 1)</text:p>
        <text:p text:style-name="P53">D(2,3 ; 0)</text:p>
        <text:p text:style-name="P39">E(1,2 ; 0)</text:p>
        <text:p text:style-name="P53">F(2,4 ; <text:span text:style-name="T83">−</text:span>1,5)</text:p>
        <text:p text:style-name="P53">G(1,5 ; <text:span text:style-name="T83">−</text:span>2,4)</text:p>
        <text:p text:style-name="P53">H(<text:span text:style-name="T83">−</text:span>0,7 ; <text:span text:style-name="T83">−</text:span>1,3)</text:p>
        <text:p text:style-name="P53">I(<text:span text:style-name="T83">−</text:span>1,8 ; <text:span text:style-name="T83">−</text:span>2,2)</text:p>
        <text:p text:style-name="P53"/>
        <text:p text:style-name="P53">J(<text:span text:style-name="T83">−</text:span>3,5 ; <text:span text:style-name="T83">−</text:span>0,5)</text:p>
        <text:p text:style-name="P53">K(<text:span text:style-name="T83">−</text:span>1,8 ; <text:span text:style-name="T83">−</text:span>1)</text:p>
        <text:p text:style-name="P53">L(<text:span text:style-name="T83">−</text:span>1 ; <text:span text:style-name="T83">−</text:span>0,5)</text:p>
        <text:p text:style-name="P49">M<text:span text:style-name="T84">(</text:span><text:span text:style-name="T85">0,9</text:span><text:span text:style-name="T84"> ;</text:span> <text:span text:style-name="T83">−</text:span>1,1)</text:p>
      </text:section>
      <text:h text:style-name="P120" text:outline-level="1"><draw:g text:anchor-type="paragraph" draw:z-index="29" draw:name="Forme10" draw:style-name="gr109"><draw:frame draw:style-name="gr110" draw:text-style-name="P146" svg:width="0.223cm" svg:height="0.375cm" svg:x="6.087cm" svg:y="0.785cm"><draw:text-box><text:p text:style-name="P145"><text:span text:style-name="T114">B</text:span></text:p></draw:text-box></draw:frame><draw:frame draw:style-name="gr111" draw:text-style-name="P146" svg:width="0.227cm" svg:height="0.375cm" svg:x="7.618cm" svg:y="0.799cm"><draw:text-box><text:p text:style-name="P145"><text:span text:style-name="T114">C</text:span></text:p></draw:text-box></draw:frame><draw:g draw:style-name="gr10"><draw:line draw:style-name="gr112" draw:text-style-name="P147" svg:x1="7.6cm" svg:y1="1.098cm" svg:x2="7.803cm" svg:y2="1.301cm"><text:p/></draw:line><draw:line draw:style-name="gr113" draw:text-style-name="P147" svg:x1="7.803cm" svg:y1="1.098cm" svg:x2="7.6cm" svg:y2="1.301cm"><text:p/></draw:line></draw:g><draw:g draw:style-name="gr10"><draw:g draw:style-name="gr10"><draw:line draw:style-name="gr114" draw:text-style-name="P130" svg:x1="0.101cm" svg:y1="0.199cm" svg:x2="0.101cm" svg:y2="5.202cm"><text:p/></draw:line><draw:line draw:style-name="gr114" draw:text-style-name="P130" svg:x1="0.198cm" svg:y1="0.199cm" svg:x2="0.198cm" svg:y2="5.202cm"><text:p/></draw:line><draw:line draw:style-name="gr114" draw:text-style-name="P130" svg:x1="0.301cm" svg:y1="0.199cm" svg:x2="0.301cm" svg:y2="5.202cm"><text:p/></draw:line><draw:line draw:style-name="gr114" draw:text-style-name="P130" svg:x1="0.399cm" svg:y1="0.199cm" svg:x2="0.399cm" svg:y2="5.202cm"><text:p/></draw:line><draw:line draw:style-name="gr114" draw:text-style-name="P130" svg:x1="0.6cm" svg:y1="0.199cm" svg:x2="0.6cm" svg:y2="5.202cm"><text:p/></draw:line><draw:line draw:style-name="gr114" draw:text-style-name="P130" svg:x1="0.699cm" svg:y1="0.199cm" svg:x2="0.699cm" svg:y2="5.202cm"><text:p/></draw:line><draw:line draw:style-name="gr114" draw:text-style-name="P130" svg:x1="0.802cm" svg:y1="0.199cm" svg:x2="0.802cm" svg:y2="5.202cm"><text:p/></draw:line><draw:line draw:style-name="gr114" draw:text-style-name="P130" svg:x1="0.9cm" svg:y1="0.199cm" svg:x2="0.9cm" svg:y2="5.202cm"><text:p/></draw:line><draw:line draw:style-name="gr114" draw:text-style-name="P130" svg:x1="1.101cm" svg:y1="0.199cm" svg:x2="1.101cm" svg:y2="5.202cm"><text:p/></draw:line><draw:line draw:style-name="gr114" draw:text-style-name="P130" svg:x1="1.198cm" svg:y1="0.199cm" svg:x2="1.198cm" svg:y2="5.202cm"><text:p/></draw:line><draw:line draw:style-name="gr114" draw:text-style-name="P130" svg:x1="1.302cm" svg:y1="0.199cm" svg:x2="1.302cm" svg:y2="5.202cm"><text:p/></draw:line><draw:line draw:style-name="gr114" draw:text-style-name="P130" svg:x1="1.401cm" svg:y1="0.199cm" svg:x2="1.401cm" svg:y2="5.202cm"><text:p/></draw:line><draw:line draw:style-name="gr114" draw:text-style-name="P130" svg:x1="1.602cm" svg:y1="0.199cm" svg:x2="1.602cm" svg:y2="5.202cm"><text:p/></draw:line><draw:line draw:style-name="gr114" draw:text-style-name="P130" svg:x1="1.702cm" svg:y1="0.199cm" svg:x2="1.702cm" svg:y2="5.202cm"><text:p/></draw:line><draw:line draw:style-name="gr114" draw:text-style-name="P130" svg:x1="1.801cm" svg:y1="0.199cm" svg:x2="1.801cm" svg:y2="5.202cm"><text:p/></draw:line><draw:line draw:style-name="gr114" draw:text-style-name="P130" svg:x1="1.9cm" svg:y1="0.199cm" svg:x2="1.9cm" svg:y2="5.202cm"><text:p/></draw:line><draw:line draw:style-name="gr114" draw:text-style-name="P130" svg:x1="2.103cm" svg:y1="0.199cm" svg:x2="2.103cm" svg:y2="5.202cm"><text:p/></draw:line><draw:line draw:style-name="gr114" draw:text-style-name="P130" svg:x1="2.2cm" svg:y1="0.199cm" svg:x2="2.2cm" svg:y2="5.202cm"><text:p/></draw:line><draw:line draw:style-name="gr114" draw:text-style-name="P130" svg:x1="2.302cm" svg:y1="0.199cm" svg:x2="2.302cm" svg:y2="5.202cm"><text:p/></draw:line><draw:line draw:style-name="gr114" draw:text-style-name="P130" svg:x1="2.401cm" svg:y1="0.199cm" svg:x2="2.401cm" svg:y2="5.202cm"><text:p/></draw:line><draw:line draw:style-name="gr114" draw:text-style-name="P130" svg:x1="2.602cm" svg:y1="0.199cm" svg:x2="2.602cm" svg:y2="5.202cm"><text:p/></draw:line><draw:line draw:style-name="gr114" draw:text-style-name="P130" svg:x1="2.701cm" svg:y1="0.199cm" svg:x2="2.701cm" svg:y2="5.202cm"><text:p/></draw:line><draw:line draw:style-name="gr114" draw:text-style-name="P130" svg:x1="2.801cm" svg:y1="0.199cm" svg:x2="2.801cm" svg:y2="5.202cm"><text:p/></draw:line><draw:line draw:style-name="gr114" draw:text-style-name="P130" svg:x1="2.902cm" svg:y1="0.199cm" svg:x2="2.902cm" svg:y2="5.202cm"><text:p/></draw:line><draw:line draw:style-name="gr114" draw:text-style-name="P130" svg:x1="3.101cm" svg:y1="0.199cm" svg:x2="3.101cm" svg:y2="5.202cm"><text:p/></draw:line><draw:line draw:style-name="gr114" draw:text-style-name="P130" svg:x1="3.2cm" svg:y1="0.199cm" svg:x2="3.2cm" svg:y2="5.202cm"><text:p/></draw:line><draw:line draw:style-name="gr114" draw:text-style-name="P130" svg:x1="3.302cm" svg:y1="0.199cm" svg:x2="3.302cm" svg:y2="5.202cm"><text:p/></draw:line><draw:line draw:style-name="gr114" draw:text-style-name="P130" svg:x1="3.403cm" svg:y1="0.199cm" svg:x2="3.403cm" svg:y2="5.202cm"><text:p/></draw:line><draw:line draw:style-name="gr114" draw:text-style-name="P130" svg:x1="3.602cm" svg:y1="0.199cm" svg:x2="3.602cm" svg:y2="5.202cm"><text:p/></draw:line><draw:line draw:style-name="gr114" draw:text-style-name="P130" svg:x1="3.701cm" svg:y1="0.199cm" svg:x2="3.701cm" svg:y2="5.202cm"><text:p/></draw:line><draw:line draw:style-name="gr114" draw:text-style-name="P130" svg:x1="3.801cm" svg:y1="0.199cm" svg:x2="3.801cm" svg:y2="5.202cm"><text:p/></draw:line><draw:line draw:style-name="gr114" draw:text-style-name="P130" svg:x1="3.902cm" svg:y1="0.199cm" svg:x2="3.902cm" svg:y2="5.202cm"><text:p/></draw:line><draw:line draw:style-name="gr114" draw:text-style-name="P130" svg:x1="4.101cm" svg:y1="0.199cm" svg:x2="4.101cm" svg:y2="5.202cm"><text:p/></draw:line><draw:line draw:style-name="gr114" draw:text-style-name="P130" svg:x1="4.202cm" svg:y1="0.199cm" svg:x2="4.202cm" svg:y2="5.202cm"><text:p/></draw:line><draw:line draw:style-name="gr114" draw:text-style-name="P130" svg:x1="4.302cm" svg:y1="0.199cm" svg:x2="4.302cm" svg:y2="5.202cm"><text:p/></draw:line><draw:line draw:style-name="gr114" draw:text-style-name="P130" svg:x1="4.401cm" svg:y1="0.199cm" svg:x2="4.401cm" svg:y2="5.202cm"><text:p/></draw:line><draw:line draw:style-name="gr114" draw:text-style-name="P130" svg:x1="4.602cm" svg:y1="0.199cm" svg:x2="4.602cm" svg:y2="5.202cm"><text:p/></draw:line><draw:line draw:style-name="gr114" draw:text-style-name="P130" svg:x1="4.703cm" svg:y1="0.199cm" svg:x2="4.703cm" svg:y2="5.202cm"><text:p/></draw:line><draw:line draw:style-name="gr114" draw:text-style-name="P130" svg:x1="4.803cm" svg:y1="0.199cm" svg:x2="4.803cm" svg:y2="5.202cm"><text:p/></draw:line><draw:line draw:style-name="gr114" draw:text-style-name="P130" svg:x1="4.903cm" svg:y1="0.199cm" svg:x2="4.903cm" svg:y2="5.202cm"><text:p/></draw:line><draw:line draw:style-name="gr114" draw:text-style-name="P130" svg:x1="5.102cm" svg:y1="0.199cm" svg:x2="5.102cm" svg:y2="5.202cm"><text:p/></draw:line><draw:line draw:style-name="gr114" draw:text-style-name="P130" svg:x1="5.202cm" svg:y1="0.199cm" svg:x2="5.202cm" svg:y2="5.202cm"><text:p/></draw:line><draw:line draw:style-name="gr114" draw:text-style-name="P130" svg:x1="5.303cm" svg:y1="0.199cm" svg:x2="5.303cm" svg:y2="5.202cm"><text:p/></draw:line><draw:line draw:style-name="gr114" draw:text-style-name="P130" svg:x1="5.402cm" svg:y1="0.199cm" svg:x2="5.402cm" svg:y2="5.202cm"><text:p/></draw:line><draw:line draw:style-name="gr114" draw:text-style-name="P130" svg:x1="5.603cm" svg:y1="0.199cm" svg:x2="5.603cm" svg:y2="5.202cm"><text:p/></draw:line><draw:line draw:style-name="gr114" draw:text-style-name="P130" svg:x1="5.702cm" svg:y1="0.199cm" svg:x2="5.702cm" svg:y2="5.202cm"><text:p/></draw:line><draw:line draw:style-name="gr114" draw:text-style-name="P130" svg:x1="5.803cm" svg:y1="0.199cm" svg:x2="5.803cm" svg:y2="5.202cm"><text:p/></draw:line><draw:line draw:style-name="gr114" draw:text-style-name="P130" svg:x1="5.903cm" svg:y1="0.199cm" svg:x2="5.903cm" svg:y2="5.202cm"><text:p/></draw:line><draw:line draw:style-name="gr114" draw:text-style-name="P130" svg:x1="6.103cm" svg:y1="0.199cm" svg:x2="6.103cm" svg:y2="5.202cm"><text:p/></draw:line><draw:line draw:style-name="gr114" draw:text-style-name="P130" svg:x1="6.203cm" svg:y1="0.199cm" svg:x2="6.203cm" svg:y2="5.202cm"><text:p/></draw:line><draw:line draw:style-name="gr114" draw:text-style-name="P130" svg:x1="6.304cm" svg:y1="0.199cm" svg:x2="6.304cm" svg:y2="5.202cm"><text:p/></draw:line><draw:line draw:style-name="gr114" draw:text-style-name="P130" svg:x1="6.402cm" svg:y1="0.199cm" svg:x2="6.402cm" svg:y2="5.202cm"><text:p/></draw:line><draw:line draw:style-name="gr114" draw:text-style-name="P130" svg:x1="6.603cm" svg:y1="0.199cm" svg:x2="6.603cm" svg:y2="5.202cm"><text:p/></draw:line><draw:line draw:style-name="gr114" draw:text-style-name="P130" svg:x1="6.702cm" svg:y1="0.199cm" svg:x2="6.702cm" svg:y2="5.202cm"><text:p/></draw:line><draw:line draw:style-name="gr114" draw:text-style-name="P130" svg:x1="6.802cm" svg:y1="0.199cm" svg:x2="6.802cm" svg:y2="5.202cm"><text:p/></draw:line><draw:line draw:style-name="gr114" draw:text-style-name="P130" svg:x1="6.903cm" svg:y1="0.199cm" svg:x2="6.903cm" svg:y2="5.202cm"><text:p/></draw:line><draw:line draw:style-name="gr114" draw:text-style-name="P130" svg:x1="7.103cm" svg:y1="0.199cm" svg:x2="7.103cm" svg:y2="5.202cm"><text:p/></draw:line><draw:line draw:style-name="gr114" draw:text-style-name="P130" svg:x1="7.203cm" svg:y1="0.199cm" svg:x2="7.203cm" svg:y2="5.202cm"><text:p/></draw:line><draw:line draw:style-name="gr114" draw:text-style-name="P130" svg:x1="7.303cm" svg:y1="0.199cm" svg:x2="7.303cm" svg:y2="5.202cm"><text:p/></draw:line><draw:line draw:style-name="gr114" draw:text-style-name="P130" svg:x1="7.403cm" svg:y1="0.199cm" svg:x2="7.403cm" svg:y2="5.202cm"><text:p/></draw:line><draw:line draw:style-name="gr114" draw:text-style-name="P130" svg:x1="7.604cm" svg:y1="0.199cm" svg:x2="7.604cm" svg:y2="5.202cm"><text:p/></draw:line><draw:line draw:style-name="gr114" draw:text-style-name="P130" svg:x1="7.702cm" svg:y1="0.199cm" svg:x2="7.702cm" svg:y2="5.202cm"><text:p/></draw:line><draw:line draw:style-name="gr114" draw:text-style-name="P130" svg:x1="7.802cm" svg:y1="0.199cm" svg:x2="7.802cm" svg:y2="5.202cm"><text:p/></draw:line><draw:line draw:style-name="gr114" draw:text-style-name="P130" svg:x1="7.903cm" svg:y1="0.199cm" svg:x2="7.903cm" svg:y2="5.202cm"><text:p/></draw:line><draw:line draw:style-name="gr114" draw:text-style-name="P130" svg:x1="8.102cm" svg:y1="0.199cm" svg:x2="8.102cm" svg:y2="5.202cm"><text:p/></draw:line><draw:line draw:style-name="gr114" draw:text-style-name="P130" svg:x1="8.203cm" svg:y1="0.199cm" svg:x2="8.203cm" svg:y2="5.202cm"><text:p/></draw:line><draw:line draw:style-name="gr114" draw:text-style-name="P130" svg:x1="8.303cm" svg:y1="0.199cm" svg:x2="8.303cm" svg:y2="5.202cm"><text:p/></draw:line><draw:line draw:style-name="gr114" draw:text-style-name="P130" svg:x1="8.404cm" svg:y1="0.199cm" svg:x2="8.404cm" svg:y2="5.202cm"><text:p/></draw:line><draw:line draw:style-name="gr114" draw:text-style-name="P130" svg:x1="8.605cm" svg:y1="0.199cm" svg:x2="8.605cm" svg:y2="5.202cm"><text:p/></draw:line><draw:line draw:style-name="gr114" draw:text-style-name="P130" svg:x1="8.704cm" svg:y1="0.199cm" svg:x2="8.704cm" svg:y2="5.202cm"><text:p/></draw:line><draw:line draw:style-name="gr114" draw:text-style-name="P130" svg:x1="8.804cm" svg:y1="0.199cm" svg:x2="8.804cm" svg:y2="5.202cm"><text:p/></draw:line><draw:line draw:style-name="gr114" draw:text-style-name="P130" svg:x1="8.905cm" svg:y1="0.199cm" svg:x2="8.905cm" svg:y2="5.202cm"><text:p/></draw:line><draw:line draw:style-name="gr114" draw:text-style-name="P130" svg:x1="0.001cm" svg:y1="0.3cm" svg:x2="9.003cm" svg:y2="0.3cm"><text:p/></draw:line><draw:line draw:style-name="gr114" draw:text-style-name="P130" svg:x1="0.001cm" svg:y1="0.397cm" svg:x2="9.003cm" svg:y2="0.397cm"><text:p/></draw:line><draw:line draw:style-name="gr114" draw:text-style-name="P130" svg:x1="0.001cm" svg:y1="0.499cm" svg:x2="9.003cm" svg:y2="0.499cm"><text:p/></draw:line><draw:line draw:style-name="gr114" draw:text-style-name="P130" svg:x1="0.001cm" svg:y1="0.598cm" svg:x2="9.003cm" svg:y2="0.598cm"><text:p/></draw:line><draw:line draw:style-name="gr114" draw:text-style-name="P130" svg:x1="0.001cm" svg:y1="0.799cm" svg:x2="9.003cm" svg:y2="0.799cm"><text:p/></draw:line><draw:line draw:style-name="gr114" draw:text-style-name="P130" svg:x1="0.001cm" svg:y1="0.898cm" svg:x2="9.003cm" svg:y2="0.898cm"><text:p/></draw:line><draw:line draw:style-name="gr114" draw:text-style-name="P130" svg:x1="0.001cm" svg:y1="1cm" svg:x2="9.003cm" svg:y2="1cm"><text:p/></draw:line><draw:line draw:style-name="gr114" draw:text-style-name="P130" svg:x1="0.001cm" svg:y1="1.099cm" svg:x2="9.003cm" svg:y2="1.099cm"><text:p/></draw:line><draw:line draw:style-name="gr114" draw:text-style-name="P130" svg:x1="0.001cm" svg:y1="1.3cm" svg:x2="9.003cm" svg:y2="1.3cm"><text:p/></draw:line><draw:line draw:style-name="gr114" draw:text-style-name="P130" svg:x1="0.001cm" svg:y1="1.397cm" svg:x2="9.003cm" svg:y2="1.397cm"><text:p/></draw:line><draw:line draw:style-name="gr114" draw:text-style-name="P130" svg:x1="0.001cm" svg:y1="1.499cm" svg:x2="9.003cm" svg:y2="1.499cm"><text:p/></draw:line><draw:line draw:style-name="gr114" draw:text-style-name="P130" svg:x1="0.001cm" svg:y1="1.6cm" svg:x2="9.003cm" svg:y2="1.6cm"><text:p/></draw:line><draw:line draw:style-name="gr114" draw:text-style-name="P130" svg:x1="0.001cm" svg:y1="1.799cm" svg:x2="9.003cm" svg:y2="1.799cm"><text:p/></draw:line><draw:line draw:style-name="gr114" draw:text-style-name="P130" svg:x1="0.001cm" svg:y1="1.898cm" svg:x2="9.003cm" svg:y2="1.898cm"><text:p/></draw:line><draw:line draw:style-name="gr114" draw:text-style-name="P130" svg:x1="0.001cm" svg:y1="1.998cm" svg:x2="9.003cm" svg:y2="1.998cm"><text:p/></draw:line><draw:line draw:style-name="gr114" draw:text-style-name="P130" svg:x1="0.001cm" svg:y1="2.099cm" svg:x2="9.003cm" svg:y2="2.099cm"><text:p/></draw:line><draw:line draw:style-name="gr114" draw:text-style-name="P130" svg:x1="0.001cm" svg:y1="2.301cm" svg:x2="9.003cm" svg:y2="2.301cm"><text:p/></draw:line><draw:line draw:style-name="gr114" draw:text-style-name="P130" svg:x1="0.001cm" svg:y1="2.399cm" svg:x2="9.003cm" svg:y2="2.399cm"><text:p/></draw:line><draw:line draw:style-name="gr114" draw:text-style-name="P130" svg:x1="0.001cm" svg:y1="2.5cm" svg:x2="9.003cm" svg:y2="2.5cm"><text:p/></draw:line><draw:line draw:style-name="gr114" draw:text-style-name="P130" svg:x1="0.001cm" svg:y1="2.6cm" svg:x2="9.003cm" svg:y2="2.6cm"><text:p/></draw:line><draw:line draw:style-name="gr114" draw:text-style-name="P130" svg:x1="0.001cm" svg:y1="2.8cm" svg:x2="9.003cm" svg:y2="2.8cm"><text:p/></draw:line><draw:line draw:style-name="gr114" draw:text-style-name="P130" svg:x1="0.001cm" svg:y1="2.9cm" svg:x2="9.003cm" svg:y2="2.9cm"><text:p/></draw:line><draw:line draw:style-name="gr114" draw:text-style-name="P130" svg:x1="0.001cm" svg:y1="2.997cm" svg:x2="9.003cm" svg:y2="2.997cm"><text:p/></draw:line><draw:line draw:style-name="gr114" draw:text-style-name="P130" svg:x1="0.001cm" svg:y1="3.1cm" svg:x2="9.003cm" svg:y2="3.1cm"><text:p/></draw:line><draw:line draw:style-name="gr114" draw:text-style-name="P130" svg:x1="0.001cm" svg:y1="3.299cm" svg:x2="9.003cm" svg:y2="3.299cm"><text:p/></draw:line><draw:line draw:style-name="gr114" draw:text-style-name="P130" svg:x1="0.001cm" svg:y1="3.399cm" svg:x2="9.003cm" svg:y2="3.399cm"><text:p/></draw:line><draw:line draw:style-name="gr114" draw:text-style-name="P130" svg:x1="0.001cm" svg:y1="3.496cm" svg:x2="9.003cm" svg:y2="3.496cm"><text:p/></draw:line><draw:line draw:style-name="gr114" draw:text-style-name="P130" svg:x1="0.001cm" svg:y1="3.601cm" svg:x2="9.003cm" svg:y2="3.601cm"><text:p/></draw:line><draw:line draw:style-name="gr114" draw:text-style-name="P130" svg:x1="0.001cm" svg:y1="3.8cm" svg:x2="9.003cm" svg:y2="3.8cm"><text:p/></draw:line><draw:line draw:style-name="gr114" draw:text-style-name="P130" svg:x1="0.001cm" svg:y1="3.9cm" svg:x2="9.003cm" svg:y2="3.9cm"><text:p/></draw:line><draw:line draw:style-name="gr114" draw:text-style-name="P130" svg:x1="0.001cm" svg:y1="3.997cm" svg:x2="9.003cm" svg:y2="3.997cm"><text:p/></draw:line><draw:line draw:style-name="gr114" draw:text-style-name="P130" svg:x1="0.001cm" svg:y1="4.1cm" svg:x2="9.003cm" svg:y2="4.1cm"><text:p/></draw:line><draw:line draw:style-name="gr114" draw:text-style-name="P130" svg:x1="0.001cm" svg:y1="4.297cm" svg:x2="9.003cm" svg:y2="4.297cm"><text:p/></draw:line><draw:line draw:style-name="gr114" draw:text-style-name="P130" svg:x1="0.001cm" svg:y1="4.4cm" svg:x2="9.003cm" svg:y2="4.4cm"><text:p/></draw:line><draw:line draw:style-name="gr114" draw:text-style-name="P130" svg:x1="0.001cm" svg:y1="4.498cm" svg:x2="9.003cm" svg:y2="4.498cm"><text:p/></draw:line><draw:line draw:style-name="gr114" draw:text-style-name="P130" svg:x1="0.001cm" svg:y1="4.599cm" svg:x2="9.003cm" svg:y2="4.599cm"><text:p/></draw:line><draw:line draw:style-name="gr114" draw:text-style-name="P130" svg:x1="0.001cm" svg:y1="4.796cm" svg:x2="9.003cm" svg:y2="4.796cm"><text:p/></draw:line><draw:line draw:style-name="gr114" draw:text-style-name="P130" svg:x1="0.001cm" svg:y1="4.901cm" svg:x2="9.003cm" svg:y2="4.901cm"><text:p/></draw:line><draw:line draw:style-name="gr114" draw:text-style-name="P130" svg:x1="0.001cm" svg:y1="4.999cm" svg:x2="9.003cm" svg:y2="4.999cm"><text:p/></draw:line><draw:line draw:style-name="gr114" draw:text-style-name="P130" svg:x1="0.001cm" svg:y1="5.101cm" svg:x2="9.003cm" svg:y2="5.101cm"><text:p/></draw:line><draw:line draw:style-name="gr115" draw:text-style-name="P130" svg:x1="0.5cm" svg:y1="0.199cm" svg:x2="0.5cm" svg:y2="5.202cm"><text:p/></draw:line><draw:line draw:style-name="gr115" draw:text-style-name="P130" svg:x1="1.501cm" svg:y1="0.199cm" svg:x2="1.501cm" svg:y2="5.202cm"><text:p/></draw:line><draw:line draw:style-name="gr115" draw:text-style-name="P130" svg:x1="2.501cm" svg:y1="0.199cm" svg:x2="2.501cm" svg:y2="5.202cm"><text:p/></draw:line><draw:line draw:style-name="gr115" draw:text-style-name="P130" svg:x1="3.5cm" svg:y1="0.199cm" svg:x2="3.5cm" svg:y2="5.202cm"><text:p/></draw:line><draw:line draw:style-name="gr115" draw:text-style-name="P130" svg:x1="4.5cm" svg:y1="0.199cm" svg:x2="4.5cm" svg:y2="5.202cm"><text:p/></draw:line><draw:line draw:style-name="gr115" draw:text-style-name="P130" svg:x1="5.502cm" svg:y1="0.199cm" svg:x2="5.502cm" svg:y2="5.202cm"><text:p/></draw:line><draw:line draw:style-name="gr115" draw:text-style-name="P130" svg:x1="6.502cm" svg:y1="0.199cm" svg:x2="6.502cm" svg:y2="5.202cm"><text:p/></draw:line><draw:line draw:style-name="gr115" draw:text-style-name="P130" svg:x1="7.503cm" svg:y1="0.199cm" svg:x2="7.503cm" svg:y2="5.202cm"><text:p/></draw:line><draw:line draw:style-name="gr115" draw:text-style-name="P130" svg:x1="8.504cm" svg:y1="0.199cm" svg:x2="8.504cm" svg:y2="5.202cm"><text:p/></draw:line><draw:line draw:style-name="gr115" draw:text-style-name="P130" svg:x1="0.001cm" svg:y1="0.695cm" svg:x2="9.003cm" svg:y2="0.695cm"><text:p/></draw:line><draw:line draw:style-name="gr115" draw:text-style-name="P130" svg:x1="0.001cm" svg:y1="1.697cm" svg:x2="9.003cm" svg:y2="1.697cm"><text:p/></draw:line><draw:line draw:style-name="gr115" draw:text-style-name="P130" svg:x1="0.001cm" svg:y1="2.697cm" svg:x2="9.003cm" svg:y2="2.697cm"><text:p/></draw:line><draw:line draw:style-name="gr115" draw:text-style-name="P130" svg:x1="0.001cm" svg:y1="3.699cm" svg:x2="9.003cm" svg:y2="3.699cm"><text:p/></draw:line><draw:line draw:style-name="gr115" draw:text-style-name="P130" svg:x1="0.001cm" svg:y1="4.699cm" svg:x2="9.003cm" svg:y2="4.699cm"><text:p/></draw:line><draw:line draw:style-name="gr116" draw:text-style-name="P130" svg:x1="0.001cm" svg:y1="0.199cm" svg:x2="0.001cm" svg:y2="5.202cm"><text:p/></draw:line><draw:line draw:style-name="gr116" draw:text-style-name="P130" svg:x1="1.001cm" svg:y1="0.199cm" svg:x2="1.001cm" svg:y2="5.202cm"><text:p/></draw:line><draw:line draw:style-name="gr116" draw:text-style-name="P130" svg:x1="2.002cm" svg:y1="0.199cm" svg:x2="2.002cm" svg:y2="5.202cm"><text:p/></draw:line><draw:line draw:style-name="gr116" draw:text-style-name="P130" svg:x1="3.002cm" svg:y1="0.199cm" svg:x2="3.002cm" svg:y2="5.202cm"><text:p/></draw:line><draw:line draw:style-name="gr117" draw:text-style-name="P130" svg:x1="4.001cm" svg:y1="0.199cm" svg:x2="4.001cm" svg:y2="5.202cm"><text:p/></draw:line><draw:line draw:style-name="gr116" draw:text-style-name="P130" svg:x1="6.003cm" svg:y1="0.199cm" svg:x2="6.003cm" svg:y2="5.202cm"><text:p/></draw:line><draw:line draw:style-name="gr116" draw:text-style-name="P130" svg:x1="7.003cm" svg:y1="0.199cm" svg:x2="7.003cm" svg:y2="5.202cm"><text:p/></draw:line><draw:line draw:style-name="gr116" draw:text-style-name="P130" svg:x1="8.002cm" svg:y1="0.199cm" svg:x2="8.002cm" svg:y2="5.202cm"><text:p/></draw:line><draw:line draw:style-name="gr116" draw:text-style-name="P130" svg:x1="0.001cm" svg:y1="0.199cm" svg:x2="9.003cm" svg:y2="0.199cm"><text:p/></draw:line><draw:line draw:style-name="gr116" draw:text-style-name="P130" svg:x1="0.001cm" svg:y1="1.199cm" svg:x2="9.003cm" svg:y2="1.199cm"><text:p/></draw:line><draw:line draw:style-name="gr118" draw:text-style-name="P130" svg:x1="0.001cm" svg:y1="2.196cm" svg:x2="9.003cm" svg:y2="2.196cm"><text:p/></draw:line><draw:line draw:style-name="gr119" draw:text-style-name="P130" svg:x1="0.001cm" svg:y1="3.198cm" svg:x2="9.003cm" svg:y2="3.198cm"><text:p/></draw:line><draw:line draw:style-name="gr116" draw:text-style-name="P130" svg:x1="0.001cm" svg:y1="4.2cm" svg:x2="9.003cm" svg:y2="4.2cm"><text:p/></draw:line><draw:line draw:style-name="gr116" draw:text-style-name="P130" svg:x1="9.003cm" svg:y1="0.199cm" svg:x2="9.003cm" svg:y2="5.202cm"><text:p/></draw:line><draw:line draw:style-name="gr116" draw:text-style-name="P130" svg:x1="0.001cm" svg:y1="5.2cm" svg:x2="9.003cm" svg:y2="5.2cm"><text:p/></draw:line><draw:line draw:style-name="gr120" draw:text-style-name="P130" svg:x1="5.004cm" svg:y1="0.199cm" svg:x2="5.004cm" svg:y2="5.202cm"><text:p/></draw:line></draw:g><draw:custom-shape draw:style-name="gr121" draw:text-style-name="P148" svg:width="0.302cm" svg:height="0.302cm" draw:transform="rotate (1.5707963267949) translate (7.10318055555556cm 1.39876388888889cm)"><text:p/><draw:enhanced-geometry draw:glue-point-type="segments" draw:type="mso-spt100" draw:modifiers="-90 90.16049195985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style-name="gr122" draw:text-style-name="P146" svg:width="0.481cm" svg:height="0.376cm" svg:x="5.678cm" svg:y="2.273cm"><draw:text-box><text:p text:style-name="P145"><text:span text:style-name="T114"></text:span><text:span text:style-name="T114">1</text:span></text:p></draw:text-box></draw:frame><draw:frame draw:style-name="gr123" draw:text-style-name="P146" svg:width="0.481cm" svg:height="0.375cm" svg:x="4.177cm" svg:y="0.848cm"><draw:text-box><text:p text:style-name="P145"><text:span text:style-name="T114"></text:span><text:span text:style-name="T114">1</text:span></text:p></draw:text-box></draw:frame><draw:line draw:style-name="gr124" draw:text-style-name="P147" svg:x1="6.013cm" svg:y1="2.002cm" svg:x2="6.013cm" svg:y2="2.305cm"><text:p/></draw:line><draw:line draw:style-name="gr124" draw:text-style-name="P147" svg:x1="5.13cm" svg:y1="1.187cm" svg:x2="4.827cm" svg:y2="1.187cm"><text:p/></draw:line><draw:g draw:style-name="gr10"><draw:line draw:style-name="gr125" draw:text-style-name="P147" svg:x1="5.411cm" svg:y1="1.605cm" svg:x2="5.612cm" svg:y2="1.808cm"><text:p/></draw:line><draw:line draw:style-name="gr126" draw:text-style-name="P147" svg:x1="5.612cm" svg:y1="1.605cm" svg:x2="5.411cm" svg:y2="1.808cm"><text:p/></draw:line></draw:g><draw:frame draw:style-name="gr127" draw:text-style-name="P146" svg:width="0.221cm" svg:height="0.376cm" svg:x="5.56cm" svg:y="1.249cm"><draw:text-box><text:p text:style-name="P145"><text:span text:style-name="T114">A</text:span></text:p></draw:text-box></draw:frame><draw:g draw:style-name="gr10"><draw:line draw:style-name="gr128" draw:text-style-name="P147" svg:x1="6.514cm" svg:y1="1.095cm" svg:x2="6.717cm" svg:y2="1.298cm"><text:p/></draw:line><draw:line draw:style-name="gr129" draw:text-style-name="P147" svg:x1="6.717cm" svg:y1="1.095cm" svg:x2="6.514cm" svg:y2="1.298cm"><text:p/></draw:line></draw:g><draw:frame draw:style-name="gr130" draw:text-style-name="P146" svg:width="0.251cm" svg:height="0.376cm" svg:x="7.432cm" svg:y="2.048cm"><draw:text-box><text:p text:style-name="P145"><text:span text:style-name="T114">D</text:span></text:p></draw:text-box></draw:frame><draw:g draw:style-name="gr10"><draw:line draw:style-name="gr131" draw:text-style-name="P147" svg:x1="6.402cm" svg:y1="4.498cm" svg:x2="6.603cm" svg:y2="4.697cm"><text:p/></draw:line><draw:line draw:style-name="gr132" draw:text-style-name="P147" svg:x1="6.603cm" svg:y1="4.498cm" svg:x2="6.402cm" svg:y2="4.697cm"><text:p/></draw:line></draw:g><draw:frame draw:style-name="gr133" draw:text-style-name="P146" svg:width="0.251cm" svg:height="0.375cm" svg:x="6.431cm" svg:y="4.15cm"><draw:text-box><text:p text:style-name="P145"><text:span text:style-name="T114">G</text:span></text:p></draw:text-box></draw:frame><draw:frame draw:style-name="gr134" draw:text-style-name="P146" svg:width="0.214cm" svg:height="0.375cm" svg:x="6.262cm" svg:y="1.748cm"><draw:text-box><text:p text:style-name="P145"><text:span text:style-name="T114">E</text:span></text:p></draw:text-box></draw:frame><draw:g draw:style-name="gr10"><draw:line draw:style-name="gr135" draw:text-style-name="P147" svg:x1="7.294cm" svg:y1="3.601cm" svg:x2="7.495cm" svg:y2="3.8cm"><text:p/></draw:line><draw:line draw:style-name="gr136" draw:text-style-name="P147" svg:x1="7.495cm" svg:y1="3.601cm" svg:x2="7.294cm" svg:y2="3.8cm"><text:p/></draw:line></draw:g><draw:frame draw:style-name="gr137" draw:text-style-name="P146" svg:width="0.19cm" svg:height="0.375cm" svg:x="7.363cm" svg:y="3.249cm"><draw:text-box><text:p text:style-name="P145"><text:span text:style-name="T114">F</text:span></text:p></draw:text-box></draw:frame><draw:g draw:style-name="gr10"><draw:line draw:style-name="gr138" draw:text-style-name="P147" svg:x1="1.401cm" svg:y1="2.6cm" svg:x2="1.602cm" svg:y2="2.803cm"><text:p/></draw:line><draw:line draw:style-name="gr139" draw:text-style-name="P147" svg:x1="1.602cm" svg:y1="2.6cm" svg:x2="1.401cm" svg:y2="2.803cm"><text:p/></draw:line></draw:g><draw:frame draw:style-name="gr140" draw:text-style-name="P146" svg:width="0.124cm" svg:height="0.376cm" svg:x="3.099cm" svg:y="3.946cm"><draw:text-box><text:p text:style-name="P145"><text:span text:style-name="T114">I</text:span></text:p></draw:text-box></draw:frame><draw:g draw:style-name="gr10"><draw:line draw:style-name="gr138" draw:text-style-name="P147" svg:x1="3.115cm" svg:y1="4.308cm" svg:x2="3.316cm" svg:y2="4.511cm"><text:p/></draw:line><draw:line draw:style-name="gr139" draw:text-style-name="P147" svg:x1="3.316cm" svg:y1="4.308cm" svg:x2="3.115cm" svg:y2="4.511cm"><text:p/></draw:line></draw:g><draw:frame draw:style-name="gr141" draw:text-style-name="P146" svg:width="0.124cm" svg:height="0.375cm" svg:x="1.547cm" svg:y="2.231cm"><draw:text-box><text:p text:style-name="P145"><text:span text:style-name="T114">J</text:span></text:p></draw:text-box></draw:frame><draw:g draw:style-name="gr10"><draw:line draw:style-name="gr138" draw:text-style-name="P147" svg:x1="4.2cm" svg:y1="3.399cm" svg:x2="4.401cm" svg:y2="3.604cm"><text:p/></draw:line><draw:line draw:style-name="gr139" draw:text-style-name="P147" svg:x1="4.401cm" svg:y1="3.399cm" svg:x2="4.2cm" svg:y2="3.604cm"><text:p/></draw:line></draw:g><draw:frame draw:style-name="gr142" draw:text-style-name="P146" svg:width="0.242cm" svg:height="0.375cm" svg:x="4.362cm" svg:y="3.048cm"><draw:text-box><text:p text:style-name="P145"><text:span text:style-name="T114">H</text:span></text:p></draw:text-box></draw:frame><draw:g draw:style-name="gr10"><draw:line draw:style-name="gr138" draw:text-style-name="P147" svg:x1="3.108cm" svg:y1="3.084cm" svg:x2="3.309cm" svg:y2="3.287cm"><text:p/></draw:line><draw:line draw:style-name="gr139" draw:text-style-name="P147" svg:x1="3.309cm" svg:y1="3.084cm" svg:x2="3.108cm" svg:y2="3.287cm"><text:p/></draw:line></draw:g><draw:frame draw:style-name="gr143" draw:text-style-name="P146" svg:width="0.216cm" svg:height="0.375cm" svg:x="3.241cm" svg:y="2.746cm"><draw:text-box><text:p text:style-name="P145"><text:span text:style-name="T114">K</text:span></text:p></draw:text-box></draw:frame><draw:g draw:style-name="gr10"><draw:line draw:style-name="gr138" draw:text-style-name="P147" svg:x1="3.909cm" svg:y1="2.6cm" svg:x2="4.11cm" svg:y2="2.803cm"><text:p/></draw:line><draw:line draw:style-name="gr139" draw:text-style-name="P147" svg:x1="4.11cm" svg:y1="2.6cm" svg:x2="3.909cm" svg:y2="2.803cm"><text:p/></draw:line></draw:g><draw:frame draw:style-name="gr144" draw:text-style-name="P146" svg:width="0.188cm" svg:height="0.375cm" svg:x="4.04cm" svg:y="2.249cm"><draw:text-box><text:p text:style-name="P145"><text:span text:style-name="T114">L</text:span></text:p></draw:text-box></draw:frame><draw:g draw:style-name="gr10"><draw:line draw:style-name="gr145" draw:text-style-name="P147" svg:x1="5.8cm" svg:y1="3.191cm" svg:x2="5.999cm" svg:y2="3.392cm"><text:p/></draw:line><draw:line draw:style-name="gr146" draw:text-style-name="P147" svg:x1="5.999cm" svg:y1="3.191cm" svg:x2="5.8cm" svg:y2="3.392cm"><text:p/></draw:line></draw:g><draw:frame draw:style-name="gr147" draw:text-style-name="P146" svg:width="0.279cm" svg:height="0.375cm" svg:x="5.962cm" svg:y="2.847cm"><draw:text-box><text:p text:style-name="P145"><text:span text:style-name="T114">M</text:span></text:p></draw:text-box></draw:frame><draw:line draw:style-name="gr148" draw:text-style-name="P140" svg:x1="5.502cm" svg:y1="1.698cm" svg:x2="6.603cm" svg:y2="1.199cm"><text:p/></draw:line><draw:line draw:style-name="gr148" draw:text-style-name="P140" svg:x1="6.603cm" svg:y1="1.199cm" svg:x2="7.702cm" svg:y2="1.199cm"><text:p/></draw:line><draw:line draw:style-name="gr148" draw:text-style-name="P140" svg:x1="7.702cm" svg:y1="1.199cm" svg:x2="7.303cm" svg:y2="2.199cm"><text:p/></draw:line><draw:line draw:style-name="gr148" draw:text-style-name="P140" svg:x1="7.304cm" svg:y1="2.196cm" svg:x2="6.203cm" svg:y2="2.196cm"><text:p/></draw:line><draw:line draw:style-name="gr148" draw:text-style-name="P140" svg:x1="6.203cm" svg:y1="2.196cm" svg:x2="7.402cm" svg:y2="3.698cm"><text:p/></draw:line><draw:line draw:style-name="gr148" draw:text-style-name="P140" svg:x1="7.402cm" svg:y1="3.699cm" svg:x2="6.502cm" svg:y2="4.597cm"><text:p/></draw:line><draw:line draw:style-name="gr148" draw:text-style-name="P140" svg:x1="6.503cm" svg:y1="4.595cm" svg:x2="4.302cm" svg:y2="3.496cm"><text:p/></draw:line><draw:line draw:style-name="gr148" draw:text-style-name="P140" svg:x1="4.301cm" svg:y1="3.496cm" svg:x2="3.2cm" svg:y2="4.396cm"><text:p/></draw:line><draw:line draw:style-name="gr148" draw:text-style-name="P140" svg:x1="3.201cm" svg:y1="4.398cm" svg:x2="1.501cm" svg:y2="2.697cm"><text:p/></draw:line><draw:line draw:style-name="gr149" draw:text-style-name="P140" svg:x1="1.501cm" svg:y1="2.697cm" svg:x2="3.201cm" svg:y2="3.198cm"><text:p/></draw:line><draw:line draw:style-name="gr148" draw:text-style-name="P140" svg:x1="3.2cm" svg:y1="3.198cm" svg:x2="4.001cm" svg:y2="2.697cm"><text:p/></draw:line><draw:line draw:style-name="gr148" draw:text-style-name="P140" svg:x1="4.001cm" svg:y1="2.697cm" svg:x2="5.902cm" svg:y2="3.297cm"><text:p/></draw:line><draw:line draw:style-name="gr148" draw:text-style-name="P140" svg:x1="5.902cm" svg:y1="3.257cm" svg:x2="5.502cm" svg:y2="1.697cm"><text:p/></draw:line><draw:g draw:style-name="gr10"><draw:line draw:style-name="gr150" draw:text-style-name="P147" svg:x1="7.208cm" svg:y1="2.092cm" svg:x2="7.407cm" svg:y2="2.295cm"><text:p/></draw:line><draw:line draw:style-name="gr151" draw:text-style-name="P147" svg:x1="7.407cm" svg:y1="2.092cm" svg:x2="7.208cm" svg:y2="2.295cm"><text:p/></draw:line></draw:g><draw:g draw:style-name="gr10"><draw:line draw:style-name="gr145" draw:text-style-name="P147" svg:x1="6.1cm" svg:y1="2.092cm" svg:x2="6.298cm" svg:y2="2.293cm"><text:p/></draw:line><draw:line draw:style-name="gr146" draw:text-style-name="P147" svg:x1="6.298cm" svg:y1="2.092cm" svg:x2="6.1cm" svg:y2="2.293cm"><text:p/></draw:line></draw:g></draw:g></text:h>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1" text:outline-level="1"/>
      <text:list xml:id="list152856674593104" text:continue-list="list152855317616347" text:style-name="_5f_Numérotation_20_des_20_exercices_20_livrets">
        <text:list-header>
          <text:p text:style-name="P105"><text:span text:style-name="T32">Tu obtiens : </text:span><text:span text:style-name="_5f_pointillés_20_gris"><text:span text:style-name="T48">Un serpent </text:span></text:span><text:span text:style-name="_5f_pointillés_20_gris"><text:span text:style-name="T49">(ou un ver</text:span></text:span><text:span text:style-name="_5f_pointillés_20_gris"><text:span text:style-name="T50">).</text:span></text:span></text:p>
        </text:list-header>
      </text:list>
      <text:list xml:id="list152856118859131" text:continue-list="list152856904544760" text:style-name="Num_5f_Exo">
        <text:list-item>
          <text:h text:style-name="P68" text:outline-level="1"><text:span text:style-name="Bold_5f_niv2"><text:span text:style-name="T75"> </text:span></text:span><text:span text:style-name="Bold_5f_niv2">À la bonne place</text:span></text:h>
        </text:list-item>
      </text:list>
      <text:list xml:id="list152857405189035" text:continue-list="list152856674593104" text:style-name="_5f_Numérotation_20_des_20_exercices_20_livrets">
        <text:list-header>
          <text:p text:style-name="P73"><draw:g text:anchor-type="as-char" draw:z-index="30" draw:name="Forme2_0" draw:style-name="gr61"><draw:frame draw:style-name="gr62" draw:text-style-name="P132" svg:width="0.276cm" svg:height="0.428cm" svg:x="4.341cm" svg:y="2.619cm"><draw:text-box><text:p text:style-name="P131"><text:span text:style-name="T112">D</text:span></text:p></draw:text-box></draw:frame><draw:frame draw:style-name="gr63" draw:text-style-name="P132" svg:width="0.251cm" svg:height="0.428cm" svg:x="4.346cm" svg:y="1.52cm"><draw:text-box><text:p text:style-name="P131"><text:span text:style-name="T112">C</text:span></text:p></draw:text-box></draw:frame><draw:frame draw:style-name="gr64" draw:text-style-name="P132" svg:width="0.216cm" svg:height="0.428cm" svg:x="1.854cm" svg:y="0.582cm"><draw:text-box><text:p text:style-name="P131"><text:span text:style-name="T112">F</text:span></text:p></draw:text-box></draw:frame><draw:rect draw:style-name="gr65" draw:text-style-name="P142" svg:width="2.11cm" svg:height="1.588cm" svg:x="2.11cm" svg:y="1.058cm"><text:p/></draw:rect><draw:rect draw:style-name="gr66" draw:text-style-name="P143" svg:width="3.694cm" svg:height="2.64cm" svg:x="0.533cm" svg:y="1.589cm"><text:p/></draw:rect><draw:line draw:style-name="gr67" draw:text-style-name="P133" svg:x1="0cm" svg:y1="0.001cm" svg:x2="6.329cm" svg:y2="0.001cm"><text:p/></draw:line><draw:line draw:style-name="gr68" draw:text-style-name="P133" svg:x1="0.526cm" svg:y1="0.007cm" svg:x2="0.526cm" svg:y2="4.224cm"><text:p/></draw:line><draw:line draw:style-name="gr69" draw:text-style-name="P133" svg:x1="1.051cm" svg:y1="0.007cm" svg:x2="1.051cm" svg:y2="4.219cm"><text:p/></draw:line><draw:line draw:style-name="gr70" draw:text-style-name="P133" svg:x1="1.577cm" svg:y1="0.007cm" svg:x2="1.577cm" svg:y2="4.219cm"><text:p/></draw:line><draw:line draw:style-name="gr71" draw:text-style-name="P133" svg:x1="2.106cm" svg:y1="0.007cm" svg:x2="2.106cm" svg:y2="4.219cm"><text:p/></draw:line><draw:line draw:style-name="gr72" draw:text-style-name="P133" svg:x1="2.632cm" svg:y1="0.007cm" svg:x2="2.632cm" svg:y2="4.219cm"><text:p/></draw:line><draw:line draw:style-name="gr73" draw:text-style-name="P133" svg:x1="3.17cm" svg:y1="0.007cm" svg:x2="3.17cm" svg:y2="4.219cm"><text:p/></draw:line><draw:line draw:style-name="gr74" draw:text-style-name="P133" svg:x1="3.69cm" svg:y1="0.007cm" svg:x2="3.69cm" svg:y2="4.219cm"><text:p/></draw:line><draw:line draw:style-name="gr75" draw:text-style-name="P133" svg:x1="4.219cm" svg:y1="0.007cm" svg:x2="4.219cm" svg:y2="4.219cm"><text:p/></draw:line><draw:line draw:style-name="gr76" draw:text-style-name="P133" svg:x1="4.752cm" svg:y1="0.007cm" svg:x2="4.752cm" svg:y2="4.219cm"><text:p/></draw:line><draw:line draw:style-name="gr77" draw:text-style-name="P133" svg:x1="5.269cm" svg:y1="0.007cm" svg:x2="5.269cm" svg:y2="4.219cm"><text:p/></draw:line><draw:line draw:style-name="gr78" draw:text-style-name="P133" svg:x1="5.801cm" svg:y1="0.007cm" svg:x2="5.801cm" svg:y2="4.219cm"><text:p/></draw:line><draw:line draw:style-name="gr79" draw:text-style-name="P133" svg:x1="6.322cm" svg:y1="0.007cm" svg:x2="6.322cm" svg:y2="4.219cm"><text:p/></draw:line><draw:line draw:style-name="gr80" draw:text-style-name="P133" svg:x1="0.002cm" svg:y1="0.007cm" svg:x2="0.002cm" svg:y2="4.224cm"><text:p/></draw:line><draw:line draw:style-name="gr81" draw:text-style-name="P133" svg:x1="0cm" svg:y1="0.525cm" svg:x2="6.329cm" svg:y2="0.525cm"><text:p/></draw:line><draw:line draw:style-name="gr82" draw:text-style-name="P133" svg:x1="0cm" svg:y1="1.053cm" svg:x2="6.329cm" svg:y2="1.053cm"><text:p/></draw:line><draw:line draw:style-name="gr83" draw:text-style-name="P133" svg:x1="0cm" svg:y1="1.585cm" svg:x2="6.329cm" svg:y2="1.585cm"><text:p/></draw:line><draw:line draw:style-name="gr84" draw:text-style-name="P133" svg:x1="0cm" svg:y1="2.632cm" svg:x2="6.329cm" svg:y2="2.632cm"><text:p/></draw:line><draw:line draw:style-name="gr85" draw:text-style-name="P133" svg:x1="0cm" svg:y1="3.16cm" svg:x2="6.329cm" svg:y2="3.16cm"><text:p/></draw:line><draw:line draw:style-name="gr86" draw:text-style-name="P133" svg:x1="0cm" svg:y1="3.691cm" svg:x2="6.329cm" svg:y2="3.691cm"><text:p/></draw:line><draw:line draw:style-name="gr87" draw:text-style-name="P133" svg:x1="0cm" svg:y1="4.215cm" svg:x2="6.329cm" svg:y2="4.215cm"><text:p/></draw:line><draw:line draw:style-name="gr31" draw:text-style-name="P133" svg:x1="4.113cm" svg:y1="1.689cm" svg:x2="4.323cm" svg:y2="1.479cm"><text:p/></draw:line><draw:line draw:style-name="gr32" draw:text-style-name="P133" svg:x1="4.323cm" svg:y1="1.689cm" svg:x2="4.113cm" svg:y2="1.479cm"><text:p/></draw:line><draw:line draw:style-name="gr88" draw:text-style-name="P133" svg:x1="4.113cm" svg:y1="1.162cm" svg:x2="4.323cm" svg:y2="0.956cm"><text:p/></draw:line><draw:line draw:style-name="gr89" draw:text-style-name="P133" svg:x1="4.323cm" svg:y1="1.162cm" svg:x2="4.113cm" svg:y2="0.956cm"><text:p/></draw:line><draw:frame draw:style-name="gr90" draw:text-style-name="P144" svg:width="0.251cm" svg:height="0.428cm" svg:x="2.519cm" svg:y="2.796cm"><draw:text-box><text:p text:style-name="P131"><text:span text:style-name="T113">B</text:span></text:p></draw:text-box></draw:frame><draw:frame draw:style-name="gr91" draw:text-style-name="P144" svg:width="0.302cm" svg:height="0.428cm" svg:x="2.829cm" svg:y="2.145cm"><draw:text-box><text:p text:style-name="P131"><text:span text:style-name="T113">O</text:span></text:p></draw:text-box></draw:frame><draw:frame draw:style-name="gr92" draw:text-style-name="P144" svg:width="0.533cm" svg:height="0.428cm" svg:x="2.535cm" svg:y="1.399cm"><draw:text-box><text:p text:style-name="P131"><text:span text:style-name="T113">+1</text:span></text:p></draw:text-box></draw:frame><draw:frame draw:style-name="gr93" draw:text-style-name="P144" svg:width="0.636cm" svg:height="0.565cm" svg:x="3.328cm" svg:y="2.415cm"><draw:text-box><text:p text:style-name="P131"><text:span text:style-name="T113">+1</text:span></text:p></draw:text-box></draw:frame><draw:line draw:style-name="gr94" draw:text-style-name="P133" svg:x1="2.006cm" svg:y1="2.74cm" svg:x2="2.218cm" svg:y2="2.534cm"><text:p/></draw:line><draw:line draw:style-name="gr95" draw:text-style-name="P133" svg:x1="2.218cm" svg:y1="2.74cm" svg:x2="2.006cm" svg:y2="2.534cm"><text:p/></draw:line><draw:line draw:style-name="gr96" draw:text-style-name="P133" svg:x1="2.006cm" svg:y1="2.74cm" svg:x2="2.218cm" svg:y2="2.534cm"><text:p/></draw:line><draw:line draw:style-name="gr97" draw:text-style-name="P133" svg:x1="2.218cm" svg:y1="2.74cm" svg:x2="2.006cm" svg:y2="2.534cm"><text:p/></draw:line><draw:line draw:style-name="gr98" draw:text-style-name="P133" svg:x1="2.533cm" svg:y1="2.74cm" svg:x2="2.741cm" svg:y2="2.534cm"><text:p/></draw:line><draw:line draw:style-name="gr99" draw:text-style-name="P133" svg:x1="2.745cm" svg:y1="2.74cm" svg:x2="2.533cm" svg:y2="2.534cm"><text:p/></draw:line><draw:line draw:style-name="gr100" draw:text-style-name="P133" svg:x1="4.112cm" svg:y1="2.74cm" svg:x2="4.325cm" svg:y2="2.534cm"><text:p/></draw:line><draw:line draw:style-name="gr101" draw:text-style-name="P133" svg:x1="4.325cm" svg:y1="2.74cm" svg:x2="4.112cm" svg:y2="2.534cm"><text:p/></draw:line><draw:line draw:style-name="gr102" draw:text-style-name="P133" svg:x1="4.112cm" svg:y1="2.74cm" svg:x2="4.325cm" svg:y2="2.534cm"><text:p/></draw:line><draw:line draw:style-name="gr103" draw:text-style-name="P133" svg:x1="4.325cm" svg:y1="2.74cm" svg:x2="4.112cm" svg:y2="2.534cm"><text:p/></draw:line><draw:frame draw:style-name="gr104" draw:text-style-name="P144" svg:width="0.251cm" svg:height="0.428cm" svg:x="4.387cm" svg:y="0.515cm"><draw:text-box><text:p text:style-name="P131"><text:span text:style-name="T113">A</text:span></text:p></draw:text-box></draw:frame><draw:line draw:style-name="gr33" draw:text-style-name="P133" svg:x1="2.006cm" svg:y1="1.164cm" svg:x2="2.218cm" svg:y2="0.956cm"><text:p/></draw:line><draw:line draw:style-name="gr34" draw:text-style-name="P133" svg:x1="2.218cm" svg:y1="1.164cm" svg:x2="2.006cm" svg:y2="0.956cm"><text:p/></draw:line><draw:line draw:style-name="gr105" draw:text-style-name="P133" svg:x1="3.288cm" svg:y1="1.579cm" svg:x2="3.05cm" svg:y2="1.579cm"><text:p/></draw:line><draw:line draw:style-name="gr106" draw:text-style-name="P133" svg:x1="3.695cm" svg:y1="1.989cm" svg:x2="3.695cm" svg:y2="2.222cm"><text:p/></draw:line><draw:line draw:style-name="gr107" draw:text-style-name="P133" svg:x1="0.002cm" svg:y1="2.109cm" svg:x2="6.331cm" svg:y2="2.109cm"><text:p/></draw:line><draw:frame draw:style-name="gr108" draw:text-style-name="P132" svg:width="0.235cm" svg:height="0.428cm" svg:x="1.766cm" svg:y="2.589cm"><draw:text-box><text:p text:style-name="P131"><text:span text:style-name="T112">E</text:span></text:p></draw:text-box></draw:frame></draw:g></text:p>
        </text:list-header>
      </text:list>
      <text:list xml:id="list152856942251624" text:continue-list="list152856072274592" text:style-name="liste_5f_abc">
        <text:list-item text:start-value="1">
          <text:p text:style-name="P83">Place les points C, D, E et F sachant que :</text:p>
        </text:list-item>
      </text:list>
      <text:list xml:id="list1914538161" text:style-name="L1">
        <text:list-item>
          <text:p text:style-name="P88">C a la même abscisse que A ;</text:p>
        </text:list-item>
        <text:list-item>
          <text:p text:style-name="P89">E a une abscisse négative ;</text:p>
        </text:list-item>
        <text:list-item>
          <text:p text:style-name="P90">D a la même abscisse que A et une ordonnée négative ;</text:p>
        </text:list-item>
        <text:list-item>
          <text:p text:style-name="P89">F a la même ordonnée que A.</text:p>
        </text:list-item>
      </text:list>
      <text:list xml:id="list152856535872378" text:continue-list="list152856942251624" text:style-name="liste_5f_abc">
        <text:list-item>
          <text:p text:style-name="P91">Quels sont tous les points qui ont la même abscisse ? <text:span text:style-name="T86">l</text:span>a même ordonnée ?</text:p>
          <text:list>
            <text:list-header>
              <text:p text:style-name="P75"><text:span text:style-name="_5f_Correction_20_surligné">Les points A, C et D ont la même abscisse (2)</text:span></text:p>
              <text:p text:style-name="P75"><text:span text:style-name="_5f_Correction_20_surligné">Les points E et F ont la même abscisse (- 2)</text:span></text:p>
              <text:p text:style-name="P75"><text:span text:style-name="_5f_Correction_20_surligné">Les points A et F ont la même ordonnée (2)</text:span></text:p>
              <text:p text:style-name="P93"><text:span text:style-name="_5f_Correction_20_surligné"><text:span text:style-name="T104">Les points E, B et D ont la même ordonnée (- 1)</text:span></text:span><text:span text:style-name="_5f_pointillés_20_gris"><text:span text:style-name="T78">.</text:span></text:span></text:p>
            </text:list-header>
          </text:list>
        </text:list-item>
        <text:list-item>
          <text:p text:style-name="P86">Dans le repère ci-dessus, on a grisé la région dont les points ont pour coordonnées (<text:span text:style-name="T87">x</text:span> ; <text:span text:style-name="T87">y</text:span>) qui vérifient :</text:p>
        </text:list-item>
      </text:list>
      <text:p text:style-name="P47"><text:span text:style-name="T83">−</text:span>2 <text:span text:style-name="T88"></text:span> <text:span text:style-name="T87">x</text:span> <text:span text:style-name="T88"></text:span> <text:span text:style-name="T83"></text:span>2 et <text:span text:style-name="T83">−</text:span>1 <text:span text:style-name="T88"></text:span> <text:span text:style-name="T87">y</text:span> <text:span text:style-name="T88"></text:span> <text:span text:style-name="T83"></text:span>2.</text:p>
      <text:p text:style-name="P46"><text:span text:style-name="T40">C</text:span><text:span text:style-name="T32">olorie en vert la région dont les points ont pour coordonnées (</text:span><text:span text:style-name="T41">x</text:span><text:span text:style-name="T32"> ; </text:span><text:span text:style-name="T41">y</text:span><text:span text:style-name="T32">) qui vérifient :</text:span></text:p>
      <text:p text:style-name="P48"><text:span text:style-name="T33">−</text:span><text:span text:style-name="T32">5 </text:span><text:span text:style-name="T42"></text:span><text:span text:style-name="T32"> </text:span><text:span text:style-name="T41">x</text:span><text:span text:style-name="T32"> </text:span><text:span text:style-name="T42"></text:span><text:span text:style-name="T32"> </text:span><text:span text:style-name="T33"></text:span><text:span text:style-name="T32">2 et </text:span><text:span text:style-name="T33">−</text:span><text:span text:style-name="T32">4 </text:span><text:span text:style-name="T42"></text:span><text:span text:style-name="T32"> </text:span><text:span text:style-name="T41">y</text:span><text:span text:style-name="T32"> </text:span><text:span text:style-name="T42"></text:span><text:span text:style-name="T32"> </text:span><text:span text:style-name="T33"></text:span><text:span text:style-name="T32">1.</text:span></text:p>
      <text:list xml:id="list152857355511702" text:continue-list="list152856118859131" text:style-name="Num_5f_Exo">
        <text:list-item>
          <text:h text:style-name="P69" text:outline-level="1"><text:span text:style-name="Bold_5f_niv2"><text:span text:style-name="T75"> </text:span></text:span><text:span text:style-name="Bold_5f_niv2">Le canard à lunettes</text:span></text:h>
        </text:list-item>
      </text:list>
      <text:list xml:id="list152856153679015" text:continue-list="list152857405189035" text:style-name="_5f_Numérotation_20_des_20_exercices_20_livrets">
        <text:list-header>
          <text:p text:style-name="P76"><draw:g text:anchor-type="paragraph" draw:z-index="23" draw:name="Forme13" draw:style-name="gr295"><draw:frame draw:style-name="gr296" draw:text-style-name="P158" svg:width="0.246cm" svg:height="0.415cm" svg:x="8.946cm" svg:y="-0.24cm"><draw:text-box><text:p text:style-name="P131"><text:span text:style-name="T118">B</text:span></text:p></draw:text-box></draw:frame><draw:frame draw:style-name="gr297" draw:text-style-name="P158" svg:width="0.251cm" svg:height="0.415cm" svg:x="8.987cm" svg:y="3.214cm"><draw:text-box><text:p text:style-name="P131"><text:span text:style-name="T118">C</text:span></text:p></draw:text-box></draw:frame><draw:frame draw:style-name="gr298" draw:text-style-name="P158" svg:width="0.276cm" svg:height="0.415cm" svg:x="5.528cm" svg:y="3.265cm"><draw:text-box><text:p text:style-name="P131"><text:span text:style-name="T118">D</text:span></text:p></draw:text-box></draw:frame><draw:frame draw:style-name="gr299" draw:text-style-name="P158" svg:width="0.246cm" svg:height="0.415cm" svg:x="5.528cm" svg:y="-0.228cm"><draw:text-box><text:p text:style-name="P131"><text:span text:style-name="T118">A</text:span></text:p></draw:text-box></draw:frame><draw:g draw:style-name="gr10"><draw:line draw:style-name="gr300" draw:text-style-name="P159" svg:x1="5.868cm" svg:y1="0.212cm" svg:x2="8.868cm" svg:y2="0.212cm"><text:p/></draw:line><draw:line draw:style-name="gr301" draw:text-style-name="P159" svg:x1="5.868cm" svg:y1="0.713cm" svg:x2="8.868cm" svg:y2="0.713cm"><text:p/></draw:line><draw:line draw:style-name="gr302" draw:text-style-name="P159" svg:x1="5.868cm" svg:y1="1.212cm" svg:x2="8.868cm" svg:y2="1.212cm"><text:p/></draw:line><draw:line draw:style-name="gr303" draw:text-style-name="P159" svg:x1="5.868cm" svg:y1="1.713cm" svg:x2="8.868cm" svg:y2="1.713cm"><text:p/></draw:line><draw:line draw:style-name="gr304" draw:text-style-name="P159" svg:x1="5.868cm" svg:y1="2.214cm" svg:x2="8.868cm" svg:y2="2.214cm"><text:p/></draw:line><draw:line draw:style-name="gr305" draw:text-style-name="P159" svg:x1="5.868cm" svg:y1="2.712cm" svg:x2="8.868cm" svg:y2="2.712cm"><text:p/></draw:line><draw:line draw:style-name="gr306" draw:text-style-name="P159" svg:x1="5.868cm" svg:y1="3.214cm" svg:x2="8.868cm" svg:y2="3.214cm"><text:p/></draw:line><draw:line draw:style-name="gr307" draw:text-style-name="P159" svg:x1="5.868cm" svg:y1="3.212cm" svg:x2="5.868cm" svg:y2="0.212cm"><text:p/></draw:line><draw:line draw:style-name="gr308" draw:text-style-name="P159" svg:x1="6.369cm" svg:y1="3.212cm" svg:x2="6.369cm" svg:y2="0.212cm"><text:p/></draw:line><draw:line draw:style-name="gr309" draw:text-style-name="P159" svg:x1="6.87cm" svg:y1="3.212cm" svg:x2="6.87cm" svg:y2="0.212cm"><text:p/></draw:line><draw:line draw:style-name="gr310" draw:text-style-name="P159" svg:x1="7.37cm" svg:y1="3.212cm" svg:x2="7.37cm" svg:y2="0.212cm"><text:p/></draw:line><draw:line draw:style-name="gr311" draw:text-style-name="P159" svg:x1="7.87cm" svg:y1="3.212cm" svg:x2="7.87cm" svg:y2="0.212cm"><text:p/></draw:line><draw:line draw:style-name="gr312" draw:text-style-name="P159" svg:x1="8.371cm" svg:y1="3.212cm" svg:x2="8.371cm" svg:y2="0.212cm"><text:p/></draw:line><draw:line draw:style-name="gr313" draw:text-style-name="P159" svg:x1="8.872cm" svg:y1="3.212cm" svg:x2="8.872cm" svg:y2="0.212cm"><text:p/></draw:line></draw:g><draw:g draw:style-name="gr10"><draw:line draw:style-name="gr314" draw:text-style-name="P159" svg:x1="5.771cm" svg:y1="0.313cm" svg:x2="5.97cm" svg:y2="0.112cm"><text:p/></draw:line><draw:line draw:style-name="gr315" draw:text-style-name="P159" svg:x1="5.97cm" svg:y1="0.313cm" svg:x2="5.771cm" svg:y2="0.112cm"><text:p/></draw:line></draw:g><draw:g draw:style-name="gr10"><draw:line draw:style-name="gr316" draw:text-style-name="P159" svg:x1="8.767cm" svg:y1="0.313cm" svg:x2="8.968cm" svg:y2="0.112cm"><text:p/></draw:line><draw:line draw:style-name="gr317" draw:text-style-name="P159" svg:x1="8.968cm" svg:y1="0.313cm" svg:x2="8.767cm" svg:y2="0.112cm"><text:p/></draw:line></draw:g><draw:g draw:style-name="gr10"><draw:line draw:style-name="gr318" draw:text-style-name="P159" svg:x1="8.767cm" svg:y1="3.309cm" svg:x2="8.968cm" svg:y2="3.11cm"><text:p/></draw:line><draw:line draw:style-name="gr319" draw:text-style-name="P159" svg:x1="8.968cm" svg:y1="3.309cm" svg:x2="8.767cm" svg:y2="3.11cm"><text:p/></draw:line></draw:g><draw:g draw:style-name="gr10"><draw:line draw:style-name="gr320" draw:text-style-name="P159" svg:x1="5.771cm" svg:y1="3.309cm" svg:x2="5.97cm" svg:y2="3.11cm"><text:p/></draw:line><draw:line draw:style-name="gr321" draw:text-style-name="P159" svg:x1="5.97cm" svg:y1="3.309cm" svg:x2="5.771cm" svg:y2="3.11cm"><text:p/></draw:line></draw:g><draw:polyline draw:style-name="gr322" draw:text-style-name="P160" svg:width="2.999cm" svg:height="2.999cm" svg:x="5.868cm" svg:y="0.212cm" svg:viewBox="0 0 3000 3000" draw:points="1501,0 0,2499 1501,3000 3000,2499 1501,0 0,2499 1501,2000 3000,2499"><text:p/></draw:polyline><draw:polyline draw:style-name="gr322" draw:text-style-name="P160" svg:width="0.999cm" svg:height="0.249cm" svg:x="6.87cm" svg:y="2.712cm" svg:viewBox="0 0 1000 250" draw:points="0,0 501,250 1000,0"><text:p/></draw:polyline><draw:polygon draw:style-name="gr322" draw:text-style-name="P160" svg:width="1.999cm" svg:height="0.498cm" svg:x="6.369cm" svg:y="1.212cm" svg:viewBox="0 0 2000 499" draw:points="0,0 2000,0 1499,499 1000,0 499,499"><text:p/></draw:polygon><draw:circle draw:style-name="gr323" draw:text-style-name="P161" svg:width="0.151cm" svg:height="0.151cm" svg:x="6.794cm" svg:y="1.388cm"><text:p/></draw:circle><draw:circle draw:style-name="gr323" draw:text-style-name="P161" svg:width="0.151cm" svg:height="0.151cm" svg:x="7.795cm" svg:y="1.388cm"><text:p/></draw:circle></draw:g>Reproduis le dessin ci‑<text:span text:style-name="T37">c</text:span><text:span text:style-name="T38">ontre</text:span> dans le repère suivant. </text:p>
          <text:p text:style-name="P92"><draw:g text:anchor-type="paragraph" draw:z-index="31" draw:name="Forme11" draw:style-name="gr1"><draw:frame draw:style-name="gr44" draw:text-style-name="P136" svg:width="0.754cm" svg:height="0.678cm" svg:x="0.967cm" svg:y="3.59cm"><draw:text-box><text:p text:style-name="P135"><text:span text:style-name="T113">A</text:span></text:p></draw:text-box></draw:frame><draw:g draw:style-name="gr10"><draw:line draw:style-name="gr45" draw:text-style-name="P137" svg:x1="1.685cm" svg:y1="4.013cm" svg:x2="7.684cm" svg:y2="4.013cm"><text:p/></draw:line><draw:line draw:style-name="gr45" draw:text-style-name="P137" svg:x1="1.685cm" svg:y1="4.514cm" svg:x2="7.684cm" svg:y2="4.514cm"><text:p/></draw:line><draw:line draw:style-name="gr45" draw:text-style-name="P137" svg:x1="1.685cm" svg:y1="5.013cm" svg:x2="7.684cm" svg:y2="5.013cm"><text:p/></draw:line><draw:line draw:style-name="gr45" draw:text-style-name="P137" svg:x1="1.685cm" svg:y1="5.514cm" svg:x2="7.684cm" svg:y2="5.514cm"><text:p/></draw:line><draw:line draw:style-name="gr45" draw:text-style-name="P137" svg:x1="1.685cm" svg:y1="6.01cm" svg:x2="7.684cm" svg:y2="6.01cm"><text:p/></draw:line><draw:line draw:style-name="gr45" draw:text-style-name="P137" svg:x1="1.685cm" svg:y1="6.509cm" svg:x2="7.684cm" svg:y2="6.509cm"><text:p/></draw:line><draw:line draw:style-name="gr45" draw:text-style-name="P137" svg:x1="1.685cm" svg:y1="7.01cm" svg:x2="7.684cm" svg:y2="7.01cm"><text:p/></draw:line><draw:line draw:style-name="gr45" draw:text-style-name="P137" svg:x1="1.685cm" svg:y1="4.013cm" svg:x2="1.685cm" svg:y2="7.013cm"><text:p/></draw:line><draw:line draw:style-name="gr45" draw:text-style-name="P137" svg:x1="2.69cm" svg:y1="4.013cm" svg:x2="2.69cm" svg:y2="7.013cm"><text:p/></draw:line><draw:line draw:style-name="gr45" draw:text-style-name="P137" svg:x1="3.684cm" svg:y1="4.013cm" svg:x2="3.684cm" svg:y2="7.013cm"><text:p/></draw:line><draw:line draw:style-name="gr45" draw:text-style-name="P137" svg:x1="4.686cm" svg:y1="4.013cm" svg:x2="4.686cm" svg:y2="7.013cm"><text:p/></draw:line><draw:line draw:style-name="gr45" draw:text-style-name="P137" svg:x1="5.686cm" svg:y1="4.013cm" svg:x2="5.686cm" svg:y2="7.013cm"><text:p/></draw:line><draw:line draw:style-name="gr45" draw:text-style-name="P137" svg:x1="6.687cm" svg:y1="4.013cm" svg:x2="6.687cm" svg:y2="7.013cm"><text:p/></draw:line><draw:line draw:style-name="gr45" draw:text-style-name="P137" svg:x1="7.684cm" svg:y1="4.013cm" svg:x2="7.684cm" svg:y2="7.013cm"><text:p/></draw:line></draw:g><draw:line draw:style-name="gr46" draw:text-style-name="P137" svg:x1="1.585cm" svg:y1="4.11cm" svg:x2="1.784cm" svg:y2="3.909cm"><text:p/></draw:line><draw:line draw:style-name="gr47" draw:text-style-name="P137" svg:x1="1.784cm" svg:y1="4.11cm" svg:x2="1.585cm" svg:y2="3.909cm"><text:p/></draw:line><draw:line draw:style-name="gr48" draw:text-style-name="P137" svg:x1="7.584cm" svg:y1="4.11cm" svg:x2="7.785cm" svg:y2="3.909cm"><text:p/></draw:line><draw:line draw:style-name="gr49" draw:text-style-name="P137" svg:x1="7.785cm" svg:y1="4.11cm" svg:x2="7.584cm" svg:y2="3.909cm"><text:p/></draw:line><draw:line draw:style-name="gr50" draw:text-style-name="P137" svg:x1="7.584cm" svg:y1="7.112cm" svg:x2="7.785cm" svg:y2="6.911cm"><text:p/></draw:line><draw:line draw:style-name="gr51" draw:text-style-name="P137" svg:x1="7.785cm" svg:y1="7.112cm" svg:x2="7.584cm" svg:y2="6.911cm"><text:p/></draw:line><draw:line draw:style-name="gr52" draw:text-style-name="P137" svg:x1="1.585cm" svg:y1="7.112cm" svg:x2="1.784cm" svg:y2="6.911cm"><text:p/></draw:line><draw:line draw:style-name="gr53" draw:text-style-name="P137" svg:x1="1.784cm" svg:y1="7.112cm" svg:x2="1.585cm" svg:y2="6.911cm"><text:p/></draw:line><draw:frame draw:style-name="gr54" draw:text-style-name="P136" svg:width="0.274cm" svg:height="0.678cm" svg:x="7.844cm" svg:y="3.59cm"><draw:text-box><text:p text:style-name="P135"><text:span text:style-name="T113">B</text:span></text:p></draw:text-box></draw:frame><draw:frame draw:style-name="gr55" draw:text-style-name="P136" svg:width="0.274cm" svg:height="0.678cm" svg:x="7.844cm" svg:y="7.091cm"><draw:text-box><text:p text:style-name="P135"><text:span text:style-name="T113">C</text:span></text:p></draw:text-box></draw:frame><draw:frame draw:style-name="gr56" draw:text-style-name="P136" svg:width="0.272cm" svg:height="0.678cm" svg:x="1.244cm" svg:y="7.091cm"><draw:text-box><text:p text:style-name="P135"><text:span text:style-name="T113">D</text:span></text:p></draw:text-box></draw:frame><draw:polyline draw:style-name="gr57" draw:text-style-name="P138" svg:width="2.998cm" svg:height="0.999cm" svg:x="1.685cm" svg:y="6.01cm" svg:viewBox="0 0 2999 1000" draw:points="2999,0 0,501 2999,1000"><text:p/></draw:polyline><draw:ellipse draw:style-name="gr58" draw:text-style-name="P139" svg:width="0.304cm" svg:height="0.152cm" svg:x="3.533cm" svg:y="5.186cm"><text:p/></draw:ellipse><draw:line draw:style-name="gr59" draw:text-style-name="P140" svg:x1="4.686cm" svg:y1="7.01cm" svg:x2="7.685cm" svg:y2="6.509cm"><text:p/></draw:line><draw:line draw:style-name="gr59" draw:text-style-name="P140" svg:x1="4.685cm" svg:y1="6.01cm" svg:x2="7.685cm" svg:y2="6.509cm"><text:p/></draw:line><draw:line draw:style-name="gr59" draw:text-style-name="P140" svg:x1="7.685cm" svg:y1="6.512cm" svg:x2="4.686cm" svg:y2="4.013cm"><text:p/></draw:line><draw:line draw:style-name="gr59" draw:text-style-name="P140" svg:x1="4.685cm" svg:y1="4.013cm" svg:x2="1.685cm" svg:y2="6.512cm"><text:p/></draw:line><draw:line draw:style-name="gr59" draw:text-style-name="P140" svg:x1="2.69cm" svg:y1="5.013cm" svg:x2="6.689cm" svg:y2="5.013cm"><text:p/></draw:line><draw:ellipse draw:style-name="gr60" draw:text-style-name="P141" svg:width="0.304cm" svg:height="0.152cm" svg:x="5.53cm" svg:y="5.186cm"><text:p/></draw:ellipse><draw:line draw:style-name="gr59" draw:text-style-name="P140" svg:x1="2.69cm" svg:y1="5.013cm" svg:x2="3.688cm" svg:y2="5.514cm"><text:p/></draw:line><draw:line draw:style-name="gr59" draw:text-style-name="P140" svg:x1="3.684cm" svg:y1="5.514cm" svg:x2="4.684cm" svg:y2="5.013cm"><text:p/></draw:line><draw:line draw:style-name="gr59" draw:text-style-name="P140" svg:x1="4.686cm" svg:y1="5.013cm" svg:x2="5.686cm" svg:y2="5.514cm"><text:p/></draw:line><draw:line draw:style-name="gr59" draw:text-style-name="P140" svg:x1="5.686cm" svg:y1="5.514cm" svg:x2="6.686cm" svg:y2="5.013cm"><text:p/></draw:line><draw:line draw:style-name="gr59" draw:text-style-name="P140" svg:x1="3.684cm" svg:y1="6.509cm" svg:x2="4.682cm" svg:y2="6.742cm"><text:p/></draw:line><draw:line draw:style-name="gr59" draw:text-style-name="P140" svg:x1="5.687cm" svg:y1="6.509cm" svg:x2="4.685cm" svg:y2="6.742cm"><text:p/></draw:line></draw:g>Pour t’aider, tu peux repérer chaque point par ses coordonnées dans un repère où l’origine serait D, l’axe des abscisses la droite (DC), l’axe des ordonnées la droite (DA), et en prenant un carreau comme unité.</text:p>
        </text:list-header>
      </text:list>
      <text:h text:style-name="P65" text:outline-level="1"><text:span text:style-name="Bold_5f_niv2"><text:span text:style-name="T75"/></text:span></text:h>
      <text:h text:style-name="P66" text:outline-level="1"><text:span text:style-name="Bold_5f_niv2"><text:span text:style-name="T75"/></text:span></text:h>
      <text:list xml:id="list152856058548204" text:continue-list="list152857355511702" text:style-name="Num_5f_Exo">
        <text:list-item>
          <text:h text:style-name="P67" text:outline-level="1"><text:soft-page-break/><text:span text:style-name="Bold_5f_niv2"><text:span text:style-name="T75"> </text:span></text:span><text:span text:style-name="Bold_5f_niv2">Rectangles et carré</text:span></text:h>
        </text:list-item>
      </text:list>
      <text:list xml:id="list152856439044930" text:continue-list="list152856535872378" text:style-name="liste_5f_abc">
        <text:list-item text:start-value="1">
          <text:p text:style-name="P96">En prenant 1 cm comme unité, construis, dans ce repère, le rectangle EFGH tel que :</text:p>
        </text:list-item>
      </text:list>
      <text:section text:style-name="Sect6" text:name="Section17">
        <text:list xml:id="list152855954751480" text:continue-list="list152856153679015" text:style-name="_5f_Numérotation_20_des_20_exercices_20_livrets">
          <text:list-item>
            <text:list>
              <text:list-item>
                <text:list>
                  <text:list-item>
                    <text:p text:style-name="P79"> E(–5 ; <text:span text:style-name="T33">−</text:span>2) ;</text:p>
                  </text:list-item>
                  <text:list-item>
                    <text:p text:style-name="P80">G(3 ; 4) ;</text:p>
                  </text:list-item>
                </text:list>
              </text:list-item>
            </text:list>
          </text:list-item>
        </text:list>
      </text:section>
      <text:list xml:id="list152856714719592" text:continue-numbering="true" text:style-name="_5f_Numérotation_20_des_20_exercices_20_livrets">
        <text:list-item>
          <text:list>
            <text:list-item>
              <text:list>
                <text:list-item>
                  <text:p text:style-name="P81">le point F a la même abscisse que le point G <text:line-break/>et la même ordonnée que le point E.</text:p>
                </text:list-item>
              </text:list>
            </text:list-item>
          </text:list>
        </text:list-item>
      </text:list>
      <text:p text:style-name="P28"><draw:g text:anchor-type="as-char" svg:y="-5.041cm" draw:z-index="32" draw:name="Forme4_0" draw:style-name="gr24"><draw:line draw:style-name="gr25" draw:text-style-name="P130" svg:x1="1.364cm" svg:y1="1.231cm" svg:x2="1.364cm" svg:y2="9.499cm"><text:p/></draw:line><draw:line draw:style-name="gr25" draw:text-style-name="P130" svg:x1="2.191cm" svg:y1="1.231cm" svg:x2="2.191cm" svg:y2="9.499cm"><text:p/></draw:line><draw:line draw:style-name="gr25" draw:text-style-name="P130" svg:x1="3.018cm" svg:y1="1.231cm" svg:x2="3.018cm" svg:y2="9.499cm"><text:p/></draw:line><draw:line draw:style-name="gr25" draw:text-style-name="P130" svg:x1="3.846cm" svg:y1="1.231cm" svg:x2="3.846cm" svg:y2="9.499cm"><text:p/></draw:line><draw:line draw:style-name="gr25" draw:text-style-name="P130" svg:x1="4.674cm" svg:y1="0.186cm" svg:x2="4.674cm" svg:y2="9.501cm"><text:p/></draw:line><draw:line draw:style-name="gr25" draw:text-style-name="P130" svg:x1="6.326cm" svg:y1="1.231cm" svg:x2="6.326cm" svg:y2="9.499cm"><text:p/></draw:line><draw:line draw:style-name="gr25" draw:text-style-name="P130" svg:x1="7.153cm" svg:y1="1.231cm" svg:x2="7.153cm" svg:y2="9.499cm"><text:p/></draw:line><draw:line draw:style-name="gr25" draw:text-style-name="P130" svg:x1="7.98cm" svg:y1="1.231cm" svg:x2="7.98cm" svg:y2="9.499cm"><text:p/></draw:line><draw:line draw:style-name="gr25" draw:text-style-name="P130" svg:x1="0.952cm" svg:y1="1.231cm" svg:x2="8.393cm" svg:y2="1.231cm"><text:p/></draw:line><draw:line draw:style-name="gr25" draw:text-style-name="P130" svg:x1="0.952cm" svg:y1="2.058cm" svg:x2="8.393cm" svg:y2="2.058cm"><text:p/></draw:line><draw:line draw:style-name="gr25" draw:text-style-name="P130" svg:x1="0.952cm" svg:y1="2.882cm" svg:x2="8.393cm" svg:y2="2.882cm"><text:p/></draw:line><draw:line draw:style-name="gr25" draw:text-style-name="P130" svg:x1="0.952cm" svg:y1="3.713cm" svg:x2="8.393cm" svg:y2="3.713cm"><text:p/></draw:line><draw:line draw:style-name="gr25" draw:text-style-name="P130" svg:x1="0.413cm" svg:y1="4.541cm" svg:x2="9.095cm" svg:y2="4.541cm"><text:p/></draw:line><draw:line draw:style-name="gr26" draw:text-style-name="P130" svg:x1="0.952cm" svg:y1="5.366cm" svg:x2="8.393cm" svg:y2="5.366cm"><text:p/></draw:line><draw:line draw:style-name="gr25" draw:text-style-name="P130" svg:x1="0.952cm" svg:y1="6.193cm" svg:x2="8.393cm" svg:y2="6.193cm"><text:p/></draw:line><draw:line draw:style-name="gr25" draw:text-style-name="P130" svg:x1="0.952cm" svg:y1="7.02cm" svg:x2="8.393cm" svg:y2="7.02cm"><text:p/></draw:line><draw:line draw:style-name="gr27" draw:text-style-name="P130" svg:x1="0.952cm" svg:y1="7.842cm" svg:x2="8.393cm" svg:y2="7.842cm"><text:p/></draw:line><draw:line draw:style-name="gr25" draw:text-style-name="P130" svg:x1="0.952cm" svg:y1="8.673cm" svg:x2="8.393cm" svg:y2="8.673cm"><text:p/></draw:line><draw:line draw:style-name="gr25" draw:text-style-name="P130" svg:x1="0.952cm" svg:y1="9.5cm" svg:x2="8.393cm" svg:y2="9.5cm"><text:p/></draw:line><draw:line draw:style-name="gr28" draw:text-style-name="P130" svg:x1="5.5cm" svg:y1="1.231cm" svg:x2="5.5cm" svg:y2="9.499cm"><text:p/></draw:line><draw:frame draw:style-name="gr29" draw:text-style-name="P132" svg:width="0.288cm" svg:height="0.428cm" svg:x="8.079cm" svg:y="1.983cm"><draw:text-box><text:p text:style-name="P131"><text:span text:style-name="T112">G</text:span></text:p></draw:text-box></draw:frame><draw:frame draw:style-name="gr30" draw:text-style-name="P132" svg:width="0.235cm" svg:height="0.428cm" svg:x="1.016cm" svg:y="6.583cm"><draw:text-box><text:p text:style-name="P131"><text:span text:style-name="T112">E</text:span></text:p></draw:text-box></draw:frame><draw:line draw:style-name="gr31" draw:text-style-name="P133" svg:x1="7.923cm" svg:y1="2.159cm" svg:x2="8.097cm" svg:y2="1.985cm"><text:p/></draw:line><draw:line draw:style-name="gr32" draw:text-style-name="P133" svg:x1="8.097cm" svg:y1="2.159cm" svg:x2="7.923cm" svg:y2="1.985cm"><text:p/></draw:line><draw:line draw:style-name="gr33" draw:text-style-name="P133" svg:x1="1.302cm" svg:y1="7.098cm" svg:x2="1.477cm" svg:y2="6.926cm"><text:p/></draw:line><draw:line draw:style-name="gr34" draw:text-style-name="P133" svg:x1="1.477cm" svg:y1="7.098cm" svg:x2="1.302cm" svg:y2="6.926cm"><text:p/></draw:line><draw:frame draw:style-name="gr35" draw:text-style-name="P132" svg:width="0.216cm" svg:height="0.428cm" svg:x="8.114cm" svg:y="6.946cm"><draw:text-box><text:p text:style-name="P131"><text:span text:style-name="T112">F</text:span></text:p></draw:text-box></draw:frame><draw:line draw:style-name="gr31" draw:text-style-name="P133" svg:x1="7.924cm" svg:y1="7.121cm" svg:x2="8.098cm" svg:y2="6.947cm"><text:p/></draw:line><draw:line draw:style-name="gr32" draw:text-style-name="P133" svg:x1="8.098cm" svg:y1="7.121cm" svg:x2="7.924cm" svg:y2="6.947cm"><text:p/></draw:line><draw:frame draw:style-name="gr36" draw:text-style-name="P132" svg:width="0.271cm" svg:height="0.428cm" svg:x="1.06cm" svg:y="1.984cm"><draw:text-box><text:p text:style-name="P131"><text:span text:style-name="T112">H</text:span></text:p></draw:text-box></draw:frame><draw:line draw:style-name="gr31" draw:text-style-name="P133" svg:x1="1.309cm" svg:y1="2.16cm" svg:x2="1.483cm" svg:y2="1.986cm"><text:p/></draw:line><draw:line draw:style-name="gr32" draw:text-style-name="P133" svg:x1="1.483cm" svg:y1="2.16cm" svg:x2="1.309cm" svg:y2="1.986cm"><text:p/></draw:line><draw:rect draw:style-name="gr37" draw:text-style-name="P134" svg:width="6.617cm" svg:height="4.964cm" svg:x="1.363cm" svg:y="2.058cm"><text:p/></draw:rect><draw:frame draw:style-name="gr38" draw:text-style-name="P132" svg:width="0.219cm" svg:height="0.428cm" svg:x="4.39cm" svg:y="4.464cm"><draw:text-box><text:p text:style-name="P131"><text:span text:style-name="T112">T</text:span></text:p></draw:text-box></draw:frame><draw:line draw:style-name="gr31" draw:text-style-name="P133" svg:x1="4.616cm" svg:y1="4.641cm" svg:x2="4.79cm" svg:y2="4.467cm"><text:p/></draw:line><draw:line draw:style-name="gr32" draw:text-style-name="P133" svg:x1="4.79cm" svg:y1="4.641cm" svg:x2="4.616cm" svg:y2="4.467cm"><text:p/></draw:line><draw:ellipse draw:style-name="gr37" draw:text-style-name="P134" svg:width="8.272cm" svg:height="8.27cm" svg:x="0.579cm" svg:y="0.43cm"><text:p/></draw:ellipse><draw:frame draw:style-name="gr39" draw:text-style-name="P132" svg:width="0.555cm" svg:height="0.428cm" svg:x="0cm" svg:y="4.352cm"><draw:text-box><text:p text:style-name="P131"><text:span text:style-name="T112">V</text:span></text:p></draw:text-box></draw:frame><draw:frame draw:style-name="gr40" draw:text-style-name="P132" svg:width="0.271cm" svg:height="0.428cm" svg:x="4.344cm" svg:y="0cm"><draw:text-box><text:p text:style-name="P131"><text:span text:style-name="T112">U</text:span></text:p></draw:text-box></draw:frame><draw:frame draw:style-name="gr41" draw:text-style-name="P132" svg:width="0.251cm" svg:height="0.428cm" svg:x="8.922cm" svg:y="4.05cm"><draw:text-box><text:p text:style-name="P131"><text:span text:style-name="T112">R</text:span></text:p></draw:text-box></draw:frame><draw:frame draw:style-name="gr42" draw:text-style-name="P132" svg:width="0.235cm" svg:height="0.428cm" svg:x="4.713cm" svg:y="8.682cm"><draw:text-box><text:p text:style-name="P131"><text:span text:style-name="T112">S</text:span></text:p></draw:text-box></draw:frame><draw:line draw:style-name="gr43" draw:text-style-name="P130" svg:x1="0.579cm" svg:y1="4.541cm" svg:x2="4.673cm" svg:y2="8.703cm"><text:p/></draw:line><draw:line draw:style-name="gr43" draw:text-style-name="P130" svg:x1="8.848cm" svg:y1="4.541cm" svg:x2="4.674cm" svg:y2="8.703cm"><text:p/></draw:line><draw:line draw:style-name="gr43" draw:text-style-name="P130" svg:x1="8.849cm" svg:y1="4.54cm" svg:x2="4.674cm" svg:y2="0.433cm"><text:p/></draw:line><draw:line draw:style-name="gr43" draw:text-style-name="P130" svg:x1="0.579cm" svg:y1="4.539cm" svg:x2="4.674cm" svg:y2="0.433cm"><text:p/></draw:line></draw:g></text:p>
      <text:p text:style-name="P27"/>
      <text:list xml:id="list152856078395780" text:continue-list="list152856439044930" text:style-name="liste_5f_abc">
        <text:list-item>
          <text:p text:style-name="P97">Écris les coordonnées des points F et H.</text:p>
        </text:list-item>
      </text:list>
      <text:list xml:id="list152855743269701" text:continue-list="list152856714719592" text:style-name="_5f_Numérotation_20_des_20_exercices_20_livrets">
        <text:list-header>
          <text:p text:style-name="P70"><text:span text:style-name="_5f_Correction_20_surligné"><text:span text:style-name="T63">F (3 ; – 2) et H (– 5 ; 4).</text:span></text:span></text:p>
        </text:list-header>
      </text:list>
      <text:list xml:id="list152856101420722" text:continue-list="list152856078395780" text:style-name="liste_5f_abc">
        <text:list-item>
          <text:p text:style-name="P87">Trace le cercle (<draw:frame text:anchor-type="as-char" svg:y="-0.349cm" draw:z-index="21" draw:name="Forme15" draw:style-name="gr293" draw:text-style-name="P155" svg:width="0.29cm" svg:height="0.35cm"><draw:image xlink:href="Pictures/10000201000000220000002F0DAF0711C2F25E67.png" xlink:type="simple" xlink:show="embed" xlink:actuate="onLoad" draw:mime-type="image/png"><text:p/></draw:image></draw:frame>) passant par les quatre sommets de ce rectangle. </text:p>
        </text:list-item>
        <text:list-item>
          <text:p text:style-name="P84">Place le point T, centre de ce cercle et écris ses coordonnées.</text:p>
        </text:list-item>
      </text:list>
      <text:list xml:id="list152856400468495" text:continue-list="list152855743269701" text:style-name="_5f_Numérotation_20_des_20_exercices_20_livrets">
        <text:list-item>
          <text:list>
            <text:list-header>
              <text:p text:style-name="P108"><text:span text:style-name="_5f_Correction_20_surligné"><text:span text:style-name="T63">T (–1 ; 1)</text:span></text:span></text:p>
            </text:list-header>
          </text:list>
        </text:list-item>
      </text:list>
      <text:list xml:id="list152855903718331" text:continue-list="list152856101420722" text:style-name="liste_5f_abc">
        <text:list-item>
          <text:p text:style-name="P71"><text:span text:style-name="_5f_BVS"><text:span text:style-name="T76">Combien mesure le rayon de ce cercle ?</text:span></text:span></text:p>
        </text:list-item>
      </text:list>
      <text:list xml:id="list152856878501324" text:continue-list="list152856400468495" text:style-name="_5f_Numérotation_20_des_20_exercices_20_livrets">
        <text:list-header>
          <text:p text:style-name="P94"><text:span text:style-name="_5f_Correction_5f_surligné"><text:span text:style-name="T64">Le rayon mesure 5 cm.</text:span></text:span></text:p>
        </text:list-header>
      </text:list>
      <text:list xml:id="list152856456439882" text:continue-list="list152855903718331" text:style-name="liste_5f_abc">
        <text:list-item>
          <text:p text:style-name="P84"><text:span text:style-name="T16">T</text:span><text:span text:style-name="T15">race un carré RSVU dont les sommets appartiennent au cercle (</text:span><text:span text:style-name="T15"><draw:frame text:anchor-type="as-char" svg:y="-0.349cm" draw:z-index="25" draw:name="Forme16" draw:style-name="gr293" draw:text-style-name="P155" svg:width="0.29cm" svg:height="0.35cm"><draw:image xlink:href="Pictures/10000201000000220000002F0DAF0711C2F25E67.png" xlink:type="simple" xlink:show="embed" xlink:actuate="onLoad" draw:mime-type="image/png"><text:p/></draw:image></draw:frame></text:span><text:span text:style-name="T15">) et dont les coordonnées (que tu écriras) semblent être des entiers relatifs. </text:span></text:p>
        </text:list-item>
      </text:list>
      <text:list xml:id="list152856932932996" text:continue-list="list152856878501324" text:style-name="_5f_Numérotation_20_des_20_exercices_20_livrets">
        <text:list-header>
          <text:p text:style-name="P95"><text:span text:style-name="_5f_Correction_5f_surligné"><text:span text:style-name="T15">Sur la figure ci-dessus on lit :</text:span></text:span></text:p>
          <text:list text:continue-numbering="true">
            <text:list-header>
              <text:p text:style-name="P109"><text:span text:style-name="_5f_Correction_20_surligné"><text:span text:style-name="T99">R (</text:span></text:span><text:span text:style-name="_5f_Correction_20_surligné"><text:span text:style-name="T100">4</text:span></text:span><text:span text:style-name="_5f_Correction_20_surligné"><text:span text:style-name="T99"> ; 1)<text:tab/>S (–1 ; –4)<text:tab/></text:span></text:span><text:span text:style-name="_5f_Correction_20_surligné"><text:span text:style-name="T100">V</text:span></text:span><text:span text:style-name="_5f_Correction_20_surligné"><text:span text:style-name="T99"> (–</text:span></text:span><text:span text:style-name="_5f_Correction_20_surligné"><text:span text:style-name="T100">6</text:span></text:span><text:span text:style-name="_5f_Correction_20_surligné"><text:span text:style-name="T99"> ; </text:span></text:span><text:span text:style-name="_5f_Correction_20_surligné"><text:span text:style-name="T100">1</text:span></text:span><text:span text:style-name="_5f_Correction_20_surligné"><text:span text:style-name="T99">)<text:tab/>U (–1 ; </text:span></text:span><text:span text:style-name="_5f_Correction_20_surligné"><text:span text:style-name="T100">6</text:span></text:span><text:span text:style-name="_5f_Correction_20_surligné"><text:span text:style-name="T99">)</text:span></text:span><text:span text:style-name="_5f_Correction_20_surligné"><text:span text:style-name="T77">.</text:span></text:span></text:p>
            </text:list-header>
          </text:list>
        </text:list-header>
      </text:list>
      <text:list xml:id="list152857162262190" text:continue-list="list152856058548204" text:style-name="Num_5f_Exo">
        <text:list-item>
          <text:p text:style-name="P98"><text:span text:style-name="_5f_pointillés_20_gris"> </text:span><text:span text:style-name="Bold_5f_niv2"><text:span text:style-name="T89">Multiplication des losanges</text:span></text:span></text:p>
        </text:list-item>
      </text:list>
      <text:list xml:id="list152857095422756" text:continue-list="list152856456439882" text:style-name="liste_5f_abc">
        <text:list-item text:start-value="1">
          <text:p text:style-name="P99"><draw:g text:anchor-type="paragraph" draw:z-index="33" draw:name="Forme12" draw:style-name="gr1"><draw:custom-shape draw:style-name="gr2" draw:text-style-name="P125" svg:width="1.004cm" svg:height="2.999cm" svg:x="4.177cm" svg:y="0.762cm"><text:p/><draw:enhanced-geometry svg:viewBox="0 0 21600 21600" draw:mirror-vertical="true" draw:mirror-horizontal="false" draw:glue-points="10800 0 0 10800 10800 21600 21600 10800" draw:text-areas="5400 5400 16200 16200" draw:type="diamond" draw:enhanced-path="M 10800 0 L 21600 10800 10800 21600 0 10800 10800 0 Z N"/></draw:custom-shape><draw:custom-shape draw:style-name="gr3" draw:text-style-name="P125" svg:width="1.001cm" svg:height="2.999cm" draw:transform="skewX (-0.00174532925199433) rotate (-1.57969750598007) translate (4.68136111111111cm 3.26395833333333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4" draw:text-style-name="P125" svg:width="1.001cm" svg:height="2.999cm" draw:transform="skewX (-0.00174532925199433) rotate (-1.57969750598007) translate (4.68136111111111cm 3.26395833333333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5" draw:text-style-name="P125" svg:width="1.001cm" svg:height="2.998cm" draw:transform="skewX (0.00174532925199433) rotate (3.13461133658182) translate (5.17701388888889cm 6.74334722222222cm)"><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draw:style-name="gr6" draw:text-style-name="P125" svg:width="1.001cm" svg:height="3.003cm" draw:transform="rotate (1.5707963267949) translate (4.67783333333333cm 4.25097222222222cm)"><text:p/><draw:enhanced-geometry svg:viewBox="0 0 21600 21600" draw:mirror-vertical="true" draw:glue-points="10800 0 0 10800 10800 21600 21600 10800" draw:text-areas="5400 5400 16200 16200" draw:type="diamond" draw:enhanced-path="M 10800 0 L 21600 10800 10800 21600 0 10800 10800 0 Z N"/></draw:custom-shape><draw:line draw:style-name="gr7" draw:text-style-name="P126" svg:x1="-0.001cm" svg:y1="3.792cm" svg:x2="9.469cm" svg:y2="3.792cm"><text:p/></draw:line><draw:line draw:style-name="gr8" draw:text-style-name="P126" svg:x1="4.688cm" svg:y1="0.201cm" svg:x2="4.688cm" svg:y2="6.961cm"><text:p/></draw:line><draw:frame draw:style-name="gr9" draw:text-style-name="P128" svg:width="0.272cm" svg:height="0.429cm" svg:x="4.353cm" svg:y="0.469cm"><draw:text-box><text:p text:style-name="P127"><text:span text:style-name="T111">A</text:span></text:p></draw:text-box></draw:frame><draw:g draw:style-name="gr10"><draw:line draw:style-name="gr11" draw:text-style-name="P129" svg:x1="0.185cm" svg:y1="0.801cm" svg:x2="0.185cm" svg:y2="6.801cm"><text:p/></draw:line><draw:line draw:style-name="gr11" draw:text-style-name="P129" svg:x1="0.685cm" svg:y1="0.801cm" svg:x2="0.685cm" svg:y2="6.801cm"><text:p/></draw:line><draw:line draw:style-name="gr11" draw:text-style-name="P129" svg:x1="1.185cm" svg:y1="0.801cm" svg:x2="1.185cm" svg:y2="6.801cm"><text:p/></draw:line><draw:line draw:style-name="gr11" draw:text-style-name="P129" svg:x1="1.683cm" svg:y1="0.801cm" svg:x2="1.683cm" svg:y2="6.801cm"><text:p/></draw:line><draw:line draw:style-name="gr11" draw:text-style-name="P129" svg:x1="2.185cm" svg:y1="0.801cm" svg:x2="2.185cm" svg:y2="6.801cm"><text:p/></draw:line><draw:line draw:style-name="gr11" draw:text-style-name="P129" svg:x1="2.683cm" svg:y1="0.801cm" svg:x2="2.683cm" svg:y2="6.801cm"><text:p/></draw:line><draw:line draw:style-name="gr11" draw:text-style-name="P129" svg:x1="3.184cm" svg:y1="0.801cm" svg:x2="3.184cm" svg:y2="6.801cm"><text:p/></draw:line><draw:line draw:style-name="gr11" draw:text-style-name="P129" svg:x1="3.685cm" svg:y1="0.801cm" svg:x2="3.685cm" svg:y2="6.801cm"><text:p/></draw:line><draw:line draw:style-name="gr11" draw:text-style-name="P129" svg:x1="4.184cm" svg:y1="0.801cm" svg:x2="4.184cm" svg:y2="6.801cm"><text:p/></draw:line><draw:line draw:style-name="gr11" draw:text-style-name="P129" svg:x1="4.685cm" svg:y1="0.801cm" svg:x2="4.685cm" svg:y2="6.801cm"><text:p/></draw:line><draw:line draw:style-name="gr11" draw:text-style-name="P129" svg:x1="5.185cm" svg:y1="0.801cm" svg:x2="5.185cm" svg:y2="6.801cm"><text:p/></draw:line><draw:line draw:style-name="gr11" draw:text-style-name="P129" svg:x1="5.685cm" svg:y1="0.801cm" svg:x2="5.685cm" svg:y2="6.801cm"><text:p/></draw:line><draw:line draw:style-name="gr11" draw:text-style-name="P129" svg:x1="6.185cm" svg:y1="0.801cm" svg:x2="6.185cm" svg:y2="6.801cm"><text:p/></draw:line><draw:line draw:style-name="gr11" draw:text-style-name="P129" svg:x1="6.685cm" svg:y1="0.801cm" svg:x2="6.685cm" svg:y2="6.801cm"><text:p/></draw:line><draw:line draw:style-name="gr11" draw:text-style-name="P129" svg:x1="7.185cm" svg:y1="0.801cm" svg:x2="7.185cm" svg:y2="6.801cm"><text:p/></draw:line><draw:line draw:style-name="gr11" draw:text-style-name="P129" svg:x1="7.685cm" svg:y1="0.801cm" svg:x2="7.685cm" svg:y2="6.801cm"><text:p/></draw:line><draw:line draw:style-name="gr11" draw:text-style-name="P129" svg:x1="8.185cm" svg:y1="0.801cm" svg:x2="8.185cm" svg:y2="6.801cm"><text:p/></draw:line><draw:line draw:style-name="gr11" draw:text-style-name="P129" svg:x1="8.685cm" svg:y1="0.801cm" svg:x2="8.685cm" svg:y2="6.801cm"><text:p/></draw:line><draw:line draw:style-name="gr11" draw:text-style-name="P129" svg:x1="9.183cm" svg:y1="0.801cm" svg:x2="9.183cm" svg:y2="6.801cm"><text:p/></draw:line><draw:line draw:style-name="gr11" draw:text-style-name="P129" svg:x1="0.185cm" svg:y1="0.801cm" svg:x2="9.185cm" svg:y2="0.801cm"><text:p/></draw:line><draw:line draw:style-name="gr11" draw:text-style-name="P129" svg:x1="0.185cm" svg:y1="1.301cm" svg:x2="9.185cm" svg:y2="1.301cm"><text:p/></draw:line><draw:line draw:style-name="gr11" draw:text-style-name="P129" svg:x1="0.185cm" svg:y1="1.801cm" svg:x2="9.185cm" svg:y2="1.801cm"><text:p/></draw:line><draw:line draw:style-name="gr11" draw:text-style-name="P129" svg:x1="0.185cm" svg:y1="2.301cm" svg:x2="9.185cm" svg:y2="2.301cm"><text:p/></draw:line><draw:line draw:style-name="gr11" draw:text-style-name="P129" svg:x1="0.185cm" svg:y1="2.801cm" svg:x2="9.185cm" svg:y2="2.801cm"><text:p/></draw:line><draw:line draw:style-name="gr11" draw:text-style-name="P129" svg:x1="0.185cm" svg:y1="3.301cm" svg:x2="9.185cm" svg:y2="3.301cm"><text:p/></draw:line><draw:line draw:style-name="gr11" draw:text-style-name="P129" svg:x1="0.185cm" svg:y1="3.801cm" svg:x2="9.185cm" svg:y2="3.801cm"><text:p/></draw:line><draw:line draw:style-name="gr11" draw:text-style-name="P129" svg:x1="0.185cm" svg:y1="4.301cm" svg:x2="9.185cm" svg:y2="4.301cm"><text:p/></draw:line><draw:line draw:style-name="gr11" draw:text-style-name="P129" svg:x1="0.185cm" svg:y1="4.801cm" svg:x2="9.185cm" svg:y2="4.801cm"><text:p/></draw:line><draw:line draw:style-name="gr11" draw:text-style-name="P129" svg:x1="0.185cm" svg:y1="5.301cm" svg:x2="9.185cm" svg:y2="5.301cm"><text:p/></draw:line><draw:line draw:style-name="gr11" draw:text-style-name="P129" svg:x1="0.185cm" svg:y1="5.801cm" svg:x2="9.185cm" svg:y2="5.801cm"><text:p/></draw:line><draw:line draw:style-name="gr11" draw:text-style-name="P129" svg:x1="0.185cm" svg:y1="6.302cm" svg:x2="9.185cm" svg:y2="6.302cm"><text:p/></draw:line><draw:line draw:style-name="gr11" draw:text-style-name="P129" svg:x1="0.185cm" svg:y1="6.8cm" svg:x2="9.185cm" svg:y2="6.8cm"><text:p/></draw:line></draw:g><draw:frame draw:style-name="gr12" draw:text-style-name="P128" svg:width="0.272cm" svg:height="0.429cm" svg:x="5.332cm" svg:y="2.021cm"><draw:text-box><text:p text:style-name="P127"><text:span text:style-name="T111">B</text:span></text:p></draw:text-box></draw:frame><draw:frame draw:style-name="gr13" draw:text-style-name="P128" svg:width="0.285cm" svg:height="0.429cm" svg:x="4.798cm" svg:y="3.38cm"><draw:text-box><text:p text:style-name="P127"><text:span text:style-name="T111">O</text:span></text:p></draw:text-box></draw:frame><draw:frame draw:style-name="gr14" draw:text-style-name="P128" svg:width="0.272cm" svg:height="0.429cm" svg:x="3.903cm" svg:y="2.11cm"><draw:text-box><text:p text:style-name="P127"><text:span text:style-name="T111">C</text:span></text:p></draw:text-box></draw:frame><draw:frame draw:style-name="gr15" draw:text-style-name="P128" svg:width="0.357cm" svg:height="0.429cm" svg:x="1.27cm" svg:y="3.554cm"><draw:text-box><text:p text:style-name="P127"><text:span text:style-name="T111">A’</text:span></text:p></draw:text-box></draw:frame><draw:frame draw:style-name="gr16" draw:text-style-name="P128" svg:width="0.359cm" svg:height="0.429cm" svg:x="3.014cm" svg:y="2.797cm"><draw:text-box><text:p text:style-name="P127"><text:span text:style-name="T111">B’</text:span></text:p></draw:text-box></draw:frame><draw:frame draw:style-name="gr17" draw:text-style-name="P128" svg:width="0.364cm" svg:height="0.429cm" svg:x="3.065cm" svg:y="4.277cm"><draw:text-box><text:p text:style-name="P127"><text:span text:style-name="T111">C’</text:span></text:p></draw:text-box></draw:frame><draw:frame draw:style-name="gr18" draw:text-style-name="P128" svg:width="0.322cm" svg:height="0.429cm" svg:x="6.031cm" svg:y="2.762cm"><draw:text-box><text:p text:style-name="P127"><text:span text:style-name="T111">G</text:span></text:p></draw:text-box></draw:frame><draw:frame draw:style-name="gr19" draw:text-style-name="P128" svg:width="0.322cm" svg:height="0.429cm" svg:x="7.771cm" svg:y="3.38cm"><draw:text-box><text:p text:style-name="P127"><text:span text:style-name="T111">E</text:span></text:p></draw:text-box></draw:frame><draw:frame draw:style-name="gr20" draw:text-style-name="P128" svg:width="0.322cm" svg:height="0.429cm" svg:x="6.217cm" svg:y="4.272cm"><draw:text-box><text:p text:style-name="P127"><text:span text:style-name="T111">F</text:span></text:p></draw:text-box></draw:frame><draw:frame draw:style-name="gr21" draw:text-style-name="P128" svg:width="0.32cm" svg:height="0.429cm" svg:x="4.773cm" svg:y="6.731cm"><draw:text-box><text:p text:style-name="P127"><text:span text:style-name="T111">H</text:span></text:p></draw:text-box></draw:frame><draw:frame draw:style-name="gr22" draw:text-style-name="P128" svg:width="0.322cm" svg:height="0.429cm" svg:x="3.849cm" svg:y="4.978cm"><draw:text-box><text:p text:style-name="P127"><text:span text:style-name="T111">I</text:span></text:p></draw:text-box></draw:frame><draw:frame draw:style-name="gr23" draw:text-style-name="P128" svg:width="0.32cm" svg:height="0.429cm" svg:x="5.325cm" svg:y="5.022cm"><draw:text-box><text:p text:style-name="P127"><text:span text:style-name="T111">J</text:span></text:p></draw:text-box></draw:frame></draw:g><text:span text:style-name="_5f_BVS"><text:span text:style-name="T89">Place un repère d’origine le centre du motif et d’unité un carreau. </text:span></text:span></text:p>
        </text:list-item>
        <text:list-item>
          <text:p text:style-name="P100"><text:span text:style-name="_5f_BVS"><text:span text:style-name="T96">Quelles sont les coordonnées des quatre sommets du losange bleu ?</text:span></text:span></text:p>
        </text:list-item>
      </text:list>
      <text:p text:style-name="P55"><text:span text:style-name="_5f_Correction_20_surligné"><text:span text:style-name="T54">A </text:span></text:span><text:span text:style-name="_5f_Correction_20_surligné"><text:span text:style-name="T53">(</text:span></text:span><text:span text:style-name="_5f_Correction_20_surligné"><text:span text:style-name="T54">0</text:span></text:span><text:span text:style-name="_5f_Correction_20_surligné"><text:span text:style-name="T53"> ; </text:span></text:span><text:span text:style-name="_5f_Correction_20_surligné"><text:span text:style-name="T54">6</text:span></text:span><text:span text:style-name="_5f_Correction_20_surligné"><text:span text:style-name="T53">)<text:tab/></text:span></text:span><text:span text:style-name="_5f_Correction_20_surligné"><text:span text:style-name="T54">B</text:span></text:span><text:span text:style-name="_5f_Correction_20_surligné"><text:span text:style-name="T53"> (</text:span></text:span><text:span text:style-name="_5f_Correction_20_surligné"><text:span text:style-name="T54">1</text:span></text:span><text:span text:style-name="_5f_Correction_20_surligné"><text:span text:style-name="T53"> ; </text:span></text:span><text:span text:style-name="_5f_Correction_20_surligné"><text:span text:style-name="T54">3</text:span></text:span><text:span text:style-name="_5f_Correction_20_surligné"><text:span text:style-name="T53">)<text:tab/></text:span></text:span><text:span text:style-name="_5f_Correction_20_surligné"><text:span text:style-name="T54">O </text:span></text:span><text:span text:style-name="_5f_Correction_20_surligné"><text:span text:style-name="T53">(</text:span></text:span><text:span text:style-name="_5f_Correction_20_surligné"><text:span text:style-name="T54">0</text:span></text:span><text:span text:style-name="_5f_Correction_20_surligné"><text:span text:style-name="T53"> ; </text:span></text:span><text:span text:style-name="_5f_Correction_20_surligné"><text:span text:style-name="T54">0</text:span></text:span><text:span text:style-name="_5f_Correction_20_surligné"><text:span text:style-name="T53">)<text:tab/></text:span></text:span><text:span text:style-name="_5f_Correction_20_surligné"><text:span text:style-name="T54">C</text:span></text:span><text:span text:style-name="_5f_Correction_20_surligné"><text:span text:style-name="T53"> (</text:span></text:span><text:span text:style-name="_5f_Correction_20_surligné"><text:span text:style-name="T52">−</text:span></text:span><text:span text:style-name="_5f_Correction_20_surligné"><text:span text:style-name="T54">1</text:span></text:span><text:span text:style-name="_5f_Correction_20_surligné"><text:span text:style-name="T53"> ; </text:span></text:span><text:span text:style-name="_5f_Correction_20_surligné"><text:span text:style-name="T54">3</text:span></text:span><text:span text:style-name="_5f_Correction_20_surligné"><text:span text:style-name="T53">)</text:span></text:span></text:p>
      <text:list xml:id="list152856400405859" text:continue-numbering="true" text:style-name="liste_5f_abc">
        <text:list-item>
          <text:p text:style-name="P84"><text:span text:style-name="_5f_BVS"><text:span text:style-name="T95">Quelles sont les coordonnées des quatre sommets du losange vert ?</text:span></text:span></text:p>
        </text:list-item>
      </text:list>
      <text:p text:style-name="P57"><text:span text:style-name="_5f_Correction_20_surligné"><text:span text:style-name="T54">A’ </text:span></text:span><text:span text:style-name="_5f_Correction_20_surligné"><text:span text:style-name="T53">(</text:span></text:span><text:span text:style-name="_5f_Correction_20_surligné"><text:span text:style-name="T52">−</text:span></text:span><text:span text:style-name="_5f_Correction_20_surligné"><text:span text:style-name="T55">6</text:span></text:span><text:span text:style-name="_5f_Correction_20_surligné"><text:span text:style-name="T53"> ; </text:span></text:span><text:span text:style-name="_5f_Correction_20_surligné"><text:span text:style-name="T55">0</text:span></text:span><text:span text:style-name="_5f_Correction_20_surligné"><text:span text:style-name="T53">)<text:tab/></text:span></text:span><text:span text:style-name="_5f_Correction_20_surligné"><text:span text:style-name="T54">B’</text:span></text:span><text:span text:style-name="_5f_Correction_20_surligné"><text:span text:style-name="T53"> (</text:span></text:span><text:span text:style-name="_5f_Correction_20_surligné"><text:span text:style-name="T52">−</text:span></text:span><text:span text:style-name="_5f_Correction_20_surligné"><text:span text:style-name="T55">3</text:span></text:span><text:span text:style-name="_5f_Correction_20_surligné"><text:span text:style-name="T53"> ; </text:span></text:span><text:span text:style-name="_5f_Correction_20_surligné"><text:span text:style-name="T55">1</text:span></text:span><text:span text:style-name="_5f_Correction_20_surligné"><text:span text:style-name="T53">)<text:tab/></text:span></text:span><text:span text:style-name="_5f_Correction_20_surligné"><text:span text:style-name="T54">O </text:span></text:span><text:span text:style-name="_5f_Correction_20_surligné"><text:span text:style-name="T53">(</text:span></text:span><text:span text:style-name="_5f_Correction_20_surligné"><text:span text:style-name="T54">0</text:span></text:span><text:span text:style-name="_5f_Correction_20_surligné"><text:span text:style-name="T53"> ; </text:span></text:span><text:span text:style-name="_5f_Correction_20_surligné"><text:span text:style-name="T54">0</text:span></text:span><text:span text:style-name="_5f_Correction_20_surligné"><text:span text:style-name="T53">)<text:tab/></text:span></text:span><text:span text:style-name="_5f_Correction_20_surligné"><text:span text:style-name="T54">C’</text:span></text:span><text:span text:style-name="_5f_Correction_20_surligné"><text:span text:style-name="T53"> (</text:span></text:span><text:span text:style-name="_5f_Correction_20_surligné"><text:span text:style-name="T52">−</text:span></text:span><text:span text:style-name="_5f_Correction_20_surligné"><text:span text:style-name="T55">3</text:span></text:span><text:span text:style-name="_5f_Correction_20_surligné"><text:span text:style-name="T53"> ; </text:span></text:span><text:span text:style-name="_5f_Correction_20_surligné"><text:span text:style-name="T52">−</text:span></text:span><text:span text:style-name="_5f_Correction_20_surligné"><text:span text:style-name="T55">1</text:span></text:span><text:span text:style-name="_5f_Correction_20_surligné"><text:span text:style-name="T53">)</text:span></text:span></text:p>
      <text:list xml:id="list152857129627710" text:continue-numbering="true" text:style-name="liste_5f_abc">
        <text:list-item>
          <text:p text:style-name="P85"><text:span text:style-name="_5f_BVS"><text:span text:style-name="T93">On souhaite programmer un logiciel pour tracer cette figure. Observe tes réponses précédentes et <text:s/>propose un algorithme qui permette de transformer les coordonnées d’un sommet pour obtenir celle</text:span></text:span><text:span text:style-name="_5f_BVS"><text:span text:style-name="T94">s</text:span></text:span><text:span text:style-name="_5f_BVS"><text:span text:style-name="T93"> de son homologue </text:span></text:span><text:span text:style-name="_5f_BVS"><text:span text:style-name="T107">d</text:span></text:span><text:span text:style-name="_5f_BVS"><text:span text:style-name="T108">ans </text:span></text:span><text:span text:style-name="_5f_BVS"><text:span text:style-name="T109">la </text:span></text:span><text:span text:style-name="_5f_BVS"><text:span text:style-name="T110">rotation </text:span></text:span><text:span text:style-name="_5f_BVS"><text:span text:style-name="T109">anti-horaire</text:span></text:span><text:span text:style-name="_5f_BVS"><text:span text:style-name="T110"> ↺ </text:span></text:span><text:span text:style-name="_5f_BVS"><text:span text:style-name="T109">de 90° autour du centre du motif.</text:span></text:span></text:p>
        </text:list-item>
      </text:list>
      <text:list xml:id="list152856556431603" text:continue-list="list152856932932996" text:style-name="_5f_Numérotation_20_des_20_exercices_20_livrets">
        <text:list-item>
          <text:list>
            <text:list-header>
              <text:p text:style-name="P110"><text:span text:style-name="_5f_Correction_20_surligné"><text:span text:style-name="T51">Cela revient à passer par exemple de :</text:span></text:span></text:p>
              <text:p text:style-name="P111"><text:span text:style-name="_5f_Correction_20_surligné"><text:span text:style-name="T28">A (0 ; 6)<text:tab/>B (1 ; 3)<text:tab/>O (0 ; 0)<text:tab/>C (</text:span></text:span><text:span text:style-name="_5f_Correction_20_surligné"><text:span text:style-name="T52">−</text:span></text:span><text:span text:style-name="_5f_Correction_20_surligné"><text:span text:style-name="T55">1</text:span></text:span><text:span text:style-name="_5f_Correction_20_surligné"><text:span text:style-name="T28"> ; 3)</text:span></text:span></text:p>
              <text:p text:style-name="P112"><text:span text:style-name="_5f_Correction_20_surligné"><text:span text:style-name="T51">à <text:line-break/></text:span></text:span><text:span text:style-name="_5f_Correction_20_surligné"><text:span text:style-name="T54">A’ </text:span></text:span><text:span text:style-name="_5f_Correction_20_surligné"><text:span text:style-name="T55">(</text:span></text:span><text:span text:style-name="_5f_Correction_20_surligné"><text:span text:style-name="T52">−</text:span></text:span><text:span text:style-name="_5f_Correction_20_surligné"><text:span text:style-name="T55">6 ; 0)<text:tab/></text:span></text:span><text:span text:style-name="_5f_Correction_20_surligné"><text:span text:style-name="T54">B’ </text:span></text:span><text:span text:style-name="_5f_Correction_20_surligné"><text:span text:style-name="T55">(</text:span></text:span><text:span text:style-name="_5f_Correction_20_surligné"><text:span text:style-name="T52">−</text:span></text:span><text:span text:style-name="_5f_Correction_20_surligné"><text:span text:style-name="T55">3 ; 1)<text:tab/></text:span></text:span><text:span text:style-name="_5f_Correction_20_surligné"><text:span text:style-name="T54">O </text:span></text:span><text:span text:style-name="_5f_Correction_20_surligné"><text:span text:style-name="T55">(</text:span></text:span><text:span text:style-name="_5f_Correction_20_surligné"><text:span text:style-name="T54">0</text:span></text:span><text:span text:style-name="_5f_Correction_20_surligné"><text:span text:style-name="T55"> ; </text:span></text:span><text:span text:style-name="_5f_Correction_20_surligné"><text:span text:style-name="T54">0</text:span></text:span><text:span text:style-name="_5f_Correction_20_surligné"><text:span text:style-name="T55">)<text:tab/></text:span></text:span><text:span text:style-name="_5f_Correction_20_surligné"><text:span text:style-name="T54">C’ </text:span></text:span><text:span text:style-name="_5f_Correction_20_surligné"><text:span text:style-name="T55">(</text:span></text:span><text:span text:style-name="_5f_Correction_20_surligné"><text:span text:style-name="T52">−</text:span></text:span><text:span text:style-name="_5f_Correction_20_surligné"><text:span text:style-name="T55">3 ; </text:span></text:span><text:span text:style-name="_5f_Correction_20_surligné"><text:span text:style-name="T52">−</text:span></text:span><text:span text:style-name="_5f_Correction_20_surligné"><text:span text:style-name="T55">1)</text:span></text:span><text:span text:style-name="_5f_Correction_20_surligné"><text:span text:style-name="T27">.</text:span></text:span></text:p>
            </text:list-header>
          </text:list>
        </text:list-item>
      </text:list>
      <text:p text:style-name="P56"><text:span text:style-name="_5f_Correction_20_surligné"><text:span text:style-name="T31">Pour chaque point on permute abscisse et ordonnée puis on prend l’opposé de l’</text:span></text:span><text:span text:style-name="_5f_Correction_20_surligné"><text:span text:style-name="T46">absciss</text:span></text:span><text:span text:style-name="_5f_Correction_20_surligné"><text:span text:style-name="T31">e obtenue.</text:span></text:span></text:p>
      <text:list xml:id="list152857407787928" text:continue-list="list152857129627710" text:style-name="liste_5f_abc">
        <text:list-item>
          <text:p text:style-name="P84"><text:span text:style-name="_5f_BVS">Applique ton algorithme au</text:span><text:span text:style-name="_5f_BVS"><text:span text:style-name="T90">x</text:span></text:span><text:span text:style-name="_5f_BVS"> coordonnées des sommets du losange vert et vérifie sur le graphique que tu as bien obtenu les </text:span><text:span text:style-name="_5f_BVS"><text:span text:style-name="T90">coordonnées du losange </text:span></text:span><text:span text:style-name="_5f_BVS"><text:span text:style-name="T43">v</text:span></text:span><text:span text:style-name="_5f_BVS"><text:span text:style-name="T44">iolet</text:span></text:span><text:span text:style-name="_5f_BVS"><text:span text:style-name="T90">.</text:span></text:span></text:p>
        </text:list-item>
      </text:list>
      <text:p text:style-name="P35"><text:span text:style-name="_5f_Correction_20_surligné"><text:span text:style-name="T54">A’ </text:span></text:span><text:span text:style-name="_5f_Correction_20_surligné"><text:span text:style-name="T55">(</text:span></text:span><text:span text:style-name="_5f_Correction_20_surligné"><text:span text:style-name="T52">−</text:span></text:span><text:span text:style-name="_5f_Correction_20_surligné"><text:span text:style-name="T55">6 ; 0)<text:tab/></text:span></text:span><text:span text:style-name="_5f_Correction_20_surligné"><text:span text:style-name="T54">B’ </text:span></text:span><text:span text:style-name="_5f_Correction_20_surligné"><text:span text:style-name="T55">(</text:span></text:span><text:span text:style-name="_5f_Correction_20_surligné"><text:span text:style-name="T52">−</text:span></text:span><text:span text:style-name="_5f_Correction_20_surligné"><text:span text:style-name="T55">3 ; 1)<text:tab/></text:span></text:span><text:span text:style-name="_5f_Correction_20_surligné"><text:span text:style-name="T54">O </text:span></text:span><text:span text:style-name="_5f_Correction_20_surligné"><text:span text:style-name="T55">(</text:span></text:span><text:span text:style-name="_5f_Correction_20_surligné"><text:span text:style-name="T54">0</text:span></text:span><text:span text:style-name="_5f_Correction_20_surligné"><text:span text:style-name="T55"> ; </text:span></text:span><text:span text:style-name="_5f_Correction_20_surligné"><text:span text:style-name="T54">0</text:span></text:span><text:span text:style-name="_5f_Correction_20_surligné"><text:span text:style-name="T55">)<text:tab/></text:span></text:span><text:span text:style-name="_5f_Correction_20_surligné"><text:span text:style-name="T54">C’ </text:span></text:span><text:span text:style-name="_5f_Correction_20_surligné"><text:span text:style-name="T55">(</text:span></text:span><text:span text:style-name="_5f_Correction_20_surligné"><text:span text:style-name="T52">−</text:span></text:span><text:span text:style-name="_5f_Correction_20_surligné"><text:span text:style-name="T55">3 ;</text:span></text:span><text:span text:style-name="_5f_Correction_20_surligné"><text:span text:style-name="T52">−</text:span></text:span><text:span text:style-name="_5f_Correction_20_surligné"><text:span text:style-name="T55">1)</text:span></text:span><text:span text:style-name="_5f_Correction_20_surligné"><text:span text:style-name="T27">.</text:span></text:span></text:p>
      <text:p text:style-name="P36"><text:span text:style-name="_5f_Correction_20_surligné"><text:span text:style-name="T28">do</text:span></text:span><text:span text:style-name="_5f_Correction_20_surligné"><text:span text:style-name="T29">nne, </text:span></text:span><text:span text:style-name="_5f_Correction_20_surligné"><text:span text:style-name="T30">en appliquant l’algorithme :</text:span></text:span><text:span text:style-name="_5f_Correction_20_surligné"><text:span text:style-name="T29"> <text:line-break/></text:span></text:span><text:span text:style-name="_5f_Correction_20_surligné"><text:span text:style-name="T47">H</text:span></text:span><text:span text:style-name="_5f_Correction_20_surligné"><text:span text:style-name="T24"> </text:span></text:span><text:span text:style-name="_5f_Correction_20_surligné"><text:span text:style-name="T22">(</text:span></text:span><text:span text:style-name="_5f_Correction_20_surligné"><text:span text:style-name="T47">0</text:span></text:span><text:span text:style-name="_5f_Correction_20_surligné"><text:span text:style-name="T24"> </text:span></text:span><text:span text:style-name="_5f_Correction_20_surligné"><text:span text:style-name="T22">; </text:span></text:span><text:span text:style-name="_5f_Correction_20_surligné"><text:span text:style-name="T52">−</text:span></text:span><text:span text:style-name="_5f_Correction_20_surligné"><text:span text:style-name="T25">6</text:span></text:span><text:span text:style-name="_5f_Correction_20_surligné"><text:span text:style-name="T22">)<text:tab/></text:span></text:span><text:span text:style-name="_5f_Correction_20_surligné"><text:span text:style-name="T47">I</text:span></text:span><text:span text:style-name="_5f_Correction_20_surligné"><text:span text:style-name="T22"> (</text:span></text:span><text:span text:style-name="_5f_Correction_20_surligné"><text:span text:style-name="T52">−</text:span></text:span><text:span text:style-name="_5f_Correction_20_surligné"><text:span text:style-name="T47">1</text:span></text:span><text:span text:style-name="_5f_Correction_20_surligné"><text:span text:style-name="T22"> ; </text:span></text:span><text:span text:style-name="_5f_Correction_20_surligné"><text:span text:style-name="T52">−</text:span></text:span><text:span text:style-name="_5f_Correction_20_surligné"><text:span text:style-name="T47">3</text:span></text:span><text:span text:style-name="_5f_Correction_20_surligné"><text:span text:style-name="T22">)<text:tab/></text:span></text:span><text:span text:style-name="_5f_Correction_20_surligné"><text:span text:style-name="T23">O </text:span></text:span><text:span text:style-name="_5f_Correction_20_surligné"><text:span text:style-name="T22">(</text:span></text:span><text:span text:style-name="_5f_Correction_20_surligné"><text:span text:style-name="T23">0</text:span></text:span><text:span text:style-name="_5f_Correction_20_surligné"><text:span text:style-name="T22"> ; </text:span></text:span><text:span text:style-name="_5f_Correction_20_surligné"><text:span text:style-name="T23">0</text:span></text:span><text:span text:style-name="_5f_Correction_20_surligné"><text:span text:style-name="T22">)<text:tab/></text:span></text:span><text:span text:style-name="_5f_Correction_20_surligné"><text:span text:style-name="T47">J</text:span></text:span><text:span text:style-name="_5f_Correction_20_surligné"><text:span text:style-name="T22"> (</text:span></text:span><text:span text:style-name="_5f_Correction_20_surligné"><text:span text:style-name="T47">1</text:span></text:span><text:span text:style-name="_5f_Correction_20_surligné"><text:span text:style-name="T22"> ; </text:span></text:span><text:span text:style-name="_5f_Correction_20_surligné"><text:span text:style-name="T52">−</text:span></text:span><text:span text:style-name="_5f_Correction_20_surligné"><text:span text:style-name="T55">3</text:span></text:span><text:span text:style-name="_5f_Correction_20_surligné"><text:span text:style-name="T22">)</text:span></text:span></text:p>
      <text:p text:style-name="P38"><text:span text:style-name="_5f_Correction_20_surligné"><text:span text:style-name="T30">Ce sont bien les coordonnées du losange violet.</text:span></text:span></text:p>
      <text:p text:style-name="P37"><text:span text:style-name="_5f_Correction_20_surligné"><text:span text:style-name="T2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oman" style:font-family-generic="swiss" style:font-pitch="variable" style:font-charset="x-symbol"/>
    <style:font-face style:name="Tahoma2" svg:font-family="Tahoma"/>
    <style:font-face style:name="Bitstream Vera Sans6" svg:font-family="'Bitstream Vera Sans'" style:font-adornments="Oblique" style:font-family-generic="swiss"/>
    <style:font-face style:name="Bitstream Vera Sans7" svg:font-family="'Bitstream Vera Sans'"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pitch="variable"/>
    <style:font-face style:name="Lucida Sans" svg:font-family="'Lucida Sans'" style:font-pitch="variable"/>
    <style:font-face style:name="Lucida Sans Unicode1" svg:font-family="'Lucida Sans Unicode'" style:font-pitch="variable"/>
    <style:font-face style:name="MS Gothic" svg:font-family="'MS Gothic'" style:font-pitch="variable"/>
    <style:font-face style:name="OpenSymbol4" svg:font-family="OpenSymbo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quadrillage" draw:style="double" draw:color="#333333" draw:distance="0.283cm" draw:rotation="90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54" draw:display-name="Dashed (var) 1054" draw:style="rect" draw:dots1="1" draw:dots1-length="0.005cm" draw:dots2="1" draw:dots2-length="0.005cm" draw:distance="0.005cm"/>
    <draw:stroke-dash draw:name="Dashed_20__28_var_29__20_1055" draw:display-name="Dashed (var) 1055" draw:style="rect" draw:dots1="1" draw:dots1-length="0.005cm" draw:dots2="1" draw:dots2-length="0.005cm" draw:distance="0.005cm"/>
    <draw:stroke-dash draw:name="Dashed_20__28_var_29__20_1056" draw:display-name="Dashed (var) 1056" draw:style="rect" draw:dots1="1" draw:dots1-length="0.005cm" draw:dots2="1" draw:dots2-length="0.005cm" draw:distance="0.005cm"/>
    <draw:stroke-dash draw:name="Dashed_20__28_var_29__20_1057" draw:display-name="Dashed (var) 1057" draw:style="rect" draw:dots1="1" draw:dots1-length="0.005cm" draw:dots2="1" draw:dots2-length="0.005cm" draw:distance="0.005cm"/>
    <draw:stroke-dash draw:name="Dashed_20__28_var_29__20_1058" draw:display-name="Dashed (var) 1058" draw:style="rect" draw:dots1="1" draw:dots1-length="0.005cm" draw:dots2="1" draw:dots2-length="0.005cm" draw:distance="0.005cm"/>
    <draw:stroke-dash draw:name="Dashed_20__28_var_29__20_1059" draw:display-name="Dashed (var) 1059" draw:style="rect" draw:dots1="1" draw:dots1-length="0.005cm" draw:dots2="1" draw:dots2-length="0.005cm" draw:distance="0.005cm"/>
    <draw:stroke-dash draw:name="Dashed_20__28_var_29__20_106" draw:display-name="Dashed (var) 106" draw:style="round" draw:dots1="1" draw:dots1-length="0.003cm" draw:dots2="2" draw:distance="0.023cm"/>
    <draw:stroke-dash draw:name="Dashed_20__28_var_29__20_1060" draw:display-name="Dashed (var) 1060" draw:style="rect" draw:dots1="1" draw:dots1-length="0.005cm" draw:dots2="1" draw:dots2-length="0.005cm" draw:distance="0.005cm"/>
    <draw:stroke-dash draw:name="Dashed_20__28_var_29__20_1061" draw:display-name="Dashed (var) 1061" draw:style="rect" draw:dots1="1" draw:dots1-length="0.005cm" draw:dots2="1" draw:dots2-length="0.005cm" draw:distance="0.005cm"/>
    <draw:stroke-dash draw:name="Dashed_20__28_var_29__20_1062" draw:display-name="Dashed (var) 1062" draw:style="rect" draw:dots1="1" draw:dots1-length="0.005cm" draw:dots2="1" draw:dots2-length="0.005cm" draw:distance="0.005cm"/>
    <draw:stroke-dash draw:name="Dashed_20__28_var_29__20_1063" draw:display-name="Dashed (var) 1063" draw:style="rect" draw:dots1="1" draw:dots1-length="0.005cm" draw:dots2="1" draw:dots2-length="0.005cm" draw:distance="0.005cm"/>
    <draw:stroke-dash draw:name="Dashed_20__28_var_29__20_1064" draw:display-name="Dashed (var) 1064" draw:style="rect" draw:dots1="1" draw:dots1-length="0.005cm" draw:dots2="1" draw:dots2-length="0.005cm" draw:distance="0.005cm"/>
    <draw:stroke-dash draw:name="Dashed_20__28_var_29__20_1065" draw:display-name="Dashed (var) 1065" draw:style="rect" draw:dots1="1" draw:dots1-length="0.005cm" draw:dots2="1" draw:dots2-length="0.005cm" draw:distance="0.005cm"/>
    <draw:stroke-dash draw:name="Dashed_20__28_var_29__20_1066" draw:display-name="Dashed (var) 1066" draw:style="rect" draw:dots1="1" draw:dots1-length="0.005cm" draw:dots2="1" draw:dots2-length="0.005cm" draw:distance="0.005cm"/>
    <draw:stroke-dash draw:name="Dashed_20__28_var_29__20_1067" draw:display-name="Dashed (var) 1067" draw:style="rect" draw:dots1="1" draw:dots1-length="0.005cm" draw:dots2="1" draw:dots2-length="0.005cm" draw:distance="0.005cm"/>
    <draw:stroke-dash draw:name="Dashed_20__28_var_29__20_1068" draw:display-name="Dashed (var) 1068" draw:style="rect" draw:dots1="1" draw:dots1-length="0.005cm" draw:dots2="1" draw:dots2-length="0.005cm" draw:distance="0.005cm"/>
    <draw:stroke-dash draw:name="Dashed_20__28_var_29__20_1069" draw:display-name="Dashed (var) 1069" draw:style="rect" draw:dots1="1" draw:dots1-length="0.005cm" draw:dots2="1" draw:dots2-length="0.005cm" draw:distance="0.005cm"/>
    <draw:stroke-dash draw:name="Dashed_20__28_var_29__20_107" draw:display-name="Dashed (var) 107" draw:style="rect" draw:dots1="1" draw:dots1-length="0.011cm" draw:dots2="1" draw:dots2-length="0.011cm" draw:distance="0.011cm"/>
    <draw:stroke-dash draw:name="Dashed_20__28_var_29__20_1070" draw:display-name="Dashed (var) 1070" draw:style="rect" draw:dots1="1" draw:dots1-length="0.005cm" draw:dots2="1" draw:dots2-length="0.005cm" draw:distance="0.005cm"/>
    <draw:stroke-dash draw:name="Dashed_20__28_var_29__20_1071" draw:display-name="Dashed (var) 1071" draw:style="rect" draw:dots1="1" draw:dots1-length="0.005cm" draw:dots2="1" draw:dots2-length="0.005cm" draw:distance="0.005cm"/>
    <draw:stroke-dash draw:name="Dashed_20__28_var_29__20_1072" draw:display-name="Dashed (var) 1072" draw:style="rect" draw:dots1="1" draw:dots1-length="0.005cm" draw:dots2="1" draw:dots2-length="0.005cm" draw:distance="0.005cm"/>
    <draw:stroke-dash draw:name="Dashed_20__28_var_29__20_1073" draw:display-name="Dashed (var) 1073" draw:style="rect" draw:dots1="1" draw:dots1-length="0.005cm" draw:dots2="1" draw:dots2-length="0.005cm" draw:distance="0.005cm"/>
    <draw:stroke-dash draw:name="Dashed_20__28_var_29__20_1074" draw:display-name="Dashed (var) 1074" draw:style="rect" draw:dots1="1" draw:dots1-length="0.005cm" draw:dots2="1" draw:dots2-length="0.005cm" draw:distance="0.005cm"/>
    <draw:stroke-dash draw:name="Dashed_20__28_var_29__20_1075" draw:display-name="Dashed (var) 1075" draw:style="rect" draw:dots1="1" draw:dots1-length="0.005cm" draw:dots2="1" draw:dots2-length="0.005cm" draw:distance="0.005cm"/>
    <draw:stroke-dash draw:name="Dashed_20__28_var_29__20_1076" draw:display-name="Dashed (var) 1076" draw:style="rect" draw:dots1="1" draw:dots1-length="0.005cm" draw:dots2="1" draw:dots2-length="0.005cm" draw:distance="0.005cm"/>
    <draw:stroke-dash draw:name="Dashed_20__28_var_29__20_1077" draw:display-name="Dashed (var) 1077" draw:style="rect" draw:dots1="1" draw:dots1-length="0.005cm" draw:dots2="1" draw:dots2-length="0.005cm" draw:distance="0.005cm"/>
    <draw:stroke-dash draw:name="Dashed_20__28_var_29__20_1078" draw:display-name="Dashed (var) 1078" draw:style="rect" draw:dots1="1" draw:dots1-length="0.005cm" draw:dots2="1" draw:dots2-length="0.005cm" draw:distance="0.005cm"/>
    <draw:stroke-dash draw:name="Dashed_20__28_var_29__20_1079" draw:display-name="Dashed (var) 1079" draw:style="rect" draw:dots1="1" draw:dots1-length="0.005cm" draw:dots2="1" draw:dots2-length="0.005cm" draw:distance="0.005cm"/>
    <draw:stroke-dash draw:name="Dashed_20__28_var_29__20_108" draw:display-name="Dashed (var) 108" draw:style="round" draw:dots1="1" draw:dots1-length="0.003cm" draw:dots2="2" draw:distance="0.023cm"/>
    <draw:stroke-dash draw:name="Dashed_20__28_var_29__20_1080" draw:display-name="Dashed (var) 1080" draw:style="rect" draw:dots1="1" draw:dots1-length="0.005cm" draw:dots2="1" draw:dots2-length="0.005cm" draw:distance="0.005cm"/>
    <draw:stroke-dash draw:name="Dashed_20__28_var_29__20_1081" draw:display-name="Dashed (var) 1081" draw:style="rect" draw:dots1="1" draw:dots1-length="0.005cm" draw:dots2="1" draw:dots2-length="0.005cm" draw:distance="0.005cm"/>
    <draw:stroke-dash draw:name="Dashed_20__28_var_29__20_1082" draw:display-name="Dashed (var) 1082" draw:style="rect" draw:dots1="1" draw:dots1-length="0.005cm" draw:dots2="1" draw:dots2-length="0.005cm" draw:distance="0.005cm"/>
    <draw:stroke-dash draw:name="Dashed_20__28_var_29__20_1083" draw:display-name="Dashed (var) 1083" draw:style="rect" draw:dots1="1" draw:dots1-length="0.005cm" draw:dots2="1" draw:dots2-length="0.005cm" draw:distance="0.005cm"/>
    <draw:stroke-dash draw:name="Dashed_20__28_var_29__20_1084" draw:display-name="Dashed (var) 1084" draw:style="rect" draw:dots1="1" draw:dots1-length="0.005cm" draw:dots2="1" draw:dots2-length="0.005cm" draw:distance="0.005cm"/>
    <draw:stroke-dash draw:name="Dashed_20__28_var_29__20_1085" draw:display-name="Dashed (var) 1085" draw:style="rect" draw:dots1="1" draw:dots1-length="0.005cm" draw:dots2="1" draw:dots2-length="0.005cm" draw:distance="0.005cm"/>
    <draw:stroke-dash draw:name="Dashed_20__28_var_29__20_1086" draw:display-name="Dashed (var) 1086" draw:style="rect" draw:dots1="1" draw:dots1-length="0.005cm" draw:dots2="1" draw:dots2-length="0.005cm" draw:distance="0.005cm"/>
    <draw:stroke-dash draw:name="Dashed_20__28_var_29__20_1087" draw:display-name="Dashed (var) 1087" draw:style="rect" draw:dots1="1" draw:dots1-length="0.005cm" draw:dots2="1" draw:dots2-length="0.005cm" draw:distance="0.005cm"/>
    <draw:stroke-dash draw:name="Dashed_20__28_var_29__20_1088" draw:display-name="Dashed (var) 1088" draw:style="rect" draw:dots1="1" draw:dots1-length="0.005cm" draw:dots2="1" draw:dots2-length="0.005cm" draw:distance="0.005cm"/>
    <draw:stroke-dash draw:name="Dashed_20__28_var_29__20_1089" draw:display-name="Dashed (var) 1089" draw:style="rect" draw:dots1="1" draw:dots1-length="0.005cm" draw:dots2="1" draw:dots2-length="0.005cm" draw:distance="0.005cm"/>
    <draw:stroke-dash draw:name="Dashed_20__28_var_29__20_109" draw:display-name="Dashed (var) 109" draw:style="round" draw:dots1="1" draw:dots1-length="0.003cm" draw:dots2="2" draw:distance="0.023cm"/>
    <draw:stroke-dash draw:name="Dashed_20__28_var_29__20_1090" draw:display-name="Dashed (var) 1090" draw:style="rect" draw:dots1="1" draw:dots1-length="0.005cm" draw:dots2="1" draw:dots2-length="0.005cm" draw:distance="0.005cm"/>
    <draw:stroke-dash draw:name="Dashed_20__28_var_29__20_1091" draw:display-name="Dashed (var) 1091" draw:style="rect" draw:dots1="1" draw:dots1-length="0.005cm" draw:dots2="1" draw:dots2-length="0.005cm" draw:distance="0.005cm"/>
    <draw:stroke-dash draw:name="Dashed_20__28_var_29__20_1092" draw:display-name="Dashed (var) 1092" draw:style="rect" draw:dots1="1" draw:dots1-length="0.005cm" draw:dots2="1" draw:dots2-length="0.005cm" draw:distance="0.005cm"/>
    <draw:stroke-dash draw:name="Dashed_20__28_var_29__20_1093" draw:display-name="Dashed (var) 1093" draw:style="rect" draw:dots1="1" draw:dots1-length="0.005cm" draw:dots2="1" draw:dots2-length="0.005cm" draw:distance="0.005cm"/>
    <draw:stroke-dash draw:name="Dashed_20__28_var_29__20_1094" draw:display-name="Dashed (var) 1094" draw:style="rect" draw:dots1="1" draw:dots1-length="0.005cm" draw:dots2="1" draw:dots2-length="0.005cm" draw:distance="0.005cm"/>
    <draw:stroke-dash draw:name="Dashed_20__28_var_29__20_1095" draw:display-name="Dashed (var) 1095" draw:style="rect" draw:dots1="1" draw:dots1-length="0.005cm" draw:dots2="1" draw:dots2-length="0.005cm" draw:distance="0.005cm"/>
    <draw:stroke-dash draw:name="Dashed_20__28_var_29__20_1096" draw:display-name="Dashed (var) 1096" draw:style="rect" draw:dots1="1" draw:dots1-length="0.005cm" draw:dots2="1" draw:dots2-length="0.005cm" draw:distance="0.005cm"/>
    <draw:stroke-dash draw:name="Dashed_20__28_var_29__20_1097" draw:display-name="Dashed (var) 1097" draw:style="rect" draw:dots1="1" draw:dots1-length="0.005cm" draw:dots2="1" draw:dots2-length="0.005cm" draw:distance="0.005cm"/>
    <draw:stroke-dash draw:name="Dashed_20__28_var_29__20_1098" draw:display-name="Dashed (var) 1098" draw:style="rect" draw:dots1="1" draw:dots1-length="0.005cm" draw:dots2="1" draw:dots2-length="0.005cm" draw:distance="0.005cm"/>
    <draw:stroke-dash draw:name="Dashed_20__28_var_29__20_1099" draw:display-name="Dashed (var) 1099" draw:style="rect" draw:dots1="1" draw:dots1-length="0.005cm" draw:dots2="1" draw:dots2-length="0.005cm" draw:distance="0.005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00" draw:display-name="Dashed (var) 1100" draw:style="rect" draw:dots1="1" draw:dots1-length="0.005cm" draw:dots2="1" draw:dots2-length="0.005cm" draw:distance="0.005cm"/>
    <draw:stroke-dash draw:name="Dashed_20__28_var_29__20_1101" draw:display-name="Dashed (var) 1101" draw:style="rect" draw:dots1="1" draw:dots1-length="0.005cm" draw:dots2="1" draw:dots2-length="0.005cm" draw:distance="0.005cm"/>
    <draw:stroke-dash draw:name="Dashed_20__28_var_29__20_1102" draw:display-name="Dashed (var) 1102" draw:style="rect" draw:dots1="1" draw:dots1-length="0.005cm" draw:dots2="1" draw:dots2-length="0.005cm" draw:distance="0.005cm"/>
    <draw:stroke-dash draw:name="Dashed_20__28_var_29__20_1103" draw:display-name="Dashed (var) 1103" draw:style="rect" draw:dots1="1" draw:dots1-length="0.005cm" draw:dots2="1" draw:dots2-length="0.005cm" draw:distance="0.005cm"/>
    <draw:stroke-dash draw:name="Dashed_20__28_var_29__20_1104" draw:display-name="Dashed (var) 1104" draw:style="rect" draw:dots1="1" draw:dots1-length="0.005cm" draw:dots2="1" draw:dots2-length="0.005cm" draw:distance="0.005cm"/>
    <draw:stroke-dash draw:name="Dashed_20__28_var_29__20_1105" draw:display-name="Dashed (var) 1105" draw:style="rect" draw:dots1="1" draw:dots1-length="0.005cm" draw:dots2="1" draw:dots2-length="0.005cm" draw:distance="0.005cm"/>
    <draw:stroke-dash draw:name="Dashed_20__28_var_29__20_1106" draw:display-name="Dashed (var) 1106" draw:style="rect" draw:dots1="1" draw:dots1-length="0.005cm" draw:dots2="1" draw:dots2-length="0.005cm" draw:distance="0.005cm"/>
    <draw:stroke-dash draw:name="Dashed_20__28_var_29__20_1107" draw:display-name="Dashed (var) 1107" draw:style="rect" draw:dots1="1" draw:dots1-length="0.005cm" draw:dots2="1" draw:dots2-length="0.005cm" draw:distance="0.005cm"/>
    <draw:stroke-dash draw:name="Dashed_20__28_var_29__20_1108" draw:display-name="Dashed (var) 1108" draw:style="rect" draw:dots1="1" draw:dots1-length="0.005cm" draw:dots2="1" draw:dots2-length="0.005cm" draw:distance="0.005cm"/>
    <draw:stroke-dash draw:name="Dashed_20__28_var_29__20_1109" draw:display-name="Dashed (var) 1109" draw:style="rect" draw:dots1="1" draw:dots1-length="0.005cm" draw:dots2="1" draw:dots2-length="0.005cm" draw:distance="0.005cm"/>
    <draw:stroke-dash draw:name="Dashed_20__28_var_29__20_111" draw:display-name="Dashed (var) 111" draw:style="round" draw:dots1="1" draw:dots1-length="0.003cm" draw:dots2="2" draw:distance="0.023cm"/>
    <draw:stroke-dash draw:name="Dashed_20__28_var_29__20_1110" draw:display-name="Dashed (var) 1110" draw:style="rect" draw:dots1="1" draw:dots1-length="0.005cm" draw:dots2="1" draw:dots2-length="0.005cm" draw:distance="0.005cm"/>
    <draw:stroke-dash draw:name="Dashed_20__28_var_29__20_1111" draw:display-name="Dashed (var) 1111" draw:style="rect" draw:dots1="1" draw:dots1-length="0.005cm" draw:dots2="1" draw:dots2-length="0.005cm" draw:distance="0.005cm"/>
    <draw:stroke-dash draw:name="Dashed_20__28_var_29__20_1112" draw:display-name="Dashed (var) 1112" draw:style="rect" draw:dots1="1" draw:dots1-length="0.005cm" draw:dots2="1" draw:dots2-length="0.005cm" draw:distance="0.005cm"/>
    <draw:stroke-dash draw:name="Dashed_20__28_var_29__20_1113" draw:display-name="Dashed (var) 1113" draw:style="rect" draw:dots1="1" draw:dots1-length="0.005cm" draw:dots2="1" draw:dots2-length="0.005cm" draw:distance="0.005cm"/>
    <draw:stroke-dash draw:name="Dashed_20__28_var_29__20_1114" draw:display-name="Dashed (var) 1114" draw:style="rect" draw:dots1="1" draw:dots1-length="0.005cm" draw:dots2="1" draw:dots2-length="0.005cm" draw:distance="0.005cm"/>
    <draw:stroke-dash draw:name="Dashed_20__28_var_29__20_1115" draw:display-name="Dashed (var) 1115" draw:style="rect" draw:dots1="1" draw:dots1-length="0.005cm" draw:dots2="1" draw:dots2-length="0.005cm" draw:distance="0.005cm"/>
    <draw:stroke-dash draw:name="Dashed_20__28_var_29__20_1116" draw:display-name="Dashed (var) 1116" draw:style="rect" draw:dots1="1" draw:dots1-length="0.005cm" draw:dots2="1" draw:dots2-length="0.005cm" draw:distance="0.005cm"/>
    <draw:stroke-dash draw:name="Dashed_20__28_var_29__20_1117" draw:display-name="Dashed (var) 1117" draw:style="rect" draw:dots1="1" draw:dots1-length="0.005cm" draw:dots2="1" draw:dots2-length="0.005cm" draw:distance="0.005cm"/>
    <draw:stroke-dash draw:name="Dashed_20__28_var_29__20_1118" draw:display-name="Dashed (var) 1118" draw:style="rect" draw:dots1="1" draw:dots1-length="0.005cm" draw:dots2="1" draw:dots2-length="0.005cm" draw:distance="0.005cm"/>
    <draw:stroke-dash draw:name="Dashed_20__28_var_29__20_1119" draw:display-name="Dashed (var) 1119" draw:style="rect" draw:dots1="1" draw:dots1-length="0.005cm" draw:dots2="1" draw:dots2-length="0.005cm" draw:distance="0.005cm"/>
    <draw:stroke-dash draw:name="Dashed_20__28_var_29__20_112" draw:display-name="Dashed (var) 112" draw:style="round" draw:dots1="1" draw:dots1-length="0.003cm" draw:dots2="2" draw:distance="0.023cm"/>
    <draw:stroke-dash draw:name="Dashed_20__28_var_29__20_1120" draw:display-name="Dashed (var) 1120" draw:style="rect" draw:dots1="1" draw:dots1-length="0.005cm" draw:dots2="1" draw:dots2-length="0.005cm" draw:distance="0.005cm"/>
    <draw:stroke-dash draw:name="Dashed_20__28_var_29__20_1121" draw:display-name="Dashed (var) 1121" draw:style="rect" draw:dots1="1" draw:dots1-length="0.005cm" draw:dots2="1" draw:dots2-length="0.005cm" draw:distance="0.005cm"/>
    <draw:stroke-dash draw:name="Dashed_20__28_var_29__20_1122" draw:display-name="Dashed (var) 1122" draw:style="rect" draw:dots1="1" draw:dots1-length="0.005cm" draw:dots2="1" draw:dots2-length="0.005cm" draw:distance="0.005cm"/>
    <draw:stroke-dash draw:name="Dashed_20__28_var_29__20_1123" draw:display-name="Dashed (var) 1123" draw:style="rect" draw:dots1="1" draw:dots1-length="0.005cm" draw:dots2="1" draw:dots2-length="0.005cm" draw:distance="0.005cm"/>
    <draw:stroke-dash draw:name="Dashed_20__28_var_29__20_1124" draw:display-name="Dashed (var) 1124" draw:style="rect" draw:dots1="1" draw:dots1-length="0.005cm" draw:dots2="1" draw:dots2-length="0.005cm" draw:distance="0.005cm"/>
    <draw:stroke-dash draw:name="Dashed_20__28_var_29__20_1125" draw:display-name="Dashed (var) 1125" draw:style="rect" draw:dots1="1" draw:dots1-length="0.005cm" draw:dots2="1" draw:dots2-length="0.005cm" draw:distance="0.005cm"/>
    <draw:stroke-dash draw:name="Dashed_20__28_var_29__20_1126" draw:display-name="Dashed (var) 1126" draw:style="rect" draw:dots1="1" draw:dots1-length="0.005cm" draw:dots2="1" draw:dots2-length="0.005cm" draw:distance="0.005cm"/>
    <draw:stroke-dash draw:name="Dashed_20__28_var_29__20_1127" draw:display-name="Dashed (var) 1127" draw:style="rect" draw:dots1="1" draw:dots1-length="0.005cm" draw:dots2="1" draw:dots2-length="0.005cm" draw:distance="0.005cm"/>
    <draw:stroke-dash draw:name="Dashed_20__28_var_29__20_1128" draw:display-name="Dashed (var) 1128" draw:style="rect" draw:dots1="1" draw:dots1-length="0.005cm" draw:dots2="1" draw:dots2-length="0.005cm" draw:distance="0.005cm"/>
    <draw:stroke-dash draw:name="Dashed_20__28_var_29__20_1129" draw:display-name="Dashed (var) 1129" draw:style="rect" draw:dots1="1" draw:dots1-length="0.005cm" draw:dots2="1" draw:dots2-length="0.005cm" draw:distance="0.005cm"/>
    <draw:stroke-dash draw:name="Dashed_20__28_var_29__20_113" draw:display-name="Dashed (var) 113" draw:style="round" draw:dots1="1" draw:dots1-length="0.003cm" draw:dots2="2" draw:distance="0.023cm"/>
    <draw:stroke-dash draw:name="Dashed_20__28_var_29__20_1130" draw:display-name="Dashed (var) 1130" draw:style="rect" draw:dots1="1" draw:dots1-length="0.005cm" draw:dots2="1" draw:dots2-length="0.005cm" draw:distance="0.005cm"/>
    <draw:stroke-dash draw:name="Dashed_20__28_var_29__20_1131" draw:display-name="Dashed (var) 1131" draw:style="rect" draw:dots1="1" draw:dots1-length="0.005cm" draw:dots2="1" draw:dots2-length="0.005cm" draw:distance="0.005cm"/>
    <draw:stroke-dash draw:name="Dashed_20__28_var_29__20_1132" draw:display-name="Dashed (var) 1132" draw:style="rect" draw:dots1="1" draw:dots1-length="0.005cm" draw:dots2="1" draw:dots2-length="0.005cm" draw:distance="0.005cm"/>
    <draw:stroke-dash draw:name="Dashed_20__28_var_29__20_1133" draw:display-name="Dashed (var) 1133" draw:style="rect" draw:dots1="1" draw:dots1-length="0.005cm" draw:dots2="1" draw:dots2-length="0.005cm" draw:distance="0.005cm"/>
    <draw:stroke-dash draw:name="Dashed_20__28_var_29__20_1134" draw:display-name="Dashed (var) 1134" draw:style="rect" draw:dots1="1" draw:dots1-length="0.005cm" draw:dots2="1" draw:dots2-length="0.005cm" draw:distance="0.005cm"/>
    <draw:stroke-dash draw:name="Dashed_20__28_var_29__20_1135" draw:display-name="Dashed (var) 1135" draw:style="rect" draw:dots1="1" draw:dots1-length="0.005cm" draw:dots2="1" draw:dots2-length="0.005cm" draw:distance="0.005cm"/>
    <draw:stroke-dash draw:name="Dashed_20__28_var_29__20_1136" draw:display-name="Dashed (var) 1136" draw:style="rect" draw:dots1="1" draw:dots1-length="0.005cm" draw:dots2="1" draw:dots2-length="0.005cm" draw:distance="0.005cm"/>
    <draw:stroke-dash draw:name="Dashed_20__28_var_29__20_1137" draw:display-name="Dashed (var) 1137" draw:style="rect" draw:dots1="1" draw:dots1-length="0.005cm" draw:dots2="1" draw:dots2-length="0.005cm" draw:distance="0.005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21" draw:display-name="Dashed (var) 3521" draw:style="rect" draw:dots1="1" draw:dots1-length="0.003cm" draw:dots2="1" draw:dots2-length="0.003cm" draw:distance="0.003cm"/>
    <draw:stroke-dash draw:name="Dashed_20__28_var_29__20_3522" draw:display-name="Dashed (var) 3522" draw:style="rect" draw:dots1="1" draw:dots1-length="0.003cm" draw:dots2="1" draw:dots2-length="0.003cm" draw:distance="0.003cm"/>
    <draw:stroke-dash draw:name="Dashed_20__28_var_29__20_3523" draw:display-name="Dashed (var) 3523" draw:style="rect" draw:dots1="1" draw:dots1-length="0.003cm" draw:dots2="1" draw:dots2-length="0.003cm" draw:distance="0.003cm"/>
    <draw:stroke-dash draw:name="Dashed_20__28_var_29__20_3524" draw:display-name="Dashed (var) 3524" draw:style="rect" draw:dots1="1" draw:dots1-length="0.003cm" draw:dots2="1" draw:dots2-length="0.003cm" draw:distance="0.003cm"/>
    <draw:stroke-dash draw:name="Dashed_20__28_var_29__20_3525" draw:display-name="Dashed (var) 3525" draw:style="rect" draw:dots1="1" draw:dots1-length="0.011cm" draw:dots2="1" draw:dots2-length="0.011cm" draw:distance="0.011cm"/>
    <draw:stroke-dash draw:name="Dashed_20__28_var_29__20_3526" draw:display-name="Dashed (var) 3526" draw:style="rect" draw:dots1="1" draw:dots1-length="0.011cm" draw:dots2="1" draw:dots2-length="0.011cm" draw:distance="0.011cm"/>
    <draw:stroke-dash draw:name="Dashed_20__28_var_29__20_3527" draw:display-name="Dashed (var) 3527" draw:style="rect" draw:dots1="1" draw:dots1-length="0.011cm" draw:dots2="1" draw:dots2-length="0.011cm" draw:distance="0.011cm"/>
    <draw:stroke-dash draw:name="Dashed_20__28_var_29__20_3528" draw:display-name="Dashed (var) 3528" draw:style="rect" draw:dots1="1" draw:dots1-length="0.011cm" draw:dots2="1" draw:dots2-length="0.011cm" draw:distance="0.011cm"/>
    <draw:stroke-dash draw:name="Dashed_20__28_var_29__20_3529" draw:display-name="Dashed (var) 3529" draw:style="rect" draw:dots1="1" draw:dots1-length="0.011cm" draw:dots2="1" draw:dots2-length="0.011cm" draw:distance="0.011cm"/>
    <draw:stroke-dash draw:name="Dashed_20__28_var_29__20_3530" draw:display-name="Dashed (var) 3530" draw:style="rect" draw:dots1="1" draw:dots1-length="0.011cm" draw:dots2="1" draw:dots2-length="0.011cm" draw:distance="0.011cm"/>
    <draw:stroke-dash draw:name="Dashed_20__28_var_29__20_3531" draw:display-name="Dashed (var) 3531" draw:style="rect" draw:dots1="1" draw:dots1-length="0.011cm" draw:dots2="1" draw:dots2-length="0.011cm" draw:distance="0.011cm"/>
    <draw:stroke-dash draw:name="Dashed_20__28_var_29__20_3532" draw:display-name="Dashed (var) 3532" draw:style="rect" draw:dots1="1" draw:dots1-length="0.011cm" draw:dots2="1" draw:dots2-length="0.011cm" draw:distance="0.011cm"/>
    <draw:stroke-dash draw:name="Dashed_20__28_var_29__20_3533" draw:display-name="Dashed (var) 3533" draw:style="rect" draw:dots1="1" draw:dots1-length="0.011cm" draw:dots2="1" draw:dots2-length="0.011cm" draw:distance="0.011cm"/>
    <draw:stroke-dash draw:name="Dashed_20__28_var_29__20_3534" draw:display-name="Dashed (var) 3534" draw:style="rect" draw:dots1="1" draw:dots1-length="0.011cm" draw:dots2="1" draw:dots2-length="0.011cm" draw:distance="0.011cm"/>
    <draw:stroke-dash draw:name="Dashed_20__28_var_29__20_3535" draw:display-name="Dashed (var) 3535" draw:style="rect" draw:dots1="1" draw:dots1-length="0.011cm" draw:dots2="1" draw:dots2-length="0.011cm" draw:distance="0.011cm"/>
    <draw:stroke-dash draw:name="Dashed_20__28_var_29__20_3536" draw:display-name="Dashed (var) 3536" draw:style="rect" draw:dots1="1" draw:dots1-length="0.011cm" draw:dots2="1" draw:dots2-length="0.011cm" draw:distance="0.011cm"/>
    <draw:stroke-dash draw:name="Dashed_20__28_var_29__20_3537" draw:display-name="Dashed (var) 3537" draw:style="rect" draw:dots1="1" draw:dots1-length="0.011cm" draw:dots2="1" draw:dots2-length="0.011cm" draw:distance="0.011cm"/>
    <draw:stroke-dash draw:name="Dashed_20__28_var_29__20_3538" draw:display-name="Dashed (var) 3538" draw:style="rect" draw:dots1="1" draw:dots1-length="0.011cm" draw:dots2="1" draw:dots2-length="0.011cm" draw:distance="0.011cm"/>
    <draw:stroke-dash draw:name="Dashed_20__28_var_29__20_3539" draw:display-name="Dashed (var) 3539" draw:style="rect" draw:dots1="1" draw:dots1-length="0.003cm" draw:dots2="1" draw:dots2-length="0.003cm" draw:distance="0.003cm"/>
    <draw:stroke-dash draw:name="Dashed_20__28_var_29__20_3540" draw:display-name="Dashed (var) 3540" draw:style="rect" draw:dots1="1" draw:dots1-length="0.003cm" draw:dots2="1" draw:dots2-length="0.003cm" draw:distance="0.003cm"/>
    <draw:stroke-dash draw:name="Dashed_20__28_var_29__20_3541" draw:display-name="Dashed (var) 3541" draw:style="rect" draw:dots1="1" draw:dots1-length="0.003cm" draw:dots2="1" draw:dots2-length="0.003cm" draw:distance="0.003cm"/>
    <draw:stroke-dash draw:name="Dashed_20__28_var_29__20_3542" draw:display-name="Dashed (var) 3542" draw:style="rect" draw:dots1="1" draw:dots1-length="0.003cm" draw:dots2="1" draw:dots2-length="0.003cm" draw:distance="0.003cm"/>
    <draw:stroke-dash draw:name="Dashed_20__28_var_29__20_3543" draw:display-name="Dashed (var) 3543" draw:style="rect" draw:dots1="1" draw:dots1-length="0.003cm" draw:dots2="1" draw:dots2-length="0.003cm" draw:distance="0.003cm"/>
    <draw:stroke-dash draw:name="Dashed_20__28_var_29__20_3544" draw:display-name="Dashed (var) 3544" draw:style="rect" draw:dots1="1" draw:dots1-length="0.003cm" draw:dots2="1" draw:dots2-length="0.003cm" draw:distance="0.003cm"/>
    <draw:stroke-dash draw:name="Dashed_20__28_var_29__20_3545" draw:display-name="Dashed (var) 3545" draw:style="rect" draw:dots1="1" draw:dots1-length="0.003cm" draw:dots2="1" draw:dots2-length="0.003cm" draw:distance="0.003cm"/>
    <draw:stroke-dash draw:name="Dashed_20__28_var_29__20_3546" draw:display-name="Dashed (var) 3546" draw:style="rect" draw:dots1="1" draw:dots1-length="0.003cm" draw:dots2="1" draw:dots2-length="0.003cm" draw:distance="0.003cm"/>
    <draw:stroke-dash draw:name="Dashed_20__28_var_29__20_36" draw:display-name="Dashed (var) 36" draw:style="rect" draw:dots1="1" draw:dots1-length="0.011cm" draw:dots2="1" draw:dots2-length="0.011cm" draw:distance="0.011cm"/>
    <draw:stroke-dash draw:name="Dashed_20__28_var_29__20_3606" draw:display-name="Dashed (var) 3606" draw:style="rect" draw:dots1="1" draw:dots1-length="0.009cm" draw:dots2="1" draw:dots2-length="0.009cm" draw:distance="0.009cm"/>
    <draw:stroke-dash draw:name="Dashed_20__28_var_29__20_3607" draw:display-name="Dashed (var) 3607" draw:style="rect" draw:dots1="1" draw:dots1-length="0.009cm" draw:dots2="1" draw:dots2-length="0.009cm" draw:distance="0.009cm"/>
    <draw:stroke-dash draw:name="Dashed_20__28_var_29__20_3608" draw:display-name="Dashed (var) 3608" draw:style="rect" draw:dots1="1" draw:dots1-length="0.009cm" draw:dots2="1" draw:dots2-length="0.009cm" draw:distance="0.009cm"/>
    <draw:stroke-dash draw:name="Dashed_20__28_var_29__20_3609" draw:display-name="Dashed (var) 3609" draw:style="rect" draw:dots1="1" draw:dots1-length="0.009cm" draw:dots2="1" draw:dots2-length="0.009cm" draw:distance="0.009cm"/>
    <draw:stroke-dash draw:name="Dashed_20__28_var_29__20_3610" draw:display-name="Dashed (var) 3610" draw:style="rect" draw:dots1="1" draw:dots1-length="0.009cm" draw:dots2="1" draw:dots2-length="0.009cm" draw:distance="0.009cm"/>
    <draw:stroke-dash draw:name="Dashed_20__28_var_29__20_3611" draw:display-name="Dashed (var) 3611" draw:style="rect" draw:dots1="1" draw:dots1-length="0.009cm" draw:dots2="1" draw:dots2-length="0.009cm" draw:distance="0.009cm"/>
    <draw:stroke-dash draw:name="Dashed_20__28_var_29__20_3612" draw:display-name="Dashed (var) 3612" draw:style="rect" draw:dots1="1" draw:dots1-length="0.009cm" draw:dots2="1" draw:dots2-length="0.009cm" draw:distance="0.009cm"/>
    <draw:stroke-dash draw:name="Dashed_20__28_var_29__20_3613" draw:display-name="Dashed (var) 3613" draw:style="rect" draw:dots1="1" draw:dots1-length="0.009cm" draw:dots2="1" draw:dots2-length="0.009cm" draw:distance="0.009cm"/>
    <draw:stroke-dash draw:name="Dashed_20__28_var_29__20_3614" draw:display-name="Dashed (var) 3614" draw:style="rect" draw:dots1="1" draw:dots1-length="0.009cm" draw:dots2="1" draw:dots2-length="0.009cm" draw:distance="0.009cm"/>
    <draw:stroke-dash draw:name="Dashed_20__28_var_29__20_3615" draw:display-name="Dashed (var) 3615" draw:style="rect" draw:dots1="1" draw:dots1-length="0.009cm" draw:dots2="1" draw:dots2-length="0.009cm" draw:distance="0.009cm"/>
    <draw:stroke-dash draw:name="Dashed_20__28_var_29__20_3616" draw:display-name="Dashed (var) 3616" draw:style="rect" draw:dots1="1" draw:dots1-length="0.009cm" draw:dots2="1" draw:dots2-length="0.009cm" draw:distance="0.009cm"/>
    <draw:stroke-dash draw:name="Dashed_20__28_var_29__20_3617" draw:display-name="Dashed (var) 3617" draw:style="rect" draw:dots1="1" draw:dots1-length="0.009cm" draw:dots2="1" draw:dots2-length="0.009cm" draw:distance="0.009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692" draw:display-name="Dashed (var) 3692" draw:style="rect" draw:dots1="1" draw:dots1-length="0.001cm" draw:dots2="1" draw:dots2-length="0.001cm" draw:distance="0.001cm"/>
    <draw:stroke-dash draw:name="Dashed_20__28_var_29__20_3693" draw:display-name="Dashed (var) 3693" draw:style="rect" draw:dots1="1" draw:dots1-length="0.001cm" draw:dots2="1" draw:dots2-length="0.001cm" draw:distance="0.001cm"/>
    <draw:stroke-dash draw:name="Dashed_20__28_var_29__20_3694" draw:display-name="Dashed (var) 3694" draw:style="rect" draw:dots1="1" draw:dots1-length="0.001cm" draw:dots2="1" draw:dots2-length="0.001cm" draw:distance="0.001cm"/>
    <draw:stroke-dash draw:name="Dashed_20__28_var_29__20_3695" draw:display-name="Dashed (var) 3695" draw:style="rect" draw:dots1="1" draw:dots1-length="0.001cm" draw:dots2="1" draw:dots2-length="0.001cm" draw:distance="0.001cm"/>
    <draw:stroke-dash draw:name="Dashed_20__28_var_29__20_3696" draw:display-name="Dashed (var) 3696" draw:style="rect" draw:dots1="1" draw:dots1-length="0.001cm" draw:dots2="1" draw:dots2-length="0.001cm" draw:distance="0.001cm"/>
    <draw:stroke-dash draw:name="Dashed_20__28_var_29__20_3697" draw:display-name="Dashed (var) 3697" draw:style="rect" draw:dots1="1" draw:dots1-length="0.001cm" draw:dots2="1" draw:dots2-length="0.001cm" draw:distance="0.001cm"/>
    <draw:stroke-dash draw:name="Dashed_20__28_var_29__20_3698" draw:display-name="Dashed (var) 3698" draw:style="rect" draw:dots1="1" draw:dots1-length="0.001cm" draw:dots2="1" draw:dots2-length="0.001cm" draw:distance="0.001cm"/>
    <draw:stroke-dash draw:name="Dashed_20__28_var_29__20_3699" draw:display-name="Dashed (var) 369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00" draw:display-name="Dashed (var) 3700" draw:style="rect" draw:dots1="1" draw:dots1-length="0.001cm" draw:dots2="1" draw:dots2-length="0.001cm" draw:distance="0.001cm"/>
    <draw:stroke-dash draw:name="Dashed_20__28_var_29__20_3701" draw:display-name="Dashed (var) 3701" draw:style="rect" draw:dots1="1" draw:dots1-length="0.001cm" draw:dots2="1" draw:dots2-length="0.001cm" draw:distance="0.001cm"/>
    <draw:stroke-dash draw:name="Dashed_20__28_var_29__20_3702" draw:display-name="Dashed (var) 3702" draw:style="rect" draw:dots1="1" draw:dots1-length="0.001cm" draw:dots2="1" draw:dots2-length="0.001cm" draw:distance="0.001cm"/>
    <draw:stroke-dash draw:name="Dashed_20__28_var_29__20_3703" draw:display-name="Dashed (var) 3703" draw:style="rect" draw:dots1="1" draw:dots1-length="0.001cm" draw:dots2="1" draw:dots2-length="0.001cm" draw:distance="0.001cm"/>
    <draw:stroke-dash draw:name="Dashed_20__28_var_29__20_3704" draw:display-name="Dashed (var) 3704" draw:style="rect" draw:dots1="1" draw:dots1-length="0.001cm" draw:dots2="1" draw:dots2-length="0.001cm" draw:distance="0.001cm"/>
    <draw:stroke-dash draw:name="Dashed_20__28_var_29__20_3705" draw:display-name="Dashed (var) 3705" draw:style="rect" draw:dots1="1" draw:dots1-length="0.001cm" draw:dots2="1" draw:dots2-length="0.001cm" draw:distance="0.001cm"/>
    <draw:stroke-dash draw:name="Dashed_20__28_var_29__20_3706" draw:display-name="Dashed (var) 3706" draw:style="rect" draw:dots1="1" draw:dots1-length="0.001cm" draw:dots2="1" draw:dots2-length="0.001cm" draw:distance="0.001cm"/>
    <draw:stroke-dash draw:name="Dashed_20__28_var_29__20_3707" draw:display-name="Dashed (var) 3707" draw:style="rect" draw:dots1="1" draw:dots1-length="0.001cm" draw:dots2="1" draw:dots2-length="0.001cm" draw:distance="0.001cm"/>
    <draw:stroke-dash draw:name="Dashed_20__28_var_29__20_3708" draw:display-name="Dashed (var) 3708" draw:style="rect" draw:dots1="1" draw:dots1-length="0.001cm" draw:dots2="1" draw:dots2-length="0.001cm" draw:distance="0.001cm"/>
    <draw:stroke-dash draw:name="Dashed_20__28_var_29__20_3709" draw:display-name="Dashed (var) 3709"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10" draw:display-name="Dashed (var) 3710" draw:style="rect" draw:dots1="1" draw:dots1-length="0.001cm" draw:dots2="1" draw:dots2-length="0.001cm" draw:distance="0.001cm"/>
    <draw:stroke-dash draw:name="Dashed_20__28_var_29__20_3711" draw:display-name="Dashed (var) 3711" draw:style="rect" draw:dots1="1" draw:dots1-length="0.001cm" draw:dots2="1" draw:dots2-length="0.001cm" draw:distance="0.001cm"/>
    <draw:stroke-dash draw:name="Dashed_20__28_var_29__20_3712" draw:display-name="Dashed (var) 3712" draw:style="rect" draw:dots1="1" draw:dots1-length="0.001cm" draw:dots2="1" draw:dots2-length="0.001cm" draw:distance="0.001cm"/>
    <draw:stroke-dash draw:name="Dashed_20__28_var_29__20_3713" draw:display-name="Dashed (var) 3713" draw:style="rect" draw:dots1="1" draw:dots1-length="0.001cm" draw:dots2="1" draw:dots2-length="0.001cm" draw:distance="0.001cm"/>
    <draw:stroke-dash draw:name="Dashed_20__28_var_29__20_3714" draw:display-name="Dashed (var) 3714" draw:style="rect" draw:dots1="1" draw:dots1-length="0.001cm" draw:dots2="1" draw:dots2-length="0.001cm" draw:distance="0.001cm"/>
    <draw:stroke-dash draw:name="Dashed_20__28_var_29__20_3715" draw:display-name="Dashed (var) 3715" draw:style="rect" draw:dots1="1" draw:dots1-length="0.001cm" draw:dots2="1" draw:dots2-length="0.001cm" draw:distance="0.001cm"/>
    <draw:stroke-dash draw:name="Dashed_20__28_var_29__20_3716" draw:display-name="Dashed (var) 3716" draw:style="rect" draw:dots1="1" draw:dots1-length="0.001cm" draw:dots2="1" draw:dots2-length="0.001cm" draw:distance="0.001cm"/>
    <draw:stroke-dash draw:name="Dashed_20__28_var_29__20_3717" draw:display-name="Dashed (var) 3717" draw:style="rect" draw:dots1="1" draw:dots1-length="0.001cm" draw:dots2="1" draw:dots2-length="0.001cm" draw:distance="0.001cm"/>
    <draw:stroke-dash draw:name="Dashed_20__28_var_29__20_3718" draw:display-name="Dashed (var) 3718" draw:style="rect" draw:dots1="1" draw:dots1-length="0.001cm" draw:dots2="1" draw:dots2-length="0.001cm" draw:distance="0.001cm"/>
    <draw:stroke-dash draw:name="Dashed_20__28_var_29__20_3719" draw:display-name="Dashed (var) 3719" draw:style="rect" draw:dots1="1" draw:dots1-length="0.002cm" draw:dots2="1" draw:dots2-length="0.002cm" draw:distance="0.002cm"/>
    <draw:stroke-dash draw:name="Dashed_20__28_var_29__20_372" draw:display-name="Dashed (var) 372" draw:style="rect" draw:dots1="1" draw:dots1-length="0.001cm" draw:dots2="1" draw:dots2-length="0.001cm" draw:distance="0.001cm"/>
    <draw:stroke-dash draw:name="Dashed_20__28_var_29__20_3720" draw:display-name="Dashed (var) 3720" draw:style="rect" draw:dots1="1" draw:dots1-length="0.002cm" draw:dots2="1" draw:dots2-length="0.002cm" draw:distance="0.002cm"/>
    <draw:stroke-dash draw:name="Dashed_20__28_var_29__20_3721" draw:display-name="Dashed (var) 3721" draw:style="rect" draw:dots1="1" draw:dots1-length="0.002cm" draw:dots2="1" draw:dots2-length="0.002cm" draw:distance="0.002cm"/>
    <draw:stroke-dash draw:name="Dashed_20__28_var_29__20_3722" draw:display-name="Dashed (var) 3722" draw:style="rect" draw:dots1="1" draw:dots1-length="0.002cm" draw:dots2="1" draw:dots2-length="0.002cm" draw:distance="0.002cm"/>
    <draw:stroke-dash draw:name="Dashed_20__28_var_29__20_3723" draw:display-name="Dashed (var) 3723" draw:style="rect" draw:dots1="1" draw:dots1-length="0.002cm" draw:dots2="1" draw:dots2-length="0.002cm" draw:distance="0.002cm"/>
    <draw:stroke-dash draw:name="Dashed_20__28_var_29__20_3724" draw:display-name="Dashed (var) 3724" draw:style="rect" draw:dots1="1" draw:dots1-length="0.002cm" draw:dots2="1" draw:dots2-length="0.002cm" draw:distance="0.002cm"/>
    <draw:stroke-dash draw:name="Dashed_20__28_var_29__20_3725" draw:display-name="Dashed (var) 3725" draw:style="rect" draw:dots1="1" draw:dots1-length="0.002cm" draw:dots2="1" draw:dots2-length="0.002cm" draw:distance="0.002cm"/>
    <draw:stroke-dash draw:name="Dashed_20__28_var_29__20_3726" draw:display-name="Dashed (var) 3726" draw:style="rect" draw:dots1="1" draw:dots1-length="0.002cm" draw:dots2="1" draw:dots2-length="0.002cm" draw:distance="0.002cm"/>
    <draw:stroke-dash draw:name="Dashed_20__28_var_29__20_3727" draw:display-name="Dashed (var) 3727" draw:style="rect" draw:dots1="1" draw:dots1-length="0.002cm" draw:dots2="1" draw:dots2-length="0.002cm" draw:distance="0.002cm"/>
    <draw:stroke-dash draw:name="Dashed_20__28_var_29__20_3728" draw:display-name="Dashed (var) 3728" draw:style="rect" draw:dots1="1" draw:dots1-length="0.002cm" draw:dots2="1" draw:dots2-length="0.002cm" draw:distance="0.002cm"/>
    <draw:stroke-dash draw:name="Dashed_20__28_var_29__20_3729" draw:display-name="Dashed (var) 3729" draw:style="rect" draw:dots1="1" draw:dots1-length="0.002cm" draw:dots2="1" draw:dots2-length="0.002cm" draw:distance="0.002cm"/>
    <draw:stroke-dash draw:name="Dashed_20__28_var_29__20_373" draw:display-name="Dashed (var) 373" draw:style="rect" draw:dots1="1" draw:dots1-length="0.001cm" draw:dots2="1" draw:dots2-length="0.001cm" draw:distance="0.001cm"/>
    <draw:stroke-dash draw:name="Dashed_20__28_var_29__20_3730" draw:display-name="Dashed (var) 3730" draw:style="rect" draw:dots1="1" draw:dots1-length="0.002cm" draw:dots2="1" draw:dots2-length="0.002cm" draw:distance="0.002cm"/>
    <draw:stroke-dash draw:name="Dashed_20__28_var_29__20_3731" draw:display-name="Dashed (var) 3731" draw:style="rect" draw:dots1="1" draw:dots1-length="0.002cm" draw:dots2="1" draw:dots2-length="0.002cm" draw:distance="0.002cm"/>
    <draw:stroke-dash draw:name="Dashed_20__28_var_29__20_3732" draw:display-name="Dashed (var) 3732" draw:style="rect" draw:dots1="1" draw:dots1-length="0.002cm" draw:dots2="1" draw:dots2-length="0.002cm" draw:distance="0.002cm"/>
    <draw:stroke-dash draw:name="Dashed_20__28_var_29__20_3733" draw:display-name="Dashed (var) 3733" draw:style="rect" draw:dots1="1" draw:dots1-length="0.002cm" draw:dots2="1" draw:dots2-length="0.002cm" draw:distance="0.002cm"/>
    <draw:stroke-dash draw:name="Dashed_20__28_var_29__20_3734" draw:display-name="Dashed (var) 3734" draw:style="rect" draw:dots1="1" draw:dots1-length="0.002cm" draw:dots2="1" draw:dots2-length="0.002cm" draw:distance="0.002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849" draw:display-name="Dashed (var) 3849" draw:style="rect" draw:dots1="1" draw:dots1-length="0.002cm" draw:dots2="1" draw:dots2-length="0.002cm" draw:distance="0.002cm"/>
    <draw:stroke-dash draw:name="Dashed_20__28_var_29__20_3850" draw:display-name="Dashed (var) 3850" draw:style="rect" draw:dots1="1" draw:dots1-length="0.002cm" draw:dots2="1" draw:dots2-length="0.002cm" draw:distance="0.002cm"/>
    <draw:stroke-dash draw:name="Dashed_20__28_var_29__20_3851" draw:display-name="Dashed (var) 3851" draw:style="rect" draw:dots1="1" draw:dots1-length="0.002cm" draw:dots2="1" draw:dots2-length="0.002cm" draw:distance="0.002cm"/>
    <draw:stroke-dash draw:name="Dashed_20__28_var_29__20_3852" draw:display-name="Dashed (var) 3852" draw:style="rect" draw:dots1="1" draw:dots1-length="0.002cm" draw:dots2="1" draw:dots2-length="0.002cm" draw:distance="0.002cm"/>
    <draw:stroke-dash draw:name="Dashed_20__28_var_29__20_3853" draw:display-name="Dashed (var) 3853" draw:style="rect" draw:dots1="1" draw:dots1-length="0.002cm" draw:dots2="1" draw:dots2-length="0.002cm" draw:distance="0.002cm"/>
    <draw:stroke-dash draw:name="Dashed_20__28_var_29__20_3854" draw:display-name="Dashed (var) 3854" draw:style="rect" draw:dots1="1" draw:dots1-length="0.002cm" draw:dots2="1" draw:dots2-length="0.002cm" draw:distance="0.002cm"/>
    <draw:stroke-dash draw:name="Dashed_20__28_var_29__20_3855" draw:display-name="Dashed (var) 3855" draw:style="rect" draw:dots1="1" draw:dots1-length="0.002cm" draw:dots2="1" draw:dots2-length="0.002cm" draw:distance="0.002cm"/>
    <draw:stroke-dash draw:name="Dashed_20__28_var_29__20_3856" draw:display-name="Dashed (var) 3856" draw:style="rect" draw:dots1="1" draw:dots1-length="0.002cm" draw:dots2="1" draw:dots2-length="0.002cm" draw:distance="0.002cm"/>
    <draw:stroke-dash draw:name="Dashed_20__28_var_29__20_3857" draw:display-name="Dashed (var) 3857" draw:style="rect" draw:dots1="1" draw:dots1-length="0.002cm" draw:dots2="1" draw:dots2-length="0.002cm" draw:distance="0.002cm"/>
    <draw:stroke-dash draw:name="Dashed_20__28_var_29__20_3858" draw:display-name="Dashed (var) 3858" draw:style="rect" draw:dots1="1" draw:dots1-length="0.002cm" draw:dots2="1" draw:dots2-length="0.002cm" draw:distance="0.002cm"/>
    <draw:stroke-dash draw:name="Dashed_20__28_var_29__20_3859" draw:display-name="Dashed (var) 3859" draw:style="rect" draw:dots1="1" draw:dots1-length="0.002cm" draw:dots2="1" draw:dots2-length="0.002cm" draw:distance="0.002cm"/>
    <draw:stroke-dash draw:name="Dashed_20__28_var_29__20_3860" draw:display-name="Dashed (var) 3860" draw:style="rect" draw:dots1="1" draw:dots1-length="0.002cm" draw:dots2="1" draw:dots2-length="0.002cm" draw:distance="0.002cm"/>
    <draw:stroke-dash draw:name="Dashed_20__28_var_29__20_3861" draw:display-name="Dashed (var) 3861" draw:style="rect" draw:dots1="1" draw:dots1-length="0.002cm" draw:dots2="1" draw:dots2-length="0.002cm" draw:distance="0.002cm"/>
    <draw:stroke-dash draw:name="Dashed_20__28_var_29__20_3862" draw:display-name="Dashed (var) 3862" draw:style="rect" draw:dots1="1" draw:dots1-length="0.002cm" draw:dots2="1" draw:dots2-length="0.002cm" draw:distance="0.002cm"/>
    <draw:stroke-dash draw:name="Dashed_20__28_var_29__20_3863" draw:display-name="Dashed (var) 3863" draw:style="rect" draw:dots1="1" draw:dots1-length="0.002cm" draw:dots2="1" draw:dots2-length="0.002cm" draw:distance="0.002cm"/>
    <draw:stroke-dash draw:name="Dashed_20__28_var_29__20_3867" draw:display-name="Dashed (var) 3867" draw:style="rect" draw:dots1="1" draw:dots1-length="0.002cm" draw:dots2="1" draw:dots2-length="0.002cm" draw:distance="0.002cm"/>
    <draw:stroke-dash draw:name="Dashed_20__28_var_29__20_3868" draw:display-name="Dashed (var) 3868" draw:style="rect" draw:dots1="1" draw:dots1-length="0.002cm" draw:dots2="1" draw:dots2-length="0.002cm" draw:distance="0.002cm"/>
    <draw:stroke-dash draw:name="Dashed_20__28_var_29__20_3870" draw:display-name="Dashed (var) 3870" draw:style="rect" draw:dots1="1" draw:dots1-length="0.002cm" draw:dots2="1" draw:dots2-length="0.002cm" draw:distance="0.002cm"/>
    <draw:stroke-dash draw:name="Dashed_20__28_var_29__20_3871" draw:display-name="Dashed (var) 3871" draw:style="rect" draw:dots1="1" draw:dots1-length="0.002cm" draw:dots2="1" draw:dots2-length="0.002cm" draw:distance="0.002cm"/>
    <draw:stroke-dash draw:name="Dashed_20__28_var_29__20_3873" draw:display-name="Dashed (var) 3873" draw:style="rect" draw:dots1="1" draw:dots1-length="0.002cm" draw:dots2="1" draw:dots2-length="0.002cm" draw:distance="0.002cm"/>
    <draw:stroke-dash draw:name="Dashed_20__28_var_29__20_3874" draw:display-name="Dashed (var) 3874" draw:style="rect" draw:dots1="1" draw:dots1-length="0.002cm" draw:dots2="1" draw:dots2-length="0.002cm" draw:distance="0.002cm"/>
    <draw:stroke-dash draw:name="Dashed_20__28_var_29__20_3876" draw:display-name="Dashed (var) 3876" draw:style="rect" draw:dots1="1" draw:dots1-length="0.002cm" draw:dots2="1" draw:dots2-length="0.002cm" draw:distance="0.002cm"/>
    <draw:stroke-dash draw:name="Dashed_20__28_var_29__20_3877" draw:display-name="Dashed (var) 3877" draw:style="rect" draw:dots1="1" draw:dots1-length="0.002cm" draw:dots2="1" draw:dots2-length="0.002cm" draw:distance="0.002cm"/>
    <draw:stroke-dash draw:name="Dashed_20__28_var_29__20_3878" draw:display-name="Dashed (var) 3878" draw:style="rect" draw:dots1="1" draw:dots1-length="0.002cm" draw:dots2="1" draw:dots2-length="0.002cm" draw:distance="0.002cm"/>
    <draw:stroke-dash draw:name="Dashed_20__28_var_29__20_3882" draw:display-name="Dashed (var) 3882" draw:style="rect" draw:dots1="1" draw:dots1-length="0.006cm" draw:dots2="1" draw:dots2-length="0.006cm" draw:distance="0.006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01" draw:display-name="Dashed (var) 4501" draw:style="rect" draw:dots1="1" draw:dots1-length="0.006cm" draw:dots2="1" draw:dots2-length="0.006cm" draw:distance="0.006cm"/>
    <draw:stroke-dash draw:name="Dashed_20__28_var_29__20_4502" draw:display-name="Dashed (var) 4502" draw:style="rect" draw:dots1="1" draw:dots1-length="0.006cm" draw:dots2="1" draw:dots2-length="0.006cm" draw:distance="0.006cm"/>
    <draw:stroke-dash draw:name="Dashed_20__28_var_29__20_4503" draw:display-name="Dashed (var) 4503" draw:style="rect" draw:dots1="1" draw:dots1-length="0.006cm" draw:dots2="1" draw:dots2-length="0.006cm" draw:distance="0.006cm"/>
    <draw:stroke-dash draw:name="Dashed_20__28_var_29__20_4504" draw:display-name="Dashed (var) 4504" draw:style="rect" draw:dots1="1" draw:dots1-length="0.006cm" draw:dots2="1" draw:dots2-length="0.006cm" draw:distance="0.006cm"/>
    <draw:stroke-dash draw:name="Dashed_20__28_var_29__20_4505" draw:display-name="Dashed (var) 4505" draw:style="rect" draw:dots1="1" draw:dots1-length="0.006cm" draw:dots2="1" draw:dots2-length="0.006cm" draw:distance="0.006cm"/>
    <draw:stroke-dash draw:name="Dashed_20__28_var_29__20_4506" draw:display-name="Dashed (var) 4506" draw:style="rect" draw:dots1="1" draw:dots1-length="0.006cm" draw:dots2="1" draw:dots2-length="0.006cm" draw:distance="0.006cm"/>
    <draw:stroke-dash draw:name="Dashed_20__28_var_29__20_4507" draw:display-name="Dashed (var) 4507" draw:style="rect" draw:dots1="1" draw:dots1-length="0.006cm" draw:dots2="1" draw:dots2-length="0.006cm" draw:distance="0.006cm"/>
    <draw:stroke-dash draw:name="Dashed_20__28_var_29__20_4508" draw:display-name="Dashed (var) 4508" draw:style="rect" draw:dots1="1" draw:dots1-length="0.006cm" draw:dots2="1" draw:dots2-length="0.006cm" draw:distance="0.006cm"/>
    <draw:stroke-dash draw:name="Dashed_20__28_var_29__20_4509" draw:display-name="Dashed (var) 4509" draw:style="rect" draw:dots1="1" draw:dots1-length="0.006cm" draw:dots2="1" draw:dots2-length="0.006cm" draw:distance="0.006cm"/>
    <draw:stroke-dash draw:name="Dashed_20__28_var_29__20_451" draw:display-name="Dashed (var) 451" draw:style="rect" draw:dots1="1" draw:dots1-length="0.001cm" draw:dots2="1" draw:dots2-length="0.001cm" draw:distance="0.001cm"/>
    <draw:stroke-dash draw:name="Dashed_20__28_var_29__20_4510" draw:display-name="Dashed (var) 4510" draw:style="rect" draw:dots1="1" draw:dots1-length="0.006cm" draw:dots2="1" draw:dots2-length="0.006cm" draw:distance="0.006cm"/>
    <draw:stroke-dash draw:name="Dashed_20__28_var_29__20_4511" draw:display-name="Dashed (var) 4511" draw:style="rect" draw:dots1="1" draw:dots1-length="0.006cm" draw:dots2="1" draw:dots2-length="0.006cm" draw:distance="0.006cm"/>
    <draw:stroke-dash draw:name="Dashed_20__28_var_29__20_4512" draw:display-name="Dashed (var) 4512" draw:style="rect" draw:dots1="1" draw:dots1-length="0.006cm" draw:dots2="1" draw:dots2-length="0.006cm" draw:distance="0.006cm"/>
    <draw:stroke-dash draw:name="Dashed_20__28_var_29__20_4513" draw:display-name="Dashed (var) 4513" draw:style="rect" draw:dots1="1" draw:dots1-length="0.006cm" draw:dots2="1" draw:dots2-length="0.006cm" draw:distance="0.006cm"/>
    <draw:stroke-dash draw:name="Dashed_20__28_var_29__20_4514" draw:display-name="Dashed (var) 4514" draw:style="rect" draw:dots1="1" draw:dots1-length="0.006cm" draw:dots2="1" draw:dots2-length="0.006cm" draw:distance="0.006cm"/>
    <draw:stroke-dash draw:name="Dashed_20__28_var_29__20_4515" draw:display-name="Dashed (var) 4515" draw:style="rect" draw:dots1="1" draw:dots1-length="0.006cm" draw:dots2="1" draw:dots2-length="0.006cm" draw:distance="0.006cm"/>
    <draw:stroke-dash draw:name="Dashed_20__28_var_29__20_4516" draw:display-name="Dashed (var) 4516" draw:style="rect" draw:dots1="1" draw:dots1-length="0.006cm" draw:dots2="1" draw:dots2-length="0.006cm" draw:distance="0.006cm"/>
    <draw:stroke-dash draw:name="Dashed_20__28_var_29__20_4517" draw:display-name="Dashed (var) 4517" draw:style="rect" draw:dots1="1" draw:dots1-length="0.006cm" draw:dots2="1" draw:dots2-length="0.006cm" draw:distance="0.006cm"/>
    <draw:stroke-dash draw:name="Dashed_20__28_var_29__20_4518" draw:display-name="Dashed (var) 4518" draw:style="rect" draw:dots1="1" draw:dots1-length="0.006cm" draw:dots2="1" draw:dots2-length="0.006cm" draw:distance="0.006cm"/>
    <draw:stroke-dash draw:name="Dashed_20__28_var_29__20_4519" draw:display-name="Dashed (var) 4519" draw:style="rect" draw:dots1="1" draw:dots1-length="0.006cm" draw:dots2="1" draw:dots2-length="0.006cm" draw:distance="0.006cm"/>
    <draw:stroke-dash draw:name="Dashed_20__28_var_29__20_452" draw:display-name="Dashed (var) 452" draw:style="rect" draw:dots1="1" draw:dots1-length="0.001cm" draw:dots2="1" draw:dots2-length="0.001cm" draw:distance="0.001cm"/>
    <draw:stroke-dash draw:name="Dashed_20__28_var_29__20_4520" draw:display-name="Dashed (var) 4520" draw:style="rect" draw:dots1="1" draw:dots1-length="0.006cm" draw:dots2="1" draw:dots2-length="0.006cm" draw:distance="0.006cm"/>
    <draw:stroke-dash draw:name="Dashed_20__28_var_29__20_4521" draw:display-name="Dashed (var) 4521" draw:style="rect" draw:dots1="1" draw:dots1-length="0.006cm" draw:dots2="1" draw:dots2-length="0.006cm" draw:distance="0.006cm"/>
    <draw:stroke-dash draw:name="Dashed_20__28_var_29__20_4522" draw:display-name="Dashed (var) 4522" draw:style="rect" draw:dots1="1" draw:dots1-length="0.006cm" draw:dots2="1" draw:dots2-length="0.006cm" draw:distance="0.006cm"/>
    <draw:stroke-dash draw:name="Dashed_20__28_var_29__20_4523" draw:display-name="Dashed (var) 4523" draw:style="rect" draw:dots1="1" draw:dots1-length="0.006cm" draw:dots2="1" draw:dots2-length="0.006cm" draw:distance="0.006cm"/>
    <draw:stroke-dash draw:name="Dashed_20__28_var_29__20_4524" draw:display-name="Dashed (var) 4524" draw:style="rect" draw:dots1="1" draw:dots1-length="0.006cm" draw:dots2="1" draw:dots2-length="0.006cm" draw:distance="0.006cm"/>
    <draw:stroke-dash draw:name="Dashed_20__28_var_29__20_4525" draw:display-name="Dashed (var) 4525" draw:style="rect" draw:dots1="1" draw:dots1-length="0.006cm" draw:dots2="1" draw:dots2-length="0.006cm" draw:distance="0.006cm"/>
    <draw:stroke-dash draw:name="Dashed_20__28_var_29__20_4526" draw:display-name="Dashed (var) 4526" draw:style="rect" draw:dots1="1" draw:dots1-length="0.006cm" draw:dots2="1" draw:dots2-length="0.006cm" draw:distance="0.006cm"/>
    <draw:stroke-dash draw:name="Dashed_20__28_var_29__20_4527" draw:display-name="Dashed (var) 4527" draw:style="rect" draw:dots1="1" draw:dots1-length="0.006cm" draw:dots2="1" draw:dots2-length="0.006cm" draw:distance="0.006cm"/>
    <draw:stroke-dash draw:name="Dashed_20__28_var_29__20_4528" draw:display-name="Dashed (var) 4528" draw:style="rect" draw:dots1="1" draw:dots1-length="0.006cm" draw:dots2="1" draw:dots2-length="0.006cm" draw:distance="0.006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93" draw:display-name="Dashed (var) 5993" draw:style="rect" draw:dots1="1" draw:dots1-length="0.006cm" draw:dots2="1" draw:dots2-length="0.006cm" draw:distance="0.006cm"/>
    <draw:stroke-dash draw:name="Dashed_20__28_var_29__20_5994" draw:display-name="Dashed (var) 5994" draw:style="rect" draw:dots1="1" draw:dots1-length="0.006cm" draw:dots2="1" draw:dots2-length="0.006cm" draw:distance="0.006cm"/>
    <draw:stroke-dash draw:name="Dashed_20__28_var_29__20_5995" draw:display-name="Dashed (var) 5995" draw:style="rect" draw:dots1="1" draw:dots1-length="0.006cm" draw:dots2="1" draw:dots2-length="0.006cm" draw:distance="0.006cm"/>
    <draw:stroke-dash draw:name="Dashed_20__28_var_29__20_5996" draw:display-name="Dashed (var) 5996" draw:style="rect" draw:dots1="1" draw:dots1-length="0.006cm" draw:dots2="1" draw:dots2-length="0.006cm" draw:distance="0.006cm"/>
    <draw:stroke-dash draw:name="Dashed_20__28_var_29__20_5997" draw:display-name="Dashed (var) 5997"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0" draw:display-name="Dashed (var) 600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2cm" draw:dots2="1" draw:dots2-length="0.002cm" draw:distance="0.002cm"/>
    <draw:stroke-dash draw:name="Dashed_20__28_var_29__20_6795" draw:display-name="Dashed (var) 6795" draw:style="rect" draw:dots1="1" draw:dots1-length="0.002cm" draw:dots2="1" draw:dots2-length="0.002cm" draw:distance="0.002cm"/>
    <draw:stroke-dash draw:name="Dashed_20__28_var_29__20_6796" draw:display-name="Dashed (var) 6796" draw:style="rect" draw:dots1="1" draw:dots1-length="0.002cm" draw:dots2="1" draw:dots2-length="0.002cm" draw:distance="0.002cm"/>
    <draw:stroke-dash draw:name="Dashed_20__28_var_29__20_6797" draw:display-name="Dashed (var) 6797" draw:style="rect" draw:dots1="1" draw:dots1-length="0.002cm" draw:dots2="1" draw:dots2-length="0.002cm" draw:distance="0.002cm"/>
    <draw:stroke-dash draw:name="Dashed_20__28_var_29__20_6798" draw:display-name="Dashed (var) 6798" draw:style="rect" draw:dots1="1" draw:dots1-length="0.002cm" draw:dots2="1" draw:dots2-length="0.002cm" draw:distance="0.002cm"/>
    <draw:stroke-dash draw:name="Dashed_20__28_var_29__20_6799" draw:display-name="Dashed (var) 6799" draw:style="rect" draw:dots1="1" draw:dots1-length="0.002cm" draw:dots2="1" draw:dots2-length="0.002cm" draw:distance="0.002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2cm" draw:dots2="1" draw:dots2-length="0.002cm" draw:distance="0.002cm"/>
    <draw:stroke-dash draw:name="Dashed_20__28_var_29__20_6801" draw:display-name="Dashed (var) 6801" draw:style="rect" draw:dots1="1" draw:dots1-length="0.002cm" draw:dots2="1" draw:dots2-length="0.002cm" draw:distance="0.002cm"/>
    <draw:stroke-dash draw:name="Dashed_20__28_var_29__20_6802" draw:display-name="Dashed (var) 6802" draw:style="rect" draw:dots1="1" draw:dots1-length="0.002cm" draw:dots2="1" draw:dots2-length="0.002cm" draw:distance="0.002cm"/>
    <draw:stroke-dash draw:name="Dashed_20__28_var_29__20_6803" draw:display-name="Dashed (var) 6803" draw:style="rect" draw:dots1="1" draw:dots1-length="0.002cm" draw:dots2="1" draw:dots2-length="0.002cm" draw:distance="0.002cm"/>
    <draw:stroke-dash draw:name="Dashed_20__28_var_29__20_6804" draw:display-name="Dashed (var) 6804" draw:style="rect" draw:dots1="1" draw:dots1-length="0.002cm" draw:dots2="1" draw:dots2-length="0.002cm" draw:distance="0.002cm"/>
    <draw:stroke-dash draw:name="Dashed_20__28_var_29__20_6805" draw:display-name="Dashed (var) 6805" draw:style="rect" draw:dots1="1" draw:dots1-length="0.002cm" draw:dots2="1" draw:dots2-length="0.002cm" draw:distance="0.002cm"/>
    <draw:stroke-dash draw:name="Dashed_20__28_var_29__20_6806" draw:display-name="Dashed (var) 6806" draw:style="rect" draw:dots1="1" draw:dots1-length="0.002cm" draw:dots2="1" draw:dots2-length="0.002cm" draw:distance="0.002cm"/>
    <draw:stroke-dash draw:name="Dashed_20__28_var_29__20_6807" draw:display-name="Dashed (var) 6807" draw:style="rect" draw:dots1="1" draw:dots1-length="0.002cm" draw:dots2="1" draw:dots2-length="0.002cm" draw:distance="0.002cm"/>
    <draw:stroke-dash draw:name="Dashed_20__28_var_29__20_6808" draw:display-name="Dashed (var) 6808" draw:style="rect" draw:dots1="1" draw:dots1-length="0.002cm" draw:dots2="1" draw:dots2-length="0.002cm" draw:distance="0.002cm"/>
    <draw:stroke-dash draw:name="Dashed_20__28_var_29__20_6809" draw:display-name="Dashed (var) 6809" draw:style="rect" draw:dots1="1" draw:dots1-length="0.002cm" draw:dots2="1" draw:dots2-length="0.002cm" draw:distance="0.002cm"/>
    <draw:stroke-dash draw:name="Dashed_20__28_var_29__20_6810" draw:display-name="Dashed (var) 6810" draw:style="rect" draw:dots1="1" draw:dots1-length="0.002cm" draw:dots2="1" draw:dots2-length="0.002cm" draw:distance="0.002cm"/>
    <draw:stroke-dash draw:name="Dashed_20__28_var_29__20_6811" draw:display-name="Dashed (var) 6811" draw:style="rect" draw:dots1="1" draw:dots1-length="0.002cm" draw:dots2="1" draw:dots2-length="0.002cm" draw:distance="0.002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3cm" draw:dots2="1" draw:dots2-length="0.003cm" draw:distance="0.003cm"/>
    <draw:stroke-dash draw:name="Dashed_20__28_var_29__20_6820" draw:display-name="Dashed (var) 6820" draw:style="rect" draw:dots1="1" draw:dots1-length="0.003cm" draw:dots2="1" draw:dots2-length="0.003cm" draw:distance="0.003cm"/>
    <draw:stroke-dash draw:name="Dashed_20__28_var_29__20_6821" draw:display-name="Dashed (var) 6821" draw:style="rect" draw:dots1="1" draw:dots1-length="0.003cm" draw:dots2="1" draw:dots2-length="0.003cm" draw:distance="0.003cm"/>
    <draw:stroke-dash draw:name="Dashed_20__28_var_29__20_6822" draw:display-name="Dashed (var) 6822" draw:style="rect" draw:dots1="1" draw:dots1-length="0.003cm" draw:dots2="1" draw:dots2-length="0.003cm" draw:distance="0.003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3cm" draw:dots2="1" draw:dots2-length="0.003cm" draw:distance="0.003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0" draw:display-name="Dashed (var) 6870" draw:style="rect" draw:dots1="1" draw:dots1-length="0.003cm" draw:dots2="1" draw:dots2-length="0.003cm" draw:distance="0.003cm"/>
    <draw:stroke-dash draw:name="Dashed_20__28_var_29__20_69" draw:display-name="Dashed (var) 69" draw:style="rect" draw:dots1="1" draw:dots1-length="0.002cm" draw:dots2="1" draw:dots2-length="0.002cm" draw:distance="0.002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54" draw:display-name="Dashed (var) 6954" draw:style="rect" draw:dots1="1" draw:dots1-length="0.002cm" draw:dots2="1" draw:dots2-length="0.002cm" draw:distance="0.002cm"/>
    <draw:stroke-dash draw:name="Dashed_20__28_var_29__20_6955" draw:display-name="Dashed (var) 6955" draw:style="rect" draw:dots1="1" draw:dots1-length="0.002cm" draw:dots2="1" draw:dots2-length="0.002cm" draw:distance="0.002cm"/>
    <draw:stroke-dash draw:name="Dashed_20__28_var_29__20_6956" draw:display-name="Dashed (var) 6956" draw:style="rect" draw:dots1="1" draw:dots1-length="0.002cm" draw:dots2="1" draw:dots2-length="0.002cm" draw:distance="0.002cm"/>
    <draw:stroke-dash draw:name="Dashed_20__28_var_29__20_6957" draw:display-name="Dashed (var) 6957" draw:style="rect" draw:dots1="1" draw:dots1-length="0.002cm" draw:dots2="1" draw:dots2-length="0.002cm" draw:distance="0.002cm"/>
    <draw:stroke-dash draw:name="Dashed_20__28_var_29__20_6958" draw:display-name="Dashed (var) 6958" draw:style="rect" draw:dots1="1" draw:dots1-length="0.002cm" draw:dots2="1" draw:dots2-length="0.002cm" draw:distance="0.002cm"/>
    <draw:stroke-dash draw:name="Dashed_20__28_var_29__20_6959" draw:display-name="Dashed (var) 6959" draw:style="rect" draw:dots1="1" draw:dots1-length="0.002cm" draw:dots2="1" draw:dots2-length="0.002cm" draw:distance="0.002cm"/>
    <draw:stroke-dash draw:name="Dashed_20__28_var_29__20_6960" draw:display-name="Dashed (var) 6960" draw:style="rect" draw:dots1="1" draw:dots1-length="0.002cm" draw:dots2="1" draw:dots2-length="0.002cm" draw:distance="0.002cm"/>
    <draw:stroke-dash draw:name="Dashed_20__28_var_29__20_6961" draw:display-name="Dashed (var) 6961" draw:style="rect" draw:dots1="1" draw:dots1-length="0.002cm" draw:dots2="1" draw:dots2-length="0.002cm" draw:distance="0.002cm"/>
    <draw:stroke-dash draw:name="Dashed_20__28_var_29__20_6962" draw:display-name="Dashed (var) 6962" draw:style="rect" draw:dots1="1" draw:dots1-length="0.002cm" draw:dots2="1" draw:dots2-length="0.002cm" draw:distance="0.002cm"/>
    <draw:stroke-dash draw:name="Dashed_20__28_var_29__20_6963" draw:display-name="Dashed (var) 6963" draw:style="rect" draw:dots1="1" draw:dots1-length="0.002cm" draw:dots2="1" draw:dots2-length="0.002cm" draw:distance="0.002cm"/>
    <draw:stroke-dash draw:name="Dashed_20__28_var_29__20_6964" draw:display-name="Dashed (var) 6964" draw:style="rect" draw:dots1="1" draw:dots1-length="0.002cm" draw:dots2="1" draw:dots2-length="0.002cm" draw:distance="0.002cm"/>
    <draw:stroke-dash draw:name="Dashed_20__28_var_29__20_6965" draw:display-name="Dashed (var) 6965" draw:style="rect" draw:dots1="1" draw:dots1-length="0.002cm" draw:dots2="1" draw:dots2-length="0.002cm" draw:distance="0.002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3cm" draw:dots2="1" draw:dots2-length="0.003cm" draw:distance="0.003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90" draw:display-name="Dashed (var) 6990" draw:style="rect" draw:dots1="1" draw:dots1-length="0.002cm" draw:dots2="1" draw:dots2-length="0.002cm" draw:distance="0.002cm"/>
    <draw:stroke-dash draw:name="Dashed_20__28_var_29__20_6991" draw:display-name="Dashed (var) 6991" draw:style="rect" draw:dots1="1" draw:dots1-length="0.002cm" draw:dots2="1" draw:dots2-length="0.002cm" draw:distance="0.002cm"/>
    <draw:stroke-dash draw:name="Dashed_20__28_var_29__20_6992" draw:display-name="Dashed (var) 6992" draw:style="rect" draw:dots1="1" draw:dots1-length="0.002cm" draw:dots2="1" draw:dots2-length="0.002cm" draw:distance="0.002cm"/>
    <draw:stroke-dash draw:name="Dashed_20__28_var_29__20_6993" draw:display-name="Dashed (var) 6993" draw:style="rect" draw:dots1="1" draw:dots1-length="0.002cm" draw:dots2="1" draw:dots2-length="0.002cm" draw:distance="0.002cm"/>
    <draw:stroke-dash draw:name="Dashed_20__28_var_29__20_6994" draw:display-name="Dashed (var) 6994" draw:style="rect" draw:dots1="1" draw:dots1-length="0.002cm" draw:dots2="1" draw:dots2-length="0.002cm" draw:distance="0.002cm"/>
    <draw:stroke-dash draw:name="Dashed_20__28_var_29__20_6995" draw:display-name="Dashed (var) 6995" draw:style="rect" draw:dots1="1" draw:dots1-length="0.002cm" draw:dots2="1" draw:dots2-length="0.002cm" draw:distance="0.002cm"/>
    <draw:stroke-dash draw:name="Dashed_20__28_var_29__20_6996" draw:display-name="Dashed (var) 6996" draw:style="rect" draw:dots1="1" draw:dots1-length="0.002cm" draw:dots2="1" draw:dots2-length="0.002cm" draw:distance="0.002cm"/>
    <draw:stroke-dash draw:name="Dashed_20__28_var_29__20_6997" draw:display-name="Dashed (var) 6997" draw:style="rect" draw:dots1="1" draw:dots1-length="0.002cm" draw:dots2="1" draw:dots2-length="0.002cm" draw:distance="0.002cm"/>
    <draw:stroke-dash draw:name="Dashed_20__28_var_29__20_6998" draw:display-name="Dashed (var) 6998" draw:style="rect" draw:dots1="1" draw:dots1-length="0.002cm" draw:dots2="1" draw:dots2-length="0.002cm" draw:distance="0.002cm"/>
    <draw:stroke-dash draw:name="Dashed_20__28_var_29__20_6999" draw:display-name="Dashed (var) 699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000" draw:display-name="Dashed (var) 7000" draw:style="rect" draw:dots1="1" draw:dots1-length="0.002cm" draw:dots2="1" draw:dots2-length="0.002cm" draw:distance="0.002cm"/>
    <draw:stroke-dash draw:name="Dashed_20__28_var_29__20_7001" draw:display-name="Dashed (var) 7001" draw:style="rect" draw:dots1="1" draw:dots1-length="0.002cm" draw:dots2="1" draw:dots2-length="0.002cm" draw:distance="0.002cm"/>
    <draw:stroke-dash draw:name="Dashed_20__28_var_29__20_7002" draw:display-name="Dashed (var) 7002"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3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gris" style:display-name="_gris" style:family="text">
      <style:text-properties fo:color="#b3b3b3" loext:opacity="100%" style:font-name="Bitstream Vera Sans2" fo:font-family="'Bitstream Vera Sans'" style:font-style-name="Oblique" style:font-family-generic="swiss" style:font-pitch="variable" fo:font-size="10pt" fo:font-style="normal"/>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Niveau_5f_rouge" style:display-name="_Niveau_rouge" style:family="text" style:parent-style-name="_5f_Niveau_5f_orange">
      <style:text-properties style:use-window-font-color="true" loext:opacity="0%"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opensymbol" style:display-name="_opensymbol" style:family="text">
      <style:text-properties style:font-name="OpenSymbol1" fo:font-family="OpenSymbol" style:font-pitch="variable" style:font-charset="x-symbol" fo:font-size="10pt" fo:font-style="normal"/>
    </style:style>
    <style:style style:name="_5f_Correction_20_surligné" style:display-name="_Correction surligné" style:family="text">
      <style:text-properties fo:color="#000000" loext:opacity="100%" style:font-name="Bitstream Vera Sans2" fo:font-family="'Bitstream Vera Sans'" style:font-style-name="Oblique" style:font-family-generic="swiss" style:font-pitch="variable" fo:font-size="10pt" fo:font-style="normal" fo:background-color="#ffff00" style:font-name-asian="Bitstream Vera Sans2" style:font-family-asian="'Bitstream Vera Sans'" style:font-style-name-asian="Oblique" style:font-family-generic-asian="swiss" style:font-pitch-asian="variable" style:font-name-complex="Bitstream Vera Sans2"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officeooo:paragraph-rsid="002e6cc3"/>
    </style:style>
    <style:style style:name="MP26" style:family="paragraph">
      <loext:graphic-properties draw:fill="solid" draw:fill-color="#1ca2b8"/>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356124"/>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fo:font-variant="normal" fo:text-transform="none" fo:color="#1ca2b8" loext:opacity="100%" style:font-name="Bitstream Vera Sans1" fo:font-size="16pt" fo:language="zxx" fo:country="none" fo:font-style="normal" fo:text-shadow="none" fo:font-weight="bold" officeooo:rsid="002e6cc3" style:font-size-asian="16pt" style:language-asian="zxx" style:country-asian="none" style:font-style-asian="normal" style:font-size-complex="16pt" style:font-style-complex="normal"/>
    </style:style>
    <style:style style:name="MT7" style:family="text">
      <style:text-properties fo:font-variant="normal" fo:text-transform="none" fo:color="#1ca2b8" loext:opacity="100%" style:font-name="Bitstream Vera Sans1" fo:font-size="16pt" fo:language="zxx" fo:country="none" fo:font-style="normal" fo:text-shadow="none" fo:font-weight="bold" officeooo:rsid="00bb26f2" style:font-size-asian="16pt" style:language-asian="zxx" style:country-asian="none" style:font-style-asian="normal" style:font-size-complex="16pt" style:font-style-complex="normal"/>
    </style:style>
    <style:style style:name="MT8" style:family="text">
      <style:text-properties fo:language="zxx" fo:country="none" officeooo:rsid="002e6cc3" style:language-asian="zxx" style:country-asian="none"/>
    </style:style>
    <style:style style:name="MT9" style:family="text">
      <style:text-properties fo:font-variant="normal" fo:text-transform="none" fo:color="#1ca2b8" loext:opacity="100%" style:font-name="Bitstream Vera Sans1" fo:font-size="16pt" fo:language="fr" fo:country="FR" fo:font-style="normal" fo:text-shadow="none" fo:font-weight="bold" officeooo:rsid="003cdcaa" style:font-size-asian="16pt" style:language-asian="zxx" style:country-asian="none" style:font-style-asian="normal" style:font-size-complex="16pt" style:font-style-complex="normal"/>
    </style:style>
    <style:style style:name="MT10" style:family="text">
      <style:text-properties fo:font-variant="normal" fo:text-transform="none" fo:color="#1ca2b8" loext:opacity="100%" style:font-name="Bitstream Vera Sans1" fo:font-size="16pt" fo:language="fr" fo:country="FR" fo:font-style="normal" fo:text-shadow="none" fo:font-weight="bold" officeooo:rsid="00c0ef07" style:font-size-asian="16pt" style:language-asian="zxx" style:country-asian="none" style:font-style-asian="normal" style:font-size-complex="16pt" style:font-style-complex="normal"/>
    </style:style>
    <style:style style:name="MT11" style:family="text">
      <style:text-properties officeooo:rsid="003db5af"/>
    </style:style>
    <style:style style:name="MT12"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2">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2" draw:name="Forme1" draw:style-name="Mgr1" draw:text-style-name="MP26" svg:width="4.329cm" svg:height="2.24cm" svg:x="-1.499cm" svg:y="-1cm" svg:viewBox="0 0 4330 2241" svg:d="M0 2241l3984-288c209-15 363-168 345-342l-170-1611h-4159z"><text:p/></draw:path><draw:frame text:anchor-type="paragraph" draw:z-index="11" draw:name="Forme2" draw:style-name="Mgr2" draw:text-style-name="MP28" svg:width="2.703cm" svg:height="0.715cm" draw:transform="rotate (0.0872664625997165) translate (-0.172861111111111cm 0.218722222222222cm)"><draw:text-box><text:p text:style-name="MP27"><text:span text:style-name="MT5">Série 1</text:span></text:p></draw:text-box></draw:frame><draw:line text:anchor-type="paragraph" draw:z-index="18" draw:name="Forme3" draw:style-name="Mgr3" draw:text-style-name="MP27" svg:x1="10.876cm" svg:y1="0.36cm" svg:x2="20.496cm" svg:y2="0.36cm"><text:p/></draw:line><text:span text:style-name="MT6">S</text:span><text:span text:style-name="MT7">e repérer</text:span><text:span text:style-name="MT8"> dans l</text:span><text:span text:style-name="MT9">e </text:span><text:span text:style-name="MT10">plan</text:span></text:p>
      </style:header>
      <style:footer>
        <text:p text:style-name="MP29"><draw:frame draw:style-name="Mfr1" draw:name="Cadre1" text:anchor-type="paragraph" svg:y="-0.06cm" draw:z-index="5"><draw:text-box fo:min-height="0.499cm" fo:min-width="1cm"><draw:frame draw:style-name="Mfr2" draw:name="Cadre2" text:anchor-type="frame" svg:x="0.45cm" svg:y="0.079cm" svg:width="0.817cm" draw:z-index="8"><draw:text-box fo:min-height="0.355cm"><text:p text:style-name="MP30"><draw:g text:anchor-type="paragraph" draw:z-index="14" draw:name="Forme4" draw:style-name="Mgr4"><draw:path draw:style-name="Mgr5" draw:text-style-name="MP31" svg:width="0.855cm" svg:height="1.172cm" svg:x="-0.03cm" svg:y="-0.194cm" svg:viewBox="0 0 856 1173" svg:d="M856 1173h-856v-991c0-100 79-182 175-182h505c97 0 176 82 176 182z"><text:p/></draw:path></draw:g><text:page-number text:select-page="current">120</text:page-number></text:p></draw:text-box></draw:frame><text:p text:style-name="MP32"><text:span text:style-name="MT11">Repérage</text:span> • <text:span text:style-name="MT12">D5</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06T15:28:53.863000000</dc:date>
    <meta:editing-duration>PT17H14S</meta:editing-duration>
    <meta:editing-cycles>149</meta:editing-cycles>
    <meta:generator>LibreOffice/7.1.1.2$Windows_X86_64 LibreOffice_project/fe0b08f4af1bacafe4c7ecc87ce55bb426164676</meta:generator>
    <dc:subject>diviser</dc:subject>
    <dc:title>A3_3 série 1 </dc:title>
    <meta:print-date>2017-02-11T08:22:54.008510000</meta:print-date>
    <meta:document-statistic meta:table-count="1" meta:image-count="0" meta:object-count="0" meta:page-count="3" meta:paragraph-count="174" meta:word-count="1269" meta:character-count="6136" meta:non-whitespace-character-count="4654"/>
  </office:meta>
</office:document-meta>
</file>